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" table:style-name="ta1">
        <table:shapes>
          <draw:frame draw:z-index="0" draw:style-name="gr1" draw:text-style-name="P1" svg:width="453.51pt" svg:height="255.09pt" svg:x="173.82pt" svg:y="94.14pt">
            <loext:p draw:notify-on-update-of-ranges="cpu.A1:cpu.A1 cpu.A2:cpu.A50 cpu.B1:cpu.B1 cpu.B2:cpu.B50 cpu.A1:cpu.A1 cpu.A2:cpu.A50 cpu.C1:cpu.C1 cpu.C2:cpu.C50 cpu.A1:cpu.A1 cpu.A2:cpu.A50 cpu.D1:cpu.D1 cpu.D2:cpu.D50 cpu.A1:cpu.A1 cpu.A2:cpu.A50 cpu.E1:cpu.E1 cpu.E2:cpu.E50 cpu.A1:cpu.A1 cpu.A2:cpu.A50 cpu.F1:cpu.F1 cpu.F2:cpu.F50 cpu.A1:cpu.A1 cpu.A2:cpu.A50 cpu.G1:cpu.G1 cpu.G2:cpu.G50 cpu.A1:cpu.A1 cpu.A2:cpu.A50 cpu.H1:cpu.H1 cpu.H2:cpu.H50 cpu.A1:cpu.A1 cpu.A2:cpu.A50 cpu.I1:cpu.I1 cpu.I2:cpu.I50 cpu.A1:cpu.A1 cpu.A2:cpu.A50 cpu.J1:cpu.J1 cpu.J2:cpu.J50 cpu.A1:cpu.A1 cpu.A2:cpu.A50 cpu.K1:cpu.K1 cpu.K2:cpu.K50 cpu.A1:cpu.A1 cpu.A2:cpu.A50 cpu.L1:cpu.L1 cpu.L2:cpu.L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Limit</text:p>
          </table:table-cell>
          <table:table-cell table:number-columns-repeated="10" office:value-type="string" calcext:value-type="string">
            <text:p>cpuusage_middle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394" calcext:value-type="float">
            <text:p>394</text:p>
          </table:table-cell>
          <table:table-cell office:value-type="float" office:value="382" calcext:value-type="float">
            <text:p>382</text:p>
          </table:table-cell>
          <table:table-cell office:value-type="float" office:value="239" calcext:value-type="float">
            <text:p>239</text:p>
          </table:table-cell>
          <table:table-cell office:value-type="float" office:value="396" calcext:value-type="float">
            <text:p>396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404" calcext:value-type="float">
            <text:p>404</text:p>
          </table:table-cell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83" calcext:value-type="float">
            <text:p>383</text:p>
          </table:table-cell>
          <table:table-cell office:value-type="float" office:value="403" calcext:value-type="float">
            <text:p>403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98" calcext:value-type="float">
            <text:p>398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428" calcext:value-type="float">
            <text:p>428</text:p>
          </table:table-cell>
          <table:table-cell office:value-type="float" office:value="396" calcext:value-type="float">
            <text:p>396</text:p>
          </table:table-cell>
          <table:table-cell office:value-type="float" office:value="388" calcext:value-type="float">
            <text:p>388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401" calcext:value-type="float">
            <text:p>401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18" calcext:value-type="float">
            <text:p>418</text:p>
          </table:table-cell>
          <table:table-cell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83" calcext:value-type="float">
            <text:p>383</text:p>
          </table:table-cell>
          <table:table-cell office:value-type="float" office:value="417" calcext:value-type="float">
            <text:p>417</text:p>
          </table:table-cell>
          <table:table-cell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81" calcext:value-type="float">
            <text:p>381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404" calcext:value-type="float">
            <text:p>404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office:value-type="float" office:value="395" calcext:value-type="float">
            <text:p>39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337" calcext:value-type="float">
            <text:p>337</text:p>
          </table:table-cell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29" calcext:value-type="float">
            <text:p>329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office:value-type="float" office:value="343" calcext:value-type="float">
            <text:p>343</text:p>
          </table:table-cell>
          <table:table-cell office:value-type="float" office:value="401" calcext:value-type="float">
            <text:p>401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345" calcext:value-type="float">
            <text:p>345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36" calcext:value-type="float">
            <text:p>336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391" calcext:value-type="float">
            <text:p>391</text:p>
          </table:table-cell>
          <table:table-cell office:value-type="float" office:value="316" calcext:value-type="float">
            <text:p>316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office:value-type="float" office:value="391" calcext:value-type="float">
            <text:p>391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26" calcext:value-type="float">
            <text:p>326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office:value-type="float" office:value="357" calcext:value-type="float">
            <text:p>357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394" calcext:value-type="float">
            <text:p>394</text:p>
          </table:table-cell>
          <table:table-cell office:value-type="float" office:value="313" calcext:value-type="float">
            <text:p>313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337" calcext:value-type="float">
            <text:p>337</text:p>
          </table:table-cell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374" calcext:value-type="float">
            <text:p>374</text:p>
          </table:table-cell>
          <table:table-cell office:value-type="float" office:value="397" calcext:value-type="float">
            <text:p>397</text:p>
          </table:table-cell>
          <table:table-cell office:value-type="float" office:value="333" calcext:value-type="float">
            <text:p>333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87" calcext:value-type="float">
            <text:p>387</text:p>
          </table:table-cell>
          <table:table-cell office:value-type="float" office:value="277" calcext:value-type="float">
            <text:p>277</text:p>
          </table:table-cell>
          <table:table-cell office:value-type="float" office:value="412" calcext:value-type="float">
            <text:p>412</text:p>
          </table:table-cell>
          <table:table-cell office:value-type="float" office:value="394" calcext:value-type="float">
            <text:p>394</text:p>
          </table:table-cell>
          <table:table-cell office:value-type="float" office:value="360" calcext:value-type="float">
            <text:p>360</text:p>
          </table:table-cell>
          <table:table-cell office:value-type="float" office:value="386" calcext:value-type="float">
            <text:p>386</text:p>
          </table:table-cell>
          <table:table-cell office:value-type="float" office:value="303" calcext:value-type="float">
            <text:p>303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22" calcext:value-type="float">
            <text:p>322</text:p>
          </table:table-cell>
          <table:table-cell office:value-type="float" office:value="375" calcext:value-type="float">
            <text:p>375</text:p>
          </table:table-cell>
          <table:table-cell office:value-type="float" office:value="339" calcext:value-type="float">
            <text:p>339</text:p>
          </table:table-cell>
          <table:table-cell office:value-type="float" office:value="252" calcext:value-type="float">
            <text:p>252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275" calcext:value-type="float">
            <text:p>275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328" calcext:value-type="float">
            <text:p>328</text:p>
          </table:table-cell>
          <table:table-cell office:value-type="float" office:value="372" calcext:value-type="float">
            <text:p>372</text:p>
          </table:table-cell>
          <table:table-cell office:value-type="float" office:value="330" calcext:value-type="float">
            <text:p>330</text:p>
          </table:table-cell>
          <table:table-cell office:value-type="float" office:value="250" calcext:value-type="float">
            <text:p>250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office:value-type="float" office:value="310" calcext:value-type="float">
            <text:p>310</text:p>
          </table:table-cell>
          <table:table-cell office:value-type="float" office:value="365" calcext:value-type="float">
            <text:p>365</text:p>
          </table:table-cell>
          <table:table-cell office:value-type="float" office:value="276" calcext:value-type="float">
            <text:p>276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office:value-type="float" office:value="363" calcext:value-type="float">
            <text:p>363</text:p>
          </table:table-cell>
          <table:table-cell office:value-type="float" office:value="311" calcext:value-type="float">
            <text:p>311</text:p>
          </table:table-cell>
          <table:table-cell office:value-type="float" office:value="235" calcext:value-type="float">
            <text:p>235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266" calcext:value-type="float">
            <text:p>266</text:p>
          </table:table-cell>
          <table:table-cell office:value-type="float" office:value="308" calcext:value-type="float">
            <text:p>30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253" calcext:value-type="float">
            <text:p>253</text:p>
          </table:table-cell>
          <table:table-cell office:value-type="float" office:value="383" calcext:value-type="float">
            <text:p>383</text:p>
          </table:table-cell>
          <table:table-cell office:value-type="float" office:value="369" calcext:value-type="float">
            <text:p>369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96" calcext:value-type="float">
            <text:p>296</text:p>
          </table:table-cell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376" calcext:value-type="float">
            <text:p>376</text:p>
          </table:table-cell>
          <table:table-cell office:value-type="float" office:value="334" calcext:value-type="float">
            <text:p>334</text:p>
          </table:table-cell>
          <table:table-cell office:value-type="float" office:value="183" calcext:value-type="float">
            <text:p>183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372" calcext:value-type="float">
            <text:p>372</text:p>
          </table:table-cell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office:value-type="float" office:value="358" calcext:value-type="float">
            <text:p>358</text:p>
          </table:table-cell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173" calcext:value-type="float">
            <text:p>173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342" calcext:value-type="float">
            <text:p>342</text:p>
          </table:table-cell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office:value-type="float" office:value="209" calcext:value-type="float">
            <text:p>209</text:p>
          </table:table-cell>
          <table:table-cell office:value-type="float" office:value="118" calcext:value-type="float">
            <text:p>118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67" calcext:value-type="float">
            <text:p>267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users" table:style-name="ta1">
        <table:shapes>
          <draw:frame draw:z-index="0" draw:style-name="gr1" draw:text-style-name="P1" svg:width="453.51pt" svg:height="255.09pt" svg:x="664.55pt" svg:y="2.83pt">
            <loext:p draw:notify-on-update-of-ranges="users.A1:users.A1 users.A2:users.A49 users.B1:users.B1 users.B2:users.B49 users.A1:users.A1 users.A2:users.A49 users.C1:users.C1 users.C2:users.C49 users.A1:users.A1 users.A2:users.A49 users.D1:users.D1 users.D2:users.D49 users.A1:users.A1 users.A2:users.A49 users.E1:users.E1 users.E2:users.E49 users.A1:users.A1 users.A2:users.A49 users.F1:users.F1 users.F2:users.F49 users.A1:users.A1 users.A2:users.A49 users.G1:users.G1 users.G2:users.G49 users.A1:users.A1 users.A2:users.A49 users.H1:users.H1 users.H2:users.H49 users.A1:users.A1 users.A2:users.A49 users.I1:users.I1 users.I2:users.I49 users.A1:users.A1 users.A2:users.A49 users.J1:users.J1 users.J2:users.J49 users.A1:users.A1 users.A2:users.A49 users.K1:users.K1 users.K2:users.K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locustuse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579" calcext:value-type="float">
            <text:p>579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22" calcext:value-type="float">
            <text:p>52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579" calcext:value-type="float">
            <text:p>579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22" calcext:value-type="float">
            <text:p>52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579" calcext:value-type="float">
            <text:p>579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02" calcext:value-type="float">
            <text:p>5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7" calcext:value-type="float">
            <text:p>507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office:value-type="float" office:value="462" calcext:value-type="float">
            <text:p>46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7" calcext:value-type="float">
            <text:p>507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office:value-type="float" office:value="462" calcext:value-type="float">
            <text:p>46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7" calcext:value-type="float">
            <text:p>507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office:value-type="float" office:value="462" calcext:value-type="float">
            <text:p>46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433" calcext:value-type="float">
            <text:p>43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74" calcext:value-type="float">
            <text:p>474</text:p>
          </table:table-cell>
          <table:table-cell office:value-type="float" office:value="381" calcext:value-type="float">
            <text:p>381</text:p>
          </table:table-cell>
          <table:table-cell office:value-type="float" office:value="468" calcext:value-type="float">
            <text:p>468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office:value-type="float" office:value="493" calcext:value-type="float">
            <text:p>493</text:p>
          </table:table-cell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74" calcext:value-type="float">
            <text:p>474</text:p>
          </table:table-cell>
          <table:table-cell office:value-type="float" office:value="381" calcext:value-type="float">
            <text:p>381</text:p>
          </table:table-cell>
          <table:table-cell office:value-type="float" office:value="468" calcext:value-type="float">
            <text:p>468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office:value-type="float" office:value="493" calcext:value-type="float">
            <text:p>493</text:p>
          </table:table-cell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74" calcext:value-type="float">
            <text:p>474</text:p>
          </table:table-cell>
          <table:table-cell office:value-type="float" office:value="381" calcext:value-type="float">
            <text:p>381</text:p>
          </table:table-cell>
          <table:table-cell office:value-type="float" office:value="468" calcext:value-type="float">
            <text:p>468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office:value-type="float" office:value="493" calcext:value-type="float">
            <text:p>493</text:p>
          </table:table-cell>
          <table:table-cell office:value-type="float" office:value="389" calcext:value-type="float">
            <text:p>38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office:value-type="float" office:value="387" calcext:value-type="float">
            <text:p>387</text:p>
          </table:table-cell>
          <table:table-cell office:value-type="float" office:value="488" calcext:value-type="float">
            <text:p>488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office:value-type="float" office:value="387" calcext:value-type="float">
            <text:p>387</text:p>
          </table:table-cell>
          <table:table-cell office:value-type="float" office:value="488" calcext:value-type="float">
            <text:p>488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office:value-type="float" office:value="387" calcext:value-type="float">
            <text:p>387</text:p>
          </table:table-cell>
          <table:table-cell office:value-type="float" office:value="488" calcext:value-type="float">
            <text:p>488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333" calcext:value-type="float">
            <text:p>33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86" calcext:value-type="float">
            <text:p>386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333" calcext:value-type="float">
            <text:p>33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86" calcext:value-type="float">
            <text:p>386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333" calcext:value-type="float">
            <text:p>33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86" calcext:value-type="float">
            <text:p>386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298" calcext:value-type="float">
            <text:p>29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float" office:value="337" calcext:value-type="float">
            <text:p>337</text:p>
          </table:table-cell>
          <table:table-cell office:value-type="float" office:value="361" calcext:value-type="float">
            <text:p>361</text:p>
          </table:table-cell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8" calcext:value-type="float">
            <text:p>228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float" office:value="337" calcext:value-type="float">
            <text:p>337</text:p>
          </table:table-cell>
          <table:table-cell office:value-type="float" office:value="361" calcext:value-type="float">
            <text:p>361</text:p>
          </table:table-cell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float" office:value="337" calcext:value-type="float">
            <text:p>337</text:p>
          </table:table-cell>
          <table:table-cell office:value-type="float" office:value="361" calcext:value-type="float">
            <text:p>361</text:p>
          </table:table-cell>
          <table:table-cell office:value-type="float" office:value="337" calcext:value-type="float">
            <text:p>337</text:p>
          </table:table-cell>
          <table:table-cell office:value-type="float" office:value="246" calcext:value-type="float">
            <text:p>24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166" calcext:value-type="float">
            <text:p>166</text:p>
          </table:table-cell>
          <table:table-cell office:value-type="float" office:value="306" calcext:value-type="float">
            <text:p>306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166" calcext:value-type="float">
            <text:p>166</text:p>
          </table:table-cell>
          <table:table-cell office:value-type="float" office:value="306" calcext:value-type="float">
            <text:p>306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166" calcext:value-type="float">
            <text:p>166</text:p>
          </table:table-cell>
          <table:table-cell office:value-type="float" office:value="306" calcext:value-type="float">
            <text:p>306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335" calcext:value-type="float">
            <text:p>335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  <table:table-cell office:value-type="float" office:value="149" calcext:value-type="float">
            <text:p>149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248" calcext:value-type="float">
            <text:p>24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  <table:table-cell office:value-type="float" office:value="149" calcext:value-type="float">
            <text:p>149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248" calcext:value-type="float">
            <text:p>24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  <table:table-cell office:value-type="float" office:value="149" calcext:value-type="float">
            <text:p>149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165" calcext:value-type="float">
            <text:p>16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292" calcext:value-type="float">
            <text:p>292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office:value-type="float" office:value="165" calcext:value-type="float">
            <text:p>16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292" calcext:value-type="float">
            <text:p>292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office:value-type="float" office:value="165" calcext:value-type="float">
            <text:p>16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292" calcext:value-type="float">
            <text:p>292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st200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818" calcext:value-type="float">
            <text:p>27818</text:p>
          </table:table-cell>
          <table:table-cell office:value-type="float" office:value="27488" calcext:value-type="float">
            <text:p>27488</text:p>
          </table:table-cell>
          <table:table-cell office:value-type="float" office:value="27486" calcext:value-type="float">
            <text:p>27486</text:p>
          </table:table-cell>
          <table:table-cell office:value-type="float" office:value="24225" calcext:value-type="float">
            <text:p>24225</text:p>
          </table:table-cell>
          <table:table-cell office:value-type="float" office:value="30389" calcext:value-type="float">
            <text:p>30389</text:p>
          </table:table-cell>
          <table:table-cell office:value-type="float" office:value="28826" calcext:value-type="float">
            <text:p>28826</text:p>
          </table:table-cell>
          <table:table-cell office:value-type="float" office:value="25735" calcext:value-type="float">
            <text:p>25735</text:p>
          </table:table-cell>
          <table:table-cell office:value-type="float" office:value="28289" calcext:value-type="float">
            <text:p>28289</text:p>
          </table:table-cell>
          <table:table-cell office:value-type="float" office:value="26472" calcext:value-type="float">
            <text:p>26472</text:p>
          </table:table-cell>
          <table:table-cell office:value-type="float" office:value="30468" calcext:value-type="float">
            <text:p>304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042" calcext:value-type="float">
            <text:p>27042</text:p>
          </table:table-cell>
          <table:table-cell office:value-type="float" office:value="26704" calcext:value-type="float">
            <text:p>26704</text:p>
          </table:table-cell>
          <table:table-cell office:value-type="float" office:value="27458" calcext:value-type="float">
            <text:p>27458</text:p>
          </table:table-cell>
          <table:table-cell office:value-type="float" office:value="23467" calcext:value-type="float">
            <text:p>23467</text:p>
          </table:table-cell>
          <table:table-cell office:value-type="float" office:value="29670" calcext:value-type="float">
            <text:p>29670</text:p>
          </table:table-cell>
          <table:table-cell office:value-type="float" office:value="28002" calcext:value-type="float">
            <text:p>28002</text:p>
          </table:table-cell>
          <table:table-cell office:value-type="float" office:value="24915" calcext:value-type="float">
            <text:p>24915</text:p>
          </table:table-cell>
          <table:table-cell office:value-type="float" office:value="27448" calcext:value-type="float">
            <text:p>27448</text:p>
          </table:table-cell>
          <table:table-cell office:value-type="float" office:value="25706" calcext:value-type="float">
            <text:p>25706</text:p>
          </table:table-cell>
          <table:table-cell office:value-type="float" office:value="29598" calcext:value-type="float">
            <text:p>295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217" calcext:value-type="float">
            <text:p>26217</text:p>
          </table:table-cell>
          <table:table-cell office:value-type="float" office:value="25916" calcext:value-type="float">
            <text:p>25916</text:p>
          </table:table-cell>
          <table:table-cell office:value-type="float" office:value="26605" calcext:value-type="float">
            <text:p>26605</text:p>
          </table:table-cell>
          <table:table-cell office:value-type="float" office:value="22775" calcext:value-type="float">
            <text:p>22775</text:p>
          </table:table-cell>
          <table:table-cell office:value-type="float" office:value="28914" calcext:value-type="float">
            <text:p>28914</text:p>
          </table:table-cell>
          <table:table-cell office:value-type="float" office:value="27398" calcext:value-type="float">
            <text:p>27398</text:p>
          </table:table-cell>
          <table:table-cell office:value-type="float" office:value="24035" calcext:value-type="float">
            <text:p>24035</text:p>
          </table:table-cell>
          <table:table-cell office:value-type="float" office:value="26591" calcext:value-type="float">
            <text:p>26591</text:p>
          </table:table-cell>
          <table:table-cell office:value-type="float" office:value="24981" calcext:value-type="float">
            <text:p>24981</text:p>
          </table:table-cell>
          <table:table-cell office:value-type="float" office:value="28756" calcext:value-type="float">
            <text:p>287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406" calcext:value-type="float">
            <text:p>25406</text:p>
          </table:table-cell>
          <table:table-cell office:value-type="float" office:value="25195" calcext:value-type="float">
            <text:p>25195</text:p>
          </table:table-cell>
          <table:table-cell office:value-type="float" office:value="25822" calcext:value-type="float">
            <text:p>25822</text:p>
          </table:table-cell>
          <table:table-cell office:value-type="float" office:value="22061" calcext:value-type="float">
            <text:p>22061</text:p>
          </table:table-cell>
          <table:table-cell office:value-type="float" office:value="28128" calcext:value-type="float">
            <text:p>28128</text:p>
          </table:table-cell>
          <table:table-cell office:value-type="float" office:value="26633" calcext:value-type="float">
            <text:p>26633</text:p>
          </table:table-cell>
          <table:table-cell office:value-type="float" office:value="23201" calcext:value-type="float">
            <text:p>23201</text:p>
          </table:table-cell>
          <table:table-cell office:value-type="float" office:value="25757" calcext:value-type="float">
            <text:p>25757</text:p>
          </table:table-cell>
          <table:table-cell office:value-type="float" office:value="24222" calcext:value-type="float">
            <text:p>24222</text:p>
          </table:table-cell>
          <table:table-cell office:value-type="float" office:value="27907" calcext:value-type="float">
            <text:p>279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648" calcext:value-type="float">
            <text:p>24648</text:p>
          </table:table-cell>
          <table:table-cell office:value-type="float" office:value="24514" calcext:value-type="float">
            <text:p>24514</text:p>
          </table:table-cell>
          <table:table-cell office:value-type="float" office:value="25036" calcext:value-type="float">
            <text:p>25036</text:p>
          </table:table-cell>
          <table:table-cell office:value-type="float" office:value="21397" calcext:value-type="float">
            <text:p>21397</text:p>
          </table:table-cell>
          <table:table-cell office:value-type="float" office:value="27452" calcext:value-type="float">
            <text:p>27452</text:p>
          </table:table-cell>
          <table:table-cell office:value-type="float" office:value="25750" calcext:value-type="float">
            <text:p>25750</text:p>
          </table:table-cell>
          <table:table-cell office:value-type="float" office:value="22401" calcext:value-type="float">
            <text:p>22401</text:p>
          </table:table-cell>
          <table:table-cell office:value-type="float" office:value="24939" calcext:value-type="float">
            <text:p>24939</text:p>
          </table:table-cell>
          <table:table-cell office:value-type="float" office:value="23401" calcext:value-type="float">
            <text:p>23401</text:p>
          </table:table-cell>
          <table:table-cell office:value-type="float" office:value="27105" calcext:value-type="float">
            <text:p>27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58" calcext:value-type="float">
            <text:p>23958</text:p>
          </table:table-cell>
          <table:table-cell office:value-type="float" office:value="23717" calcext:value-type="float">
            <text:p>23717</text:p>
          </table:table-cell>
          <table:table-cell office:value-type="float" office:value="24210" calcext:value-type="float">
            <text:p>24210</text:p>
          </table:table-cell>
          <table:table-cell office:value-type="float" office:value="20719" calcext:value-type="float">
            <text:p>20719</text:p>
          </table:table-cell>
          <table:table-cell office:value-type="float" office:value="26734" calcext:value-type="float">
            <text:p>26734</text:p>
          </table:table-cell>
          <table:table-cell office:value-type="float" office:value="24945" calcext:value-type="float">
            <text:p>24945</text:p>
          </table:table-cell>
          <table:table-cell office:value-type="float" office:value="21567" calcext:value-type="float">
            <text:p>21567</text:p>
          </table:table-cell>
          <table:table-cell office:value-type="float" office:value="24181" calcext:value-type="float">
            <text:p>24181</text:p>
          </table:table-cell>
          <table:table-cell office:value-type="float" office:value="22528" calcext:value-type="float">
            <text:p>22528</text:p>
          </table:table-cell>
          <table:table-cell office:value-type="float" office:value="26325" calcext:value-type="float">
            <text:p>26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202" calcext:value-type="float">
            <text:p>23202</text:p>
          </table:table-cell>
          <table:table-cell office:value-type="float" office:value="22808" calcext:value-type="float">
            <text:p>22808</text:p>
          </table:table-cell>
          <table:table-cell office:value-type="float" office:value="23442" calcext:value-type="float">
            <text:p>23442</text:p>
          </table:table-cell>
          <table:table-cell office:value-type="float" office:value="20076" calcext:value-type="float">
            <text:p>20076</text:p>
          </table:table-cell>
          <table:table-cell office:value-type="float" office:value="26032" calcext:value-type="float">
            <text:p>26032</text:p>
          </table:table-cell>
          <table:table-cell office:value-type="float" office:value="24288" calcext:value-type="float">
            <text:p>24288</text:p>
          </table:table-cell>
          <table:table-cell office:value-type="float" office:value="20830" calcext:value-type="float">
            <text:p>20830</text:p>
          </table:table-cell>
          <table:table-cell office:value-type="float" office:value="23399" calcext:value-type="float">
            <text:p>23399</text:p>
          </table:table-cell>
          <table:table-cell office:value-type="float" office:value="21594" calcext:value-type="float">
            <text:p>21594</text:p>
          </table:table-cell>
          <table:table-cell office:value-type="float" office:value="25566" calcext:value-type="float">
            <text:p>25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395" calcext:value-type="float">
            <text:p>22395</text:p>
          </table:table-cell>
          <table:table-cell office:value-type="float" office:value="21926" calcext:value-type="float">
            <text:p>21926</text:p>
          </table:table-cell>
          <table:table-cell office:value-type="float" office:value="22817" calcext:value-type="float">
            <text:p>22817</text:p>
          </table:table-cell>
          <table:table-cell office:value-type="float" office:value="19399" calcext:value-type="float">
            <text:p>19399</text:p>
          </table:table-cell>
          <table:table-cell office:value-type="float" office:value="25215" calcext:value-type="float">
            <text:p>25215</text:p>
          </table:table-cell>
          <table:table-cell office:value-type="float" office:value="23556" calcext:value-type="float">
            <text:p>23556</text:p>
          </table:table-cell>
          <table:table-cell office:value-type="float" office:value="20131" calcext:value-type="float">
            <text:p>20131</text:p>
          </table:table-cell>
          <table:table-cell office:value-type="float" office:value="22607" calcext:value-type="float">
            <text:p>22607</text:p>
          </table:table-cell>
          <table:table-cell office:value-type="float" office:value="20667" calcext:value-type="float">
            <text:p>20667</text:p>
          </table:table-cell>
          <table:table-cell office:value-type="float" office:value="24848" calcext:value-type="float">
            <text:p>24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555" calcext:value-type="float">
            <text:p>21555</text:p>
          </table:table-cell>
          <table:table-cell office:value-type="float" office:value="21070" calcext:value-type="float">
            <text:p>21070</text:p>
          </table:table-cell>
          <table:table-cell office:value-type="float" office:value="22157" calcext:value-type="float">
            <text:p>22157</text:p>
          </table:table-cell>
          <table:table-cell office:value-type="float" office:value="18540" calcext:value-type="float">
            <text:p>18540</text:p>
          </table:table-cell>
          <table:table-cell office:value-type="float" office:value="24409" calcext:value-type="float">
            <text:p>24409</text:p>
          </table:table-cell>
          <table:table-cell office:value-type="float" office:value="22788" calcext:value-type="float">
            <text:p>22788</text:p>
          </table:table-cell>
          <table:table-cell office:value-type="float" office:value="19488" calcext:value-type="float">
            <text:p>19488</text:p>
          </table:table-cell>
          <table:table-cell office:value-type="float" office:value="21846" calcext:value-type="float">
            <text:p>21846</text:p>
          </table:table-cell>
          <table:table-cell office:value-type="float" office:value="19846" calcext:value-type="float">
            <text:p>19846</text:p>
          </table:table-cell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81" calcext:value-type="float">
            <text:p>20881</text:p>
          </table:table-cell>
          <table:table-cell office:value-type="float" office:value="20439" calcext:value-type="float">
            <text:p>20439</text:p>
          </table:table-cell>
          <table:table-cell office:value-type="float" office:value="21267" calcext:value-type="float">
            <text:p>21267</text:p>
          </table:table-cell>
          <table:table-cell office:value-type="float" office:value="17726" calcext:value-type="float">
            <text:p>17726</text:p>
          </table:table-cell>
          <table:table-cell office:value-type="float" office:value="23688" calcext:value-type="float">
            <text:p>23688</text:p>
          </table:table-cell>
          <table:table-cell office:value-type="float" office:value="22101" calcext:value-type="float">
            <text:p>22101</text:p>
          </table:table-cell>
          <table:table-cell office:value-type="float" office:value="18815" calcext:value-type="float">
            <text:p>18815</text:p>
          </table:table-cell>
          <table:table-cell office:value-type="float" office:value="21015" calcext:value-type="float">
            <text:p>21015</text:p>
          </table:table-cell>
          <table:table-cell office:value-type="float" office:value="19168" calcext:value-type="float">
            <text:p>19168</text:p>
          </table:table-cell>
          <table:table-cell office:value-type="float" office:value="23147" calcext:value-type="float">
            <text:p>23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0" calcext:value-type="float">
            <text:p>20130</text:p>
          </table:table-cell>
          <table:table-cell office:value-type="float" office:value="19757" calcext:value-type="float">
            <text:p>19757</text:p>
          </table:table-cell>
          <table:table-cell office:value-type="float" office:value="20389" calcext:value-type="float">
            <text:p>20389</text:p>
          </table:table-cell>
          <table:table-cell office:value-type="float" office:value="16939" calcext:value-type="float">
            <text:p>16939</text:p>
          </table:table-cell>
          <table:table-cell office:value-type="float" office:value="22903" calcext:value-type="float">
            <text:p>22903</text:p>
          </table:table-cell>
          <table:table-cell office:value-type="float" office:value="21433" calcext:value-type="float">
            <text:p>21433</text:p>
          </table:table-cell>
          <table:table-cell office:value-type="float" office:value="18118" calcext:value-type="float">
            <text:p>18118</text:p>
          </table:table-cell>
          <table:table-cell office:value-type="float" office:value="20242" calcext:value-type="float">
            <text:p>20242</text:p>
          </table:table-cell>
          <table:table-cell office:value-type="float" office:value="18361" calcext:value-type="float">
            <text:p>18361</text:p>
          </table:table-cell>
          <table:table-cell office:value-type="float" office:value="22515" calcext:value-type="float">
            <text:p>225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301" calcext:value-type="float">
            <text:p>19301</text:p>
          </table:table-cell>
          <table:table-cell office:value-type="float" office:value="19045" calcext:value-type="float">
            <text:p>19045</text:p>
          </table:table-cell>
          <table:table-cell office:value-type="float" office:value="19561" calcext:value-type="float">
            <text:p>19561</text:p>
          </table:table-cell>
          <table:table-cell office:value-type="float" office:value="16175" calcext:value-type="float">
            <text:p>16175</text:p>
          </table:table-cell>
          <table:table-cell office:value-type="float" office:value="22180" calcext:value-type="float">
            <text:p>22180</text:p>
          </table:table-cell>
          <table:table-cell office:value-type="float" office:value="20642" calcext:value-type="float">
            <text:p>20642</text:p>
          </table:table-cell>
          <table:table-cell office:value-type="float" office:value="17543" calcext:value-type="float">
            <text:p>17543</text:p>
          </table:table-cell>
          <table:table-cell office:value-type="float" office:value="19520" calcext:value-type="float">
            <text:p>19520</text:p>
          </table:table-cell>
          <table:table-cell office:value-type="float" office:value="17604" calcext:value-type="float">
            <text:p>17604</text:p>
          </table:table-cell>
          <table:table-cell office:value-type="float" office:value="21856" calcext:value-type="float">
            <text:p>21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21" calcext:value-type="float">
            <text:p>18521</text:p>
          </table:table-cell>
          <table:table-cell office:value-type="float" office:value="18418" calcext:value-type="float">
            <text:p>18418</text:p>
          </table:table-cell>
          <table:table-cell office:value-type="float" office:value="18742" calcext:value-type="float">
            <text:p>18742</text:p>
          </table:table-cell>
          <table:table-cell office:value-type="float" office:value="15455" calcext:value-type="float">
            <text:p>15455</text:p>
          </table:table-cell>
          <table:table-cell office:value-type="float" office:value="21474" calcext:value-type="float">
            <text:p>21474</text:p>
          </table:table-cell>
          <table:table-cell office:value-type="float" office:value="19882" calcext:value-type="float">
            <text:p>19882</text:p>
          </table:table-cell>
          <table:table-cell office:value-type="float" office:value="16903" calcext:value-type="float">
            <text:p>16903</text:p>
          </table:table-cell>
          <table:table-cell office:value-type="float" office:value="18842" calcext:value-type="float">
            <text:p>18842</text:p>
          </table:table-cell>
          <table:table-cell office:value-type="float" office:value="16779" calcext:value-type="float">
            <text:p>16779</text:p>
          </table:table-cell>
          <table:table-cell office:value-type="float" office:value="21204" calcext:value-type="float">
            <text:p>21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740" calcext:value-type="float">
            <text:p>17740</text:p>
          </table:table-cell>
          <table:table-cell office:value-type="float" office:value="17741" calcext:value-type="float">
            <text:p>17741</text:p>
          </table:table-cell>
          <table:table-cell office:value-type="float" office:value="17906" calcext:value-type="float">
            <text:p>17906</text:p>
          </table:table-cell>
          <table:table-cell office:value-type="float" office:value="14708" calcext:value-type="float">
            <text:p>14708</text:p>
          </table:table-cell>
          <table:table-cell office:value-type="float" office:value="20777" calcext:value-type="float">
            <text:p>20777</text:p>
          </table:table-cell>
          <table:table-cell office:value-type="float" office:value="19081" calcext:value-type="float">
            <text:p>19081</text:p>
          </table:table-cell>
          <table:table-cell office:value-type="float" office:value="16167" calcext:value-type="float">
            <text:p>16167</text:p>
          </table:table-cell>
          <table:table-cell office:value-type="float" office:value="18113" calcext:value-type="float">
            <text:p>18113</text:p>
          </table:table-cell>
          <table:table-cell office:value-type="float" office:value="15965" calcext:value-type="float">
            <text:p>15965</text:p>
          </table:table-cell>
          <table:table-cell office:value-type="float" office:value="20624" calcext:value-type="float">
            <text:p>206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919" calcext:value-type="float">
            <text:p>16919</text:p>
          </table:table-cell>
          <table:table-cell office:value-type="float" office:value="16948" calcext:value-type="float">
            <text:p>16948</text:p>
          </table:table-cell>
          <table:table-cell office:value-type="float" office:value="17035" calcext:value-type="float">
            <text:p>17035</text:p>
          </table:table-cell>
          <table:table-cell office:value-type="float" office:value="13947" calcext:value-type="float">
            <text:p>13947</text:p>
          </table:table-cell>
          <table:table-cell office:value-type="float" office:value="20046" calcext:value-type="float">
            <text:p>20046</text:p>
          </table:table-cell>
          <table:table-cell office:value-type="float" office:value="18204" calcext:value-type="float">
            <text:p>18204</text:p>
          </table:table-cell>
          <table:table-cell office:value-type="float" office:value="15378" calcext:value-type="float">
            <text:p>15378</text:p>
          </table:table-cell>
          <table:table-cell office:value-type="float" office:value="17266" calcext:value-type="float">
            <text:p>17266</text:p>
          </table:table-cell>
          <table:table-cell office:value-type="float" office:value="15183" calcext:value-type="float">
            <text:p>15183</text:p>
          </table:table-cell>
          <table:table-cell office:value-type="float" office:value="20037" calcext:value-type="float">
            <text:p>20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15" calcext:value-type="float">
            <text:p>16115</text:p>
          </table:table-cell>
          <table:table-cell office:value-type="float" office:value="16155" calcext:value-type="float">
            <text:p>16155</text:p>
          </table:table-cell>
          <table:table-cell office:value-type="float" office:value="16268" calcext:value-type="float">
            <text:p>16268</text:p>
          </table:table-cell>
          <table:table-cell office:value-type="float" office:value="13203" calcext:value-type="float">
            <text:p>13203</text:p>
          </table:table-cell>
          <table:table-cell office:value-type="float" office:value="19336" calcext:value-type="float">
            <text:p>19336</text:p>
          </table:table-cell>
          <table:table-cell office:value-type="float" office:value="17468" calcext:value-type="float">
            <text:p>17468</text:p>
          </table:table-cell>
          <table:table-cell office:value-type="float" office:value="14659" calcext:value-type="float">
            <text:p>14659</text:p>
          </table:table-cell>
          <table:table-cell office:value-type="float" office:value="16531" calcext:value-type="float">
            <text:p>16531</text:p>
          </table:table-cell>
          <table:table-cell office:value-type="float" office:value="14403" calcext:value-type="float">
            <text:p>14403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97" calcext:value-type="float">
            <text:p>15297</text:p>
          </table:table-cell>
          <table:table-cell office:value-type="float" office:value="15385" calcext:value-type="float">
            <text:p>15385</text:p>
          </table:table-cell>
          <table:table-cell office:value-type="float" office:value="15451" calcext:value-type="float">
            <text:p>15451</text:p>
          </table:table-cell>
          <table:table-cell office:value-type="float" office:value="12458" calcext:value-type="float">
            <text:p>12458</text:p>
          </table:table-cell>
          <table:table-cell office:value-type="float" office:value="18650" calcext:value-type="float">
            <text:p>18650</text:p>
          </table:table-cell>
          <table:table-cell office:value-type="float" office:value="16801" calcext:value-type="float">
            <text:p>16801</text:p>
          </table:table-cell>
          <table:table-cell office:value-type="float" office:value="13896" calcext:value-type="float">
            <text:p>13896</text:p>
          </table:table-cell>
          <table:table-cell office:value-type="float" office:value="15846" calcext:value-type="float">
            <text:p>15846</text:p>
          </table:table-cell>
          <table:table-cell office:value-type="float" office:value="13659" calcext:value-type="float">
            <text:p>13659</text:p>
          </table:table-cell>
          <table:table-cell office:value-type="float" office:value="18686" calcext:value-type="float">
            <text:p>186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72" calcext:value-type="float">
            <text:p>14372</text:p>
          </table:table-cell>
          <table:table-cell office:value-type="float" office:value="14574" calcext:value-type="float">
            <text:p>14574</text:p>
          </table:table-cell>
          <table:table-cell office:value-type="float" office:value="14618" calcext:value-type="float">
            <text:p>14618</text:p>
          </table:table-cell>
          <table:table-cell office:value-type="float" office:value="11689" calcext:value-type="float">
            <text:p>11689</text:p>
          </table:table-cell>
          <table:table-cell office:value-type="float" office:value="18005" calcext:value-type="float">
            <text:p>18005</text:p>
          </table:table-cell>
          <table:table-cell office:value-type="float" office:value="16096" calcext:value-type="float">
            <text:p>16096</text:p>
          </table:table-cell>
          <table:table-cell office:value-type="float" office:value="13142" calcext:value-type="float">
            <text:p>13142</text:p>
          </table:table-cell>
          <table:table-cell office:value-type="float" office:value="15160" calcext:value-type="float">
            <text:p>15160</text:p>
          </table:table-cell>
          <table:table-cell office:value-type="float" office:value="12878" calcext:value-type="float">
            <text:p>12878</text:p>
          </table:table-cell>
          <table:table-cell office:value-type="float" office:value="17933" calcext:value-type="float">
            <text:p>179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90" calcext:value-type="float">
            <text:p>13590</text:p>
          </table:table-cell>
          <table:table-cell office:value-type="float" office:value="13817" calcext:value-type="float">
            <text:p>13817</text:p>
          </table:table-cell>
          <table:table-cell office:value-type="float" office:value="13879" calcext:value-type="float">
            <text:p>13879</text:p>
          </table:table-cell>
          <table:table-cell office:value-type="float" office:value="10958" calcext:value-type="float">
            <text:p>10958</text:p>
          </table:table-cell>
          <table:table-cell office:value-type="float" office:value="17367" calcext:value-type="float">
            <text:p>17367</text:p>
          </table:table-cell>
          <table:table-cell office:value-type="float" office:value="15421" calcext:value-type="float">
            <text:p>15421</text:p>
          </table:table-cell>
          <table:table-cell office:value-type="float" office:value="13142" calcext:value-type="float">
            <text:p>13142</text:p>
          </table:table-cell>
          <table:table-cell office:value-type="float" office:value="14361" calcext:value-type="float">
            <text:p>14361</text:p>
          </table:table-cell>
          <table:table-cell office:value-type="float" office:value="12140" calcext:value-type="float">
            <text:p>12140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769" calcext:value-type="float">
            <text:p>12769</text:p>
          </table:table-cell>
          <table:table-cell office:value-type="float" office:value="13024" calcext:value-type="float">
            <text:p>13024</text:p>
          </table:table-cell>
          <table:table-cell office:value-type="float" office:value="13146" calcext:value-type="float">
            <text:p>13146</text:p>
          </table:table-cell>
          <table:table-cell office:value-type="float" office:value="10184" calcext:value-type="float">
            <text:p>10184</text:p>
          </table:table-cell>
          <table:table-cell office:value-type="float" office:value="16644" calcext:value-type="float">
            <text:p>16644</text:p>
          </table:table-cell>
          <table:table-cell office:value-type="float" office:value="14745" calcext:value-type="float">
            <text:p>14745</text:p>
          </table:table-cell>
          <table:table-cell office:value-type="float" office:value="12331" calcext:value-type="float">
            <text:p>12331</text:p>
          </table:table-cell>
          <table:table-cell office:value-type="float" office:value="13558" calcext:value-type="float">
            <text:p>13558</text:p>
          </table:table-cell>
          <table:table-cell office:value-type="float" office:value="11362" calcext:value-type="float">
            <text:p>11362</text:p>
          </table:table-cell>
          <table:table-cell office:value-type="float" office:value="16387" calcext:value-type="float">
            <text:p>163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33" calcext:value-type="float">
            <text:p>11933</text:p>
          </table:table-cell>
          <table:table-cell office:value-type="float" office:value="12181" calcext:value-type="float">
            <text:p>12181</text:p>
          </table:table-cell>
          <table:table-cell office:value-type="float" office:value="12382" calcext:value-type="float">
            <text:p>12382</text:p>
          </table:table-cell>
          <table:table-cell office:value-type="float" office:value="9443" calcext:value-type="float">
            <text:p>9443</text:p>
          </table:table-cell>
          <table:table-cell office:value-type="float" office:value="15837" calcext:value-type="float">
            <text:p>15837</text:p>
          </table:table-cell>
          <table:table-cell office:value-type="float" office:value="13940" calcext:value-type="float">
            <text:p>13940</text:p>
          </table:table-cell>
          <table:table-cell office:value-type="float" office:value="11528" calcext:value-type="float">
            <text:p>11528</text:p>
          </table:table-cell>
          <table:table-cell office:value-type="float" office:value="12770" calcext:value-type="float">
            <text:p>12770</text:p>
          </table:table-cell>
          <table:table-cell office:value-type="float" office:value="10637" calcext:value-type="float">
            <text:p>10637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92" calcext:value-type="float">
            <text:p>11292</text:p>
          </table:table-cell>
          <table:table-cell office:value-type="float" office:value="11451" calcext:value-type="float">
            <text:p>11451</text:p>
          </table:table-cell>
          <table:table-cell office:value-type="float" office:value="11645" calcext:value-type="float">
            <text:p>11645</text:p>
          </table:table-cell>
          <table:table-cell office:value-type="float" office:value="8814" calcext:value-type="float">
            <text:p>8814</text:p>
          </table:table-cell>
          <table:table-cell office:value-type="float" office:value="15061" calcext:value-type="float">
            <text:p>15061</text:p>
          </table:table-cell>
          <table:table-cell office:value-type="float" office:value="13244" calcext:value-type="float">
            <text:p>13244</text:p>
          </table:table-cell>
          <table:table-cell office:value-type="float" office:value="10811" calcext:value-type="float">
            <text:p>10811</text:p>
          </table:table-cell>
          <table:table-cell office:value-type="float" office:value="12009" calcext:value-type="float">
            <text:p>12009</text:p>
          </table:table-cell>
          <table:table-cell office:value-type="float" office:value="9900" calcext:value-type="float">
            <text:p>9900</text:p>
          </table:table-cell>
          <table:table-cell office:value-type="float" office:value="14911" calcext:value-type="float">
            <text:p>149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78" calcext:value-type="float">
            <text:p>10678</text:p>
          </table:table-cell>
          <table:table-cell office:value-type="float" office:value="10738" calcext:value-type="float">
            <text:p>10738</text:p>
          </table:table-cell>
          <table:table-cell office:value-type="float" office:value="10873" calcext:value-type="float">
            <text:p>10873</text:p>
          </table:table-cell>
          <table:table-cell office:value-type="float" office:value="8181" calcext:value-type="float">
            <text:p>8181</text:p>
          </table:table-cell>
          <table:table-cell office:value-type="float" office:value="14305" calcext:value-type="float">
            <text:p>14305</text:p>
          </table:table-cell>
          <table:table-cell office:value-type="float" office:value="12514" calcext:value-type="float">
            <text:p>12514</text:p>
          </table:table-cell>
          <table:table-cell office:value-type="float" office:value="10078" calcext:value-type="float">
            <text:p>10078</text:p>
          </table:table-cell>
          <table:table-cell office:value-type="float" office:value="11263" calcext:value-type="float">
            <text:p>11263</text:p>
          </table:table-cell>
          <table:table-cell office:value-type="float" office:value="9193" calcext:value-type="float">
            <text:p>9193</text:p>
          </table:table-cell>
          <table:table-cell office:value-type="float" office:value="14218" calcext:value-type="float">
            <text:p>142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56" calcext:value-type="float">
            <text:p>10056</text:p>
          </table:table-cell>
          <table:table-cell office:value-type="float" office:value="10015" calcext:value-type="float">
            <text:p>10015</text:p>
          </table:table-cell>
          <table:table-cell office:value-type="float" office:value="10129" calcext:value-type="float">
            <text:p>10129</text:p>
          </table:table-cell>
          <table:table-cell office:value-type="float" office:value="7554" calcext:value-type="float">
            <text:p>7554</text:p>
          </table:table-cell>
          <table:table-cell office:value-type="float" office:value="13598" calcext:value-type="float">
            <text:p>13598</text:p>
          </table:table-cell>
          <table:table-cell office:value-type="float" office:value="11770" calcext:value-type="float">
            <text:p>11770</text:p>
          </table:table-cell>
          <table:table-cell office:value-type="float" office:value="9333" calcext:value-type="float">
            <text:p>9333</text:p>
          </table:table-cell>
          <table:table-cell office:value-type="float" office:value="10533" calcext:value-type="float">
            <text:p>10533</text:p>
          </table:table-cell>
          <table:table-cell office:value-type="float" office:value="8429" calcext:value-type="float">
            <text:p>8429</text:p>
          </table:table-cell>
          <table:table-cell office:value-type="float" office:value="13547" calcext:value-type="float">
            <text:p>135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52" calcext:value-type="float">
            <text:p>9352</text:p>
          </table:table-cell>
          <table:table-cell office:value-type="float" office:value="9252" calcext:value-type="float">
            <text:p>9252</text:p>
          </table:table-cell>
          <table:table-cell office:value-type="float" office:value="9394" calcext:value-type="float">
            <text:p>9394</text:p>
          </table:table-cell>
          <table:table-cell office:value-type="float" office:value="6964" calcext:value-type="float">
            <text:p>6964</text:p>
          </table:table-cell>
          <table:table-cell office:value-type="float" office:value="12878" calcext:value-type="float">
            <text:p>12878</text:p>
          </table:table-cell>
          <table:table-cell office:value-type="float" office:value="11033" calcext:value-type="float">
            <text:p>11033</text:p>
          </table:table-cell>
          <table:table-cell office:value-type="float" office:value="8586" calcext:value-type="float">
            <text:p>8586</text:p>
          </table:table-cell>
          <table:table-cell office:value-type="float" office:value="9767" calcext:value-type="float">
            <text:p>9767</text:p>
          </table:table-cell>
          <table:table-cell office:value-type="float" office:value="7635" calcext:value-type="float">
            <text:p>7635</text:p>
          </table:table-cell>
          <table:table-cell office:value-type="float" office:value="12855" calcext:value-type="float">
            <text:p>12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79" calcext:value-type="float">
            <text:p>8579</text:p>
          </table:table-cell>
          <table:table-cell office:value-type="float" office:value="8490" calcext:value-type="float">
            <text:p>8490</text:p>
          </table:table-cell>
          <table:table-cell office:value-type="float" office:value="8646" calcext:value-type="float">
            <text:p>8646</text:p>
          </table:table-cell>
          <table:table-cell office:value-type="float" office:value="6389" calcext:value-type="float">
            <text:p>6389</text:p>
          </table:table-cell>
          <table:table-cell office:value-type="float" office:value="12144" calcext:value-type="float">
            <text:p>12144</text:p>
          </table:table-cell>
          <table:table-cell office:value-type="float" office:value="10282" calcext:value-type="float">
            <text:p>10282</text:p>
          </table:table-cell>
          <table:table-cell office:value-type="float" office:value="7819" calcext:value-type="float">
            <text:p>7819</text:p>
          </table:table-cell>
          <table:table-cell office:value-type="float" office:value="8963" calcext:value-type="float">
            <text:p>8963</text:p>
          </table:table-cell>
          <table:table-cell office:value-type="float" office:value="6771" calcext:value-type="float">
            <text:p>6771</text:p>
          </table:table-cell>
          <table:table-cell office:value-type="float" office:value="12092" calcext:value-type="float">
            <text:p>12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24" calcext:value-type="float">
            <text:p>7824</text:p>
          </table:table-cell>
          <table:table-cell office:value-type="float" office:value="7662" calcext:value-type="float">
            <text:p>7662</text:p>
          </table:table-cell>
          <table:table-cell office:value-type="float" office:value="7846" calcext:value-type="float">
            <text:p>7846</text:p>
          </table:table-cell>
          <table:table-cell office:value-type="float" office:value="5817" calcext:value-type="float">
            <text:p>5817</text:p>
          </table:table-cell>
          <table:table-cell office:value-type="float" office:value="11416" calcext:value-type="float">
            <text:p>11416</text:p>
          </table:table-cell>
          <table:table-cell office:value-type="float" office:value="9436" calcext:value-type="float">
            <text:p>9436</text:p>
          </table:table-cell>
          <table:table-cell office:value-type="float" office:value="6983" calcext:value-type="float">
            <text:p>6983</text:p>
          </table:table-cell>
          <table:table-cell office:value-type="float" office:value="8114" calcext:value-type="float">
            <text:p>8114</text:p>
          </table:table-cell>
          <table:table-cell office:value-type="float" office:value="6108" calcext:value-type="float">
            <text:p>6108</text:p>
          </table:table-cell>
          <table:table-cell office:value-type="float" office:value="11315" calcext:value-type="float">
            <text:p>113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81" calcext:value-type="float">
            <text:p>7081</text:p>
          </table:table-cell>
          <table:table-cell office:value-type="float" office:value="6930" calcext:value-type="float">
            <text:p>6930</text:p>
          </table:table-cell>
          <table:table-cell office:value-type="float" office:value="7097" calcext:value-type="float">
            <text:p>7097</text:p>
          </table:table-cell>
          <table:table-cell office:value-type="float" office:value="5287" calcext:value-type="float">
            <text:p>5287</text:p>
          </table:table-cell>
          <table:table-cell office:value-type="float" office:value="10635" calcext:value-type="float">
            <text:p>10635</text:p>
          </table:table-cell>
          <table:table-cell office:value-type="float" office:value="8659" calcext:value-type="float">
            <text:p>8659</text:p>
          </table:table-cell>
          <table:table-cell office:value-type="float" office:value="6256" calcext:value-type="float">
            <text:p>6256</text:p>
          </table:table-cell>
          <table:table-cell office:value-type="float" office:value="7346" calcext:value-type="float">
            <text:p>7346</text:p>
          </table:table-cell>
          <table:table-cell office:value-type="float" office:value="5484" calcext:value-type="float">
            <text:p>5484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50" calcext:value-type="float">
            <text:p>6350</text:p>
          </table:table-cell>
          <table:table-cell office:value-type="float" office:value="6214" calcext:value-type="float">
            <text:p>6214</text:p>
          </table:table-cell>
          <table:table-cell office:value-type="float" office:value="6297" calcext:value-type="float">
            <text:p>6297</text:p>
          </table:table-cell>
          <table:table-cell office:value-type="float" office:value="4759" calcext:value-type="float">
            <text:p>4759</text:p>
          </table:table-cell>
          <table:table-cell office:value-type="float" office:value="9829" calcext:value-type="float">
            <text:p>9829</text:p>
          </table:table-cell>
          <table:table-cell office:value-type="float" office:value="7889" calcext:value-type="float">
            <text:p>7889</text:p>
          </table:table-cell>
          <table:table-cell office:value-type="float" office:value="5539" calcext:value-type="float">
            <text:p>5539</text:p>
          </table:table-cell>
          <table:table-cell office:value-type="float" office:value="6567" calcext:value-type="float">
            <text:p>6567</text:p>
          </table:table-cell>
          <table:table-cell office:value-type="float" office:value="4863" calcext:value-type="float">
            <text:p>4863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29" calcext:value-type="float">
            <text:p>5529</text:p>
          </table:table-cell>
          <table:table-cell office:value-type="float" office:value="5488" calcext:value-type="float">
            <text:p>5488</text:p>
          </table:table-cell>
          <table:table-cell office:value-type="float" office:value="5429" calcext:value-type="float">
            <text:p>5429</text:p>
          </table:table-cell>
          <table:table-cell office:value-type="float" office:value="4230" calcext:value-type="float">
            <text:p>4230</text:p>
          </table:table-cell>
          <table:table-cell office:value-type="float" office:value="8979" calcext:value-type="float">
            <text:p>8979</text:p>
          </table:table-cell>
          <table:table-cell office:value-type="float" office:value="7128" calcext:value-type="float">
            <text:p>7128</text:p>
          </table:table-cell>
          <table:table-cell office:value-type="float" office:value="4786" calcext:value-type="float">
            <text:p>4786</text:p>
          </table:table-cell>
          <table:table-cell office:value-type="float" office:value="5763" calcext:value-type="float">
            <text:p>5763</text:p>
          </table:table-cell>
          <table:table-cell office:value-type="float" office:value="4335" calcext:value-type="float">
            <text:p>4335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84" calcext:value-type="float">
            <text:p>4884</text:p>
          </table:table-cell>
          <table:table-cell office:value-type="float" office:value="4778" calcext:value-type="float">
            <text:p>4778</text:p>
          </table:table-cell>
          <table:table-cell office:value-type="float" office:value="4767" calcext:value-type="float">
            <text:p>4767</text:p>
          </table:table-cell>
          <table:table-cell office:value-type="float" office:value="3771" calcext:value-type="float">
            <text:p>3771</text:p>
          </table:table-cell>
          <table:table-cell office:value-type="float" office:value="8281" calcext:value-type="float">
            <text:p>8281</text:p>
          </table:table-cell>
          <table:table-cell office:value-type="float" office:value="6411" calcext:value-type="float">
            <text:p>6411</text:p>
          </table:table-cell>
          <table:table-cell office:value-type="float" office:value="4158" calcext:value-type="float">
            <text:p>4158</text:p>
          </table:table-cell>
          <table:table-cell office:value-type="float" office:value="5034" calcext:value-type="float">
            <text:p>5034</text:p>
          </table:table-cell>
          <table:table-cell office:value-type="float" office:value="3843" calcext:value-type="float">
            <text:p>3843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73" calcext:value-type="float">
            <text:p>4273</text:p>
          </table:table-cell>
          <table:table-cell office:value-type="float" office:value="4042" calcext:value-type="float">
            <text:p>4042</text:p>
          </table:table-cell>
          <table:table-cell office:value-type="float" office:value="4140" calcext:value-type="float">
            <text:p>4140</text:p>
          </table:table-cell>
          <table:table-cell office:value-type="float" office:value="3332" calcext:value-type="float">
            <text:p>3332</text:p>
          </table:table-cell>
          <table:table-cell office:value-type="float" office:value="7603" calcext:value-type="float">
            <text:p>7603</text:p>
          </table:table-cell>
          <table:table-cell office:value-type="float" office:value="5689" calcext:value-type="float">
            <text:p>5689</text:p>
          </table:table-cell>
          <table:table-cell office:value-type="float" office:value="3534" calcext:value-type="float">
            <text:p>3534</text:p>
          </table:table-cell>
          <table:table-cell office:value-type="float" office:value="4320" calcext:value-type="float">
            <text:p>4320</text:p>
          </table:table-cell>
          <table:table-cell office:value-type="float" office:value="3350" calcext:value-type="float">
            <text:p>3350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0" calcext:value-type="float">
            <text:p>3650</text:p>
          </table:table-cell>
          <table:table-cell office:value-type="float" office:value="3291" calcext:value-type="float">
            <text:p>3291</text:p>
          </table:table-cell>
          <table:table-cell office:value-type="float" office:value="3479" calcext:value-type="float">
            <text:p>3479</text:p>
          </table:table-cell>
          <table:table-cell office:value-type="float" office:value="2886" calcext:value-type="float">
            <text:p>2886</text:p>
          </table:table-cell>
          <table:table-cell office:value-type="float" office:value="6897" calcext:value-type="float">
            <text:p>6897</text:p>
          </table:table-cell>
          <table:table-cell office:value-type="float" office:value="4917" calcext:value-type="float">
            <text:p>4917</text:p>
          </table:table-cell>
          <table:table-cell office:value-type="float" office:value="2911" calcext:value-type="float">
            <text:p>2911</text:p>
          </table:table-cell>
          <table:table-cell office:value-type="float" office:value="3571" calcext:value-type="float">
            <text:p>3571</text:p>
          </table:table-cell>
          <table:table-cell office:value-type="float" office:value="2788" calcext:value-type="float">
            <text:p>2788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4" calcext:value-type="float">
            <text:p>3104</text:p>
          </table:table-cell>
          <table:table-cell office:value-type="float" office:value="2724" calcext:value-type="float">
            <text:p>2724</text:p>
          </table:table-cell>
          <table:table-cell office:value-type="float" office:value="3014" calcext:value-type="float">
            <text:p>3014</text:p>
          </table:table-cell>
          <table:table-cell office:value-type="float" office:value="2441" calcext:value-type="float">
            <text:p>2441</text:p>
          </table:table-cell>
          <table:table-cell office:value-type="float" office:value="6202" calcext:value-type="float">
            <text:p>6202</text:p>
          </table:table-cell>
          <table:table-cell office:value-type="float" office:value="4197" calcext:value-type="float">
            <text:p>4197</text:p>
          </table:table-cell>
          <table:table-cell office:value-type="float" office:value="2441" calcext:value-type="float">
            <text:p>2441</text:p>
          </table:table-cell>
          <table:table-cell office:value-type="float" office:value="3066" calcext:value-type="float">
            <text:p>3066</text:p>
          </table:table-cell>
          <table:table-cell office:value-type="float" office:value="2217" calcext:value-type="float">
            <text:p>2217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7" calcext:value-type="float">
            <text:p>2567</text:p>
          </table:table-cell>
          <table:table-cell office:value-type="float" office:value="2185" calcext:value-type="float">
            <text:p>2185</text:p>
          </table:table-cell>
          <table:table-cell office:value-type="float" office:value="2576" calcext:value-type="float">
            <text:p>2576</text:p>
          </table:table-cell>
          <table:table-cell office:value-type="float" office:value="1985" calcext:value-type="float">
            <text:p>1985</text:p>
          </table:table-cell>
          <table:table-cell office:value-type="float" office:value="5482" calcext:value-type="float">
            <text:p>5482</text:p>
          </table:table-cell>
          <table:table-cell office:value-type="float" office:value="3471" calcext:value-type="float">
            <text:p>3471</text:p>
          </table:table-cell>
          <table:table-cell office:value-type="float" office:value="1977" calcext:value-type="float">
            <text:p>1977</text:p>
          </table:table-cell>
          <table:table-cell office:value-type="float" office:value="2594" calcext:value-type="float">
            <text:p>2594</text:p>
          </table:table-cell>
          <table:table-cell office:value-type="float" office:value="1637" calcext:value-type="float">
            <text:p>163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7" calcext:value-type="float">
            <text:p>2027</text:p>
          </table:table-cell>
          <table:table-cell office:value-type="float" office:value="1648" calcext:value-type="float">
            <text:p>1648</text:p>
          </table:table-cell>
          <table:table-cell office:value-type="float" office:value="2131" calcext:value-type="float">
            <text:p>2131</text:p>
          </table:table-cell>
          <table:table-cell office:value-type="float" office:value="1534" calcext:value-type="float">
            <text:p>1534</text:p>
          </table:table-cell>
          <table:table-cell office:value-type="float" office:value="4766" calcext:value-type="float">
            <text:p>4766</text:p>
          </table:table-cell>
          <table:table-cell office:value-type="float" office:value="2732" calcext:value-type="float">
            <text:p>2732</text:p>
          </table:table-cell>
          <table:table-cell office:value-type="float" office:value="1531" calcext:value-type="float">
            <text:p>1531</text:p>
          </table:table-cell>
          <table:table-cell office:value-type="float" office:value="2140" calcext:value-type="float">
            <text:p>2140</text:p>
          </table:table-cell>
          <table:table-cell office:value-type="float" office:value="1232" calcext:value-type="float">
            <text:p>123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1269" calcext:value-type="float">
            <text:p>1269</text:p>
          </table:table-cell>
          <table:table-cell office:value-type="float" office:value="1783" calcext:value-type="float">
            <text:p>1783</text:p>
          </table:table-cell>
          <table:table-cell office:value-type="float" office:value="1229" calcext:value-type="float">
            <text:p>1229</text:p>
          </table:table-cell>
          <table:table-cell office:value-type="float" office:value="4115" calcext:value-type="float">
            <text:p>4115</text:p>
          </table:table-cell>
          <table:table-cell office:value-type="float" office:value="2228" calcext:value-type="float">
            <text:p>2228</text:p>
          </table:table-cell>
          <table:table-cell office:value-type="float" office:value="1261" calcext:value-type="float">
            <text:p>1261</text:p>
          </table:table-cell>
          <table:table-cell office:value-type="float" office:value="1679" calcext:value-type="float">
            <text:p>1679</text:p>
          </table:table-cell>
          <table:table-cell office:value-type="float" office:value="867" calcext:value-type="float">
            <text:p>86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9" calcext:value-type="float">
            <text:p>1269</text:p>
          </table:table-cell>
          <table:table-cell office:value-type="float" office:value="902" calcext:value-type="float">
            <text:p>902</text:p>
          </table:table-cell>
          <table:table-cell office:value-type="float" office:value="1431" calcext:value-type="float">
            <text:p>1431</text:p>
          </table:table-cell>
          <table:table-cell office:value-type="float" office:value="930" calcext:value-type="float">
            <text:p>930</text:p>
          </table:table-cell>
          <table:table-cell office:value-type="float" office:value="3447" calcext:value-type="float">
            <text:p>3447</text:p>
          </table:table-cell>
          <table:table-cell office:value-type="float" office:value="1732" calcext:value-type="float">
            <text:p>1732</text:p>
          </table:table-cell>
          <table:table-cell office:value-type="float" office:value="1022" calcext:value-type="float">
            <text:p>1022</text:p>
          </table:table-cell>
          <table:table-cell office:value-type="float" office:value="1232" calcext:value-type="float">
            <text:p>1232</text:p>
          </table:table-cell>
          <table:table-cell office:value-type="float" office:value="508" calcext:value-type="float">
            <text:p>508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535" calcext:value-type="float">
            <text:p>535</text:p>
          </table:table-cell>
          <table:table-cell office:value-type="float" office:value="1095" calcext:value-type="float">
            <text:p>1095</text:p>
          </table:table-cell>
          <table:table-cell office:value-type="float" office:value="639" calcext:value-type="float">
            <text:p>639</text:p>
          </table:table-cell>
          <table:table-cell office:value-type="float" office:value="2750" calcext:value-type="float">
            <text:p>2750</text:p>
          </table:table-cell>
          <table:table-cell office:value-type="float" office:value="1230" calcext:value-type="float">
            <text:p>1230</text:p>
          </table:table-cell>
          <table:table-cell office:value-type="float" office:value="779" calcext:value-type="float">
            <text:p>779</text:p>
          </table:table-cell>
          <table:table-cell office:value-type="float" office:value="768" calcext:value-type="float">
            <text:p>768</text:p>
          </table:table-cell>
          <table:table-cell office:value-type="float" office:value="344" calcext:value-type="float">
            <text:p>34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398" calcext:value-type="float">
            <text:p>398</text:p>
          </table:table-cell>
          <table:table-cell office:value-type="float" office:value="860" calcext:value-type="float">
            <text:p>860</text:p>
          </table:table-cell>
          <table:table-cell office:value-type="float" office:value="422" calcext:value-type="float">
            <text:p>422</text:p>
          </table:table-cell>
          <table:table-cell office:value-type="float" office:value="2141" calcext:value-type="float">
            <text:p>2141</text:p>
          </table:table-cell>
          <table:table-cell office:value-type="float" office:value="896" calcext:value-type="float">
            <text:p>896</text:p>
          </table:table-cell>
          <table:table-cell office:value-type="float" office:value="609" calcext:value-type="float">
            <text:p>609</text:p>
          </table:table-cell>
          <table:table-cell office:value-type="float" office:value="535" calcext:value-type="float">
            <text:p>535</text:p>
          </table:table-cell>
          <table:table-cell office:value-type="float" office:value="238" calcext:value-type="float">
            <text:p>23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295" calcext:value-type="float">
            <text:p>295</text:p>
          </table:table-cell>
          <table:table-cell office:value-type="float" office:value="640" calcext:value-type="float">
            <text:p>640</text:p>
          </table:table-cell>
          <table:table-cell office:value-type="float" office:value="219" calcext:value-type="float">
            <text:p>219</text:p>
          </table:table-cell>
          <table:table-cell office:value-type="float" office:value="1544" calcext:value-type="float">
            <text:p>1544</text:p>
          </table:table-cell>
          <table:table-cell office:value-type="float" office:value="583" calcext:value-type="float">
            <text:p>583</text:p>
          </table:table-cell>
          <table:table-cell office:value-type="float" office:value="453" calcext:value-type="float">
            <text:p>453</text:p>
          </table:table-cell>
          <table:table-cell office:value-type="float" office:value="332" calcext:value-type="float">
            <text:p>332</text:p>
          </table:table-cell>
          <table:table-cell office:value-type="float" office:value="133" calcext:value-type="float">
            <text:p>13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195" calcext:value-type="float">
            <text:p>19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934" calcext:value-type="float">
            <text:p>934</text:p>
          </table:table-cell>
          <table:table-cell office:value-type="float" office:value="274" calcext:value-type="float">
            <text:p>274</text:p>
          </table:table-cell>
          <table:table-cell office:value-type="float" office:value="296" calcext:value-type="float">
            <text:p>296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618" calcext:value-type="float">
            <text:p>618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st200_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759" calcext:value-type="float">
            <text:p>27759</text:p>
          </table:table-cell>
          <table:table-cell office:value-type="float" office:value="27777" calcext:value-type="float">
            <text:p>27777</text:p>
          </table:table-cell>
          <table:table-cell office:value-type="float" office:value="27431" calcext:value-type="float">
            <text:p>27431</text:p>
          </table:table-cell>
          <table:table-cell office:value-type="float" office:value="24036" calcext:value-type="float">
            <text:p>24036</text:p>
          </table:table-cell>
          <table:table-cell office:value-type="float" office:value="30508" calcext:value-type="float">
            <text:p>30508</text:p>
          </table:table-cell>
          <table:table-cell office:value-type="float" office:value="28599" calcext:value-type="float">
            <text:p>28599</text:p>
          </table:table-cell>
          <table:table-cell office:value-type="float" office:value="26096" calcext:value-type="float">
            <text:p>26096</text:p>
          </table:table-cell>
          <table:table-cell office:value-type="float" office:value="28217" calcext:value-type="float">
            <text:p>28217</text:p>
          </table:table-cell>
          <table:table-cell office:value-type="float" office:value="26672" calcext:value-type="float">
            <text:p>26672</text:p>
          </table:table-cell>
          <table:table-cell office:value-type="float" office:value="30347" calcext:value-type="float">
            <text:p>303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080" calcext:value-type="float">
            <text:p>27080</text:p>
          </table:table-cell>
          <table:table-cell office:value-type="float" office:value="26965" calcext:value-type="float">
            <text:p>26965</text:p>
          </table:table-cell>
          <table:table-cell office:value-type="float" office:value="27431" calcext:value-type="float">
            <text:p>27431</text:p>
          </table:table-cell>
          <table:table-cell office:value-type="float" office:value="23275" calcext:value-type="float">
            <text:p>23275</text:p>
          </table:table-cell>
          <table:table-cell office:value-type="float" office:value="29790" calcext:value-type="float">
            <text:p>29790</text:p>
          </table:table-cell>
          <table:table-cell office:value-type="float" office:value="27776" calcext:value-type="float">
            <text:p>27776</text:p>
          </table:table-cell>
          <table:table-cell office:value-type="float" office:value="25316" calcext:value-type="float">
            <text:p>25316</text:p>
          </table:table-cell>
          <table:table-cell office:value-type="float" office:value="27402" calcext:value-type="float">
            <text:p>27402</text:p>
          </table:table-cell>
          <table:table-cell office:value-type="float" office:value="25921" calcext:value-type="float">
            <text:p>25921</text:p>
          </table:table-cell>
          <table:table-cell office:value-type="float" office:value="29415" calcext:value-type="float">
            <text:p>294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263" calcext:value-type="float">
            <text:p>26263</text:p>
          </table:table-cell>
          <table:table-cell office:value-type="float" office:value="26180" calcext:value-type="float">
            <text:p>26180</text:p>
          </table:table-cell>
          <table:table-cell office:value-type="float" office:value="26564" calcext:value-type="float">
            <text:p>26564</text:p>
          </table:table-cell>
          <table:table-cell office:value-type="float" office:value="22578" calcext:value-type="float">
            <text:p>22578</text:p>
          </table:table-cell>
          <table:table-cell office:value-type="float" office:value="29042" calcext:value-type="float">
            <text:p>29042</text:p>
          </table:table-cell>
          <table:table-cell office:value-type="float" office:value="27165" calcext:value-type="float">
            <text:p>27165</text:p>
          </table:table-cell>
          <table:table-cell office:value-type="float" office:value="24373" calcext:value-type="float">
            <text:p>24373</text:p>
          </table:table-cell>
          <table:table-cell office:value-type="float" office:value="26608" calcext:value-type="float">
            <text:p>26608</text:p>
          </table:table-cell>
          <table:table-cell office:value-type="float" office:value="25170" calcext:value-type="float">
            <text:p>25170</text:p>
          </table:table-cell>
          <table:table-cell office:value-type="float" office:value="28542" calcext:value-type="float">
            <text:p>285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445" calcext:value-type="float">
            <text:p>25445</text:p>
          </table:table-cell>
          <table:table-cell office:value-type="float" office:value="25429" calcext:value-type="float">
            <text:p>25429</text:p>
          </table:table-cell>
          <table:table-cell office:value-type="float" office:value="25825" calcext:value-type="float">
            <text:p>25825</text:p>
          </table:table-cell>
          <table:table-cell office:value-type="float" office:value="21869" calcext:value-type="float">
            <text:p>21869</text:p>
          </table:table-cell>
          <table:table-cell office:value-type="float" office:value="28289" calcext:value-type="float">
            <text:p>28289</text:p>
          </table:table-cell>
          <table:table-cell office:value-type="float" office:value="26435" calcext:value-type="float">
            <text:p>26435</text:p>
          </table:table-cell>
          <table:table-cell office:value-type="float" office:value="23480" calcext:value-type="float">
            <text:p>23480</text:p>
          </table:table-cell>
          <table:table-cell office:value-type="float" office:value="25793" calcext:value-type="float">
            <text:p>25793</text:p>
          </table:table-cell>
          <table:table-cell office:value-type="float" office:value="24448" calcext:value-type="float">
            <text:p>24448</text:p>
          </table:table-cell>
          <table:table-cell office:value-type="float" office:value="27696" calcext:value-type="float">
            <text:p>27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694" calcext:value-type="float">
            <text:p>24694</text:p>
          </table:table-cell>
          <table:table-cell office:value-type="float" office:value="24763" calcext:value-type="float">
            <text:p>24763</text:p>
          </table:table-cell>
          <table:table-cell office:value-type="float" office:value="25080" calcext:value-type="float">
            <text:p>25080</text:p>
          </table:table-cell>
          <table:table-cell office:value-type="float" office:value="21263" calcext:value-type="float">
            <text:p>21263</text:p>
          </table:table-cell>
          <table:table-cell office:value-type="float" office:value="27563" calcext:value-type="float">
            <text:p>27563</text:p>
          </table:table-cell>
          <table:table-cell office:value-type="float" office:value="25555" calcext:value-type="float">
            <text:p>25555</text:p>
          </table:table-cell>
          <table:table-cell office:value-type="float" office:value="22621" calcext:value-type="float">
            <text:p>22621</text:p>
          </table:table-cell>
          <table:table-cell office:value-type="float" office:value="24954" calcext:value-type="float">
            <text:p>24954</text:p>
          </table:table-cell>
          <table:table-cell office:value-type="float" office:value="23595" calcext:value-type="float">
            <text:p>23595</text:p>
          </table:table-cell>
          <table:table-cell office:value-type="float" office:value="26875" calcext:value-type="float">
            <text:p>268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17" calcext:value-type="float">
            <text:p>24017</text:p>
          </table:table-cell>
          <table:table-cell office:value-type="float" office:value="23910" calcext:value-type="float">
            <text:p>23910</text:p>
          </table:table-cell>
          <table:table-cell office:value-type="float" office:value="24288" calcext:value-type="float">
            <text:p>24288</text:p>
          </table:table-cell>
          <table:table-cell office:value-type="float" office:value="20624" calcext:value-type="float">
            <text:p>20624</text:p>
          </table:table-cell>
          <table:table-cell office:value-type="float" office:value="26832" calcext:value-type="float">
            <text:p>26832</text:p>
          </table:table-cell>
          <table:table-cell office:value-type="float" office:value="24778" calcext:value-type="float">
            <text:p>24778</text:p>
          </table:table-cell>
          <table:table-cell office:value-type="float" office:value="21783" calcext:value-type="float">
            <text:p>21783</text:p>
          </table:table-cell>
          <table:table-cell office:value-type="float" office:value="24222" calcext:value-type="float">
            <text:p>24222</text:p>
          </table:table-cell>
          <table:table-cell office:value-type="float" office:value="22751" calcext:value-type="float">
            <text:p>22751</text:p>
          </table:table-cell>
          <table:table-cell office:value-type="float" office:value="26054" calcext:value-type="float">
            <text:p>260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303" calcext:value-type="float">
            <text:p>23303</text:p>
          </table:table-cell>
          <table:table-cell office:value-type="float" office:value="22995" calcext:value-type="float">
            <text:p>22995</text:p>
          </table:table-cell>
          <table:table-cell office:value-type="float" office:value="23567" calcext:value-type="float">
            <text:p>23567</text:p>
          </table:table-cell>
          <table:table-cell office:value-type="float" office:value="19985" calcext:value-type="float">
            <text:p>19985</text:p>
          </table:table-cell>
          <table:table-cell office:value-type="float" office:value="26155" calcext:value-type="float">
            <text:p>26155</text:p>
          </table:table-cell>
          <table:table-cell office:value-type="float" office:value="24131" calcext:value-type="float">
            <text:p>24131</text:p>
          </table:table-cell>
          <table:table-cell office:value-type="float" office:value="21003" calcext:value-type="float">
            <text:p>21003</text:p>
          </table:table-cell>
          <table:table-cell office:value-type="float" office:value="23494" calcext:value-type="float">
            <text:p>23494</text:p>
          </table:table-cell>
          <table:table-cell office:value-type="float" office:value="21836" calcext:value-type="float">
            <text:p>21836</text:p>
          </table:table-cell>
          <table:table-cell office:value-type="float" office:value="25284" calcext:value-type="float">
            <text:p>252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457" calcext:value-type="float">
            <text:p>22457</text:p>
          </table:table-cell>
          <table:table-cell office:value-type="float" office:value="22143" calcext:value-type="float">
            <text:p>22143</text:p>
          </table:table-cell>
          <table:table-cell office:value-type="float" office:value="22930" calcext:value-type="float">
            <text:p>22930</text:p>
          </table:table-cell>
          <table:table-cell office:value-type="float" office:value="19268" calcext:value-type="float">
            <text:p>19268</text:p>
          </table:table-cell>
          <table:table-cell office:value-type="float" office:value="25321" calcext:value-type="float">
            <text:p>25321</text:p>
          </table:table-cell>
          <table:table-cell office:value-type="float" office:value="23389" calcext:value-type="float">
            <text:p>23389</text:p>
          </table:table-cell>
          <table:table-cell office:value-type="float" office:value="20240" calcext:value-type="float">
            <text:p>20240</text:p>
          </table:table-cell>
          <table:table-cell office:value-type="float" office:value="22697" calcext:value-type="float">
            <text:p>22697</text:p>
          </table:table-cell>
          <table:table-cell office:value-type="float" office:value="20932" calcext:value-type="float">
            <text:p>20932</text:p>
          </table:table-cell>
          <table:table-cell office:value-type="float" office:value="24524" calcext:value-type="float">
            <text:p>24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672" calcext:value-type="float">
            <text:p>21672</text:p>
          </table:table-cell>
          <table:table-cell office:value-type="float" office:value="21281" calcext:value-type="float">
            <text:p>21281</text:p>
          </table:table-cell>
          <table:table-cell office:value-type="float" office:value="22225" calcext:value-type="float">
            <text:p>22225</text:p>
          </table:table-cell>
          <table:table-cell office:value-type="float" office:value="18441" calcext:value-type="float">
            <text:p>18441</text:p>
          </table:table-cell>
          <table:table-cell office:value-type="float" office:value="24573" calcext:value-type="float">
            <text:p>24573</text:p>
          </table:table-cell>
          <table:table-cell office:value-type="float" office:value="22658" calcext:value-type="float">
            <text:p>22658</text:p>
          </table:table-cell>
          <table:table-cell office:value-type="float" office:value="19605" calcext:value-type="float">
            <text:p>19605</text:p>
          </table:table-cell>
          <table:table-cell office:value-type="float" office:value="21993" calcext:value-type="float">
            <text:p>21993</text:p>
          </table:table-cell>
          <table:table-cell office:value-type="float" office:value="20129" calcext:value-type="float">
            <text:p>20129</text:p>
          </table:table-cell>
          <table:table-cell office:value-type="float" office:value="23638" calcext:value-type="float">
            <text:p>236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993" calcext:value-type="float">
            <text:p>20993</text:p>
          </table:table-cell>
          <table:table-cell office:value-type="float" office:value="20655" calcext:value-type="float">
            <text:p>20655</text:p>
          </table:table-cell>
          <table:table-cell office:value-type="float" office:value="21347" calcext:value-type="float">
            <text:p>21347</text:p>
          </table:table-cell>
          <table:table-cell office:value-type="float" office:value="17669" calcext:value-type="float">
            <text:p>17669</text:p>
          </table:table-cell>
          <table:table-cell office:value-type="float" office:value="23826" calcext:value-type="float">
            <text:p>23826</text:p>
          </table:table-cell>
          <table:table-cell office:value-type="float" office:value="21966" calcext:value-type="float">
            <text:p>21966</text:p>
          </table:table-cell>
          <table:table-cell office:value-type="float" office:value="18949" calcext:value-type="float">
            <text:p>18949</text:p>
          </table:table-cell>
          <table:table-cell office:value-type="float" office:value="21227" calcext:value-type="float">
            <text:p>21227</text:p>
          </table:table-cell>
          <table:table-cell office:value-type="float" office:value="19400" calcext:value-type="float">
            <text:p>19400</text:p>
          </table:table-cell>
          <table:table-cell office:value-type="float" office:value="22790" calcext:value-type="float">
            <text:p>227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1" calcext:value-type="float">
            <text:p>20131</text:p>
          </table:table-cell>
          <table:table-cell office:value-type="float" office:value="19962" calcext:value-type="float">
            <text:p>19962</text:p>
          </table:table-cell>
          <table:table-cell office:value-type="float" office:value="20481" calcext:value-type="float">
            <text:p>20481</text:p>
          </table:table-cell>
          <table:table-cell office:value-type="float" office:value="16905" calcext:value-type="float">
            <text:p>16905</text:p>
          </table:table-cell>
          <table:table-cell office:value-type="float" office:value="23086" calcext:value-type="float">
            <text:p>23086</text:p>
          </table:table-cell>
          <table:table-cell office:value-type="float" office:value="21285" calcext:value-type="float">
            <text:p>21285</text:p>
          </table:table-cell>
          <table:table-cell office:value-type="float" office:value="18242" calcext:value-type="float">
            <text:p>18242</text:p>
          </table:table-cell>
          <table:table-cell office:value-type="float" office:value="20490" calcext:value-type="float">
            <text:p>20490</text:p>
          </table:table-cell>
          <table:table-cell office:value-type="float" office:value="18618" calcext:value-type="float">
            <text:p>18618</text:p>
          </table:table-cell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59" calcext:value-type="float">
            <text:p>19259</text:p>
          </table:table-cell>
          <table:table-cell office:value-type="float" office:value="19249" calcext:value-type="float">
            <text:p>19249</text:p>
          </table:table-cell>
          <table:table-cell office:value-type="float" office:value="19700" calcext:value-type="float">
            <text:p>19700</text:p>
          </table:table-cell>
          <table:table-cell office:value-type="float" office:value="16110" calcext:value-type="float">
            <text:p>16110</text:p>
          </table:table-cell>
          <table:table-cell office:value-type="float" office:value="22402" calcext:value-type="float">
            <text:p>22402</text:p>
          </table:table-cell>
          <table:table-cell office:value-type="float" office:value="20488" calcext:value-type="float">
            <text:p>20488</text:p>
          </table:table-cell>
          <table:table-cell office:value-type="float" office:value="17622" calcext:value-type="float">
            <text:p>17622</text:p>
          </table:table-cell>
          <table:table-cell office:value-type="float" office:value="19725" calcext:value-type="float">
            <text:p>19725</text:p>
          </table:table-cell>
          <table:table-cell office:value-type="float" office:value="17867" calcext:value-type="float">
            <text:p>17867</text:p>
          </table:table-cell>
          <table:table-cell office:value-type="float" office:value="21466" calcext:value-type="float">
            <text:p>214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8" calcext:value-type="float">
            <text:p>18488</text:p>
          </table:table-cell>
          <table:table-cell office:value-type="float" office:value="18655" calcext:value-type="float">
            <text:p>18655</text:p>
          </table:table-cell>
          <table:table-cell office:value-type="float" office:value="18909" calcext:value-type="float">
            <text:p>18909</text:p>
          </table:table-cell>
          <table:table-cell office:value-type="float" office:value="15364" calcext:value-type="float">
            <text:p>15364</text:p>
          </table:table-cell>
          <table:table-cell office:value-type="float" office:value="21687" calcext:value-type="float">
            <text:p>21687</text:p>
          </table:table-cell>
          <table:table-cell office:value-type="float" office:value="19689" calcext:value-type="float">
            <text:p>19689</text:p>
          </table:table-cell>
          <table:table-cell office:value-type="float" office:value="16986" calcext:value-type="float">
            <text:p>16986</text:p>
          </table:table-cell>
          <table:table-cell office:value-type="float" office:value="19091" calcext:value-type="float">
            <text:p>19091</text:p>
          </table:table-cell>
          <table:table-cell office:value-type="float" office:value="17050" calcext:value-type="float">
            <text:p>17050</text:p>
          </table:table-cell>
          <table:table-cell office:value-type="float" office:value="20812" calcext:value-type="float">
            <text:p>2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87" calcext:value-type="float">
            <text:p>17687</text:p>
          </table:table-cell>
          <table:table-cell office:value-type="float" office:value="17964" calcext:value-type="float">
            <text:p>17964</text:p>
          </table:table-cell>
          <table:table-cell office:value-type="float" office:value="18043" calcext:value-type="float">
            <text:p>18043</text:p>
          </table:table-cell>
          <table:table-cell office:value-type="float" office:value="14592" calcext:value-type="float">
            <text:p>14592</text:p>
          </table:table-cell>
          <table:table-cell office:value-type="float" office:value="20953" calcext:value-type="float">
            <text:p>20953</text:p>
          </table:table-cell>
          <table:table-cell office:value-type="float" office:value="18908" calcext:value-type="float">
            <text:p>18908</text:p>
          </table:table-cell>
          <table:table-cell office:value-type="float" office:value="16276" calcext:value-type="float">
            <text:p>16276</text:p>
          </table:table-cell>
          <table:table-cell office:value-type="float" office:value="18335" calcext:value-type="float">
            <text:p>18335</text:p>
          </table:table-cell>
          <table:table-cell office:value-type="float" office:value="16226" calcext:value-type="float">
            <text:p>16226</text:p>
          </table:table-cell>
          <table:table-cell office:value-type="float" office:value="20232" calcext:value-type="float">
            <text:p>202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63" calcext:value-type="float">
            <text:p>16863</text:p>
          </table:table-cell>
          <table:table-cell office:value-type="float" office:value="17197" calcext:value-type="float">
            <text:p>17197</text:p>
          </table:table-cell>
          <table:table-cell office:value-type="float" office:value="17149" calcext:value-type="float">
            <text:p>17149</text:p>
          </table:table-cell>
          <table:table-cell office:value-type="float" office:value="13837" calcext:value-type="float">
            <text:p>13837</text:p>
          </table:table-cell>
          <table:table-cell office:value-type="float" office:value="20260" calcext:value-type="float">
            <text:p>20260</text:p>
          </table:table-cell>
          <table:table-cell office:value-type="float" office:value="18082" calcext:value-type="float">
            <text:p>18082</text:p>
          </table:table-cell>
          <table:table-cell office:value-type="float" office:value="15494" calcext:value-type="float">
            <text:p>15494</text:p>
          </table:table-cell>
          <table:table-cell office:value-type="float" office:value="17542" calcext:value-type="float">
            <text:p>17542</text:p>
          </table:table-cell>
          <table:table-cell office:value-type="float" office:value="15439" calcext:value-type="float">
            <text:p>15439</text:p>
          </table:table-cell>
          <table:table-cell office:value-type="float" office:value="19662" calcext:value-type="float">
            <text:p>196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83" calcext:value-type="float">
            <text:p>16083</text:p>
          </table:table-cell>
          <table:table-cell office:value-type="float" office:value="16342" calcext:value-type="float">
            <text:p>16342</text:p>
          </table:table-cell>
          <table:table-cell office:value-type="float" office:value="16357" calcext:value-type="float">
            <text:p>16357</text:p>
          </table:table-cell>
          <table:table-cell office:value-type="float" office:value="13109" calcext:value-type="float">
            <text:p>13109</text:p>
          </table:table-cell>
          <table:table-cell office:value-type="float" office:value="19534" calcext:value-type="float">
            <text:p>19534</text:p>
          </table:table-cell>
          <table:table-cell office:value-type="float" office:value="17340" calcext:value-type="float">
            <text:p>17340</text:p>
          </table:table-cell>
          <table:table-cell office:value-type="float" office:value="14732" calcext:value-type="float">
            <text:p>14732</text:p>
          </table:table-cell>
          <table:table-cell office:value-type="float" office:value="16769" calcext:value-type="float">
            <text:p>16769</text:p>
          </table:table-cell>
          <table:table-cell office:value-type="float" office:value="14665" calcext:value-type="float">
            <text:p>14665</text:p>
          </table:table-cell>
          <table:table-cell office:value-type="float" office:value="19055" calcext:value-type="float">
            <text:p>19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58" calcext:value-type="float">
            <text:p>15258</text:p>
          </table:table-cell>
          <table:table-cell office:value-type="float" office:value="15555" calcext:value-type="float">
            <text:p>15555</text:p>
          </table:table-cell>
          <table:table-cell office:value-type="float" office:value="15530" calcext:value-type="float">
            <text:p>15530</text:p>
          </table:table-cell>
          <table:table-cell office:value-type="float" office:value="12359" calcext:value-type="float">
            <text:p>12359</text:p>
          </table:table-cell>
          <table:table-cell office:value-type="float" office:value="18825" calcext:value-type="float">
            <text:p>18825</text:p>
          </table:table-cell>
          <table:table-cell office:value-type="float" office:value="16659" calcext:value-type="float">
            <text:p>16659</text:p>
          </table:table-cell>
          <table:table-cell office:value-type="float" office:value="14007" calcext:value-type="float">
            <text:p>14007</text:p>
          </table:table-cell>
          <table:table-cell office:value-type="float" office:value="16109" calcext:value-type="float">
            <text:p>16109</text:p>
          </table:table-cell>
          <table:table-cell office:value-type="float" office:value="13858" calcext:value-type="float">
            <text:p>13858</text:p>
          </table:table-cell>
          <table:table-cell office:value-type="float" office:value="18366" calcext:value-type="float">
            <text:p>183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56" calcext:value-type="float">
            <text:p>14356</text:p>
          </table:table-cell>
          <table:table-cell office:value-type="float" office:value="14791" calcext:value-type="float">
            <text:p>14791</text:p>
          </table:table-cell>
          <table:table-cell office:value-type="float" office:value="14658" calcext:value-type="float">
            <text:p>14658</text:p>
          </table:table-cell>
          <table:table-cell office:value-type="float" office:value="11568" calcext:value-type="float">
            <text:p>11568</text:p>
          </table:table-cell>
          <table:table-cell office:value-type="float" office:value="18160" calcext:value-type="float">
            <text:p>18160</text:p>
          </table:table-cell>
          <table:table-cell office:value-type="float" office:value="15931" calcext:value-type="float">
            <text:p>15931</text:p>
          </table:table-cell>
          <table:table-cell office:value-type="float" office:value="13272" calcext:value-type="float">
            <text:p>13272</text:p>
          </table:table-cell>
          <table:table-cell office:value-type="float" office:value="15421" calcext:value-type="float">
            <text:p>15421</text:p>
          </table:table-cell>
          <table:table-cell office:value-type="float" office:value="13090" calcext:value-type="float">
            <text:p>13090</text:p>
          </table:table-cell>
          <table:table-cell office:value-type="float" office:value="17590" calcext:value-type="float">
            <text:p>175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57" calcext:value-type="float">
            <text:p>13557</text:p>
          </table:table-cell>
          <table:table-cell office:value-type="float" office:value="13996" calcext:value-type="float">
            <text:p>13996</text:p>
          </table:table-cell>
          <table:table-cell office:value-type="float" office:value="13910" calcext:value-type="float">
            <text:p>13910</text:p>
          </table:table-cell>
          <table:table-cell office:value-type="float" office:value="10841" calcext:value-type="float">
            <text:p>10841</text:p>
          </table:table-cell>
          <table:table-cell office:value-type="float" office:value="17503" calcext:value-type="float">
            <text:p>17503</text:p>
          </table:table-cell>
          <table:table-cell office:value-type="float" office:value="15264" calcext:value-type="float">
            <text:p>15264</text:p>
          </table:table-cell>
          <table:table-cell office:value-type="float" office:value="13272" calcext:value-type="float">
            <text:p>13272</text:p>
          </table:table-cell>
          <table:table-cell office:value-type="float" office:value="14592" calcext:value-type="float">
            <text:p>14592</text:p>
          </table:table-cell>
          <table:table-cell office:value-type="float" office:value="12342" calcext:value-type="float">
            <text:p>12342</text:p>
          </table:table-cell>
          <table:table-cell office:value-type="float" office:value="16798" calcext:value-type="float">
            <text:p>167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748" calcext:value-type="float">
            <text:p>12748</text:p>
          </table:table-cell>
          <table:table-cell office:value-type="float" office:value="13215" calcext:value-type="float">
            <text:p>13215</text:p>
          </table:table-cell>
          <table:table-cell office:value-type="float" office:value="13173" calcext:value-type="float">
            <text:p>13173</text:p>
          </table:table-cell>
          <table:table-cell office:value-type="float" office:value="10081" calcext:value-type="float">
            <text:p>10081</text:p>
          </table:table-cell>
          <table:table-cell office:value-type="float" office:value="16773" calcext:value-type="float">
            <text:p>16773</text:p>
          </table:table-cell>
          <table:table-cell office:value-type="float" office:value="14574" calcext:value-type="float">
            <text:p>14574</text:p>
          </table:table-cell>
          <table:table-cell office:value-type="float" office:value="12420" calcext:value-type="float">
            <text:p>12420</text:p>
          </table:table-cell>
          <table:table-cell office:value-type="float" office:value="13751" calcext:value-type="float">
            <text:p>13751</text:p>
          </table:table-cell>
          <table:table-cell office:value-type="float" office:value="11573" calcext:value-type="float">
            <text:p>11573</text:p>
          </table:table-cell>
          <table:table-cell office:value-type="float" office:value="15986" calcext:value-type="float">
            <text:p>159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17" calcext:value-type="float">
            <text:p>11917</text:p>
          </table:table-cell>
          <table:table-cell office:value-type="float" office:value="12353" calcext:value-type="float">
            <text:p>12353</text:p>
          </table:table-cell>
          <table:table-cell office:value-type="float" office:value="12394" calcext:value-type="float">
            <text:p>12394</text:p>
          </table:table-cell>
          <table:table-cell office:value-type="float" office:value="9360" calcext:value-type="float">
            <text:p>9360</text:p>
          </table:table-cell>
          <table:table-cell office:value-type="float" office:value="15957" calcext:value-type="float">
            <text:p>15957</text:p>
          </table:table-cell>
          <table:table-cell office:value-type="float" office:value="13779" calcext:value-type="float">
            <text:p>13779</text:p>
          </table:table-cell>
          <table:table-cell office:value-type="float" office:value="11594" calcext:value-type="float">
            <text:p>11594</text:p>
          </table:table-cell>
          <table:table-cell office:value-type="float" office:value="12977" calcext:value-type="float">
            <text:p>12977</text:p>
          </table:table-cell>
          <table:table-cell office:value-type="float" office:value="10838" calcext:value-type="float">
            <text:p>10838</text:p>
          </table:table-cell>
          <table:table-cell office:value-type="float" office:value="15204" calcext:value-type="float">
            <text:p>152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93" calcext:value-type="float">
            <text:p>11293</text:p>
          </table:table-cell>
          <table:table-cell office:value-type="float" office:value="11577" calcext:value-type="float">
            <text:p>11577</text:p>
          </table:table-cell>
          <table:table-cell office:value-type="float" office:value="11661" calcext:value-type="float">
            <text:p>11661</text:p>
          </table:table-cell>
          <table:table-cell office:value-type="float" office:value="8728" calcext:value-type="float">
            <text:p>8728</text:p>
          </table:table-cell>
          <table:table-cell office:value-type="float" office:value="15209" calcext:value-type="float">
            <text:p>15209</text:p>
          </table:table-cell>
          <table:table-cell office:value-type="float" office:value="13083" calcext:value-type="float">
            <text:p>13083</text:p>
          </table:table-cell>
          <table:table-cell office:value-type="float" office:value="10875" calcext:value-type="float">
            <text:p>10875</text:p>
          </table:table-cell>
          <table:table-cell office:value-type="float" office:value="12205" calcext:value-type="float">
            <text:p>12205</text:p>
          </table:table-cell>
          <table:table-cell office:value-type="float" office:value="10094" calcext:value-type="float">
            <text:p>10094</text:p>
          </table:table-cell>
          <table:table-cell office:value-type="float" office:value="14568" calcext:value-type="float">
            <text:p>145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85" calcext:value-type="float">
            <text:p>10685</text:p>
          </table:table-cell>
          <table:table-cell office:value-type="float" office:value="10837" calcext:value-type="float">
            <text:p>10837</text:p>
          </table:table-cell>
          <table:table-cell office:value-type="float" office:value="10880" calcext:value-type="float">
            <text:p>10880</text:p>
          </table:table-cell>
          <table:table-cell office:value-type="float" office:value="8096" calcext:value-type="float">
            <text:p>8096</text:p>
          </table:table-cell>
          <table:table-cell office:value-type="float" office:value="14425" calcext:value-type="float">
            <text:p>14425</text:p>
          </table:table-cell>
          <table:table-cell office:value-type="float" office:value="12333" calcext:value-type="float">
            <text:p>12333</text:p>
          </table:table-cell>
          <table:table-cell office:value-type="float" office:value="10150" calcext:value-type="float">
            <text:p>10150</text:p>
          </table:table-cell>
          <table:table-cell office:value-type="float" office:value="11451" calcext:value-type="float">
            <text:p>11451</text:p>
          </table:table-cell>
          <table:table-cell office:value-type="float" office:value="9383" calcext:value-type="float">
            <text:p>9383</text:p>
          </table:table-cell>
          <table:table-cell office:value-type="float" office:value="13927" calcext:value-type="float">
            <text:p>139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71" calcext:value-type="float">
            <text:p>10071</text:p>
          </table:table-cell>
          <table:table-cell office:value-type="float" office:value="10103" calcext:value-type="float">
            <text:p>10103</text:p>
          </table:table-cell>
          <table:table-cell office:value-type="float" office:value="10106" calcext:value-type="float">
            <text:p>10106</text:p>
          </table:table-cell>
          <table:table-cell office:value-type="float" office:value="7463" calcext:value-type="float">
            <text:p>7463</text:p>
          </table:table-cell>
          <table:table-cell office:value-type="float" office:value="13710" calcext:value-type="float">
            <text:p>13710</text:p>
          </table:table-cell>
          <table:table-cell office:value-type="float" office:value="11605" calcext:value-type="float">
            <text:p>11605</text:p>
          </table:table-cell>
          <table:table-cell office:value-type="float" office:value="9432" calcext:value-type="float">
            <text:p>9432</text:p>
          </table:table-cell>
          <table:table-cell office:value-type="float" office:value="10711" calcext:value-type="float">
            <text:p>10711</text:p>
          </table:table-cell>
          <table:table-cell office:value-type="float" office:value="8640" calcext:value-type="float">
            <text:p>8640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14" calcext:value-type="float">
            <text:p>9314</text:p>
          </table:table-cell>
          <table:table-cell office:value-type="float" office:value="9331" calcext:value-type="float">
            <text:p>9331</text:p>
          </table:table-cell>
          <table:table-cell office:value-type="float" office:value="9349" calcext:value-type="float">
            <text:p>9349</text:p>
          </table:table-cell>
          <table:table-cell office:value-type="float" office:value="6887" calcext:value-type="float">
            <text:p>6887</text:p>
          </table:table-cell>
          <table:table-cell office:value-type="float" office:value="12996" calcext:value-type="float">
            <text:p>12996</text:p>
          </table:table-cell>
          <table:table-cell office:value-type="float" office:value="10900" calcext:value-type="float">
            <text:p>10900</text:p>
          </table:table-cell>
          <table:table-cell office:value-type="float" office:value="8684" calcext:value-type="float">
            <text:p>8684</text:p>
          </table:table-cell>
          <table:table-cell office:value-type="float" office:value="9917" calcext:value-type="float">
            <text:p>9917</text:p>
          </table:table-cell>
          <table:table-cell office:value-type="float" office:value="7814" calcext:value-type="float">
            <text:p>7814</text:p>
          </table:table-cell>
          <table:table-cell office:value-type="float" office:value="12595" calcext:value-type="float">
            <text:p>12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38" calcext:value-type="float">
            <text:p>8538</text:p>
          </table:table-cell>
          <table:table-cell office:value-type="float" office:value="8563" calcext:value-type="float">
            <text:p>8563</text:p>
          </table:table-cell>
          <table:table-cell office:value-type="float" office:value="8601" calcext:value-type="float">
            <text:p>8601</text:p>
          </table:table-cell>
          <table:table-cell office:value-type="float" office:value="6317" calcext:value-type="float">
            <text:p>6317</text:p>
          </table:table-cell>
          <table:table-cell office:value-type="float" office:value="12282" calcext:value-type="float">
            <text:p>12282</text:p>
          </table:table-cell>
          <table:table-cell office:value-type="float" office:value="10185" calcext:value-type="float">
            <text:p>10185</text:p>
          </table:table-cell>
          <table:table-cell office:value-type="float" office:value="7887" calcext:value-type="float">
            <text:p>7887</text:p>
          </table:table-cell>
          <table:table-cell office:value-type="float" office:value="9119" calcext:value-type="float">
            <text:p>9119</text:p>
          </table:table-cell>
          <table:table-cell office:value-type="float" office:value="6939" calcext:value-type="float">
            <text:p>6939</text:p>
          </table:table-cell>
          <table:table-cell office:value-type="float" office:value="11908" calcext:value-type="float">
            <text:p>119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64" calcext:value-type="float">
            <text:p>7764</text:p>
          </table:table-cell>
          <table:table-cell office:value-type="float" office:value="7751" calcext:value-type="float">
            <text:p>7751</text:p>
          </table:table-cell>
          <table:table-cell office:value-type="float" office:value="7759" calcext:value-type="float">
            <text:p>7759</text:p>
          </table:table-cell>
          <table:table-cell office:value-type="float" office:value="5746" calcext:value-type="float">
            <text:p>5746</text:p>
          </table:table-cell>
          <table:table-cell office:value-type="float" office:value="11521" calcext:value-type="float">
            <text:p>11521</text:p>
          </table:table-cell>
          <table:table-cell office:value-type="float" office:value="9338" calcext:value-type="float">
            <text:p>9338</text:p>
          </table:table-cell>
          <table:table-cell office:value-type="float" office:value="7076" calcext:value-type="float">
            <text:p>7076</text:p>
          </table:table-cell>
          <table:table-cell office:value-type="float" office:value="8241" calcext:value-type="float">
            <text:p>8241</text:p>
          </table:table-cell>
          <table:table-cell office:value-type="float" office:value="6239" calcext:value-type="float">
            <text:p>6239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28" calcext:value-type="float">
            <text:p>7028</text:p>
          </table:table-cell>
          <table:table-cell office:value-type="float" office:value="7027" calcext:value-type="float">
            <text:p>7027</text:p>
          </table:table-cell>
          <table:table-cell office:value-type="float" office:value="7006" calcext:value-type="float">
            <text:p>7006</text:p>
          </table:table-cell>
          <table:table-cell office:value-type="float" office:value="5232" calcext:value-type="float">
            <text:p>5232</text:p>
          </table:table-cell>
          <table:table-cell office:value-type="float" office:value="10743" calcext:value-type="float">
            <text:p>10743</text:p>
          </table:table-cell>
          <table:table-cell office:value-type="float" office:value="8587" calcext:value-type="float">
            <text:p>8587</text:p>
          </table:table-cell>
          <table:table-cell office:value-type="float" office:value="6324" calcext:value-type="float">
            <text:p>6324</text:p>
          </table:table-cell>
          <table:table-cell office:value-type="float" office:value="7486" calcext:value-type="float">
            <text:p>7486</text:p>
          </table:table-cell>
          <table:table-cell office:value-type="float" office:value="5607" calcext:value-type="float">
            <text:p>5607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83" calcext:value-type="float">
            <text:p>6283</text:p>
          </table:table-cell>
          <table:table-cell office:value-type="float" office:value="6309" calcext:value-type="float">
            <text:p>6309</text:p>
          </table:table-cell>
          <table:table-cell office:value-type="float" office:value="6208" calcext:value-type="float">
            <text:p>6208</text:p>
          </table:table-cell>
          <table:table-cell office:value-type="float" office:value="4717" calcext:value-type="float">
            <text:p>4717</text:p>
          </table:table-cell>
          <table:table-cell office:value-type="float" office:value="9942" calcext:value-type="float">
            <text:p>9942</text:p>
          </table:table-cell>
          <table:table-cell office:value-type="float" office:value="7846" calcext:value-type="float">
            <text:p>7846</text:p>
          </table:table-cell>
          <table:table-cell office:value-type="float" office:value="5604" calcext:value-type="float">
            <text:p>5604</text:p>
          </table:table-cell>
          <table:table-cell office:value-type="float" office:value="6669" calcext:value-type="float">
            <text:p>6669</text:p>
          </table:table-cell>
          <table:table-cell office:value-type="float" office:value="4976" calcext:value-type="float">
            <text:p>4976</text:p>
          </table:table-cell>
          <table:table-cell office:value-type="float" office:value="9587" calcext:value-type="float">
            <text:p>9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51" calcext:value-type="float">
            <text:p>5451</text:p>
          </table:table-cell>
          <table:table-cell office:value-type="float" office:value="5560" calcext:value-type="float">
            <text:p>5560</text:p>
          </table:table-cell>
          <table:table-cell office:value-type="float" office:value="5354" calcext:value-type="float">
            <text:p>5354</text:p>
          </table:table-cell>
          <table:table-cell office:value-type="float" office:value="4202" calcext:value-type="float">
            <text:p>4202</text:p>
          </table:table-cell>
          <table:table-cell office:value-type="float" office:value="9080" calcext:value-type="float">
            <text:p>9080</text:p>
          </table:table-cell>
          <table:table-cell office:value-type="float" office:value="7085" calcext:value-type="float">
            <text:p>7085</text:p>
          </table:table-cell>
          <table:table-cell office:value-type="float" office:value="4839" calcext:value-type="float">
            <text:p>4839</text:p>
          </table:table-cell>
          <table:table-cell office:value-type="float" office:value="5846" calcext:value-type="float">
            <text:p>5846</text:p>
          </table:table-cell>
          <table:table-cell office:value-type="float" office:value="4426" calcext:value-type="float">
            <text:p>4426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9" calcext:value-type="float">
            <text:p>4809</text:p>
          </table:table-cell>
          <table:table-cell office:value-type="float" office:value="4859" calcext:value-type="float">
            <text:p>4859</text:p>
          </table:table-cell>
          <table:table-cell office:value-type="float" office:value="4699" calcext:value-type="float">
            <text:p>4699</text:p>
          </table:table-cell>
          <table:table-cell office:value-type="float" office:value="3741" calcext:value-type="float">
            <text:p>3741</text:p>
          </table:table-cell>
          <table:table-cell office:value-type="float" office:value="8383" calcext:value-type="float">
            <text:p>8383</text:p>
          </table:table-cell>
          <table:table-cell office:value-type="float" office:value="6369" calcext:value-type="float">
            <text:p>6369</text:p>
          </table:table-cell>
          <table:table-cell office:value-type="float" office:value="4223" calcext:value-type="float">
            <text:p>4223</text:p>
          </table:table-cell>
          <table:table-cell office:value-type="float" office:value="5103" calcext:value-type="float">
            <text:p>5103</text:p>
          </table:table-cell>
          <table:table-cell office:value-type="float" office:value="3919" calcext:value-type="float">
            <text:p>3919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0" calcext:value-type="float">
            <text:p>4190</text:p>
          </table:table-cell>
          <table:table-cell office:value-type="float" office:value="4132" calcext:value-type="float">
            <text:p>4132</text:p>
          </table:table-cell>
          <table:table-cell office:value-type="float" office:value="4069" calcext:value-type="float">
            <text:p>4069</text:p>
          </table:table-cell>
          <table:table-cell office:value-type="float" office:value="3308" calcext:value-type="float">
            <text:p>3308</text:p>
          </table:table-cell>
          <table:table-cell office:value-type="float" office:value="7705" calcext:value-type="float">
            <text:p>7705</text:p>
          </table:table-cell>
          <table:table-cell office:value-type="float" office:value="5640" calcext:value-type="float">
            <text:p>5640</text:p>
          </table:table-cell>
          <table:table-cell office:value-type="float" office:value="3588" calcext:value-type="float">
            <text:p>3588</text:p>
          </table:table-cell>
          <table:table-cell office:value-type="float" office:value="4403" calcext:value-type="float">
            <text:p>4403</text:p>
          </table:table-cell>
          <table:table-cell office:value-type="float" office:value="3419" calcext:value-type="float">
            <text:p>3419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60" calcext:value-type="float">
            <text:p>3560</text:p>
          </table:table-cell>
          <table:table-cell office:value-type="float" office:value="3391" calcext:value-type="float">
            <text:p>3391</text:p>
          </table:table-cell>
          <table:table-cell office:value-type="float" office:value="3425" calcext:value-type="float">
            <text:p>3425</text:p>
          </table:table-cell>
          <table:table-cell office:value-type="float" office:value="2874" calcext:value-type="float">
            <text:p>2874</text:p>
          </table:table-cell>
          <table:table-cell office:value-type="float" office:value="6979" calcext:value-type="float">
            <text:p>6979</text:p>
          </table:table-cell>
          <table:table-cell office:value-type="float" office:value="4880" calcext:value-type="float">
            <text:p>4880</text:p>
          </table:table-cell>
          <table:table-cell office:value-type="float" office:value="2956" calcext:value-type="float">
            <text:p>2956</text:p>
          </table:table-cell>
          <table:table-cell office:value-type="float" office:value="3652" calcext:value-type="float">
            <text:p>3652</text:p>
          </table:table-cell>
          <table:table-cell office:value-type="float" office:value="2850" calcext:value-type="float">
            <text:p>2850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32" calcext:value-type="float">
            <text:p>3032</text:p>
          </table:table-cell>
          <table:table-cell office:value-type="float" office:value="2801" calcext:value-type="float">
            <text:p>2801</text:p>
          </table:table-cell>
          <table:table-cell office:value-type="float" office:value="2945" calcext:value-type="float">
            <text:p>2945</text:p>
          </table:table-cell>
          <table:table-cell office:value-type="float" office:value="2423" calcext:value-type="float">
            <text:p>2423</text:p>
          </table:table-cell>
          <table:table-cell office:value-type="float" office:value="6275" calcext:value-type="float">
            <text:p>6275</text:p>
          </table:table-cell>
          <table:table-cell office:value-type="float" office:value="4159" calcext:value-type="float">
            <text:p>4159</text:p>
          </table:table-cell>
          <table:table-cell office:value-type="float" office:value="2492" calcext:value-type="float">
            <text:p>2492</text:p>
          </table:table-cell>
          <table:table-cell office:value-type="float" office:value="3142" calcext:value-type="float">
            <text:p>3142</text:p>
          </table:table-cell>
          <table:table-cell office:value-type="float" office:value="2261" calcext:value-type="float">
            <text:p>2261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8" calcext:value-type="float">
            <text:p>2508</text:p>
          </table:table-cell>
          <table:table-cell office:value-type="float" office:value="2267" calcext:value-type="float">
            <text:p>2267</text:p>
          </table:table-cell>
          <table:table-cell office:value-type="float" office:value="2511" calcext:value-type="float">
            <text:p>2511</text:p>
          </table:table-cell>
          <table:table-cell office:value-type="float" office:value="1971" calcext:value-type="float">
            <text:p>1971</text:p>
          </table:table-cell>
          <table:table-cell office:value-type="float" office:value="5565" calcext:value-type="float">
            <text:p>5565</text:p>
          </table:table-cell>
          <table:table-cell office:value-type="float" office:value="3429" calcext:value-type="float">
            <text:p>3429</text:p>
          </table:table-cell>
          <table:table-cell office:value-type="float" office:value="2038" calcext:value-type="float">
            <text:p>2038</text:p>
          </table:table-cell>
          <table:table-cell office:value-type="float" office:value="2666" calcext:value-type="float">
            <text:p>2666</text:p>
          </table:table-cell>
          <table:table-cell office:value-type="float" office:value="1675" calcext:value-type="float">
            <text:p>1675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office:value-type="float" office:value="1717" calcext:value-type="float">
            <text:p>1717</text:p>
          </table:table-cell>
          <table:table-cell office:value-type="float" office:value="2063" calcext:value-type="float">
            <text:p>2063</text:p>
          </table:table-cell>
          <table:table-cell office:value-type="float" office:value="1501" calcext:value-type="float">
            <text:p>1501</text:p>
          </table:table-cell>
          <table:table-cell office:value-type="float" office:value="4848" calcext:value-type="float">
            <text:p>4848</text:p>
          </table:table-cell>
          <table:table-cell office:value-type="float" office:value="2685" calcext:value-type="float">
            <text:p>2685</text:p>
          </table:table-cell>
          <table:table-cell office:value-type="float" office:value="1590" calcext:value-type="float">
            <text:p>1590</text:p>
          </table:table-cell>
          <table:table-cell office:value-type="float" office:value="2194" calcext:value-type="float">
            <text:p>2194</text:p>
          </table:table-cell>
          <table:table-cell office:value-type="float" office:value="1254" calcext:value-type="float">
            <text:p>1254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8" calcext:value-type="float">
            <text:p>1598</text:p>
          </table:table-cell>
          <table:table-cell office:value-type="float" office:value="1314" calcext:value-type="float">
            <text:p>1314</text:p>
          </table:table-cell>
          <table:table-cell office:value-type="float" office:value="1724" calcext:value-type="float">
            <text:p>1724</text:p>
          </table:table-cell>
          <table:table-cell office:value-type="float" office:value="1201" calcext:value-type="float">
            <text:p>1201</text:p>
          </table:table-cell>
          <table:table-cell office:value-type="float" office:value="4165" calcext:value-type="float">
            <text:p>4165</text:p>
          </table:table-cell>
          <table:table-cell office:value-type="float" office:value="2182" calcext:value-type="float">
            <text:p>2182</text:p>
          </table:table-cell>
          <table:table-cell office:value-type="float" office:value="1311" calcext:value-type="float">
            <text:p>1311</text:p>
          </table:table-cell>
          <table:table-cell office:value-type="float" office:value="1726" calcext:value-type="float">
            <text:p>1726</text:p>
          </table:table-cell>
          <table:table-cell office:value-type="float" office:value="894" calcext:value-type="float">
            <text:p>894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2" calcext:value-type="float">
            <text:p>1232</text:p>
          </table:table-cell>
          <table:table-cell office:value-type="float" office:value="943" calcext:value-type="float">
            <text:p>943</text:p>
          </table:table-cell>
          <table:table-cell office:value-type="float" office:value="1395" calcext:value-type="float">
            <text:p>1395</text:p>
          </table:table-cell>
          <table:table-cell office:value-type="float" office:value="912" calcext:value-type="float">
            <text:p>912</text:p>
          </table:table-cell>
          <table:table-cell office:value-type="float" office:value="3491" calcext:value-type="float">
            <text:p>3491</text:p>
          </table:table-cell>
          <table:table-cell office:value-type="float" office:value="1690" calcext:value-type="float">
            <text:p>1690</text:p>
          </table:table-cell>
          <table:table-cell office:value-type="float" office:value="1056" calcext:value-type="float">
            <text:p>1056</text:p>
          </table:table-cell>
          <table:table-cell office:value-type="float" office:value="1263" calcext:value-type="float">
            <text:p>1263</text:p>
          </table:table-cell>
          <table:table-cell office:value-type="float" office:value="531" calcext:value-type="float">
            <text:p>531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1069" calcext:value-type="float">
            <text:p>1069</text:p>
          </table:table-cell>
          <table:table-cell office:value-type="float" office:value="628" calcext:value-type="float">
            <text:p>628</text:p>
          </table:table-cell>
          <table:table-cell office:value-type="float" office:value="2796" calcext:value-type="float">
            <text:p>2796</text:p>
          </table:table-cell>
          <table:table-cell office:value-type="float" office:value="1206" calcext:value-type="float">
            <text:p>1206</text:p>
          </table:table-cell>
          <table:table-cell office:value-type="float" office:value="799" calcext:value-type="float">
            <text:p>799</text:p>
          </table:table-cell>
          <table:table-cell office:value-type="float" office:value="792" calcext:value-type="float">
            <text:p>792</text:p>
          </table:table-cell>
          <table:table-cell office:value-type="float" office:value="350" calcext:value-type="float">
            <text:p>350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8" calcext:value-type="float">
            <text:p>678</text:p>
          </table:table-cell>
          <table:table-cell office:value-type="float" office:value="412" calcext:value-type="float">
            <text:p>412</text:p>
          </table:table-cell>
          <table:table-cell office:value-type="float" office:value="836" calcext:value-type="float">
            <text:p>836</text:p>
          </table:table-cell>
          <table:table-cell office:value-type="float" office:value="411" calcext:value-type="float">
            <text:p>411</text:p>
          </table:table-cell>
          <table:table-cell office:value-type="float" office:value="2186" calcext:value-type="float">
            <text:p>2186</text:p>
          </table:table-cell>
          <table:table-cell office:value-type="float" office:value="876" calcext:value-type="float">
            <text:p>876</text:p>
          </table:table-cell>
          <table:table-cell office:value-type="float" office:value="634" calcext:value-type="float">
            <text:p>634</text:p>
          </table:table-cell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314" calcext:value-type="float">
            <text:p>314</text:p>
          </table:table-cell>
          <table:table-cell office:value-type="float" office:value="616" calcext:value-type="float">
            <text:p>616</text:p>
          </table:table-cell>
          <table:table-cell office:value-type="float" office:value="211" calcext:value-type="float">
            <text:p>211</text:p>
          </table:table-cell>
          <table:table-cell office:value-type="float" office:value="1567" calcext:value-type="float">
            <text:p>1567</text:p>
          </table:table-cell>
          <table:table-cell office:value-type="float" office:value="562" calcext:value-type="float">
            <text:p>562</text:p>
          </table:table-cell>
          <table:table-cell office:value-type="float" office:value="476" calcext:value-type="float">
            <text:p>476</text:p>
          </table:table-cell>
          <table:table-cell office:value-type="float" office:value="341" calcext:value-type="float">
            <text:p>341</text:p>
          </table:table-cell>
          <table:table-cell office:value-type="float" office:value="146" calcext:value-type="float">
            <text:p>14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207" calcext:value-type="float">
            <text:p>20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ull</text:p>
          </table:table-cell>
          <table:table-cell office:value-type="float" office:value="953" calcext:value-type="float">
            <text:p>953</text:p>
          </table:table-cell>
          <table:table-cell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ull</text:p>
          </table:table-cell>
          <table:table-cell office:value-type="float" office:value="633" calcext:value-type="float">
            <text:p>633</text:p>
          </table:table-cell>
          <table:table-cell office:value-type="float" office:value="149" calcext:value-type="float">
            <text:p>149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ull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st200_all" table:style-name="ta1">
        <table:shapes>
          <draw:frame draw:z-index="0" draw:style-name="gr1" draw:text-style-name="P1" svg:width="453.51pt" svg:height="255.09pt" svg:x="664.55pt" svg:y="2.83pt">
            <loext:p draw:notify-on-update-of-ranges="st200_all.A1:st200_all.A1 st200_all.A2:st200_all.A46 st200_all.B1:st200_all.B1 st200_all.B2:st200_all.B46 st200_all.A1:st200_all.A1 st200_all.A2:st200_all.A46 st200_all.C1:st200_all.C1 st200_all.C2:st200_all.C46 st200_all.A1:st200_all.A1 st200_all.A2:st200_all.A46 st200_all.D1:st200_all.D1 st200_all.D2:st200_all.D46 st200_all.A1:st200_all.A1 st200_all.A2:st200_all.A46 st200_all.E1:st200_all.E1 st200_all.E2:st200_all.E46 st200_all.A1:st200_all.A1 st200_all.A2:st200_all.A46 st200_all.F1:st200_all.F1 st200_all.F2:st200_all.F46 st200_all.A1:st200_all.A1 st200_all.A2:st200_all.A46 st200_all.G1:st200_all.G1 st200_all.G2:st200_all.G46 st200_all.A1:st200_all.A1 st200_all.A2:st200_all.A46 st200_all.H1:st200_all.H1 st200_all.H2:st200_all.H46 st200_all.A1:st200_all.A1 st200_all.A2:st200_all.A46 st200_all.I1:st200_all.I1 st200_all.I2:st200_all.I46 st200_all.A1:st200_all.A1 st200_all.A2:st200_all.A46 st200_all.J1:st200_all.J1 st200_all.J2:st200_all.J46 st200_all.A1:st200_all.A1 st200_all.A2:st200_all.A46 st200_all.K1:st200_all.K1 st200_all.K2:st200_all.K4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table:formula="of:=[st200.A1]" office:value-type="string" office:string-value="Minutes" calcext:value-type="string">
            <text:p>Minutes</text:p>
          </table:table-cell>
          <table:table-cell table:formula="of:=[st200.B1]" office:value-type="string" office:string-value="status_200_count1" calcext:value-type="string">
            <text:p>status_200_count1</text:p>
          </table:table-cell>
          <table:table-cell table:formula="of:=[st200.C1]" office:value-type="string" office:string-value="status_200_count1" calcext:value-type="string">
            <text:p>status_200_count1</text:p>
          </table:table-cell>
          <table:table-cell table:formula="of:=[st200.D1]" office:value-type="string" office:string-value="status_200_count1" calcext:value-type="string">
            <text:p>status_200_count1</text:p>
          </table:table-cell>
          <table:table-cell table:formula="of:=[st200.E1]" office:value-type="string" office:string-value="status_200_count1" calcext:value-type="string">
            <text:p>status_200_count1</text:p>
          </table:table-cell>
          <table:table-cell table:formula="of:=[st200.F1]" office:value-type="string" office:string-value="status_200_count1" calcext:value-type="string">
            <text:p>status_200_count1</text:p>
          </table:table-cell>
          <table:table-cell table:formula="of:=[st200.G1]" office:value-type="string" office:string-value="status_200_count1" calcext:value-type="string">
            <text:p>status_200_count1</text:p>
          </table:table-cell>
          <table:table-cell table:formula="of:=[st200.H1]" office:value-type="string" office:string-value="status_200_count1" calcext:value-type="string">
            <text:p>status_200_count1</text:p>
          </table:table-cell>
          <table:table-cell table:formula="of:=[st200.I1]" office:value-type="string" office:string-value="status_200_count1" calcext:value-type="string">
            <text:p>status_200_count1</text:p>
          </table:table-cell>
          <table:table-cell table:formula="of:=[st200.J1]" office:value-type="string" office:string-value="status_200_count1" calcext:value-type="string">
            <text:p>status_200_count1</text:p>
          </table:table-cell>
          <table:table-cell table:formula="of:=[st200.K1]" office:value-type="string" office:string-value="status_200_count1" calcext:value-type="string">
            <text:p>status_200_count1</text:p>
          </table:table-cell>
        </table:table-row>
        <table:table-row table:style-name="ro1">
          <table:table-cell table:formula="of:=[st200.A2]" office:value-type="float" office:value="45" calcext:value-type="float">
            <text:p>45</text:p>
          </table:table-cell>
          <table:table-cell table:formula="of:=[st200.B2]+[st200_2.B2]" office:value-type="float" office:value="55577" calcext:value-type="float">
            <text:p>55577</text:p>
          </table:table-cell>
          <table:table-cell table:formula="of:=[st200.C2]+[st200_2.C2]" office:value-type="float" office:value="55265" calcext:value-type="float">
            <text:p>55265</text:p>
          </table:table-cell>
          <table:table-cell table:formula="of:=[st200.D2]+[st200_2.D2]" office:value-type="float" office:value="54917" calcext:value-type="float">
            <text:p>54917</text:p>
          </table:table-cell>
          <table:table-cell table:formula="of:=[st200.E2]+[st200_2.E2]" office:value-type="float" office:value="48261" calcext:value-type="float">
            <text:p>48261</text:p>
          </table:table-cell>
          <table:table-cell table:formula="of:=[st200.F2]+[st200_2.F2]" office:value-type="float" office:value="60897" calcext:value-type="float">
            <text:p>60897</text:p>
          </table:table-cell>
          <table:table-cell table:formula="of:=[st200.G2]+[st200_2.G2]" office:value-type="float" office:value="57425" calcext:value-type="float">
            <text:p>57425</text:p>
          </table:table-cell>
          <table:table-cell table:formula="of:=[st200.H2]+[st200_2.H2]" office:value-type="float" office:value="51831" calcext:value-type="float">
            <text:p>51831</text:p>
          </table:table-cell>
          <table:table-cell table:formula="of:=[st200.I2]+[st200_2.I2]" office:value-type="float" office:value="56506" calcext:value-type="float">
            <text:p>56506</text:p>
          </table:table-cell>
          <table:table-cell table:formula="of:=[st200.J2]+[st200_2.J2]" office:value-type="float" office:value="53144" calcext:value-type="float">
            <text:p>53144</text:p>
          </table:table-cell>
          <table:table-cell table:formula="of:=[st200.K2]+[st200_2.K2]" office:value-type="float" office:value="60815" calcext:value-type="float">
            <text:p>60815</text:p>
          </table:table-cell>
        </table:table-row>
        <table:table-row table:style-name="ro1">
          <table:table-cell table:formula="of:=[st200.A3]" office:value-type="float" office:value="44" calcext:value-type="float">
            <text:p>44</text:p>
          </table:table-cell>
          <table:table-cell table:formula="of:=[st200.B3]+[st200_2.B3]" office:value-type="float" office:value="54122" calcext:value-type="float">
            <text:p>54122</text:p>
          </table:table-cell>
          <table:table-cell table:formula="of:=[st200.C3]+[st200_2.C3]" office:value-type="float" office:value="53669" calcext:value-type="float">
            <text:p>53669</text:p>
          </table:table-cell>
          <table:table-cell table:formula="of:=[st200.D3]+[st200_2.D3]" office:value-type="float" office:value="54889" calcext:value-type="float">
            <text:p>54889</text:p>
          </table:table-cell>
          <table:table-cell table:formula="of:=[st200.E3]+[st200_2.E3]" office:value-type="float" office:value="46742" calcext:value-type="float">
            <text:p>46742</text:p>
          </table:table-cell>
          <table:table-cell table:formula="of:=[st200.F3]+[st200_2.F3]" office:value-type="float" office:value="59460" calcext:value-type="float">
            <text:p>59460</text:p>
          </table:table-cell>
          <table:table-cell table:formula="of:=[st200.G3]+[st200_2.G3]" office:value-type="float" office:value="55778" calcext:value-type="float">
            <text:p>55778</text:p>
          </table:table-cell>
          <table:table-cell table:formula="of:=[st200.H3]+[st200_2.H3]" office:value-type="float" office:value="50231" calcext:value-type="float">
            <text:p>50231</text:p>
          </table:table-cell>
          <table:table-cell table:formula="of:=[st200.I3]+[st200_2.I3]" office:value-type="float" office:value="54850" calcext:value-type="float">
            <text:p>54850</text:p>
          </table:table-cell>
          <table:table-cell table:formula="of:=[st200.J3]+[st200_2.J3]" office:value-type="float" office:value="51627" calcext:value-type="float">
            <text:p>51627</text:p>
          </table:table-cell>
          <table:table-cell table:formula="of:=[st200.K3]+[st200_2.K3]" office:value-type="float" office:value="59013" calcext:value-type="float">
            <text:p>59013</text:p>
          </table:table-cell>
        </table:table-row>
        <table:table-row table:style-name="ro1">
          <table:table-cell table:formula="of:=[st200.A4]" office:value-type="float" office:value="43" calcext:value-type="float">
            <text:p>43</text:p>
          </table:table-cell>
          <table:table-cell table:formula="of:=[st200.B4]+[st200_2.B4]" office:value-type="float" office:value="52480" calcext:value-type="float">
            <text:p>52480</text:p>
          </table:table-cell>
          <table:table-cell table:formula="of:=[st200.C4]+[st200_2.C4]" office:value-type="float" office:value="52096" calcext:value-type="float">
            <text:p>52096</text:p>
          </table:table-cell>
          <table:table-cell table:formula="of:=[st200.D4]+[st200_2.D4]" office:value-type="float" office:value="53169" calcext:value-type="float">
            <text:p>53169</text:p>
          </table:table-cell>
          <table:table-cell table:formula="of:=[st200.E4]+[st200_2.E4]" office:value-type="float" office:value="45353" calcext:value-type="float">
            <text:p>45353</text:p>
          </table:table-cell>
          <table:table-cell table:formula="of:=[st200.F4]+[st200_2.F4]" office:value-type="float" office:value="57956" calcext:value-type="float">
            <text:p>57956</text:p>
          </table:table-cell>
          <table:table-cell table:formula="of:=[st200.G4]+[st200_2.G4]" office:value-type="float" office:value="54563" calcext:value-type="float">
            <text:p>54563</text:p>
          </table:table-cell>
          <table:table-cell table:formula="of:=[st200.H4]+[st200_2.H4]" office:value-type="float" office:value="48408" calcext:value-type="float">
            <text:p>48408</text:p>
          </table:table-cell>
          <table:table-cell table:formula="of:=[st200.I4]+[st200_2.I4]" office:value-type="float" office:value="53199" calcext:value-type="float">
            <text:p>53199</text:p>
          </table:table-cell>
          <table:table-cell table:formula="of:=[st200.J4]+[st200_2.J4]" office:value-type="float" office:value="50151" calcext:value-type="float">
            <text:p>50151</text:p>
          </table:table-cell>
          <table:table-cell table:formula="of:=[st200.K4]+[st200_2.K4]" office:value-type="float" office:value="57298" calcext:value-type="float">
            <text:p>57298</text:p>
          </table:table-cell>
        </table:table-row>
        <table:table-row table:style-name="ro1">
          <table:table-cell table:formula="of:=[st200.A5]" office:value-type="float" office:value="42" calcext:value-type="float">
            <text:p>42</text:p>
          </table:table-cell>
          <table:table-cell table:formula="of:=[st200.B5]+[st200_2.B5]" office:value-type="float" office:value="50851" calcext:value-type="float">
            <text:p>50851</text:p>
          </table:table-cell>
          <table:table-cell table:formula="of:=[st200.C5]+[st200_2.C5]" office:value-type="float" office:value="50624" calcext:value-type="float">
            <text:p>50624</text:p>
          </table:table-cell>
          <table:table-cell table:formula="of:=[st200.D5]+[st200_2.D5]" office:value-type="float" office:value="51647" calcext:value-type="float">
            <text:p>51647</text:p>
          </table:table-cell>
          <table:table-cell table:formula="of:=[st200.E5]+[st200_2.E5]" office:value-type="float" office:value="43930" calcext:value-type="float">
            <text:p>43930</text:p>
          </table:table-cell>
          <table:table-cell table:formula="of:=[st200.F5]+[st200_2.F5]" office:value-type="float" office:value="56417" calcext:value-type="float">
            <text:p>56417</text:p>
          </table:table-cell>
          <table:table-cell table:formula="of:=[st200.G5]+[st200_2.G5]" office:value-type="float" office:value="53068" calcext:value-type="float">
            <text:p>53068</text:p>
          </table:table-cell>
          <table:table-cell table:formula="of:=[st200.H5]+[st200_2.H5]" office:value-type="float" office:value="46681" calcext:value-type="float">
            <text:p>46681</text:p>
          </table:table-cell>
          <table:table-cell table:formula="of:=[st200.I5]+[st200_2.I5]" office:value-type="float" office:value="51550" calcext:value-type="float">
            <text:p>51550</text:p>
          </table:table-cell>
          <table:table-cell table:formula="of:=[st200.J5]+[st200_2.J5]" office:value-type="float" office:value="48670" calcext:value-type="float">
            <text:p>48670</text:p>
          </table:table-cell>
          <table:table-cell table:formula="of:=[st200.K5]+[st200_2.K5]" office:value-type="float" office:value="55603" calcext:value-type="float">
            <text:p>55603</text:p>
          </table:table-cell>
        </table:table-row>
        <table:table-row table:style-name="ro1">
          <table:table-cell table:formula="of:=[st200.A6]" office:value-type="float" office:value="41" calcext:value-type="float">
            <text:p>41</text:p>
          </table:table-cell>
          <table:table-cell table:formula="of:=[st200.B6]+[st200_2.B6]" office:value-type="float" office:value="49342" calcext:value-type="float">
            <text:p>49342</text:p>
          </table:table-cell>
          <table:table-cell table:formula="of:=[st200.C6]+[st200_2.C6]" office:value-type="float" office:value="49277" calcext:value-type="float">
            <text:p>49277</text:p>
          </table:table-cell>
          <table:table-cell table:formula="of:=[st200.D6]+[st200_2.D6]" office:value-type="float" office:value="50116" calcext:value-type="float">
            <text:p>50116</text:p>
          </table:table-cell>
          <table:table-cell table:formula="of:=[st200.E6]+[st200_2.E6]" office:value-type="float" office:value="42660" calcext:value-type="float">
            <text:p>42660</text:p>
          </table:table-cell>
          <table:table-cell table:formula="of:=[st200.F6]+[st200_2.F6]" office:value-type="float" office:value="55015" calcext:value-type="float">
            <text:p>55015</text:p>
          </table:table-cell>
          <table:table-cell table:formula="of:=[st200.G6]+[st200_2.G6]" office:value-type="float" office:value="51305" calcext:value-type="float">
            <text:p>51305</text:p>
          </table:table-cell>
          <table:table-cell table:formula="of:=[st200.H6]+[st200_2.H6]" office:value-type="float" office:value="45022" calcext:value-type="float">
            <text:p>45022</text:p>
          </table:table-cell>
          <table:table-cell table:formula="of:=[st200.I6]+[st200_2.I6]" office:value-type="float" office:value="49893" calcext:value-type="float">
            <text:p>49893</text:p>
          </table:table-cell>
          <table:table-cell table:formula="of:=[st200.J6]+[st200_2.J6]" office:value-type="float" office:value="46996" calcext:value-type="float">
            <text:p>46996</text:p>
          </table:table-cell>
          <table:table-cell table:formula="of:=[st200.K6]+[st200_2.K6]" office:value-type="float" office:value="53980" calcext:value-type="float">
            <text:p>53980</text:p>
          </table:table-cell>
        </table:table-row>
        <table:table-row table:style-name="ro1">
          <table:table-cell table:formula="of:=[st200.A7]" office:value-type="float" office:value="40" calcext:value-type="float">
            <text:p>40</text:p>
          </table:table-cell>
          <table:table-cell table:formula="of:=[st200.B7]+[st200_2.B7]" office:value-type="float" office:value="47975" calcext:value-type="float">
            <text:p>47975</text:p>
          </table:table-cell>
          <table:table-cell table:formula="of:=[st200.C7]+[st200_2.C7]" office:value-type="float" office:value="47627" calcext:value-type="float">
            <text:p>47627</text:p>
          </table:table-cell>
          <table:table-cell table:formula="of:=[st200.D7]+[st200_2.D7]" office:value-type="float" office:value="48498" calcext:value-type="float">
            <text:p>48498</text:p>
          </table:table-cell>
          <table:table-cell table:formula="of:=[st200.E7]+[st200_2.E7]" office:value-type="float" office:value="41343" calcext:value-type="float">
            <text:p>41343</text:p>
          </table:table-cell>
          <table:table-cell table:formula="of:=[st200.F7]+[st200_2.F7]" office:value-type="float" office:value="53566" calcext:value-type="float">
            <text:p>53566</text:p>
          </table:table-cell>
          <table:table-cell table:formula="of:=[st200.G7]+[st200_2.G7]" office:value-type="float" office:value="49723" calcext:value-type="float">
            <text:p>49723</text:p>
          </table:table-cell>
          <table:table-cell table:formula="of:=[st200.H7]+[st200_2.H7]" office:value-type="float" office:value="43350" calcext:value-type="float">
            <text:p>43350</text:p>
          </table:table-cell>
          <table:table-cell table:formula="of:=[st200.I7]+[st200_2.I7]" office:value-type="float" office:value="48403" calcext:value-type="float">
            <text:p>48403</text:p>
          </table:table-cell>
          <table:table-cell table:formula="of:=[st200.J7]+[st200_2.J7]" office:value-type="float" office:value="45279" calcext:value-type="float">
            <text:p>45279</text:p>
          </table:table-cell>
          <table:table-cell table:formula="of:=[st200.K7]+[st200_2.K7]" office:value-type="float" office:value="52379" calcext:value-type="float">
            <text:p>52379</text:p>
          </table:table-cell>
        </table:table-row>
        <table:table-row table:style-name="ro1">
          <table:table-cell table:formula="of:=[st200.A8]" office:value-type="float" office:value="39" calcext:value-type="float">
            <text:p>39</text:p>
          </table:table-cell>
          <table:table-cell table:formula="of:=[st200.B8]+[st200_2.B8]" office:value-type="float" office:value="46505" calcext:value-type="float">
            <text:p>46505</text:p>
          </table:table-cell>
          <table:table-cell table:formula="of:=[st200.C8]+[st200_2.C8]" office:value-type="float" office:value="45803" calcext:value-type="float">
            <text:p>45803</text:p>
          </table:table-cell>
          <table:table-cell table:formula="of:=[st200.D8]+[st200_2.D8]" office:value-type="float" office:value="47009" calcext:value-type="float">
            <text:p>47009</text:p>
          </table:table-cell>
          <table:table-cell table:formula="of:=[st200.E8]+[st200_2.E8]" office:value-type="float" office:value="40061" calcext:value-type="float">
            <text:p>40061</text:p>
          </table:table-cell>
          <table:table-cell table:formula="of:=[st200.F8]+[st200_2.F8]" office:value-type="float" office:value="52187" calcext:value-type="float">
            <text:p>52187</text:p>
          </table:table-cell>
          <table:table-cell table:formula="of:=[st200.G8]+[st200_2.G8]" office:value-type="float" office:value="48419" calcext:value-type="float">
            <text:p>48419</text:p>
          </table:table-cell>
          <table:table-cell table:formula="of:=[st200.H8]+[st200_2.H8]" office:value-type="float" office:value="41833" calcext:value-type="float">
            <text:p>41833</text:p>
          </table:table-cell>
          <table:table-cell table:formula="of:=[st200.I8]+[st200_2.I8]" office:value-type="float" office:value="46893" calcext:value-type="float">
            <text:p>46893</text:p>
          </table:table-cell>
          <table:table-cell table:formula="of:=[st200.J8]+[st200_2.J8]" office:value-type="float" office:value="43430" calcext:value-type="float">
            <text:p>43430</text:p>
          </table:table-cell>
          <table:table-cell table:formula="of:=[st200.K8]+[st200_2.K8]" office:value-type="float" office:value="50850" calcext:value-type="float">
            <text:p>50850</text:p>
          </table:table-cell>
        </table:table-row>
        <table:table-row table:style-name="ro1">
          <table:table-cell table:formula="of:=[st200.A9]" office:value-type="float" office:value="38" calcext:value-type="float">
            <text:p>38</text:p>
          </table:table-cell>
          <table:table-cell table:formula="of:=[st200.B9]+[st200_2.B9]" office:value-type="float" office:value="44852" calcext:value-type="float">
            <text:p>44852</text:p>
          </table:table-cell>
          <table:table-cell table:formula="of:=[st200.C9]+[st200_2.C9]" office:value-type="float" office:value="44069" calcext:value-type="float">
            <text:p>44069</text:p>
          </table:table-cell>
          <table:table-cell table:formula="of:=[st200.D9]+[st200_2.D9]" office:value-type="float" office:value="45747" calcext:value-type="float">
            <text:p>45747</text:p>
          </table:table-cell>
          <table:table-cell table:formula="of:=[st200.E9]+[st200_2.E9]" office:value-type="float" office:value="38667" calcext:value-type="float">
            <text:p>38667</text:p>
          </table:table-cell>
          <table:table-cell table:formula="of:=[st200.F9]+[st200_2.F9]" office:value-type="float" office:value="50536" calcext:value-type="float">
            <text:p>50536</text:p>
          </table:table-cell>
          <table:table-cell table:formula="of:=[st200.G9]+[st200_2.G9]" office:value-type="float" office:value="46945" calcext:value-type="float">
            <text:p>46945</text:p>
          </table:table-cell>
          <table:table-cell table:formula="of:=[st200.H9]+[st200_2.H9]" office:value-type="float" office:value="40371" calcext:value-type="float">
            <text:p>40371</text:p>
          </table:table-cell>
          <table:table-cell table:formula="of:=[st200.I9]+[st200_2.I9]" office:value-type="float" office:value="45304" calcext:value-type="float">
            <text:p>45304</text:p>
          </table:table-cell>
          <table:table-cell table:formula="of:=[st200.J9]+[st200_2.J9]" office:value-type="float" office:value="41599" calcext:value-type="float">
            <text:p>41599</text:p>
          </table:table-cell>
          <table:table-cell table:formula="of:=[st200.K9]+[st200_2.K9]" office:value-type="float" office:value="49372" calcext:value-type="float">
            <text:p>49372</text:p>
          </table:table-cell>
        </table:table-row>
        <table:table-row table:style-name="ro1">
          <table:table-cell table:formula="of:=[st200.A10]" office:value-type="float" office:value="37" calcext:value-type="float">
            <text:p>37</text:p>
          </table:table-cell>
          <table:table-cell table:formula="of:=[st200.B10]+[st200_2.B10]" office:value-type="float" office:value="43227" calcext:value-type="float">
            <text:p>43227</text:p>
          </table:table-cell>
          <table:table-cell table:formula="of:=[st200.C10]+[st200_2.C10]" office:value-type="float" office:value="42351" calcext:value-type="float">
            <text:p>42351</text:p>
          </table:table-cell>
          <table:table-cell table:formula="of:=[st200.D10]+[st200_2.D10]" office:value-type="float" office:value="44382" calcext:value-type="float">
            <text:p>44382</text:p>
          </table:table-cell>
          <table:table-cell table:formula="of:=[st200.E10]+[st200_2.E10]" office:value-type="float" office:value="36981" calcext:value-type="float">
            <text:p>36981</text:p>
          </table:table-cell>
          <table:table-cell table:formula="of:=[st200.F10]+[st200_2.F10]" office:value-type="float" office:value="48982" calcext:value-type="float">
            <text:p>48982</text:p>
          </table:table-cell>
          <table:table-cell table:formula="of:=[st200.G10]+[st200_2.G10]" office:value-type="float" office:value="45446" calcext:value-type="float">
            <text:p>45446</text:p>
          </table:table-cell>
          <table:table-cell table:formula="of:=[st200.H10]+[st200_2.H10]" office:value-type="float" office:value="39093" calcext:value-type="float">
            <text:p>39093</text:p>
          </table:table-cell>
          <table:table-cell table:formula="of:=[st200.I10]+[st200_2.I10]" office:value-type="float" office:value="43839" calcext:value-type="float">
            <text:p>43839</text:p>
          </table:table-cell>
          <table:table-cell table:formula="of:=[st200.J10]+[st200_2.J10]" office:value-type="float" office:value="39975" calcext:value-type="float">
            <text:p>39975</text:p>
          </table:table-cell>
          <table:table-cell table:formula="of:=[st200.K10]+[st200_2.K10]" office:value-type="float" office:value="47597" calcext:value-type="float">
            <text:p>47597</text:p>
          </table:table-cell>
        </table:table-row>
        <table:table-row table:style-name="ro1">
          <table:table-cell table:formula="of:=[st200.A11]" office:value-type="float" office:value="36" calcext:value-type="float">
            <text:p>36</text:p>
          </table:table-cell>
          <table:table-cell table:formula="of:=[st200.B11]+[st200_2.B11]" office:value-type="float" office:value="41874" calcext:value-type="float">
            <text:p>41874</text:p>
          </table:table-cell>
          <table:table-cell table:formula="of:=[st200.C11]+[st200_2.C11]" office:value-type="float" office:value="41094" calcext:value-type="float">
            <text:p>41094</text:p>
          </table:table-cell>
          <table:table-cell table:formula="of:=[st200.D11]+[st200_2.D11]" office:value-type="float" office:value="42614" calcext:value-type="float">
            <text:p>42614</text:p>
          </table:table-cell>
          <table:table-cell table:formula="of:=[st200.E11]+[st200_2.E11]" office:value-type="float" office:value="35395" calcext:value-type="float">
            <text:p>35395</text:p>
          </table:table-cell>
          <table:table-cell table:formula="of:=[st200.F11]+[st200_2.F11]" office:value-type="float" office:value="47514" calcext:value-type="float">
            <text:p>47514</text:p>
          </table:table-cell>
          <table:table-cell table:formula="of:=[st200.G11]+[st200_2.G11]" office:value-type="float" office:value="44067" calcext:value-type="float">
            <text:p>44067</text:p>
          </table:table-cell>
          <table:table-cell table:formula="of:=[st200.H11]+[st200_2.H11]" office:value-type="float" office:value="37764" calcext:value-type="float">
            <text:p>37764</text:p>
          </table:table-cell>
          <table:table-cell table:formula="of:=[st200.I11]+[st200_2.I11]" office:value-type="float" office:value="42242" calcext:value-type="float">
            <text:p>42242</text:p>
          </table:table-cell>
          <table:table-cell table:formula="of:=[st200.J11]+[st200_2.J11]" office:value-type="float" office:value="38568" calcext:value-type="float">
            <text:p>38568</text:p>
          </table:table-cell>
          <table:table-cell table:formula="of:=[st200.K11]+[st200_2.K11]" office:value-type="float" office:value="45937" calcext:value-type="float">
            <text:p>45937</text:p>
          </table:table-cell>
        </table:table-row>
        <table:table-row table:style-name="ro1">
          <table:table-cell table:formula="of:=[st200.A12]" office:value-type="float" office:value="35" calcext:value-type="float">
            <text:p>35</text:p>
          </table:table-cell>
          <table:table-cell table:formula="of:=[st200.B12]+[st200_2.B12]" office:value-type="float" office:value="40261" calcext:value-type="float">
            <text:p>40261</text:p>
          </table:table-cell>
          <table:table-cell table:formula="of:=[st200.C12]+[st200_2.C12]" office:value-type="float" office:value="39719" calcext:value-type="float">
            <text:p>39719</text:p>
          </table:table-cell>
          <table:table-cell table:formula="of:=[st200.D12]+[st200_2.D12]" office:value-type="float" office:value="40870" calcext:value-type="float">
            <text:p>40870</text:p>
          </table:table-cell>
          <table:table-cell table:formula="of:=[st200.E12]+[st200_2.E12]" office:value-type="float" office:value="33844" calcext:value-type="float">
            <text:p>33844</text:p>
          </table:table-cell>
          <table:table-cell table:formula="of:=[st200.F12]+[st200_2.F12]" office:value-type="float" office:value="45989" calcext:value-type="float">
            <text:p>45989</text:p>
          </table:table-cell>
          <table:table-cell table:formula="of:=[st200.G12]+[st200_2.G12]" office:value-type="float" office:value="42718" calcext:value-type="float">
            <text:p>42718</text:p>
          </table:table-cell>
          <table:table-cell table:formula="of:=[st200.H12]+[st200_2.H12]" office:value-type="float" office:value="36360" calcext:value-type="float">
            <text:p>36360</text:p>
          </table:table-cell>
          <table:table-cell table:formula="of:=[st200.I12]+[st200_2.I12]" office:value-type="float" office:value="40732" calcext:value-type="float">
            <text:p>40732</text:p>
          </table:table-cell>
          <table:table-cell table:formula="of:=[st200.J12]+[st200_2.J12]" office:value-type="float" office:value="36979" calcext:value-type="float">
            <text:p>36979</text:p>
          </table:table-cell>
          <table:table-cell table:formula="of:=[st200.K12]+[st200_2.K12]" office:value-type="float" office:value="44610" calcext:value-type="float">
            <text:p>44610</text:p>
          </table:table-cell>
        </table:table-row>
        <table:table-row table:style-name="ro1">
          <table:table-cell table:formula="of:=[st200.A13]" office:value-type="float" office:value="34" calcext:value-type="float">
            <text:p>34</text:p>
          </table:table-cell>
          <table:table-cell table:formula="of:=[st200.B13]+[st200_2.B13]" office:value-type="float" office:value="38560" calcext:value-type="float">
            <text:p>38560</text:p>
          </table:table-cell>
          <table:table-cell table:formula="of:=[st200.C13]+[st200_2.C13]" office:value-type="float" office:value="38294" calcext:value-type="float">
            <text:p>38294</text:p>
          </table:table-cell>
          <table:table-cell table:formula="of:=[st200.D13]+[st200_2.D13]" office:value-type="float" office:value="39261" calcext:value-type="float">
            <text:p>39261</text:p>
          </table:table-cell>
          <table:table-cell table:formula="of:=[st200.E13]+[st200_2.E13]" office:value-type="float" office:value="32285" calcext:value-type="float">
            <text:p>32285</text:p>
          </table:table-cell>
          <table:table-cell table:formula="of:=[st200.F13]+[st200_2.F13]" office:value-type="float" office:value="44582" calcext:value-type="float">
            <text:p>44582</text:p>
          </table:table-cell>
          <table:table-cell table:formula="of:=[st200.G13]+[st200_2.G13]" office:value-type="float" office:value="41130" calcext:value-type="float">
            <text:p>41130</text:p>
          </table:table-cell>
          <table:table-cell table:formula="of:=[st200.H13]+[st200_2.H13]" office:value-type="float" office:value="35165" calcext:value-type="float">
            <text:p>35165</text:p>
          </table:table-cell>
          <table:table-cell table:formula="of:=[st200.I13]+[st200_2.I13]" office:value-type="float" office:value="39245" calcext:value-type="float">
            <text:p>39245</text:p>
          </table:table-cell>
          <table:table-cell table:formula="of:=[st200.J13]+[st200_2.J13]" office:value-type="float" office:value="35471" calcext:value-type="float">
            <text:p>35471</text:p>
          </table:table-cell>
          <table:table-cell table:formula="of:=[st200.K13]+[st200_2.K13]" office:value-type="float" office:value="43322" calcext:value-type="float">
            <text:p>43322</text:p>
          </table:table-cell>
        </table:table-row>
        <table:table-row table:style-name="ro1">
          <table:table-cell table:formula="of:=[st200.A14]" office:value-type="float" office:value="33" calcext:value-type="float">
            <text:p>33</text:p>
          </table:table-cell>
          <table:table-cell table:formula="of:=[st200.B14]+[st200_2.B14]" office:value-type="float" office:value="37009" calcext:value-type="float">
            <text:p>37009</text:p>
          </table:table-cell>
          <table:table-cell table:formula="of:=[st200.C14]+[st200_2.C14]" office:value-type="float" office:value="37073" calcext:value-type="float">
            <text:p>37073</text:p>
          </table:table-cell>
          <table:table-cell table:formula="of:=[st200.D14]+[st200_2.D14]" office:value-type="float" office:value="37651" calcext:value-type="float">
            <text:p>37651</text:p>
          </table:table-cell>
          <table:table-cell table:formula="of:=[st200.E14]+[st200_2.E14]" office:value-type="float" office:value="30819" calcext:value-type="float">
            <text:p>30819</text:p>
          </table:table-cell>
          <table:table-cell table:formula="of:=[st200.F14]+[st200_2.F14]" office:value-type="float" office:value="43161" calcext:value-type="float">
            <text:p>43161</text:p>
          </table:table-cell>
          <table:table-cell table:formula="of:=[st200.G14]+[st200_2.G14]" office:value-type="float" office:value="39571" calcext:value-type="float">
            <text:p>39571</text:p>
          </table:table-cell>
          <table:table-cell table:formula="of:=[st200.H14]+[st200_2.H14]" office:value-type="float" office:value="33889" calcext:value-type="float">
            <text:p>33889</text:p>
          </table:table-cell>
          <table:table-cell table:formula="of:=[st200.I14]+[st200_2.I14]" office:value-type="float" office:value="37933" calcext:value-type="float">
            <text:p>37933</text:p>
          </table:table-cell>
          <table:table-cell table:formula="of:=[st200.J14]+[st200_2.J14]" office:value-type="float" office:value="33829" calcext:value-type="float">
            <text:p>33829</text:p>
          </table:table-cell>
          <table:table-cell table:formula="of:=[st200.K14]+[st200_2.K14]" office:value-type="float" office:value="42016" calcext:value-type="float">
            <text:p>42016</text:p>
          </table:table-cell>
        </table:table-row>
        <table:table-row table:style-name="ro1">
          <table:table-cell table:formula="of:=[st200.A15]" office:value-type="float" office:value="32" calcext:value-type="float">
            <text:p>32</text:p>
          </table:table-cell>
          <table:table-cell table:formula="of:=[st200.B15]+[st200_2.B15]" office:value-type="float" office:value="35427" calcext:value-type="float">
            <text:p>35427</text:p>
          </table:table-cell>
          <table:table-cell table:formula="of:=[st200.C15]+[st200_2.C15]" office:value-type="float" office:value="35705" calcext:value-type="float">
            <text:p>35705</text:p>
          </table:table-cell>
          <table:table-cell table:formula="of:=[st200.D15]+[st200_2.D15]" office:value-type="float" office:value="35949" calcext:value-type="float">
            <text:p>35949</text:p>
          </table:table-cell>
          <table:table-cell table:formula="of:=[st200.E15]+[st200_2.E15]" office:value-type="float" office:value="29300" calcext:value-type="float">
            <text:p>29300</text:p>
          </table:table-cell>
          <table:table-cell table:formula="of:=[st200.F15]+[st200_2.F15]" office:value-type="float" office:value="41730" calcext:value-type="float">
            <text:p>41730</text:p>
          </table:table-cell>
          <table:table-cell table:formula="of:=[st200.G15]+[st200_2.G15]" office:value-type="float" office:value="37989" calcext:value-type="float">
            <text:p>37989</text:p>
          </table:table-cell>
          <table:table-cell table:formula="of:=[st200.H15]+[st200_2.H15]" office:value-type="float" office:value="32443" calcext:value-type="float">
            <text:p>32443</text:p>
          </table:table-cell>
          <table:table-cell table:formula="of:=[st200.I15]+[st200_2.I15]" office:value-type="float" office:value="36448" calcext:value-type="float">
            <text:p>36448</text:p>
          </table:table-cell>
          <table:table-cell table:formula="of:=[st200.J15]+[st200_2.J15]" office:value-type="float" office:value="32191" calcext:value-type="float">
            <text:p>32191</text:p>
          </table:table-cell>
          <table:table-cell table:formula="of:=[st200.K15]+[st200_2.K15]" office:value-type="float" office:value="40856" calcext:value-type="float">
            <text:p>40856</text:p>
          </table:table-cell>
        </table:table-row>
        <table:table-row table:style-name="ro1">
          <table:table-cell table:formula="of:=[st200.A16]" office:value-type="float" office:value="31" calcext:value-type="float">
            <text:p>31</text:p>
          </table:table-cell>
          <table:table-cell table:formula="of:=[st200.B16]+[st200_2.B16]" office:value-type="float" office:value="33782" calcext:value-type="float">
            <text:p>33782</text:p>
          </table:table-cell>
          <table:table-cell table:formula="of:=[st200.C16]+[st200_2.C16]" office:value-type="float" office:value="34145" calcext:value-type="float">
            <text:p>34145</text:p>
          </table:table-cell>
          <table:table-cell table:formula="of:=[st200.D16]+[st200_2.D16]" office:value-type="float" office:value="34184" calcext:value-type="float">
            <text:p>34184</text:p>
          </table:table-cell>
          <table:table-cell table:formula="of:=[st200.E16]+[st200_2.E16]" office:value-type="float" office:value="27784" calcext:value-type="float">
            <text:p>27784</text:p>
          </table:table-cell>
          <table:table-cell table:formula="of:=[st200.F16]+[st200_2.F16]" office:value-type="float" office:value="40306" calcext:value-type="float">
            <text:p>40306</text:p>
          </table:table-cell>
          <table:table-cell table:formula="of:=[st200.G16]+[st200_2.G16]" office:value-type="float" office:value="36286" calcext:value-type="float">
            <text:p>36286</text:p>
          </table:table-cell>
          <table:table-cell table:formula="of:=[st200.H16]+[st200_2.H16]" office:value-type="float" office:value="30872" calcext:value-type="float">
            <text:p>30872</text:p>
          </table:table-cell>
          <table:table-cell table:formula="of:=[st200.I16]+[st200_2.I16]" office:value-type="float" office:value="34808" calcext:value-type="float">
            <text:p>34808</text:p>
          </table:table-cell>
          <table:table-cell table:formula="of:=[st200.J16]+[st200_2.J16]" office:value-type="float" office:value="30622" calcext:value-type="float">
            <text:p>30622</text:p>
          </table:table-cell>
          <table:table-cell table:formula="of:=[st200.K16]+[st200_2.K16]" office:value-type="float" office:value="39699" calcext:value-type="float">
            <text:p>39699</text:p>
          </table:table-cell>
        </table:table-row>
        <table:table-row table:style-name="ro1">
          <table:table-cell table:formula="of:=[st200.A17]" office:value-type="float" office:value="30" calcext:value-type="float">
            <text:p>30</text:p>
          </table:table-cell>
          <table:table-cell table:formula="of:=[st200.B17]+[st200_2.B17]" office:value-type="float" office:value="32198" calcext:value-type="float">
            <text:p>32198</text:p>
          </table:table-cell>
          <table:table-cell table:formula="of:=[st200.C17]+[st200_2.C17]" office:value-type="float" office:value="32497" calcext:value-type="float">
            <text:p>32497</text:p>
          </table:table-cell>
          <table:table-cell table:formula="of:=[st200.D17]+[st200_2.D17]" office:value-type="float" office:value="32625" calcext:value-type="float">
            <text:p>32625</text:p>
          </table:table-cell>
          <table:table-cell table:formula="of:=[st200.E17]+[st200_2.E17]" office:value-type="float" office:value="26312" calcext:value-type="float">
            <text:p>26312</text:p>
          </table:table-cell>
          <table:table-cell table:formula="of:=[st200.F17]+[st200_2.F17]" office:value-type="float" office:value="38870" calcext:value-type="float">
            <text:p>38870</text:p>
          </table:table-cell>
          <table:table-cell table:formula="of:=[st200.G17]+[st200_2.G17]" office:value-type="float" office:value="34808" calcext:value-type="float">
            <text:p>34808</text:p>
          </table:table-cell>
          <table:table-cell table:formula="of:=[st200.H17]+[st200_2.H17]" office:value-type="float" office:value="29391" calcext:value-type="float">
            <text:p>29391</text:p>
          </table:table-cell>
          <table:table-cell table:formula="of:=[st200.I17]+[st200_2.I17]" office:value-type="float" office:value="33300" calcext:value-type="float">
            <text:p>33300</text:p>
          </table:table-cell>
          <table:table-cell table:formula="of:=[st200.J17]+[st200_2.J17]" office:value-type="float" office:value="29068" calcext:value-type="float">
            <text:p>29068</text:p>
          </table:table-cell>
          <table:table-cell table:formula="of:=[st200.K17]+[st200_2.K17]" office:value-type="float" office:value="38455" calcext:value-type="float">
            <text:p>38455</text:p>
          </table:table-cell>
        </table:table-row>
        <table:table-row table:style-name="ro1">
          <table:table-cell table:formula="of:=[st200.A18]" office:value-type="float" office:value="29" calcext:value-type="float">
            <text:p>29</text:p>
          </table:table-cell>
          <table:table-cell table:formula="of:=[st200.B18]+[st200_2.B18]" office:value-type="float" office:value="30555" calcext:value-type="float">
            <text:p>30555</text:p>
          </table:table-cell>
          <table:table-cell table:formula="of:=[st200.C18]+[st200_2.C18]" office:value-type="float" office:value="30940" calcext:value-type="float">
            <text:p>30940</text:p>
          </table:table-cell>
          <table:table-cell table:formula="of:=[st200.D18]+[st200_2.D18]" office:value-type="float" office:value="30981" calcext:value-type="float">
            <text:p>30981</text:p>
          </table:table-cell>
          <table:table-cell table:formula="of:=[st200.E18]+[st200_2.E18]" office:value-type="float" office:value="24817" calcext:value-type="float">
            <text:p>24817</text:p>
          </table:table-cell>
          <table:table-cell table:formula="of:=[st200.F18]+[st200_2.F18]" office:value-type="float" office:value="37475" calcext:value-type="float">
            <text:p>37475</text:p>
          </table:table-cell>
          <table:table-cell table:formula="of:=[st200.G18]+[st200_2.G18]" office:value-type="float" office:value="33460" calcext:value-type="float">
            <text:p>33460</text:p>
          </table:table-cell>
          <table:table-cell table:formula="of:=[st200.H18]+[st200_2.H18]" office:value-type="float" office:value="27903" calcext:value-type="float">
            <text:p>27903</text:p>
          </table:table-cell>
          <table:table-cell table:formula="of:=[st200.I18]+[st200_2.I18]" office:value-type="float" office:value="31955" calcext:value-type="float">
            <text:p>31955</text:p>
          </table:table-cell>
          <table:table-cell table:formula="of:=[st200.J18]+[st200_2.J18]" office:value-type="float" office:value="27517" calcext:value-type="float">
            <text:p>27517</text:p>
          </table:table-cell>
          <table:table-cell table:formula="of:=[st200.K18]+[st200_2.K18]" office:value-type="float" office:value="37052" calcext:value-type="float">
            <text:p>37052</text:p>
          </table:table-cell>
        </table:table-row>
        <table:table-row table:style-name="ro1">
          <table:table-cell table:formula="of:=[st200.A19]" office:value-type="float" office:value="28" calcext:value-type="float">
            <text:p>28</text:p>
          </table:table-cell>
          <table:table-cell table:formula="of:=[st200.B19]+[st200_2.B19]" office:value-type="float" office:value="28728" calcext:value-type="float">
            <text:p>28728</text:p>
          </table:table-cell>
          <table:table-cell table:formula="of:=[st200.C19]+[st200_2.C19]" office:value-type="float" office:value="29365" calcext:value-type="float">
            <text:p>29365</text:p>
          </table:table-cell>
          <table:table-cell table:formula="of:=[st200.D19]+[st200_2.D19]" office:value-type="float" office:value="29276" calcext:value-type="float">
            <text:p>29276</text:p>
          </table:table-cell>
          <table:table-cell table:formula="of:=[st200.E19]+[st200_2.E19]" office:value-type="float" office:value="23257" calcext:value-type="float">
            <text:p>23257</text:p>
          </table:table-cell>
          <table:table-cell table:formula="of:=[st200.F19]+[st200_2.F19]" office:value-type="float" office:value="36165" calcext:value-type="float">
            <text:p>36165</text:p>
          </table:table-cell>
          <table:table-cell table:formula="of:=[st200.G19]+[st200_2.G19]" office:value-type="float" office:value="32027" calcext:value-type="float">
            <text:p>32027</text:p>
          </table:table-cell>
          <table:table-cell table:formula="of:=[st200.H19]+[st200_2.H19]" office:value-type="float" office:value="26414" calcext:value-type="float">
            <text:p>26414</text:p>
          </table:table-cell>
          <table:table-cell table:formula="of:=[st200.I19]+[st200_2.I19]" office:value-type="float" office:value="30581" calcext:value-type="float">
            <text:p>30581</text:p>
          </table:table-cell>
          <table:table-cell table:formula="of:=[st200.J19]+[st200_2.J19]" office:value-type="float" office:value="25968" calcext:value-type="float">
            <text:p>25968</text:p>
          </table:table-cell>
          <table:table-cell table:formula="of:=[st200.K19]+[st200_2.K19]" office:value-type="float" office:value="35523" calcext:value-type="float">
            <text:p>35523</text:p>
          </table:table-cell>
        </table:table-row>
        <table:table-row table:style-name="ro1">
          <table:table-cell table:formula="of:=[st200.A20]" office:value-type="float" office:value="27" calcext:value-type="float">
            <text:p>27</text:p>
          </table:table-cell>
          <table:table-cell table:formula="of:=[st200.B20]+[st200_2.B20]" office:value-type="float" office:value="27147" calcext:value-type="float">
            <text:p>27147</text:p>
          </table:table-cell>
          <table:table-cell table:formula="of:=[st200.C20]+[st200_2.C20]" office:value-type="float" office:value="27813" calcext:value-type="float">
            <text:p>27813</text:p>
          </table:table-cell>
          <table:table-cell table:formula="of:=[st200.D20]+[st200_2.D20]" office:value-type="float" office:value="27789" calcext:value-type="float">
            <text:p>27789</text:p>
          </table:table-cell>
          <table:table-cell table:formula="of:=[st200.E20]+[st200_2.E20]" office:value-type="float" office:value="21799" calcext:value-type="float">
            <text:p>21799</text:p>
          </table:table-cell>
          <table:table-cell table:formula="of:=[st200.F20]+[st200_2.F20]" office:value-type="float" office:value="34870" calcext:value-type="float">
            <text:p>34870</text:p>
          </table:table-cell>
          <table:table-cell table:formula="of:=[st200.G20]+[st200_2.G20]" office:value-type="float" office:value="30685" calcext:value-type="float">
            <text:p>30685</text:p>
          </table:table-cell>
          <table:table-cell table:formula="of:=[st200.H20]+[st200_2.H20]" office:value-type="float" office:value="26414" calcext:value-type="float">
            <text:p>26414</text:p>
          </table:table-cell>
          <table:table-cell table:formula="of:=[st200.I20]+[st200_2.I20]" office:value-type="float" office:value="28953" calcext:value-type="float">
            <text:p>28953</text:p>
          </table:table-cell>
          <table:table-cell table:formula="of:=[st200.J20]+[st200_2.J20]" office:value-type="float" office:value="24482" calcext:value-type="float">
            <text:p>24482</text:p>
          </table:table-cell>
          <table:table-cell table:formula="of:=[st200.K20]+[st200_2.K20]" office:value-type="float" office:value="33941" calcext:value-type="float">
            <text:p>33941</text:p>
          </table:table-cell>
        </table:table-row>
        <table:table-row table:style-name="ro1">
          <table:table-cell table:formula="of:=[st200.A21]" office:value-type="float" office:value="26" calcext:value-type="float">
            <text:p>26</text:p>
          </table:table-cell>
          <table:table-cell table:formula="of:=[st200.B21]+[st200_2.B21]" office:value-type="float" office:value="25517" calcext:value-type="float">
            <text:p>25517</text:p>
          </table:table-cell>
          <table:table-cell table:formula="of:=[st200.C21]+[st200_2.C21]" office:value-type="float" office:value="26239" calcext:value-type="float">
            <text:p>26239</text:p>
          </table:table-cell>
          <table:table-cell table:formula="of:=[st200.D21]+[st200_2.D21]" office:value-type="float" office:value="26319" calcext:value-type="float">
            <text:p>26319</text:p>
          </table:table-cell>
          <table:table-cell table:formula="of:=[st200.E21]+[st200_2.E21]" office:value-type="float" office:value="20265" calcext:value-type="float">
            <text:p>20265</text:p>
          </table:table-cell>
          <table:table-cell table:formula="of:=[st200.F21]+[st200_2.F21]" office:value-type="float" office:value="33417" calcext:value-type="float">
            <text:p>33417</text:p>
          </table:table-cell>
          <table:table-cell table:formula="of:=[st200.G21]+[st200_2.G21]" office:value-type="float" office:value="29319" calcext:value-type="float">
            <text:p>29319</text:p>
          </table:table-cell>
          <table:table-cell table:formula="of:=[st200.H21]+[st200_2.H21]" office:value-type="float" office:value="24751" calcext:value-type="float">
            <text:p>24751</text:p>
          </table:table-cell>
          <table:table-cell table:formula="of:=[st200.I21]+[st200_2.I21]" office:value-type="float" office:value="27309" calcext:value-type="float">
            <text:p>27309</text:p>
          </table:table-cell>
          <table:table-cell table:formula="of:=[st200.J21]+[st200_2.J21]" office:value-type="float" office:value="22935" calcext:value-type="float">
            <text:p>22935</text:p>
          </table:table-cell>
          <table:table-cell table:formula="of:=[st200.K21]+[st200_2.K21]" office:value-type="float" office:value="32373" calcext:value-type="float">
            <text:p>32373</text:p>
          </table:table-cell>
        </table:table-row>
        <table:table-row table:style-name="ro1">
          <table:table-cell table:formula="of:=[st200.A22]" office:value-type="float" office:value="25" calcext:value-type="float">
            <text:p>25</text:p>
          </table:table-cell>
          <table:table-cell table:formula="of:=[st200.B22]+[st200_2.B22]" office:value-type="float" office:value="23850" calcext:value-type="float">
            <text:p>23850</text:p>
          </table:table-cell>
          <table:table-cell table:formula="of:=[st200.C22]+[st200_2.C22]" office:value-type="float" office:value="24534" calcext:value-type="float">
            <text:p>24534</text:p>
          </table:table-cell>
          <table:table-cell table:formula="of:=[st200.D22]+[st200_2.D22]" office:value-type="float" office:value="24776" calcext:value-type="float">
            <text:p>24776</text:p>
          </table:table-cell>
          <table:table-cell table:formula="of:=[st200.E22]+[st200_2.E22]" office:value-type="float" office:value="18803" calcext:value-type="float">
            <text:p>18803</text:p>
          </table:table-cell>
          <table:table-cell table:formula="of:=[st200.F22]+[st200_2.F22]" office:value-type="float" office:value="31794" calcext:value-type="float">
            <text:p>31794</text:p>
          </table:table-cell>
          <table:table-cell table:formula="of:=[st200.G22]+[st200_2.G22]" office:value-type="float" office:value="27719" calcext:value-type="float">
            <text:p>27719</text:p>
          </table:table-cell>
          <table:table-cell table:formula="of:=[st200.H22]+[st200_2.H22]" office:value-type="float" office:value="23122" calcext:value-type="float">
            <text:p>23122</text:p>
          </table:table-cell>
          <table:table-cell table:formula="of:=[st200.I22]+[st200_2.I22]" office:value-type="float" office:value="25747" calcext:value-type="float">
            <text:p>25747</text:p>
          </table:table-cell>
          <table:table-cell table:formula="of:=[st200.J22]+[st200_2.J22]" office:value-type="float" office:value="21475" calcext:value-type="float">
            <text:p>21475</text:p>
          </table:table-cell>
          <table:table-cell table:formula="of:=[st200.K22]+[st200_2.K22]" office:value-type="float" office:value="30798" calcext:value-type="float">
            <text:p>30798</text:p>
          </table:table-cell>
        </table:table-row>
        <table:table-row table:style-name="ro1">
          <table:table-cell table:formula="of:=[st200.A23]" office:value-type="float" office:value="24" calcext:value-type="float">
            <text:p>24</text:p>
          </table:table-cell>
          <table:table-cell table:formula="of:=[st200.B23]+[st200_2.B23]" office:value-type="float" office:value="22585" calcext:value-type="float">
            <text:p>22585</text:p>
          </table:table-cell>
          <table:table-cell table:formula="of:=[st200.C23]+[st200_2.C23]" office:value-type="float" office:value="23028" calcext:value-type="float">
            <text:p>23028</text:p>
          </table:table-cell>
          <table:table-cell table:formula="of:=[st200.D23]+[st200_2.D23]" office:value-type="float" office:value="23306" calcext:value-type="float">
            <text:p>23306</text:p>
          </table:table-cell>
          <table:table-cell table:formula="of:=[st200.E23]+[st200_2.E23]" office:value-type="float" office:value="17542" calcext:value-type="float">
            <text:p>17542</text:p>
          </table:table-cell>
          <table:table-cell table:formula="of:=[st200.F23]+[st200_2.F23]" office:value-type="float" office:value="30270" calcext:value-type="float">
            <text:p>30270</text:p>
          </table:table-cell>
          <table:table-cell table:formula="of:=[st200.G23]+[st200_2.G23]" office:value-type="float" office:value="26327" calcext:value-type="float">
            <text:p>26327</text:p>
          </table:table-cell>
          <table:table-cell table:formula="of:=[st200.H23]+[st200_2.H23]" office:value-type="float" office:value="21686" calcext:value-type="float">
            <text:p>21686</text:p>
          </table:table-cell>
          <table:table-cell table:formula="of:=[st200.I23]+[st200_2.I23]" office:value-type="float" office:value="24214" calcext:value-type="float">
            <text:p>24214</text:p>
          </table:table-cell>
          <table:table-cell table:formula="of:=[st200.J23]+[st200_2.J23]" office:value-type="float" office:value="19994" calcext:value-type="float">
            <text:p>19994</text:p>
          </table:table-cell>
          <table:table-cell table:formula="of:=[st200.K23]+[st200_2.K23]" office:value-type="float" office:value="29479" calcext:value-type="float">
            <text:p>29479</text:p>
          </table:table-cell>
        </table:table-row>
        <table:table-row table:style-name="ro1">
          <table:table-cell table:formula="of:=[st200.A24]" office:value-type="float" office:value="23" calcext:value-type="float">
            <text:p>23</text:p>
          </table:table-cell>
          <table:table-cell table:formula="of:=[st200.B24]+[st200_2.B24]" office:value-type="float" office:value="21363" calcext:value-type="float">
            <text:p>21363</text:p>
          </table:table-cell>
          <table:table-cell table:formula="of:=[st200.C24]+[st200_2.C24]" office:value-type="float" office:value="21575" calcext:value-type="float">
            <text:p>21575</text:p>
          </table:table-cell>
          <table:table-cell table:formula="of:=[st200.D24]+[st200_2.D24]" office:value-type="float" office:value="21753" calcext:value-type="float">
            <text:p>21753</text:p>
          </table:table-cell>
          <table:table-cell table:formula="of:=[st200.E24]+[st200_2.E24]" office:value-type="float" office:value="16277" calcext:value-type="float">
            <text:p>16277</text:p>
          </table:table-cell>
          <table:table-cell table:formula="of:=[st200.F24]+[st200_2.F24]" office:value-type="float" office:value="28730" calcext:value-type="float">
            <text:p>28730</text:p>
          </table:table-cell>
          <table:table-cell table:formula="of:=[st200.G24]+[st200_2.G24]" office:value-type="float" office:value="24847" calcext:value-type="float">
            <text:p>24847</text:p>
          </table:table-cell>
          <table:table-cell table:formula="of:=[st200.H24]+[st200_2.H24]" office:value-type="float" office:value="20228" calcext:value-type="float">
            <text:p>20228</text:p>
          </table:table-cell>
          <table:table-cell table:formula="of:=[st200.I24]+[st200_2.I24]" office:value-type="float" office:value="22714" calcext:value-type="float">
            <text:p>22714</text:p>
          </table:table-cell>
          <table:table-cell table:formula="of:=[st200.J24]+[st200_2.J24]" office:value-type="float" office:value="18576" calcext:value-type="float">
            <text:p>18576</text:p>
          </table:table-cell>
          <table:table-cell table:formula="of:=[st200.K24]+[st200_2.K24]" office:value-type="float" office:value="28145" calcext:value-type="float">
            <text:p>28145</text:p>
          </table:table-cell>
        </table:table-row>
        <table:table-row table:style-name="ro1">
          <table:table-cell table:formula="of:=[st200.A25]" office:value-type="float" office:value="22" calcext:value-type="float">
            <text:p>22</text:p>
          </table:table-cell>
          <table:table-cell table:formula="of:=[st200.B25]+[st200_2.B25]" office:value-type="float" office:value="20127" calcext:value-type="float">
            <text:p>20127</text:p>
          </table:table-cell>
          <table:table-cell table:formula="of:=[st200.C25]+[st200_2.C25]" office:value-type="float" office:value="20118" calcext:value-type="float">
            <text:p>20118</text:p>
          </table:table-cell>
          <table:table-cell table:formula="of:=[st200.D25]+[st200_2.D25]" office:value-type="float" office:value="20235" calcext:value-type="float">
            <text:p>20235</text:p>
          </table:table-cell>
          <table:table-cell table:formula="of:=[st200.E25]+[st200_2.E25]" office:value-type="float" office:value="15017" calcext:value-type="float">
            <text:p>15017</text:p>
          </table:table-cell>
          <table:table-cell table:formula="of:=[st200.F25]+[st200_2.F25]" office:value-type="float" office:value="27308" calcext:value-type="float">
            <text:p>27308</text:p>
          </table:table-cell>
          <table:table-cell table:formula="of:=[st200.G25]+[st200_2.G25]" office:value-type="float" office:value="23375" calcext:value-type="float">
            <text:p>23375</text:p>
          </table:table-cell>
          <table:table-cell table:formula="of:=[st200.H25]+[st200_2.H25]" office:value-type="float" office:value="18765" calcext:value-type="float">
            <text:p>18765</text:p>
          </table:table-cell>
          <table:table-cell table:formula="of:=[st200.I25]+[st200_2.I25]" office:value-type="float" office:value="21244" calcext:value-type="float">
            <text:p>21244</text:p>
          </table:table-cell>
          <table:table-cell table:formula="of:=[st200.J25]+[st200_2.J25]" office:value-type="float" office:value="17069" calcext:value-type="float">
            <text:p>17069</text:p>
          </table:table-cell>
          <table:table-cell table:formula="of:=[st200.K25]+[st200_2.K25]" office:value-type="float" office:value="26830" calcext:value-type="float">
            <text:p>26830</text:p>
          </table:table-cell>
        </table:table-row>
        <table:table-row table:style-name="ro1">
          <table:table-cell table:formula="of:=[st200.A26]" office:value-type="float" office:value="21" calcext:value-type="float">
            <text:p>21</text:p>
          </table:table-cell>
          <table:table-cell table:formula="of:=[st200.B26]+[st200_2.B26]" office:value-type="float" office:value="18666" calcext:value-type="float">
            <text:p>18666</text:p>
          </table:table-cell>
          <table:table-cell table:formula="of:=[st200.C26]+[st200_2.C26]" office:value-type="float" office:value="18583" calcext:value-type="float">
            <text:p>18583</text:p>
          </table:table-cell>
          <table:table-cell table:formula="of:=[st200.D26]+[st200_2.D26]" office:value-type="float" office:value="18743" calcext:value-type="float">
            <text:p>18743</text:p>
          </table:table-cell>
          <table:table-cell table:formula="of:=[st200.E26]+[st200_2.E26]" office:value-type="float" office:value="13851" calcext:value-type="float">
            <text:p>13851</text:p>
          </table:table-cell>
          <table:table-cell table:formula="of:=[st200.F26]+[st200_2.F26]" office:value-type="float" office:value="25874" calcext:value-type="float">
            <text:p>25874</text:p>
          </table:table-cell>
          <table:table-cell table:formula="of:=[st200.G26]+[st200_2.G26]" office:value-type="float" office:value="21933" calcext:value-type="float">
            <text:p>21933</text:p>
          </table:table-cell>
          <table:table-cell table:formula="of:=[st200.H26]+[st200_2.H26]" office:value-type="float" office:value="17270" calcext:value-type="float">
            <text:p>17270</text:p>
          </table:table-cell>
          <table:table-cell table:formula="of:=[st200.I26]+[st200_2.I26]" office:value-type="float" office:value="19684" calcext:value-type="float">
            <text:p>19684</text:p>
          </table:table-cell>
          <table:table-cell table:formula="of:=[st200.J26]+[st200_2.J26]" office:value-type="float" office:value="15449" calcext:value-type="float">
            <text:p>15449</text:p>
          </table:table-cell>
          <table:table-cell table:formula="of:=[st200.K26]+[st200_2.K26]" office:value-type="float" office:value="25450" calcext:value-type="float">
            <text:p>25450</text:p>
          </table:table-cell>
        </table:table-row>
        <table:table-row table:style-name="ro1">
          <table:table-cell table:formula="of:=[st200.A27]" office:value-type="float" office:value="20" calcext:value-type="float">
            <text:p>20</text:p>
          </table:table-cell>
          <table:table-cell table:formula="of:=[st200.B27]+[st200_2.B27]" office:value-type="float" office:value="17117" calcext:value-type="float">
            <text:p>17117</text:p>
          </table:table-cell>
          <table:table-cell table:formula="of:=[st200.C27]+[st200_2.C27]" office:value-type="float" office:value="17053" calcext:value-type="float">
            <text:p>17053</text:p>
          </table:table-cell>
          <table:table-cell table:formula="of:=[st200.D27]+[st200_2.D27]" office:value-type="float" office:value="17247" calcext:value-type="float">
            <text:p>17247</text:p>
          </table:table-cell>
          <table:table-cell table:formula="of:=[st200.E27]+[st200_2.E27]" office:value-type="float" office:value="12706" calcext:value-type="float">
            <text:p>12706</text:p>
          </table:table-cell>
          <table:table-cell table:formula="of:=[st200.F27]+[st200_2.F27]" office:value-type="float" office:value="24426" calcext:value-type="float">
            <text:p>24426</text:p>
          </table:table-cell>
          <table:table-cell table:formula="of:=[st200.G27]+[st200_2.G27]" office:value-type="float" office:value="20467" calcext:value-type="float">
            <text:p>20467</text:p>
          </table:table-cell>
          <table:table-cell table:formula="of:=[st200.H27]+[st200_2.H27]" office:value-type="float" office:value="15706" calcext:value-type="float">
            <text:p>15706</text:p>
          </table:table-cell>
          <table:table-cell table:formula="of:=[st200.I27]+[st200_2.I27]" office:value-type="float" office:value="18082" calcext:value-type="float">
            <text:p>18082</text:p>
          </table:table-cell>
          <table:table-cell table:formula="of:=[st200.J27]+[st200_2.J27]" office:value-type="float" office:value="13710" calcext:value-type="float">
            <text:p>13710</text:p>
          </table:table-cell>
          <table:table-cell table:formula="of:=[st200.K27]+[st200_2.K27]" office:value-type="float" office:value="24000" calcext:value-type="float">
            <text:p>24000</text:p>
          </table:table-cell>
        </table:table-row>
        <table:table-row table:style-name="ro1">
          <table:table-cell table:formula="of:=[st200.A28]" office:value-type="float" office:value="19" calcext:value-type="float">
            <text:p>19</text:p>
          </table:table-cell>
          <table:table-cell table:formula="of:=[st200.B28]+[st200_2.B28]" office:value-type="float" office:value="15588" calcext:value-type="float">
            <text:p>15588</text:p>
          </table:table-cell>
          <table:table-cell table:formula="of:=[st200.C28]+[st200_2.C28]" office:value-type="float" office:value="15413" calcext:value-type="float">
            <text:p>15413</text:p>
          </table:table-cell>
          <table:table-cell table:formula="of:=[st200.D28]+[st200_2.D28]" office:value-type="float" office:value="15605" calcext:value-type="float">
            <text:p>15605</text:p>
          </table:table-cell>
          <table:table-cell table:formula="of:=[st200.E28]+[st200_2.E28]" office:value-type="float" office:value="11563" calcext:value-type="float">
            <text:p>11563</text:p>
          </table:table-cell>
          <table:table-cell table:formula="of:=[st200.F28]+[st200_2.F28]" office:value-type="float" office:value="22937" calcext:value-type="float">
            <text:p>22937</text:p>
          </table:table-cell>
          <table:table-cell table:formula="of:=[st200.G28]+[st200_2.G28]" office:value-type="float" office:value="18774" calcext:value-type="float">
            <text:p>18774</text:p>
          </table:table-cell>
          <table:table-cell table:formula="of:=[st200.H28]+[st200_2.H28]" office:value-type="float" office:value="14059" calcext:value-type="float">
            <text:p>14059</text:p>
          </table:table-cell>
          <table:table-cell table:formula="of:=[st200.I28]+[st200_2.I28]" office:value-type="float" office:value="16355" calcext:value-type="float">
            <text:p>16355</text:p>
          </table:table-cell>
          <table:table-cell table:formula="of:=[st200.J28]+[st200_2.J28]" office:value-type="float" office:value="12347" calcext:value-type="float">
            <text:p>12347</text:p>
          </table:table-cell>
          <table:table-cell table:formula="of:=[st200.K28]+[st200_2.K28]" office:value-type="float" office:value="22484" calcext:value-type="float">
            <text:p>22484</text:p>
          </table:table-cell>
        </table:table-row>
        <table:table-row table:style-name="ro1">
          <table:table-cell table:formula="of:=[st200.A29]" office:value-type="float" office:value="18" calcext:value-type="float">
            <text:p>18</text:p>
          </table:table-cell>
          <table:table-cell table:formula="of:=[st200.B29]+[st200_2.B29]" office:value-type="float" office:value="14109" calcext:value-type="float">
            <text:p>14109</text:p>
          </table:table-cell>
          <table:table-cell table:formula="of:=[st200.C29]+[st200_2.C29]" office:value-type="float" office:value="13957" calcext:value-type="float">
            <text:p>13957</text:p>
          </table:table-cell>
          <table:table-cell table:formula="of:=[st200.D29]+[st200_2.D29]" office:value-type="float" office:value="14103" calcext:value-type="float">
            <text:p>14103</text:p>
          </table:table-cell>
          <table:table-cell table:formula="of:=[st200.E29]+[st200_2.E29]" office:value-type="float" office:value="10519" calcext:value-type="float">
            <text:p>10519</text:p>
          </table:table-cell>
          <table:table-cell table:formula="of:=[st200.F29]+[st200_2.F29]" office:value-type="float" office:value="21378" calcext:value-type="float">
            <text:p>21378</text:p>
          </table:table-cell>
          <table:table-cell table:formula="of:=[st200.G29]+[st200_2.G29]" office:value-type="float" office:value="17246" calcext:value-type="float">
            <text:p>17246</text:p>
          </table:table-cell>
          <table:table-cell table:formula="of:=[st200.H29]+[st200_2.H29]" office:value-type="float" office:value="12580" calcext:value-type="float">
            <text:p>12580</text:p>
          </table:table-cell>
          <table:table-cell table:formula="of:=[st200.I29]+[st200_2.I29]" office:value-type="float" office:value="14832" calcext:value-type="float">
            <text:p>14832</text:p>
          </table:table-cell>
          <table:table-cell table:formula="of:=[st200.J29]+[st200_2.J29]" office:value-type="float" office:value="11091" calcext:value-type="float">
            <text:p>11091</text:p>
          </table:table-cell>
          <table:table-cell table:formula="of:=[st200.K29]+[st200_2.K29]" office:value-type="float" office:value="20917" calcext:value-type="float">
            <text:p>20917</text:p>
          </table:table-cell>
        </table:table-row>
        <table:table-row table:style-name="ro1">
          <table:table-cell table:formula="of:=[st200.A30]" office:value-type="float" office:value="17" calcext:value-type="float">
            <text:p>17</text:p>
          </table:table-cell>
          <table:table-cell table:formula="of:=[st200.B30]+[st200_2.B30]" office:value-type="float" office:value="12633" calcext:value-type="float">
            <text:p>12633</text:p>
          </table:table-cell>
          <table:table-cell table:formula="of:=[st200.C30]+[st200_2.C30]" office:value-type="float" office:value="12523" calcext:value-type="float">
            <text:p>12523</text:p>
          </table:table-cell>
          <table:table-cell table:formula="of:=[st200.D30]+[st200_2.D30]" office:value-type="float" office:value="12505" calcext:value-type="float">
            <text:p>12505</text:p>
          </table:table-cell>
          <table:table-cell table:formula="of:=[st200.E30]+[st200_2.E30]" office:value-type="float" office:value="9476" calcext:value-type="float">
            <text:p>9476</text:p>
          </table:table-cell>
          <table:table-cell table:formula="of:=[st200.F30]+[st200_2.F30]" office:value-type="float" office:value="19771" calcext:value-type="float">
            <text:p>19771</text:p>
          </table:table-cell>
          <table:table-cell table:formula="of:=[st200.G30]+[st200_2.G30]" office:value-type="float" office:value="15735" calcext:value-type="float">
            <text:p>15735</text:p>
          </table:table-cell>
          <table:table-cell table:formula="of:=[st200.H30]+[st200_2.H30]" office:value-type="float" office:value="11143" calcext:value-type="float">
            <text:p>11143</text:p>
          </table:table-cell>
          <table:table-cell table:formula="of:=[st200.I30]+[st200_2.I30]" office:value-type="float" office:value="13236" calcext:value-type="float">
            <text:p>13236</text:p>
          </table:table-cell>
          <table:table-cell table:formula="of:=[st200.J30]+[st200_2.J30]" office:value-type="float" office:value="9839" calcext:value-type="float">
            <text:p>9839</text:p>
          </table:table-cell>
          <table:table-cell table:formula="of:=[st200.K30]+[st200_2.K30]" office:value-type="float" office:value="19298" calcext:value-type="float">
            <text:p>19298</text:p>
          </table:table-cell>
        </table:table-row>
        <table:table-row table:style-name="ro1">
          <table:table-cell table:formula="of:=[st200.A31]" office:value-type="float" office:value="16" calcext:value-type="float">
            <text:p>16</text:p>
          </table:table-cell>
          <table:table-cell table:formula="of:=[st200.B31]+[st200_2.B31]" office:value-type="float" office:value="10980" calcext:value-type="float">
            <text:p>10980</text:p>
          </table:table-cell>
          <table:table-cell table:formula="of:=[st200.C31]+[st200_2.C31]" office:value-type="float" office:value="11048" calcext:value-type="float">
            <text:p>11048</text:p>
          </table:table-cell>
          <table:table-cell table:formula="of:=[st200.D31]+[st200_2.D31]" office:value-type="float" office:value="10783" calcext:value-type="float">
            <text:p>10783</text:p>
          </table:table-cell>
          <table:table-cell table:formula="of:=[st200.E31]+[st200_2.E31]" office:value-type="float" office:value="8432" calcext:value-type="float">
            <text:p>8432</text:p>
          </table:table-cell>
          <table:table-cell table:formula="of:=[st200.F31]+[st200_2.F31]" office:value-type="float" office:value="18059" calcext:value-type="float">
            <text:p>18059</text:p>
          </table:table-cell>
          <table:table-cell table:formula="of:=[st200.G31]+[st200_2.G31]" office:value-type="float" office:value="14213" calcext:value-type="float">
            <text:p>14213</text:p>
          </table:table-cell>
          <table:table-cell table:formula="of:=[st200.H31]+[st200_2.H31]" office:value-type="float" office:value="9625" calcext:value-type="float">
            <text:p>9625</text:p>
          </table:table-cell>
          <table:table-cell table:formula="of:=[st200.I31]+[st200_2.I31]" office:value-type="float" office:value="11609" calcext:value-type="float">
            <text:p>11609</text:p>
          </table:table-cell>
          <table:table-cell table:formula="of:=[st200.J31]+[st200_2.J31]" office:value-type="float" office:value="8761" calcext:value-type="float">
            <text:p>8761</text:p>
          </table:table-cell>
          <table:table-cell table:formula="of:=[st200.K31]+[st200_2.K31]" office:value-type="float" office:value="17506" calcext:value-type="float">
            <text:p>17506</text:p>
          </table:table-cell>
        </table:table-row>
        <table:table-row table:style-name="ro1">
          <table:table-cell table:formula="of:=[st200.A32]" office:value-type="float" office:value="15" calcext:value-type="float">
            <text:p>15</text:p>
          </table:table-cell>
          <table:table-cell table:formula="of:=[st200.B32]+[st200_2.B32]" office:value-type="float" office:value="9693" calcext:value-type="float">
            <text:p>9693</text:p>
          </table:table-cell>
          <table:table-cell table:formula="of:=[st200.C32]+[st200_2.C32]" office:value-type="float" office:value="9637" calcext:value-type="float">
            <text:p>9637</text:p>
          </table:table-cell>
          <table:table-cell table:formula="of:=[st200.D32]+[st200_2.D32]" office:value-type="float" office:value="9466" calcext:value-type="float">
            <text:p>9466</text:p>
          </table:table-cell>
          <table:table-cell table:formula="of:=[st200.E32]+[st200_2.E32]" office:value-type="float" office:value="7512" calcext:value-type="float">
            <text:p>7512</text:p>
          </table:table-cell>
          <table:table-cell table:formula="of:=[st200.F32]+[st200_2.F32]" office:value-type="float" office:value="16664" calcext:value-type="float">
            <text:p>16664</text:p>
          </table:table-cell>
          <table:table-cell table:formula="of:=[st200.G32]+[st200_2.G32]" office:value-type="float" office:value="12780" calcext:value-type="float">
            <text:p>12780</text:p>
          </table:table-cell>
          <table:table-cell table:formula="of:=[st200.H32]+[st200_2.H32]" office:value-type="float" office:value="8381" calcext:value-type="float">
            <text:p>8381</text:p>
          </table:table-cell>
          <table:table-cell table:formula="of:=[st200.I32]+[st200_2.I32]" office:value-type="float" office:value="10137" calcext:value-type="float">
            <text:p>10137</text:p>
          </table:table-cell>
          <table:table-cell table:formula="of:=[st200.J32]+[st200_2.J32]" office:value-type="float" office:value="7762" calcext:value-type="float">
            <text:p>7762</text:p>
          </table:table-cell>
          <table:table-cell table:formula="of:=[st200.K32]+[st200_2.K32]" office:value-type="float" office:value="15934" calcext:value-type="float">
            <text:p>15934</text:p>
          </table:table-cell>
        </table:table-row>
        <table:table-row table:style-name="ro1">
          <table:table-cell table:formula="of:=[st200.A33]" office:value-type="float" office:value="14" calcext:value-type="float">
            <text:p>14</text:p>
          </table:table-cell>
          <table:table-cell table:formula="of:=[st200.B33]+[st200_2.B33]" office:value-type="float" office:value="8463" calcext:value-type="float">
            <text:p>8463</text:p>
          </table:table-cell>
          <table:table-cell table:formula="of:=[st200.C33]+[st200_2.C33]" office:value-type="float" office:value="8174" calcext:value-type="float">
            <text:p>8174</text:p>
          </table:table-cell>
          <table:table-cell table:formula="of:=[st200.D33]+[st200_2.D33]" office:value-type="float" office:value="8209" calcext:value-type="float">
            <text:p>8209</text:p>
          </table:table-cell>
          <table:table-cell table:formula="of:=[st200.E33]+[st200_2.E33]" office:value-type="float" office:value="6640" calcext:value-type="float">
            <text:p>6640</text:p>
          </table:table-cell>
          <table:table-cell table:formula="of:=[st200.F33]+[st200_2.F33]" office:value-type="float" office:value="15308" calcext:value-type="float">
            <text:p>15308</text:p>
          </table:table-cell>
          <table:table-cell table:formula="of:=[st200.G33]+[st200_2.G33]" office:value-type="float" office:value="11329" calcext:value-type="float">
            <text:p>11329</text:p>
          </table:table-cell>
          <table:table-cell table:formula="of:=[st200.H33]+[st200_2.H33]" office:value-type="float" office:value="7122" calcext:value-type="float">
            <text:p>7122</text:p>
          </table:table-cell>
          <table:table-cell table:formula="of:=[st200.I33]+[st200_2.I33]" office:value-type="float" office:value="8723" calcext:value-type="float">
            <text:p>8723</text:p>
          </table:table-cell>
          <table:table-cell table:formula="of:=[st200.J33]+[st200_2.J33]" office:value-type="float" office:value="6769" calcext:value-type="float">
            <text:p>6769</text:p>
          </table:table-cell>
          <table:table-cell table:formula="of:=[st200.K33]+[st200_2.K33]" office:value-type="float" office:value="14346" calcext:value-type="float">
            <text:p>14346</text:p>
          </table:table-cell>
        </table:table-row>
        <table:table-row table:style-name="ro1">
          <table:table-cell table:formula="of:=[st200.A34]" office:value-type="float" office:value="13" calcext:value-type="float">
            <text:p>13</text:p>
          </table:table-cell>
          <table:table-cell table:formula="of:=[st200.B34]+[st200_2.B34]" office:value-type="float" office:value="7210" calcext:value-type="float">
            <text:p>7210</text:p>
          </table:table-cell>
          <table:table-cell table:formula="of:=[st200.C34]+[st200_2.C34]" office:value-type="float" office:value="6682" calcext:value-type="float">
            <text:p>6682</text:p>
          </table:table-cell>
          <table:table-cell table:formula="of:=[st200.D34]+[st200_2.D34]" office:value-type="float" office:value="6904" calcext:value-type="float">
            <text:p>6904</text:p>
          </table:table-cell>
          <table:table-cell table:formula="of:=[st200.E34]+[st200_2.E34]" office:value-type="float" office:value="5760" calcext:value-type="float">
            <text:p>5760</text:p>
          </table:table-cell>
          <table:table-cell table:formula="of:=[st200.F34]+[st200_2.F34]" office:value-type="float" office:value="13876" calcext:value-type="float">
            <text:p>13876</text:p>
          </table:table-cell>
          <table:table-cell table:formula="of:=[st200.G34]+[st200_2.G34]" office:value-type="float" office:value="9797" calcext:value-type="float">
            <text:p>9797</text:p>
          </table:table-cell>
          <table:table-cell table:formula="of:=[st200.H34]+[st200_2.H34]" office:value-type="float" office:value="5867" calcext:value-type="float">
            <text:p>5867</text:p>
          </table:table-cell>
          <table:table-cell table:formula="of:=[st200.I34]+[st200_2.I34]" office:value-type="float" office:value="7223" calcext:value-type="float">
            <text:p>7223</text:p>
          </table:table-cell>
          <table:table-cell table:formula="of:=[st200.J34]+[st200_2.J34]" office:value-type="float" office:value="5638" calcext:value-type="float">
            <text:p>5638</text:p>
          </table:table-cell>
          <table:table-cell table:formula="of:=[st200.K34]+[st200_2.K34]" office:value-type="float" office:value="12686" calcext:value-type="float">
            <text:p>12686</text:p>
          </table:table-cell>
        </table:table-row>
        <table:table-row table:style-name="ro1">
          <table:table-cell table:formula="of:=[st200.A35]" office:value-type="float" office:value="12" calcext:value-type="float">
            <text:p>12</text:p>
          </table:table-cell>
          <table:table-cell table:formula="of:=[st200.B35]+[st200_2.B35]" office:value-type="float" office:value="6136" calcext:value-type="float">
            <text:p>6136</text:p>
          </table:table-cell>
          <table:table-cell table:formula="of:=[st200.C35]+[st200_2.C35]" office:value-type="float" office:value="5525" calcext:value-type="float">
            <text:p>5525</text:p>
          </table:table-cell>
          <table:table-cell table:formula="of:=[st200.D35]+[st200_2.D35]" office:value-type="float" office:value="5959" calcext:value-type="float">
            <text:p>5959</text:p>
          </table:table-cell>
          <table:table-cell table:formula="of:=[st200.E35]+[st200_2.E35]" office:value-type="float" office:value="4864" calcext:value-type="float">
            <text:p>4864</text:p>
          </table:table-cell>
          <table:table-cell table:formula="of:=[st200.F35]+[st200_2.F35]" office:value-type="float" office:value="12477" calcext:value-type="float">
            <text:p>12477</text:p>
          </table:table-cell>
          <table:table-cell table:formula="of:=[st200.G35]+[st200_2.G35]" office:value-type="float" office:value="8356" calcext:value-type="float">
            <text:p>8356</text:p>
          </table:table-cell>
          <table:table-cell table:formula="of:=[st200.H35]+[st200_2.H35]" office:value-type="float" office:value="4933" calcext:value-type="float">
            <text:p>4933</text:p>
          </table:table-cell>
          <table:table-cell table:formula="of:=[st200.I35]+[st200_2.I35]" office:value-type="float" office:value="6208" calcext:value-type="float">
            <text:p>6208</text:p>
          </table:table-cell>
          <table:table-cell table:formula="of:=[st200.J35]+[st200_2.J35]" office:value-type="float" office:value="4478" calcext:value-type="float">
            <text:p>4478</text:p>
          </table:table-cell>
          <table:table-cell table:formula="of:=[st200.K35]+[st200_2.K35]" office:value-type="float" office:value="11202" calcext:value-type="float">
            <text:p>11202</text:p>
          </table:table-cell>
        </table:table-row>
        <table:table-row table:style-name="ro1">
          <table:table-cell table:formula="of:=[st200.A36]" office:value-type="float" office:value="11" calcext:value-type="float">
            <text:p>11</text:p>
          </table:table-cell>
          <table:table-cell table:formula="of:=[st200.B36]+[st200_2.B36]" office:value-type="float" office:value="5075" calcext:value-type="float">
            <text:p>5075</text:p>
          </table:table-cell>
          <table:table-cell table:formula="of:=[st200.C36]+[st200_2.C36]" office:value-type="float" office:value="4452" calcext:value-type="float">
            <text:p>4452</text:p>
          </table:table-cell>
          <table:table-cell table:formula="of:=[st200.D36]+[st200_2.D36]" office:value-type="float" office:value="5087" calcext:value-type="float">
            <text:p>5087</text:p>
          </table:table-cell>
          <table:table-cell table:formula="of:=[st200.E36]+[st200_2.E36]" office:value-type="float" office:value="3956" calcext:value-type="float">
            <text:p>3956</text:p>
          </table:table-cell>
          <table:table-cell table:formula="of:=[st200.F36]+[st200_2.F36]" office:value-type="float" office:value="11047" calcext:value-type="float">
            <text:p>11047</text:p>
          </table:table-cell>
          <table:table-cell table:formula="of:=[st200.G36]+[st200_2.G36]" office:value-type="float" office:value="6900" calcext:value-type="float">
            <text:p>6900</text:p>
          </table:table-cell>
          <table:table-cell table:formula="of:=[st200.H36]+[st200_2.H36]" office:value-type="float" office:value="4015" calcext:value-type="float">
            <text:p>4015</text:p>
          </table:table-cell>
          <table:table-cell table:formula="of:=[st200.I36]+[st200_2.I36]" office:value-type="float" office:value="5260" calcext:value-type="float">
            <text:p>5260</text:p>
          </table:table-cell>
          <table:table-cell table:formula="of:=[st200.J36]+[st200_2.J36]" office:value-type="float" office:value="3312" calcext:value-type="float">
            <text:p>3312</text:p>
          </table:table-cell>
          <table:table-cell table:formula="of:=[st200.K36]+[st200_2.K36]" office:value-type="float" office:value="9695" calcext:value-type="float">
            <text:p>9695</text:p>
          </table:table-cell>
        </table:table-row>
        <table:table-row table:style-name="ro1">
          <table:table-cell table:formula="of:=[st200.A37]" office:value-type="float" office:value="10" calcext:value-type="float">
            <text:p>10</text:p>
          </table:table-cell>
          <table:table-cell table:formula="of:=[st200.B37]+[st200_2.B37]" office:value-type="float" office:value="4006" calcext:value-type="float">
            <text:p>4006</text:p>
          </table:table-cell>
          <table:table-cell table:formula="of:=[st200.C37]+[st200_2.C37]" office:value-type="float" office:value="3365" calcext:value-type="float">
            <text:p>3365</text:p>
          </table:table-cell>
          <table:table-cell table:formula="of:=[st200.D37]+[st200_2.D37]" office:value-type="float" office:value="4194" calcext:value-type="float">
            <text:p>4194</text:p>
          </table:table-cell>
          <table:table-cell table:formula="of:=[st200.E37]+[st200_2.E37]" office:value-type="float" office:value="3035" calcext:value-type="float">
            <text:p>3035</text:p>
          </table:table-cell>
          <table:table-cell table:formula="of:=[st200.F37]+[st200_2.F37]" office:value-type="float" office:value="9614" calcext:value-type="float">
            <text:p>9614</text:p>
          </table:table-cell>
          <table:table-cell table:formula="of:=[st200.G37]+[st200_2.G37]" office:value-type="float" office:value="5417" calcext:value-type="float">
            <text:p>5417</text:p>
          </table:table-cell>
          <table:table-cell table:formula="of:=[st200.H37]+[st200_2.H37]" office:value-type="float" office:value="3121" calcext:value-type="float">
            <text:p>3121</text:p>
          </table:table-cell>
          <table:table-cell table:formula="of:=[st200.I37]+[st200_2.I37]" office:value-type="float" office:value="4334" calcext:value-type="float">
            <text:p>4334</text:p>
          </table:table-cell>
          <table:table-cell table:formula="of:=[st200.J37]+[st200_2.J37]" office:value-type="float" office:value="2486" calcext:value-type="float">
            <text:p>2486</text:p>
          </table:table-cell>
          <table:table-cell table:formula="of:=[st200.K37]+[st200_2.K37]" office:value-type="float" office:value="8138" calcext:value-type="float">
            <text:p>8138</text:p>
          </table:table-cell>
        </table:table-row>
        <table:table-row table:style-name="ro1">
          <table:table-cell table:formula="of:=[st200.A38]" office:value-type="float" office:value="9" calcext:value-type="float">
            <text:p>9</text:p>
          </table:table-cell>
          <table:table-cell table:formula="of:=[st200.B38]+[st200_2.B38]" office:value-type="float" office:value="3236" calcext:value-type="float">
            <text:p>3236</text:p>
          </table:table-cell>
          <table:table-cell table:formula="of:=[st200.C38]+[st200_2.C38]" office:value-type="float" office:value="2583" calcext:value-type="float">
            <text:p>2583</text:p>
          </table:table-cell>
          <table:table-cell table:formula="of:=[st200.D38]+[st200_2.D38]" office:value-type="float" office:value="3507" calcext:value-type="float">
            <text:p>3507</text:p>
          </table:table-cell>
          <table:table-cell table:formula="of:=[st200.E38]+[st200_2.E38]" office:value-type="float" office:value="2430" calcext:value-type="float">
            <text:p>2430</text:p>
          </table:table-cell>
          <table:table-cell table:formula="of:=[st200.F38]+[st200_2.F38]" office:value-type="float" office:value="8280" calcext:value-type="float">
            <text:p>8280</text:p>
          </table:table-cell>
          <table:table-cell table:formula="of:=[st200.G38]+[st200_2.G38]" office:value-type="float" office:value="4410" calcext:value-type="float">
            <text:p>4410</text:p>
          </table:table-cell>
          <table:table-cell table:formula="of:=[st200.H38]+[st200_2.H38]" office:value-type="float" office:value="2572" calcext:value-type="float">
            <text:p>2572</text:p>
          </table:table-cell>
          <table:table-cell table:formula="of:=[st200.I38]+[st200_2.I38]" office:value-type="float" office:value="3405" calcext:value-type="float">
            <text:p>3405</text:p>
          </table:table-cell>
          <table:table-cell table:formula="of:=[st200.J38]+[st200_2.J38]" office:value-type="float" office:value="1761" calcext:value-type="float">
            <text:p>1761</text:p>
          </table:table-cell>
          <table:table-cell table:formula="of:=[st200.K38]+[st200_2.K38]" office:value-type="float" office:value="6726" calcext:value-type="float">
            <text:p>6726</text:p>
          </table:table-cell>
        </table:table-row>
        <table:table-row table:style-name="ro1">
          <table:table-cell table:formula="of:=[st200.A39]" office:value-type="float" office:value="8" calcext:value-type="float">
            <text:p>8</text:p>
          </table:table-cell>
          <table:table-cell table:formula="of:=[st200.B39]+[st200_2.B39]" office:value-type="float" office:value="2501" calcext:value-type="float">
            <text:p>2501</text:p>
          </table:table-cell>
          <table:table-cell table:formula="of:=[st200.C39]+[st200_2.C39]" office:value-type="float" office:value="1845" calcext:value-type="float">
            <text:p>1845</text:p>
          </table:table-cell>
          <table:table-cell table:formula="of:=[st200.D39]+[st200_2.D39]" office:value-type="float" office:value="2826" calcext:value-type="float">
            <text:p>2826</text:p>
          </table:table-cell>
          <table:table-cell table:formula="of:=[st200.E39]+[st200_2.E39]" office:value-type="float" office:value="1842" calcext:value-type="float">
            <text:p>1842</text:p>
          </table:table-cell>
          <table:table-cell table:formula="of:=[st200.F39]+[st200_2.F39]" office:value-type="float" office:value="6938" calcext:value-type="float">
            <text:p>6938</text:p>
          </table:table-cell>
          <table:table-cell table:formula="of:=[st200.G39]+[st200_2.G39]" office:value-type="float" office:value="3422" calcext:value-type="float">
            <text:p>3422</text:p>
          </table:table-cell>
          <table:table-cell table:formula="of:=[st200.H39]+[st200_2.H39]" office:value-type="float" office:value="2078" calcext:value-type="float">
            <text:p>2078</text:p>
          </table:table-cell>
          <table:table-cell table:formula="of:=[st200.I39]+[st200_2.I39]" office:value-type="float" office:value="2495" calcext:value-type="float">
            <text:p>2495</text:p>
          </table:table-cell>
          <table:table-cell table:formula="of:=[st200.J39]+[st200_2.J39]" office:value-type="float" office:value="1039" calcext:value-type="float">
            <text:p>1039</text:p>
          </table:table-cell>
          <table:table-cell table:formula="of:=[st200.K39]+[st200_2.K39]" office:value-type="float" office:value="5343" calcext:value-type="float">
            <text:p>5343</text:p>
          </table:table-cell>
        </table:table-row>
        <table:table-row table:style-name="ro1">
          <table:table-cell table:formula="of:=[st200.A40]" office:value-type="float" office:value="7" calcext:value-type="float">
            <text:p>7</text:p>
          </table:table-cell>
          <table:table-cell table:formula="of:=[st200.B40]+[st200_2.B40]" office:value-type="float" office:value="1770" calcext:value-type="float">
            <text:p>1770</text:p>
          </table:table-cell>
          <table:table-cell table:formula="of:=[st200.C40]+[st200_2.C40]" office:value-type="float" office:value="1109" calcext:value-type="float">
            <text:p>1109</text:p>
          </table:table-cell>
          <table:table-cell table:formula="of:=[st200.D40]+[st200_2.D40]" office:value-type="float" office:value="2164" calcext:value-type="float">
            <text:p>2164</text:p>
          </table:table-cell>
          <table:table-cell table:formula="of:=[st200.E40]+[st200_2.E40]" office:value-type="float" office:value="1267" calcext:value-type="float">
            <text:p>1267</text:p>
          </table:table-cell>
          <table:table-cell table:formula="of:=[st200.F40]+[st200_2.F40]" office:value-type="float" office:value="5546" calcext:value-type="float">
            <text:p>5546</text:p>
          </table:table-cell>
          <table:table-cell table:formula="of:=[st200.G40]+[st200_2.G40]" office:value-type="float" office:value="2436" calcext:value-type="float">
            <text:p>2436</text:p>
          </table:table-cell>
          <table:table-cell table:formula="of:=[st200.H40]+[st200_2.H40]" office:value-type="float" office:value="1578" calcext:value-type="float">
            <text:p>1578</text:p>
          </table:table-cell>
          <table:table-cell table:formula="of:=[st200.I40]+[st200_2.I40]" office:value-type="float" office:value="1560" calcext:value-type="float">
            <text:p>1560</text:p>
          </table:table-cell>
          <table:table-cell table:formula="of:=[st200.J40]+[st200_2.J40]" office:value-type="float" office:value="694" calcext:value-type="float">
            <text:p>694</text:p>
          </table:table-cell>
          <table:table-cell table:formula="of:=[st200.K40]+[st200_2.K40]" office:value-type="float" office:value="3908" calcext:value-type="float">
            <text:p>3908</text:p>
          </table:table-cell>
        </table:table-row>
        <table:table-row table:style-name="ro1">
          <table:table-cell table:formula="of:=[st200.A41]" office:value-type="float" office:value="6" calcext:value-type="float">
            <text:p>6</text:p>
          </table:table-cell>
          <table:table-cell table:formula="of:=[st200.B41]+[st200_2.B41]" office:value-type="float" office:value="1369" calcext:value-type="float">
            <text:p>1369</text:p>
          </table:table-cell>
          <table:table-cell table:formula="of:=[st200.C41]+[st200_2.C41]" office:value-type="float" office:value="810" calcext:value-type="float">
            <text:p>810</text:p>
          </table:table-cell>
          <table:table-cell table:formula="of:=[st200.D41]+[st200_2.D41]" office:value-type="float" office:value="1696" calcext:value-type="float">
            <text:p>1696</text:p>
          </table:table-cell>
          <table:table-cell table:formula="of:=[st200.E41]+[st200_2.E41]" office:value-type="float" office:value="833" calcext:value-type="float">
            <text:p>833</text:p>
          </table:table-cell>
          <table:table-cell table:formula="of:=[st200.F41]+[st200_2.F41]" office:value-type="float" office:value="4327" calcext:value-type="float">
            <text:p>4327</text:p>
          </table:table-cell>
          <table:table-cell table:formula="of:=[st200.G41]+[st200_2.G41]" office:value-type="float" office:value="1772" calcext:value-type="float">
            <text:p>1772</text:p>
          </table:table-cell>
          <table:table-cell table:formula="of:=[st200.H41]+[st200_2.H41]" office:value-type="float" office:value="1243" calcext:value-type="float">
            <text:p>1243</text:p>
          </table:table-cell>
          <table:table-cell table:formula="of:=[st200.I41]+[st200_2.I41]" office:value-type="float" office:value="1084" calcext:value-type="float">
            <text:p>1084</text:p>
          </table:table-cell>
          <table:table-cell table:formula="of:=[st200.J41]+[st200_2.J41]" office:value-type="float" office:value="481" calcext:value-type="float">
            <text:p>481</text:p>
          </table:table-cell>
          <table:table-cell table:formula="of:=[st200.K41]+[st200_2.K41]" office:value-type="float" office:value="3014" calcext:value-type="float">
            <text:p>3014</text:p>
          </table:table-cell>
        </table:table-row>
        <table:table-row table:style-name="ro1">
          <table:table-cell table:formula="of:=[st200.A42]" office:value-type="float" office:value="5" calcext:value-type="float">
            <text:p>5</text:p>
          </table:table-cell>
          <table:table-cell table:formula="of:=[st200.B42]+[st200_2.B42]" office:value-type="float" office:value="1011" calcext:value-type="float">
            <text:p>1011</text:p>
          </table:table-cell>
          <table:table-cell table:formula="of:=[st200.C42]+[st200_2.C42]" office:value-type="float" office:value="609" calcext:value-type="float">
            <text:p>609</text:p>
          </table:table-cell>
          <table:table-cell table:formula="of:=[st200.D42]+[st200_2.D42]" office:value-type="float" office:value="1256" calcext:value-type="float">
            <text:p>1256</text:p>
          </table:table-cell>
          <table:table-cell table:formula="of:=[st200.E42]+[st200_2.E42]" office:value-type="float" office:value="430" calcext:value-type="float">
            <text:p>430</text:p>
          </table:table-cell>
          <table:table-cell table:formula="of:=[st200.F42]+[st200_2.F42]" office:value-type="float" office:value="3111" calcext:value-type="float">
            <text:p>3111</text:p>
          </table:table-cell>
          <table:table-cell table:formula="of:=[st200.G42]+[st200_2.G42]" office:value-type="float" office:value="1145" calcext:value-type="float">
            <text:p>1145</text:p>
          </table:table-cell>
          <table:table-cell table:formula="of:=[st200.H42]+[st200_2.H42]" office:value-type="float" office:value="929" calcext:value-type="float">
            <text:p>929</text:p>
          </table:table-cell>
          <table:table-cell table:formula="of:=[st200.I42]+[st200_2.I42]" office:value-type="float" office:value="673" calcext:value-type="float">
            <text:p>673</text:p>
          </table:table-cell>
          <table:table-cell table:formula="of:=[st200.J42]+[st200_2.J42]" office:value-type="float" office:value="279" calcext:value-type="float">
            <text:p>279</text:p>
          </table:table-cell>
          <table:table-cell table:formula="of:=[st200.K42]+[st200_2.K42]" office:value-type="float" office:value="2138" calcext:value-type="float">
            <text:p>2138</text:p>
          </table:table-cell>
        </table:table-row>
        <table:table-row table:style-name="ro1">
          <table:table-cell table:formula="of:=[st200.A43]" office:value-type="float" office:value="4" calcext:value-type="float">
            <text:p>4</text:p>
          </table:table-cell>
          <table:table-cell table:formula="of:=[st200.B43]+[st200_2.B43]" office:value-type="float" office:value="659" calcext:value-type="float">
            <text:p>659</text:p>
          </table:table-cell>
          <table:table-cell table:formula="of:=[st200.C43]+[st200_2.C43]" office:value-type="float" office:value="402" calcext:value-type="float">
            <text:p>402</text:p>
          </table:table-cell>
          <table:table-cell table:formula="of:=[st200.D43]+[st200_2.D43]" office:value-type="float" office:value="814" calcext:value-type="float">
            <text:p>814</text:p>
          </table:table-cell>
          <table:table-cell table:formula="of:=[st200.E43]+[st200_2.E43]" office:value-type="string" office:string-value="" calcext:value-type="error">
            <text:p>#VALUE!</text:p>
          </table:table-cell>
          <table:table-cell table:formula="of:=[st200.F43]+[st200_2.F43]" office:value-type="float" office:value="1887" calcext:value-type="float">
            <text:p>1887</text:p>
          </table:table-cell>
          <table:table-cell table:formula="of:=[st200.G43]+[st200_2.G43]" office:value-type="float" office:value="523" calcext:value-type="float">
            <text:p>523</text:p>
          </table:table-cell>
          <table:table-cell table:formula="of:=[st200.H43]+[st200_2.H43]" office:value-type="float" office:value="618" calcext:value-type="float">
            <text:p>618</text:p>
          </table:table-cell>
          <table:table-cell table:formula="of:=[st200.I43]+[st200_2.I43]" office:value-type="float" office:value="244" calcext:value-type="float">
            <text:p>244</text:p>
          </table:table-cell>
          <table:table-cell table:formula="of:=[st200.J43]+[st200_2.J43]" office:value-type="float" office:value="168" calcext:value-type="float">
            <text:p>168</text:p>
          </table:table-cell>
          <table:table-cell table:formula="of:=[st200.K43]+[st200_2.K43]" office:value-type="float" office:value="1278" calcext:value-type="float">
            <text:p>1278</text:p>
          </table:table-cell>
        </table:table-row>
        <table:table-row table:style-name="ro1">
          <table:table-cell table:formula="of:=[st200.A44]" office:value-type="float" office:value="3" calcext:value-type="float">
            <text:p>3</text:p>
          </table:table-cell>
          <table:table-cell table:formula="of:=[st200.B44]+[st200_2.B44]" office:value-type="float" office:value="431" calcext:value-type="float">
            <text:p>431</text:p>
          </table:table-cell>
          <table:table-cell table:formula="of:=[st200.C44]+[st200_2.C44]" office:value-type="float" office:value="263" calcext:value-type="float">
            <text:p>263</text:p>
          </table:table-cell>
          <table:table-cell table:formula="of:=[st200.D44]+[st200_2.D44]" office:value-type="float" office:value="539" calcext:value-type="float">
            <text:p>539</text:p>
          </table:table-cell>
          <table:table-cell table:formula="of:=[st200.E44]+[st200_2.E44]" office:value-type="string" office:string-value="" calcext:value-type="error">
            <text:p>#VALUE!</text:p>
          </table:table-cell>
          <table:table-cell table:formula="of:=[st200.F44]+[st200_2.F44]" office:value-type="float" office:value="1251" calcext:value-type="float">
            <text:p>1251</text:p>
          </table:table-cell>
          <table:table-cell table:formula="of:=[st200.G44]+[st200_2.G44]" office:value-type="float" office:value="312" calcext:value-type="float">
            <text:p>312</text:p>
          </table:table-cell>
          <table:table-cell table:formula="of:=[st200.H44]+[st200_2.H44]" office:value-type="float" office:value="408" calcext:value-type="float">
            <text:p>408</text:p>
          </table:table-cell>
          <table:table-cell table:formula="of:=[st200.I44]+[st200_2.I44]" office:value-type="float" office:value="133" calcext:value-type="float">
            <text:p>133</text:p>
          </table:table-cell>
          <table:table-cell table:formula="of:=[st200.J44]+[st200_2.J44]" office:value-type="float" office:value="85" calcext:value-type="float">
            <text:p>85</text:p>
          </table:table-cell>
          <table:table-cell table:formula="of:=[st200.K44]+[st200_2.K44]" office:value-type="float" office:value="830" calcext:value-type="float">
            <text:p>830</text:p>
          </table:table-cell>
        </table:table-row>
        <table:table-row table:style-name="ro1">
          <table:table-cell table:formula="of:=[st200.A45]" office:value-type="float" office:value="2" calcext:value-type="float">
            <text:p>2</text:p>
          </table:table-cell>
          <table:table-cell table:formula="of:=[st200.B45]+[st200_2.B45]" office:value-type="float" office:value="224" calcext:value-type="float">
            <text:p>224</text:p>
          </table:table-cell>
          <table:table-cell table:formula="of:=[st200.C45]+[st200_2.C45]" office:value-type="float" office:value="133" calcext:value-type="float">
            <text:p>133</text:p>
          </table:table-cell>
          <table:table-cell table:formula="of:=[st200.D45]+[st200_2.D45]" office:value-type="float" office:value="281" calcext:value-type="float">
            <text:p>281</text:p>
          </table:table-cell>
          <table:table-cell table:formula="of:=[st200.E45]+[st200_2.E45]" office:value-type="string" office:string-value="" calcext:value-type="error">
            <text:p>#VALUE!</text:p>
          </table:table-cell>
          <table:table-cell table:formula="of:=[st200.F45]+[st200_2.F45]" office:value-type="float" office:value="647" calcext:value-type="float">
            <text:p>647</text:p>
          </table:table-cell>
          <table:table-cell table:formula="of:=[st200.G45]+[st200_2.G45]" office:value-type="float" office:value="157" calcext:value-type="float">
            <text:p>157</text:p>
          </table:table-cell>
          <table:table-cell table:formula="of:=[st200.H45]+[st200_2.H45]" office:value-type="float" office:value="210" calcext:value-type="float">
            <text:p>210</text:p>
          </table:table-cell>
          <table:table-cell table:formula="of:=[st200.I45]+[st200_2.I45]" office:value-type="float" office:value="71" calcext:value-type="float">
            <text:p>71</text:p>
          </table:table-cell>
          <table:table-cell table:formula="of:=[st200.J45]+[st200_2.J45]" office:value-type="string" office:string-value="" calcext:value-type="error">
            <text:p>#VALUE!</text:p>
          </table:table-cell>
          <table:table-cell table:formula="of:=[st200.K45]+[st200_2.K45]" office:value-type="float" office:value="419" calcext:value-type="float">
            <text:p>419</text:p>
          </table:table-cell>
        </table:table-row>
        <table:table-row table:style-name="ro1">
          <table:table-cell table:formula="of:=[st200.A46]" office:value-type="float" office:value="1" calcext:value-type="float">
            <text:p>1</text:p>
          </table:table-cell>
          <table:table-cell table:formula="of:=[st200.B46]+[st200_2.B46]" office:value-type="string" office:string-value="" calcext:value-type="error">
            <text:p>#VALUE!</text:p>
          </table:table-cell>
          <table:table-cell table:formula="of:=[st200.C46]+[st200_2.C46]" office:value-type="string" office:string-value="" calcext:value-type="error">
            <text:p>#VALUE!</text:p>
          </table:table-cell>
          <table:table-cell table:formula="of:=[st200.D46]+[st200_2.D46]" office:value-type="string" office:string-value="" calcext:value-type="error">
            <text:p>#VALUE!</text:p>
          </table:table-cell>
          <table:table-cell table:formula="of:=[st200.E46]+[st200_2.E46]" office:value-type="string" office:string-value="" calcext:value-type="error">
            <text:p>#VALUE!</text:p>
          </table:table-cell>
          <table:table-cell table:formula="of:=[st200.F46]+[st200_2.F46]" office:value-type="string" office:string-value="" calcext:value-type="error">
            <text:p>#VALUE!</text:p>
          </table:table-cell>
          <table:table-cell table:formula="of:=[st200.G46]+[st200_2.G46]" office:value-type="string" office:string-value="" calcext:value-type="error">
            <text:p>#VALUE!</text:p>
          </table:table-cell>
          <table:table-cell table:formula="of:=[st200.H46]+[st200_2.H46]" office:value-type="string" office:string-value="" calcext:value-type="error">
            <text:p>#VALUE!</text:p>
          </table:table-cell>
          <table:table-cell table:formula="of:=[st200.I46]+[st200_2.I46]" office:value-type="string" office:string-value="" calcext:value-type="error">
            <text:p>#VALUE!</text:p>
          </table:table-cell>
          <table:table-cell table:formula="of:=[st200.J46]+[st200_2.J46]" office:value-type="string" office:string-value="" calcext:value-type="error">
            <text:p>#VALUE!</text:p>
          </table:table-cell>
          <table:table-cell table:formula="of:=[st200.K46]+[st200_2.K46]" office:value-type="string" office:string-value="" calcext:value-type="error">
            <text:p>#VALUE!</text:p>
          </table:table-cell>
        </table:table-row>
      </table:table>
      <table:table table:name="st500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46" calcext:value-type="float">
            <text:p>16546</text:p>
          </table:table-cell>
          <table:table-cell office:value-type="float" office:value="18855" calcext:value-type="float">
            <text:p>18855</text:p>
          </table:table-cell>
          <table:table-cell office:value-type="float" office:value="18370" calcext:value-type="float">
            <text:p>18370</text:p>
          </table:table-cell>
          <table:table-cell office:value-type="float" office:value="14265" calcext:value-type="float">
            <text:p>14265</text:p>
          </table:table-cell>
          <table:table-cell office:value-type="float" office:value="23900" calcext:value-type="float">
            <text:p>23900</text:p>
          </table:table-cell>
          <table:table-cell office:value-type="float" office:value="24154" calcext:value-type="float">
            <text:p>24154</text:p>
          </table:table-cell>
          <table:table-cell office:value-type="float" office:value="19693" calcext:value-type="float">
            <text:p>19693</text:p>
          </table:table-cell>
          <table:table-cell office:value-type="float" office:value="22145" calcext:value-type="float">
            <text:p>22145</text:p>
          </table:table-cell>
          <table:table-cell office:value-type="float" office:value="16311" calcext:value-type="float">
            <text:p>16311</text:p>
          </table:table-cell>
          <table:table-cell office:value-type="float" office:value="24266" calcext:value-type="float">
            <text:p>242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35" calcext:value-type="float">
            <text:p>15335</text:p>
          </table:table-cell>
          <table:table-cell office:value-type="float" office:value="17719" calcext:value-type="float">
            <text:p>17719</text:p>
          </table:table-cell>
          <table:table-cell office:value-type="float" office:value="18370" calcext:value-type="float">
            <text:p>18370</text:p>
          </table:table-cell>
          <table:table-cell office:value-type="float" office:value="13072" calcext:value-type="float">
            <text:p>13072</text:p>
          </table:table-cell>
          <table:table-cell office:value-type="float" office:value="22658" calcext:value-type="float">
            <text:p>22658</text:p>
          </table:table-cell>
          <table:table-cell office:value-type="float" office:value="23001" calcext:value-type="float">
            <text:p>23001</text:p>
          </table:table-cell>
          <table:table-cell office:value-type="float" office:value="18600" calcext:value-type="float">
            <text:p>18600</text:p>
          </table:table-cell>
          <table:table-cell office:value-type="float" office:value="21024" calcext:value-type="float">
            <text:p>21024</text:p>
          </table:table-cell>
          <table:table-cell office:value-type="float" office:value="15132" calcext:value-type="float">
            <text:p>15132</text:p>
          </table:table-cell>
          <table:table-cell office:value-type="float" office:value="23165" calcext:value-type="float">
            <text:p>231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93" calcext:value-type="float">
            <text:p>14193</text:p>
          </table:table-cell>
          <table:table-cell office:value-type="float" office:value="16547" calcext:value-type="float">
            <text:p>16547</text:p>
          </table:table-cell>
          <table:table-cell office:value-type="float" office:value="17026" calcext:value-type="float">
            <text:p>17026</text:p>
          </table:table-cell>
          <table:table-cell office:value-type="float" office:value="11789" calcext:value-type="float">
            <text:p>11789</text:p>
          </table:table-cell>
          <table:table-cell office:value-type="float" office:value="21453" calcext:value-type="float">
            <text:p>21453</text:p>
          </table:table-cell>
          <table:table-cell office:value-type="float" office:value="21626" calcext:value-type="float">
            <text:p>21626</text:p>
          </table:table-cell>
          <table:table-cell office:value-type="float" office:value="17573" calcext:value-type="float">
            <text:p>17573</text:p>
          </table:table-cell>
          <table:table-cell office:value-type="float" office:value="19904" calcext:value-type="float">
            <text:p>19904</text:p>
          </table:table-cell>
          <table:table-cell office:value-type="float" office:value="13932" calcext:value-type="float">
            <text:p>13932</text:p>
          </table:table-cell>
          <table:table-cell office:value-type="float" office:value="22072" calcext:value-type="float">
            <text:p>220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27" calcext:value-type="float">
            <text:p>13027</text:p>
          </table:table-cell>
          <table:table-cell office:value-type="float" office:value="15332" calcext:value-type="float">
            <text:p>15332</text:p>
          </table:table-cell>
          <table:table-cell office:value-type="float" office:value="15817" calcext:value-type="float">
            <text:p>15817</text:p>
          </table:table-cell>
          <table:table-cell office:value-type="float" office:value="10524" calcext:value-type="float">
            <text:p>10524</text:p>
          </table:table-cell>
          <table:table-cell office:value-type="float" office:value="20277" calcext:value-type="float">
            <text:p>20277</text:p>
          </table:table-cell>
          <table:table-cell office:value-type="float" office:value="20422" calcext:value-type="float">
            <text:p>20422</text:p>
          </table:table-cell>
          <table:table-cell office:value-type="float" office:value="16482" calcext:value-type="float">
            <text:p>16482</text:p>
          </table:table-cell>
          <table:table-cell office:value-type="float" office:value="18777" calcext:value-type="float">
            <text:p>18777</text:p>
          </table:table-cell>
          <table:table-cell office:value-type="float" office:value="12758" calcext:value-type="float">
            <text:p>12758</text:p>
          </table:table-cell>
          <table:table-cell office:value-type="float" office:value="20977" calcext:value-type="float">
            <text:p>20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30" calcext:value-type="float">
            <text:p>11830</text:p>
          </table:table-cell>
          <table:table-cell office:value-type="float" office:value="14097" calcext:value-type="float">
            <text:p>14097</text:p>
          </table:table-cell>
          <table:table-cell office:value-type="float" office:value="14596" calcext:value-type="float">
            <text:p>14596</text:p>
          </table:table-cell>
          <table:table-cell office:value-type="float" office:value="9202" calcext:value-type="float">
            <text:p>9202</text:p>
          </table:table-cell>
          <table:table-cell office:value-type="float" office:value="18996" calcext:value-type="float">
            <text:p>18996</text:p>
          </table:table-cell>
          <table:table-cell office:value-type="float" office:value="19344" calcext:value-type="float">
            <text:p>19344</text:p>
          </table:table-cell>
          <table:table-cell office:value-type="float" office:value="15368" calcext:value-type="float">
            <text:p>15368</text:p>
          </table:table-cell>
          <table:table-cell office:value-type="float" office:value="17607" calcext:value-type="float">
            <text:p>17607</text:p>
          </table:table-cell>
          <table:table-cell office:value-type="float" office:value="11657" calcext:value-type="float">
            <text:p>1165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27" calcext:value-type="float">
            <text:p>10527</text:p>
          </table:table-cell>
          <table:table-cell office:value-type="float" office:value="12958" calcext:value-type="float">
            <text:p>12958</text:p>
          </table:table-cell>
          <table:table-cell office:value-type="float" office:value="13449" calcext:value-type="float">
            <text:p>13449</text:p>
          </table:table-cell>
          <table:table-cell office:value-type="float" office:value="7915" calcext:value-type="float">
            <text:p>7915</text:p>
          </table:table-cell>
          <table:table-cell office:value-type="float" office:value="17743" calcext:value-type="float">
            <text:p>17743</text:p>
          </table:table-cell>
          <table:table-cell office:value-type="float" office:value="18169" calcext:value-type="float">
            <text:p>18169</text:p>
          </table:table-cell>
          <table:table-cell office:value-type="float" office:value="14275" calcext:value-type="float">
            <text:p>14275</text:p>
          </table:table-cell>
          <table:table-cell office:value-type="float" office:value="16421" calcext:value-type="float">
            <text:p>16421</text:p>
          </table:table-cell>
          <table:table-cell office:value-type="float" office:value="10627" calcext:value-type="float">
            <text:p>10627</text:p>
          </table:table-cell>
          <table:table-cell office:value-type="float" office:value="18657" calcext:value-type="float">
            <text:p>186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44" calcext:value-type="float">
            <text:p>9344</text:p>
          </table:table-cell>
          <table:table-cell office:value-type="float" office:value="11958" calcext:value-type="float">
            <text:p>11958</text:p>
          </table:table-cell>
          <table:table-cell office:value-type="float" office:value="12324" calcext:value-type="float">
            <text:p>12324</text:p>
          </table:table-cell>
          <table:table-cell office:value-type="float" office:value="6735" calcext:value-type="float">
            <text:p>6735</text:p>
          </table:table-cell>
          <table:table-cell office:value-type="float" office:value="16524" calcext:value-type="float">
            <text:p>16524</text:p>
          </table:table-cell>
          <table:table-cell office:value-type="float" office:value="16860" calcext:value-type="float">
            <text:p>16860</text:p>
          </table:table-cell>
          <table:table-cell office:value-type="float" office:value="13111" calcext:value-type="float">
            <text:p>13111</text:p>
          </table:table-cell>
          <table:table-cell office:value-type="float" office:value="15221" calcext:value-type="float">
            <text:p>15221</text:p>
          </table:table-cell>
          <table:table-cell office:value-type="float" office:value="9647" calcext:value-type="float">
            <text:p>9647</text:p>
          </table:table-cell>
          <table:table-cell office:value-type="float" office:value="17531" calcext:value-type="float">
            <text:p>17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39" calcext:value-type="float">
            <text:p>8239</text:p>
          </table:table-cell>
          <table:table-cell office:value-type="float" office:value="10941" calcext:value-type="float">
            <text:p>10941</text:p>
          </table:table-cell>
          <table:table-cell office:value-type="float" office:value="11080" calcext:value-type="float">
            <text:p>11080</text:p>
          </table:table-cell>
          <table:table-cell office:value-type="float" office:value="5652" calcext:value-type="float">
            <text:p>5652</text:p>
          </table:table-cell>
          <table:table-cell office:value-type="float" office:value="15376" calcext:value-type="float">
            <text:p>15376</text:p>
          </table:table-cell>
          <table:table-cell office:value-type="float" office:value="15631" calcext:value-type="float">
            <text:p>15631</text:p>
          </table:table-cell>
          <table:table-cell office:value-type="float" office:value="11908" calcext:value-type="float">
            <text:p>11908</text:p>
          </table:table-cell>
          <table:table-cell office:value-type="float" office:value="14038" calcext:value-type="float">
            <text:p>14038</text:p>
          </table:table-cell>
          <table:table-cell office:value-type="float" office:value="8700" calcext:value-type="float">
            <text:p>8700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62" calcext:value-type="float">
            <text:p>7162</text:p>
          </table:table-cell>
          <table:table-cell office:value-type="float" office:value="9865" calcext:value-type="float">
            <text:p>9865</text:p>
          </table:table-cell>
          <table:table-cell office:value-type="float" office:value="9864" calcext:value-type="float">
            <text:p>9864</text:p>
          </table:table-cell>
          <table:table-cell office:value-type="float" office:value="4726" calcext:value-type="float">
            <text:p>4726</text:p>
          </table:table-cell>
          <table:table-cell office:value-type="float" office:value="14243" calcext:value-type="float">
            <text:p>14243</text:p>
          </table:table-cell>
          <table:table-cell office:value-type="float" office:value="14448" calcext:value-type="float">
            <text:p>14448</text:p>
          </table:table-cell>
          <table:table-cell office:value-type="float" office:value="10821" calcext:value-type="float">
            <text:p>10821</text:p>
          </table:table-cell>
          <table:table-cell office:value-type="float" office:value="12842" calcext:value-type="float">
            <text:p>12842</text:p>
          </table:table-cell>
          <table:table-cell office:value-type="float" office:value="7784" calcext:value-type="float">
            <text:p>7784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91" calcext:value-type="float">
            <text:p>6091</text:p>
          </table:table-cell>
          <table:table-cell office:value-type="float" office:value="8814" calcext:value-type="float">
            <text:p>8814</text:p>
          </table:table-cell>
          <table:table-cell office:value-type="float" office:value="8912" calcext:value-type="float">
            <text:p>8912</text:p>
          </table:table-cell>
          <table:table-cell office:value-type="float" office:value="4032" calcext:value-type="float">
            <text:p>4032</text:p>
          </table:table-cell>
          <table:table-cell office:value-type="float" office:value="13126" calcext:value-type="float">
            <text:p>13126</text:p>
          </table:table-cell>
          <table:table-cell office:value-type="float" office:value="13184" calcext:value-type="float">
            <text:p>13184</text:p>
          </table:table-cell>
          <table:table-cell office:value-type="float" office:value="9784" calcext:value-type="float">
            <text:p>9784</text:p>
          </table:table-cell>
          <table:table-cell office:value-type="float" office:value="11765" calcext:value-type="float">
            <text:p>11765</text:p>
          </table:table-cell>
          <table:table-cell office:value-type="float" office:value="6787" calcext:value-type="float">
            <text:p>6787</text:p>
          </table:table-cell>
          <table:table-cell office:value-type="float" office:value="14611" calcext:value-type="float">
            <text:p>14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8" calcext:value-type="float">
            <text:p>5018</text:p>
          </table:table-cell>
          <table:table-cell office:value-type="float" office:value="7862" calcext:value-type="float">
            <text:p>7862</text:p>
          </table:table-cell>
          <table:table-cell office:value-type="float" office:value="7984" calcext:value-type="float">
            <text:p>7984</text:p>
          </table:table-cell>
          <table:table-cell office:value-type="float" office:value="3364" calcext:value-type="float">
            <text:p>3364</text:p>
          </table:table-cell>
          <table:table-cell office:value-type="float" office:value="12094" calcext:value-type="float">
            <text:p>12094</text:p>
          </table:table-cell>
          <table:table-cell office:value-type="float" office:value="11871" calcext:value-type="float">
            <text:p>11871</text:p>
          </table:table-cell>
          <table:table-cell office:value-type="float" office:value="8756" calcext:value-type="float">
            <text:p>8756</text:p>
          </table:table-cell>
          <table:table-cell office:value-type="float" office:value="10647" calcext:value-type="float">
            <text:p>10647</text:p>
          </table:table-cell>
          <table:table-cell office:value-type="float" office:value="5945" calcext:value-type="float">
            <text:p>5945</text:p>
          </table:table-cell>
          <table:table-cell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48" calcext:value-type="float">
            <text:p>4148</text:p>
          </table:table-cell>
          <table:table-cell office:value-type="float" office:value="6922" calcext:value-type="float">
            <text:p>6922</text:p>
          </table:table-cell>
          <table:table-cell office:value-type="float" office:value="6980" calcext:value-type="float">
            <text:p>6980</text:p>
          </table:table-cell>
          <table:table-cell office:value-type="float" office:value="2655" calcext:value-type="float">
            <text:p>2655</text:p>
          </table:table-cell>
          <table:table-cell office:value-type="float" office:value="11022" calcext:value-type="float">
            <text:p>11022</text:p>
          </table:table-cell>
          <table:table-cell office:value-type="float" office:value="10712" calcext:value-type="float">
            <text:p>10712</text:p>
          </table:table-cell>
          <table:table-cell office:value-type="float" office:value="7697" calcext:value-type="float">
            <text:p>7697</text:p>
          </table:table-cell>
          <table:table-cell office:value-type="float" office:value="9488" calcext:value-type="float">
            <text:p>9488</text:p>
          </table:table-cell>
          <table:table-cell office:value-type="float" office:value="5168" calcext:value-type="float">
            <text:p>5168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68" calcext:value-type="float">
            <text:p>3468</text:p>
          </table:table-cell>
          <table:table-cell office:value-type="float" office:value="6020" calcext:value-type="float">
            <text:p>6020</text:p>
          </table:table-cell>
          <table:table-cell office:value-type="float" office:value="6114" calcext:value-type="float">
            <text:p>6114</text:p>
          </table:table-cell>
          <table:table-cell office:value-type="float" office:value="2217" calcext:value-type="float">
            <text:p>2217</text:p>
          </table:table-cell>
          <table:table-cell office:value-type="float" office:value="10195" calcext:value-type="float">
            <text:p>10195</text:p>
          </table:table-cell>
          <table:table-cell office:value-type="float" office:value="9612" calcext:value-type="float">
            <text:p>9612</text:p>
          </table:table-cell>
          <table:table-cell office:value-type="float" office:value="6701" calcext:value-type="float">
            <text:p>6701</text:p>
          </table:table-cell>
          <table:table-cell office:value-type="float" office:value="8539" calcext:value-type="float">
            <text:p>8539</text:p>
          </table:table-cell>
          <table:table-cell office:value-type="float" office:value="4504" calcext:value-type="float">
            <text:p>4504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63" calcext:value-type="float">
            <text:p>2863</text:p>
          </table:table-cell>
          <table:table-cell office:value-type="float" office:value="5180" calcext:value-type="float">
            <text:p>5180</text:p>
          </table:table-cell>
          <table:table-cell office:value-type="float" office:value="5260" calcext:value-type="float">
            <text:p>5260</text:p>
          </table:table-cell>
          <table:table-cell office:value-type="float" office:value="1819" calcext:value-type="float">
            <text:p>1819</text:p>
          </table:table-cell>
          <table:table-cell office:value-type="float" office:value="9407" calcext:value-type="float">
            <text:p>9407</text:p>
          </table:table-cell>
          <table:table-cell office:value-type="float" office:value="8551" calcext:value-type="float">
            <text:p>8551</text:p>
          </table:table-cell>
          <table:table-cell office:value-type="float" office:value="5805" calcext:value-type="float">
            <text:p>5805</text:p>
          </table:table-cell>
          <table:table-cell office:value-type="float" office:value="7707" calcext:value-type="float">
            <text:p>7707</text:p>
          </table:table-cell>
          <table:table-cell office:value-type="float" office:value="3831" calcext:value-type="float">
            <text:p>3831</text:p>
          </table:table-cell>
          <table:table-cell office:value-type="float" office:value="10818" calcext:value-type="float">
            <text:p>108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85" calcext:value-type="float">
            <text:p>2285</text:p>
          </table:table-cell>
          <table:table-cell office:value-type="float" office:value="4464" calcext:value-type="float">
            <text:p>4464</text:p>
          </table:table-cell>
          <table:table-cell office:value-type="float" office:value="4473" calcext:value-type="float">
            <text:p>4473</text:p>
          </table:table-cell>
          <table:table-cell office:value-type="float" office:value="1459" calcext:value-type="float">
            <text:p>1459</text:p>
          </table:table-cell>
          <table:table-cell office:value-type="float" office:value="8664" calcext:value-type="float">
            <text:p>8664</text:p>
          </table:table-cell>
          <table:table-cell office:value-type="float" office:value="7579" calcext:value-type="float">
            <text:p>7579</text:p>
          </table:table-cell>
          <table:table-cell office:value-type="float" office:value="5055" calcext:value-type="float">
            <text:p>5055</text:p>
          </table:table-cell>
          <table:table-cell office:value-type="float" office:value="6984" calcext:value-type="float">
            <text:p>6984</text:p>
          </table:table-cell>
          <table:table-cell office:value-type="float" office:value="3280" calcext:value-type="float">
            <text:p>3280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74" calcext:value-type="float">
            <text:p>1874</text:p>
          </table:table-cell>
          <table:table-cell office:value-type="float" office:value="3818" calcext:value-type="float">
            <text:p>3818</text:p>
          </table:table-cell>
          <table:table-cell office:value-type="float" office:value="3857" calcext:value-type="float">
            <text:p>3857</text:p>
          </table:table-cell>
          <table:table-cell office:value-type="float" office:value="1148" calcext:value-type="float">
            <text:p>1148</text:p>
          </table:table-cell>
          <table:table-cell office:value-type="float" office:value="7888" calcext:value-type="float">
            <text:p>7888</text:p>
          </table:table-cell>
          <table:table-cell office:value-type="float" office:value="6715" calcext:value-type="float">
            <text:p>6715</text:p>
          </table:table-cell>
          <table:table-cell office:value-type="float" office:value="4244" calcext:value-type="float">
            <text:p>4244</text:p>
          </table:table-cell>
          <table:table-cell office:value-type="float" office:value="6305" calcext:value-type="float">
            <text:p>6305</text:p>
          </table:table-cell>
          <table:table-cell office:value-type="float" office:value="2801" calcext:value-type="float">
            <text:p>2801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2" calcext:value-type="float">
            <text:p>1502</text:p>
          </table:table-cell>
          <table:table-cell office:value-type="float" office:value="3169" calcext:value-type="float">
            <text:p>3169</text:p>
          </table:table-cell>
          <table:table-cell office:value-type="float" office:value="3363" calcext:value-type="float">
            <text:p>3363</text:p>
          </table:table-cell>
          <table:table-cell office:value-type="float" office:value="847" calcext:value-type="float">
            <text:p>847</text:p>
          </table:table-cell>
          <table:table-cell office:value-type="float" office:value="7104" calcext:value-type="float">
            <text:p>7104</text:p>
          </table:table-cell>
          <table:table-cell office:value-type="float" office:value="5811" calcext:value-type="float">
            <text:p>5811</text:p>
          </table:table-cell>
          <table:table-cell office:value-type="float" office:value="3497" calcext:value-type="float">
            <text:p>3497</text:p>
          </table:table-cell>
          <table:table-cell office:value-type="float" office:value="5607" calcext:value-type="float">
            <text:p>5607</text:p>
          </table:table-cell>
          <table:table-cell office:value-type="float" office:value="2270" calcext:value-type="float">
            <text:p>2270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9" calcext:value-type="float">
            <text:p>1239</text:p>
          </table:table-cell>
          <table:table-cell office:value-type="float" office:value="2559" calcext:value-type="float">
            <text:p>2559</text:p>
          </table:table-cell>
          <table:table-cell office:value-type="float" office:value="2868" calcext:value-type="float">
            <text:p>2868</text:p>
          </table:table-cell>
          <table:table-cell office:value-type="float" office:value="586" calcext:value-type="float">
            <text:p>586</text:p>
          </table:table-cell>
          <table:table-cell office:value-type="float" office:value="6276" calcext:value-type="float">
            <text:p>6276</text:p>
          </table:table-cell>
          <table:table-cell office:value-type="float" office:value="4939" calcext:value-type="float">
            <text:p>4939</text:p>
          </table:table-cell>
          <table:table-cell office:value-type="float" office:value="2869" calcext:value-type="float">
            <text:p>2869</text:p>
          </table:table-cell>
          <table:table-cell office:value-type="float" office:value="4916" calcext:value-type="float">
            <text:p>4916</text:p>
          </table:table-cell>
          <table:table-cell office:value-type="float" office:value="1886" calcext:value-type="float">
            <text:p>1886</text:p>
          </table:table-cell>
          <table:table-cell office:value-type="float" office:value="7418" calcext:value-type="float">
            <text:p>7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0" calcext:value-type="float">
            <text:p>1090</text:p>
          </table:table-cell>
          <table:table-cell office:value-type="float" office:value="2117" calcext:value-type="float">
            <text:p>2117</text:p>
          </table:table-cell>
          <table:table-cell office:value-type="float" office:value="2542" calcext:value-type="float">
            <text:p>2542</text:p>
          </table:table-cell>
          <table:table-cell office:value-type="float" office:value="408" calcext:value-type="float">
            <text:p>408</text:p>
          </table:table-cell>
          <table:table-cell office:value-type="float" office:value="5435" calcext:value-type="float">
            <text:p>5435</text:p>
          </table:table-cell>
          <table:table-cell office:value-type="float" office:value="4287" calcext:value-type="float">
            <text:p>4287</text:p>
          </table:table-cell>
          <table:table-cell office:value-type="float" office:value="2869" calcext:value-type="float">
            <text:p>2869</text:p>
          </table:table-cell>
          <table:table-cell office:value-type="float" office:value="4424" calcext:value-type="float">
            <text:p>4424</text:p>
          </table:table-cell>
          <table:table-cell office:value-type="float" office:value="1499" calcext:value-type="float">
            <text:p>1499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5" calcext:value-type="float">
            <text:p>1045</text:p>
          </table:table-cell>
          <table:table-cell office:value-type="float" office:value="1740" calcext:value-type="float">
            <text:p>1740</text:p>
          </table:table-cell>
          <table:table-cell office:value-type="float" office:value="2255" calcext:value-type="float">
            <text:p>2255</text:p>
          </table:table-cell>
          <table:table-cell office:value-type="float" office:value="285" calcext:value-type="float">
            <text:p>285</text:p>
          </table:table-cell>
          <table:table-cell office:value-type="float" office:value="4697" calcext:value-type="float">
            <text:p>4697</text:p>
          </table:table-cell>
          <table:table-cell office:value-type="float" office:value="3679" calcext:value-type="float">
            <text:p>3679</text:p>
          </table:table-cell>
          <table:table-cell office:value-type="float" office:value="2309" calcext:value-type="float">
            <text:p>2309</text:p>
          </table:table-cell>
          <table:table-cell office:value-type="float" office:value="3953" calcext:value-type="float">
            <text:p>3953</text:p>
          </table:table-cell>
          <table:table-cell office:value-type="float" office:value="1148" calcext:value-type="float">
            <text:p>1148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9" calcext:value-type="float">
            <text:p>1009</text:p>
          </table:table-cell>
          <table:table-cell office:value-type="float" office:value="1394" calcext:value-type="float">
            <text:p>1394</text:p>
          </table:table-cell>
          <table:table-cell office:value-type="float" office:value="2009" calcext:value-type="float">
            <text:p>2009</text:p>
          </table:table-cell>
          <table:table-cell office:value-type="float" office:value="114" calcext:value-type="float">
            <text:p>114</text:p>
          </table:table-cell>
          <table:table-cell office:value-type="float" office:value="4061" calcext:value-type="float">
            <text:p>4061</text:p>
          </table:table-cell>
          <table:table-cell office:value-type="float" office:value="3198" calcext:value-type="float">
            <text:p>3198</text:p>
          </table:table-cell>
          <table:table-cell office:value-type="float" office:value="1745" calcext:value-type="float">
            <text:p>1745</text:p>
          </table:table-cell>
          <table:table-cell office:value-type="float" office:value="3476" calcext:value-type="float">
            <text:p>3476</text:p>
          </table:table-cell>
          <table:table-cell office:value-type="float" office:value="903" calcext:value-type="float">
            <text:p>903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7" calcext:value-type="float">
            <text:p>977</text:p>
          </table:table-cell>
          <table:table-cell office:value-type="float" office:value="1179" calcext:value-type="float">
            <text:p>1179</text:p>
          </table:table-cell>
          <table:table-cell office:value-type="float" office:value="1804" calcext:value-type="float">
            <text:p>1804</text:p>
          </table:table-cell>
          <table:table-cell office:value-type="float" office:value="62" calcext:value-type="float">
            <text:p>62</text:p>
          </table:table-cell>
          <table:table-cell office:value-type="float" office:value="3638" calcext:value-type="float">
            <text:p>3638</text:p>
          </table:table-cell>
          <table:table-cell office:value-type="float" office:value="2798" calcext:value-type="float">
            <text:p>2798</text:p>
          </table:table-cell>
          <table:table-cell office:value-type="float" office:value="1386" calcext:value-type="float">
            <text:p>1386</text:p>
          </table:table-cell>
          <table:table-cell office:value-type="float" office:value="2983" calcext:value-type="float">
            <text:p>2983</text:p>
          </table:table-cell>
          <table:table-cell office:value-type="float" office:value="707" calcext:value-type="float">
            <text:p>70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7" calcext:value-type="float">
            <text:p>967</text:p>
          </table:table-cell>
          <table:table-cell office:value-type="float" office:value="1004" calcext:value-type="float">
            <text:p>1004</text:p>
          </table:table-cell>
          <table:table-cell office:value-type="float" office:value="1634" calcext:value-type="float">
            <text:p>1634</text:p>
          </table:table-cell>
          <table:table-cell office:value-type="float" office:value="47" calcext:value-type="float">
            <text:p>47</text:p>
          </table:table-cell>
          <table:table-cell office:value-type="float" office:value="3238" calcext:value-type="float">
            <text:p>3238</text:p>
          </table:table-cell>
          <table:table-cell office:value-type="float" office:value="2459" calcext:value-type="float">
            <text:p>2459</text:p>
          </table:table-cell>
          <table:table-cell office:value-type="float" office:value="1080" calcext:value-type="float">
            <text:p>1080</text:p>
          </table:table-cell>
          <table:table-cell office:value-type="float" office:value="2463" calcext:value-type="float">
            <text:p>2463</text:p>
          </table:table-cell>
          <table:table-cell office:value-type="float" office:value="494" calcext:value-type="float">
            <text:p>494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7" calcext:value-type="float">
            <text:p>967</text:p>
          </table:table-cell>
          <table:table-cell office:value-type="float" office:value="839" calcext:value-type="float">
            <text:p>839</text:p>
          </table:table-cell>
          <table:table-cell office:value-type="float" office:value="1452" calcext:value-type="float">
            <text:p>1452</text:p>
          </table:table-cell>
          <table:table-cell office:value-type="float" office:value="26" calcext:value-type="float">
            <text:p>26</text:p>
          </table:table-cell>
          <table:table-cell office:value-type="float" office:value="2779" calcext:value-type="float">
            <text:p>2779</text:p>
          </table:table-cell>
          <table:table-cell office:value-type="float" office:value="2111" calcext:value-type="float">
            <text:p>2111</text:p>
          </table:table-cell>
          <table:table-cell office:value-type="float" office:value="789" calcext:value-type="float">
            <text:p>789</text:p>
          </table:table-cell>
          <table:table-cell office:value-type="float" office:value="1919" calcext:value-type="float">
            <text:p>1919</text:p>
          </table:table-cell>
          <table:table-cell office:value-type="float" office:value="318" calcext:value-type="float">
            <text:p>318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5" calcext:value-type="float">
            <text:p>785</text:p>
          </table:table-cell>
          <table:table-cell office:value-type="float" office:value="647" calcext:value-type="float">
            <text:p>647</text:p>
          </table:table-cell>
          <table:table-cell office:value-type="float" office:value="1113" calcext:value-type="float">
            <text:p>1113</text:p>
          </table:table-cell>
          <table:table-cell office:value-type="float" office:value="23" calcext:value-type="float">
            <text:p>23</text:p>
          </table:table-cell>
          <table:table-cell office:value-type="float" office:value="2380" calcext:value-type="float">
            <text:p>2380</text:p>
          </table:table-cell>
          <table:table-cell office:value-type="float" office:value="1672" calcext:value-type="float">
            <text:p>1672</text:p>
          </table:table-cell>
          <table:table-cell office:value-type="float" office:value="552" calcext:value-type="float">
            <text:p>552</text:p>
          </table:table-cell>
          <table:table-cell office:value-type="float" office:value="1475" calcext:value-type="float">
            <text:p>1475</text:p>
          </table:table-cell>
          <table:table-cell office:value-type="float" office:value="177" calcext:value-type="float">
            <text:p>177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float" office:value="450" calcext:value-type="float">
            <text:p>450</text:p>
          </table:table-cell>
          <table:table-cell office:value-type="float" office:value="794" calcext:value-type="float">
            <text:p>794</text:p>
          </table:table-cell>
          <table:table-cell office:value-type="float" office:value="18" calcext:value-type="float">
            <text:p>18</text:p>
          </table:table-cell>
          <table:table-cell office:value-type="float" office:value="1999" calcext:value-type="float">
            <text:p>1999</text:p>
          </table:table-cell>
          <table:table-cell office:value-type="float" office:value="1257" calcext:value-type="float">
            <text:p>1257</text:p>
          </table:table-cell>
          <table:table-cell office:value-type="float" office:value="336" calcext:value-type="float">
            <text:p>336</text:p>
          </table:table-cell>
          <table:table-cell office:value-type="float" office:value="1087" calcext:value-type="float">
            <text:p>1087</text:p>
          </table:table-cell>
          <table:table-cell office:value-type="float" office:value="106" calcext:value-type="float">
            <text:p>106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3" calcext:value-type="float">
            <text:p>433</text:p>
          </table:table-cell>
          <table:table-cell office:value-type="float" office:value="291" calcext:value-type="float">
            <text:p>291</text:p>
          </table:table-cell>
          <table:table-cell office:value-type="float" office:value="503" calcext:value-type="float">
            <text:p>503</text:p>
          </table:table-cell>
          <table:table-cell office:value-type="float" office:value="14" calcext:value-type="float">
            <text:p>14</text:p>
          </table:table-cell>
          <table:table-cell office:value-type="float" office:value="1597" calcext:value-type="float">
            <text:p>1597</text:p>
          </table:table-cell>
          <table:table-cell office:value-type="float" office:value="918" calcext:value-type="float">
            <text:p>918</text:p>
          </table:table-cell>
          <table:table-cell office:value-type="float" office:value="195" calcext:value-type="float">
            <text:p>195</text:p>
          </table:table-cell>
          <table:table-cell office:value-type="float" office:value="731" calcext:value-type="float">
            <text:p>731</text:p>
          </table:table-cell>
          <table:table-cell office:value-type="float" office:value="45" calcext:value-type="float">
            <text:p>45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15" calcext:value-type="float">
            <text:p>215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272" calcext:value-type="float">
            <text:p>1272</text:p>
          </table:table-cell>
          <table:table-cell office:value-type="float" office:value="732" calcext:value-type="float">
            <text:p>732</text:p>
          </table:table-cell>
          <table:table-cell office:value-type="float" office:value="117" calcext:value-type="float">
            <text:p>117</text:p>
          </table:table-cell>
          <table:table-cell office:value-type="float" office:value="483" calcext:value-type="float">
            <text:p>483</text:p>
          </table:table-cell>
          <table:table-cell office:value-type="float" office:value="34" calcext:value-type="float">
            <text:p>34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973" calcext:value-type="float">
            <text:p>973</text:p>
          </table:table-cell>
          <table:table-cell office:value-type="float" office:value="562" calcext:value-type="float">
            <text:p>562</text:p>
          </table:table-cell>
          <table:table-cell office:value-type="float" office:value="63" calcext:value-type="float">
            <text:p>63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26" calcext:value-type="float">
            <text:p>726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st500_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90" calcext:value-type="float">
            <text:p>16290</text:p>
          </table:table-cell>
          <table:table-cell office:value-type="float" office:value="19090" calcext:value-type="float">
            <text:p>19090</text:p>
          </table:table-cell>
          <table:table-cell office:value-type="float" office:value="17807" calcext:value-type="float">
            <text:p>17807</text:p>
          </table:table-cell>
          <table:table-cell office:value-type="float" office:value="14240" calcext:value-type="float">
            <text:p>14240</text:p>
          </table:table-cell>
          <table:table-cell office:value-type="float" office:value="23766" calcext:value-type="float">
            <text:p>23766</text:p>
          </table:table-cell>
          <table:table-cell office:value-type="float" office:value="23934" calcext:value-type="float">
            <text:p>23934</text:p>
          </table:table-cell>
          <table:table-cell office:value-type="float" office:value="20279" calcext:value-type="float">
            <text:p>20279</text:p>
          </table:table-cell>
          <table:table-cell office:value-type="float" office:value="22377" calcext:value-type="float">
            <text:p>22377</text:p>
          </table:table-cell>
          <table:table-cell office:value-type="float" office:value="16397" calcext:value-type="float">
            <text:p>16397</text:p>
          </table:table-cell>
          <table:table-cell office:value-type="float" office:value="24418" calcext:value-type="float">
            <text:p>244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26" calcext:value-type="float">
            <text:p>15026</text:p>
          </table:table-cell>
          <table:table-cell office:value-type="float" office:value="17902" calcext:value-type="float">
            <text:p>17902</text:p>
          </table:table-cell>
          <table:table-cell office:value-type="float" office:value="17807" calcext:value-type="float">
            <text:p>17807</text:p>
          </table:table-cell>
          <table:table-cell office:value-type="float" office:value="13034" calcext:value-type="float">
            <text:p>13034</text:p>
          </table:table-cell>
          <table:table-cell office:value-type="float" office:value="22537" calcext:value-type="float">
            <text:p>22537</text:p>
          </table:table-cell>
          <table:table-cell office:value-type="float" office:value="22803" calcext:value-type="float">
            <text:p>22803</text:p>
          </table:table-cell>
          <table:table-cell office:value-type="float" office:value="19053" calcext:value-type="float">
            <text:p>19053</text:p>
          </table:table-cell>
          <table:table-cell office:value-type="float" office:value="21247" calcext:value-type="float">
            <text:p>21247</text:p>
          </table:table-cell>
          <table:table-cell office:value-type="float" office:value="15187" calcext:value-type="float">
            <text:p>15187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02" calcext:value-type="float">
            <text:p>13902</text:p>
          </table:table-cell>
          <table:table-cell office:value-type="float" office:value="16705" calcext:value-type="float">
            <text:p>16705</text:p>
          </table:table-cell>
          <table:table-cell office:value-type="float" office:value="16654" calcext:value-type="float">
            <text:p>16654</text:p>
          </table:table-cell>
          <table:table-cell office:value-type="float" office:value="11795" calcext:value-type="float">
            <text:p>11795</text:p>
          </table:table-cell>
          <table:table-cell office:value-type="float" office:value="21327" calcext:value-type="float">
            <text:p>21327</text:p>
          </table:table-cell>
          <table:table-cell office:value-type="float" office:value="21480" calcext:value-type="float">
            <text:p>21480</text:p>
          </table:table-cell>
          <table:table-cell office:value-type="float" office:value="17948" calcext:value-type="float">
            <text:p>17948</text:p>
          </table:table-cell>
          <table:table-cell office:value-type="float" office:value="20062" calcext:value-type="float">
            <text:p>20062</text:p>
          </table:table-cell>
          <table:table-cell office:value-type="float" office:value="14001" calcext:value-type="float">
            <text:p>14001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762" calcext:value-type="float">
            <text:p>12762</text:p>
          </table:table-cell>
          <table:table-cell office:value-type="float" office:value="15454" calcext:value-type="float">
            <text:p>15454</text:p>
          </table:table-cell>
          <table:table-cell office:value-type="float" office:value="15458" calcext:value-type="float">
            <text:p>15458</text:p>
          </table:table-cell>
          <table:table-cell office:value-type="float" office:value="10551" calcext:value-type="float">
            <text:p>10551</text:p>
          </table:table-cell>
          <table:table-cell office:value-type="float" office:value="20127" calcext:value-type="float">
            <text:p>20127</text:p>
          </table:table-cell>
          <table:table-cell office:value-type="float" office:value="20256" calcext:value-type="float">
            <text:p>20256</text:p>
          </table:table-cell>
          <table:table-cell office:value-type="float" office:value="16827" calcext:value-type="float">
            <text:p>16827</text:p>
          </table:table-cell>
          <table:table-cell office:value-type="float" office:value="18921" calcext:value-type="float">
            <text:p>18921</text:p>
          </table:table-cell>
          <table:table-cell office:value-type="float" office:value="12790" calcext:value-type="float">
            <text:p>12790</text:p>
          </table:table-cell>
          <table:table-cell office:value-type="float" office:value="21135" calcext:value-type="float">
            <text:p>211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48" calcext:value-type="float">
            <text:p>11548</text:p>
          </table:table-cell>
          <table:table-cell office:value-type="float" office:value="14144" calcext:value-type="float">
            <text:p>14144</text:p>
          </table:table-cell>
          <table:table-cell office:value-type="float" office:value="14235" calcext:value-type="float">
            <text:p>14235</text:p>
          </table:table-cell>
          <table:table-cell office:value-type="float" office:value="9204" calcext:value-type="float">
            <text:p>9204</text:p>
          </table:table-cell>
          <table:table-cell office:value-type="float" office:value="18884" calcext:value-type="float">
            <text:p>18884</text:p>
          </table:table-cell>
          <table:table-cell office:value-type="float" office:value="19188" calcext:value-type="float">
            <text:p>19188</text:p>
          </table:table-cell>
          <table:table-cell office:value-type="float" office:value="15694" calcext:value-type="float">
            <text:p>15694</text:p>
          </table:table-cell>
          <table:table-cell office:value-type="float" office:value="17801" calcext:value-type="float">
            <text:p>17801</text:p>
          </table:table-cell>
          <table:table-cell office:value-type="float" office:value="11716" calcext:value-type="float">
            <text:p>11716</text:p>
          </table:table-cell>
          <table:table-cell office:value-type="float" office:value="19985" calcext:value-type="float">
            <text:p>19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91" calcext:value-type="float">
            <text:p>10291</text:p>
          </table:table-cell>
          <table:table-cell office:value-type="float" office:value="13026" calcext:value-type="float">
            <text:p>13026</text:p>
          </table:table-cell>
          <table:table-cell office:value-type="float" office:value="13099" calcext:value-type="float">
            <text:p>13099</text:p>
          </table:table-cell>
          <table:table-cell office:value-type="float" office:value="7885" calcext:value-type="float">
            <text:p>7885</text:p>
          </table:table-cell>
          <table:table-cell office:value-type="float" office:value="17634" calcext:value-type="float">
            <text:p>17634</text:p>
          </table:table-cell>
          <table:table-cell office:value-type="float" office:value="18014" calcext:value-type="float">
            <text:p>18014</text:p>
          </table:table-cell>
          <table:table-cell office:value-type="float" office:value="14517" calcext:value-type="float">
            <text:p>14517</text:p>
          </table:table-cell>
          <table:table-cell office:value-type="float" office:value="16596" calcext:value-type="float">
            <text:p>16596</text:p>
          </table:table-cell>
          <table:table-cell office:value-type="float" office:value="10684" calcext:value-type="float">
            <text:p>10684</text:p>
          </table:table-cell>
          <table:table-cell office:value-type="float" office:value="18838" calcext:value-type="float">
            <text:p>188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91" calcext:value-type="float">
            <text:p>9091</text:p>
          </table:table-cell>
          <table:table-cell office:value-type="float" office:value="12000" calcext:value-type="float">
            <text:p>12000</text:p>
          </table:table-cell>
          <table:table-cell office:value-type="float" office:value="11937" calcext:value-type="float">
            <text:p>11937</text:p>
          </table:table-cell>
          <table:table-cell office:value-type="float" office:value="6736" calcext:value-type="float">
            <text:p>6736</text:p>
          </table:table-cell>
          <table:table-cell office:value-type="float" office:value="16357" calcext:value-type="float">
            <text:p>16357</text:p>
          </table:table-cell>
          <table:table-cell office:value-type="float" office:value="16703" calcext:value-type="float">
            <text:p>16703</text:p>
          </table:table-cell>
          <table:table-cell office:value-type="float" office:value="13291" calcext:value-type="float">
            <text:p>13291</text:p>
          </table:table-cell>
          <table:table-cell office:value-type="float" office:value="15366" calcext:value-type="float">
            <text:p>15366</text:p>
          </table:table-cell>
          <table:table-cell office:value-type="float" office:value="9687" calcext:value-type="float">
            <text:p>9687</text:p>
          </table:table-cell>
          <table:table-cell office:value-type="float" office:value="17720" calcext:value-type="float">
            <text:p>177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17" calcext:value-type="float">
            <text:p>8017</text:p>
          </table:table-cell>
          <table:table-cell office:value-type="float" office:value="10935" calcext:value-type="float">
            <text:p>10935</text:p>
          </table:table-cell>
          <table:table-cell office:value-type="float" office:value="10721" calcext:value-type="float">
            <text:p>10721</text:p>
          </table:table-cell>
          <table:table-cell office:value-type="float" office:value="5654" calcext:value-type="float">
            <text:p>5654</text:p>
          </table:table-cell>
          <table:table-cell office:value-type="float" office:value="15249" calcext:value-type="float">
            <text:p>15249</text:p>
          </table:table-cell>
          <table:table-cell office:value-type="float" office:value="15490" calcext:value-type="float">
            <text:p>15490</text:p>
          </table:table-cell>
          <table:table-cell office:value-type="float" office:value="12055" calcext:value-type="float">
            <text:p>12055</text:p>
          </table:table-cell>
          <table:table-cell office:value-type="float" office:value="14192" calcext:value-type="float">
            <text:p>14192</text:p>
          </table:table-cell>
          <table:table-cell office:value-type="float" office:value="8675" calcext:value-type="float">
            <text:p>8675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97" calcext:value-type="float">
            <text:p>6897</text:p>
          </table:table-cell>
          <table:table-cell office:value-type="float" office:value="9881" calcext:value-type="float">
            <text:p>9881</text:p>
          </table:table-cell>
          <table:table-cell office:value-type="float" office:value="9568" calcext:value-type="float">
            <text:p>9568</text:p>
          </table:table-cell>
          <table:table-cell office:value-type="float" office:value="4700" calcext:value-type="float">
            <text:p>4700</text:p>
          </table:table-cell>
          <table:table-cell office:value-type="float" office:value="14056" calcext:value-type="float">
            <text:p>14056</text:p>
          </table:table-cell>
          <table:table-cell office:value-type="float" office:value="14279" calcext:value-type="float">
            <text:p>14279</text:p>
          </table:table-cell>
          <table:table-cell office:value-type="float" office:value="10913" calcext:value-type="float">
            <text:p>10913</text:p>
          </table:table-cell>
          <table:table-cell office:value-type="float" office:value="12932" calcext:value-type="float">
            <text:p>12932</text:p>
          </table:table-cell>
          <table:table-cell office:value-type="float" office:value="7740" calcext:value-type="float">
            <text:p>7740</text:p>
          </table:table-cell>
          <table:table-cell office:value-type="float" office:value="15618" calcext:value-type="float">
            <text:p>156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70" calcext:value-type="float">
            <text:p>5870</text:p>
          </table:table-cell>
          <table:table-cell office:value-type="float" office:value="8789" calcext:value-type="float">
            <text:p>8789</text:p>
          </table:table-cell>
          <table:table-cell office:value-type="float" office:value="8600" calcext:value-type="float">
            <text:p>8600</text:p>
          </table:table-cell>
          <table:table-cell office:value-type="float" office:value="3961" calcext:value-type="float">
            <text:p>3961</text:p>
          </table:table-cell>
          <table:table-cell office:value-type="float" office:value="13005" calcext:value-type="float">
            <text:p>13005</text:p>
          </table:table-cell>
          <table:table-cell office:value-type="float" office:value="13050" calcext:value-type="float">
            <text:p>13050</text:p>
          </table:table-cell>
          <table:table-cell office:value-type="float" office:value="9860" calcext:value-type="float">
            <text:p>9860</text:p>
          </table:table-cell>
          <table:table-cell office:value-type="float" office:value="11801" calcext:value-type="float">
            <text:p>11801</text:p>
          </table:table-cell>
          <table:table-cell office:value-type="float" office:value="6811" calcext:value-type="float">
            <text:p>6811</text:p>
          </table:table-cell>
          <table:table-cell office:value-type="float" office:value="14835" calcext:value-type="float">
            <text:p>148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35" calcext:value-type="float">
            <text:p>4835</text:p>
          </table:table-cell>
          <table:table-cell office:value-type="float" office:value="7853" calcext:value-type="float">
            <text:p>7853</text:p>
          </table:table-cell>
          <table:table-cell office:value-type="float" office:value="7635" calcext:value-type="float">
            <text:p>7635</text:p>
          </table:table-cell>
          <table:table-cell office:value-type="float" office:value="3282" calcext:value-type="float">
            <text:p>3282</text:p>
          </table:table-cell>
          <table:table-cell office:value-type="float" office:value="11965" calcext:value-type="float">
            <text:p>11965</text:p>
          </table:table-cell>
          <table:table-cell office:value-type="float" office:value="11781" calcext:value-type="float">
            <text:p>11781</text:p>
          </table:table-cell>
          <table:table-cell office:value-type="float" office:value="8835" calcext:value-type="float">
            <text:p>8835</text:p>
          </table:table-cell>
          <table:table-cell office:value-type="float" office:value="10657" calcext:value-type="float">
            <text:p>10657</text:p>
          </table:table-cell>
          <table:table-cell office:value-type="float" office:value="5936" calcext:value-type="float">
            <text:p>5936</text:p>
          </table:table-cell>
          <table:table-cell office:value-type="float" office:value="13953" calcext:value-type="float">
            <text:p>139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5" calcext:value-type="float">
            <text:p>4005</text:p>
          </table:table-cell>
          <table:table-cell office:value-type="float" office:value="6925" calcext:value-type="float">
            <text:p>6925</text:p>
          </table:table-cell>
          <table:table-cell office:value-type="float" office:value="6585" calcext:value-type="float">
            <text:p>6585</text:p>
          </table:table-cell>
          <table:table-cell office:value-type="float" office:value="2621" calcext:value-type="float">
            <text:p>2621</text:p>
          </table:table-cell>
          <table:table-cell office:value-type="float" office:value="10880" calcext:value-type="float">
            <text:p>10880</text:p>
          </table:table-cell>
          <table:table-cell office:value-type="float" office:value="10644" calcext:value-type="float">
            <text:p>10644</text:p>
          </table:table-cell>
          <table:table-cell office:value-type="float" office:value="7802" calcext:value-type="float">
            <text:p>7802</text:p>
          </table:table-cell>
          <table:table-cell office:value-type="float" office:value="9538" calcext:value-type="float">
            <text:p>9538</text:p>
          </table:table-cell>
          <table:table-cell office:value-type="float" office:value="5120" calcext:value-type="float">
            <text:p>5120</text:p>
          </table:table-cell>
          <table:table-cell office:value-type="float" office:value="13010" calcext:value-type="float">
            <text:p>13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53" calcext:value-type="float">
            <text:p>3353</text:p>
          </table:table-cell>
          <table:table-cell office:value-type="float" office:value="5995" calcext:value-type="float">
            <text:p>5995</text:p>
          </table:table-cell>
          <table:table-cell office:value-type="float" office:value="5698" calcext:value-type="float">
            <text:p>5698</text:p>
          </table:table-cell>
          <table:table-cell office:value-type="float" office:value="2201" calcext:value-type="float">
            <text:p>2201</text:p>
          </table:table-cell>
          <table:table-cell office:value-type="float" office:value="10069" calcext:value-type="float">
            <text:p>10069</text:p>
          </table:table-cell>
          <table:table-cell office:value-type="float" office:value="9601" calcext:value-type="float">
            <text:p>9601</text:p>
          </table:table-cell>
          <table:table-cell office:value-type="float" office:value="6802" calcext:value-type="float">
            <text:p>6802</text:p>
          </table:table-cell>
          <table:table-cell office:value-type="float" office:value="8536" calcext:value-type="float">
            <text:p>8536</text:p>
          </table:table-cell>
          <table:table-cell office:value-type="float" office:value="4440" calcext:value-type="float">
            <text:p>4440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58" calcext:value-type="float">
            <text:p>2758</text:p>
          </table:table-cell>
          <table:table-cell office:value-type="float" office:value="5196" calcext:value-type="float">
            <text:p>5196</text:p>
          </table:table-cell>
          <table:table-cell office:value-type="float" office:value="4907" calcext:value-type="float">
            <text:p>4907</text:p>
          </table:table-cell>
          <table:table-cell office:value-type="float" office:value="1843" calcext:value-type="float">
            <text:p>1843</text:p>
          </table:table-cell>
          <table:table-cell office:value-type="float" office:value="9308" calcext:value-type="float">
            <text:p>9308</text:p>
          </table:table-cell>
          <table:table-cell office:value-type="float" office:value="8545" calcext:value-type="float">
            <text:p>8545</text:p>
          </table:table-cell>
          <table:table-cell office:value-type="float" office:value="5908" calcext:value-type="float">
            <text:p>5908</text:p>
          </table:table-cell>
          <table:table-cell office:value-type="float" office:value="7709" calcext:value-type="float">
            <text:p>7709</text:p>
          </table:table-cell>
          <table:table-cell office:value-type="float" office:value="3770" calcext:value-type="float">
            <text:p>3770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00" calcext:value-type="float">
            <text:p>2200</text:p>
          </table:table-cell>
          <table:table-cell office:value-type="float" office:value="4454" calcext:value-type="float">
            <text:p>4454</text:p>
          </table:table-cell>
          <table:table-cell office:value-type="float" office:value="4153" calcext:value-type="float">
            <text:p>4153</text:p>
          </table:table-cell>
          <table:table-cell office:value-type="float" office:value="1468" calcext:value-type="float">
            <text:p>1468</text:p>
          </table:table-cell>
          <table:table-cell office:value-type="float" office:value="8511" calcext:value-type="float">
            <text:p>8511</text:p>
          </table:table-cell>
          <table:table-cell office:value-type="float" office:value="7528" calcext:value-type="float">
            <text:p>7528</text:p>
          </table:table-cell>
          <table:table-cell office:value-type="float" office:value="5135" calcext:value-type="float">
            <text:p>5135</text:p>
          </table:table-cell>
          <table:table-cell office:value-type="float" office:value="6925" calcext:value-type="float">
            <text:p>6925</text:p>
          </table:table-cell>
          <table:table-cell office:value-type="float" office:value="3209" calcext:value-type="float">
            <text:p>3209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0" calcext:value-type="float">
            <text:p>1780</text:p>
          </table:table-cell>
          <table:table-cell office:value-type="float" office:value="3858" calcext:value-type="float">
            <text:p>3858</text:p>
          </table:table-cell>
          <table:table-cell office:value-type="float" office:value="3593" calcext:value-type="float">
            <text:p>3593</text:p>
          </table:table-cell>
          <table:table-cell office:value-type="float" office:value="1146" calcext:value-type="float">
            <text:p>1146</text:p>
          </table:table-cell>
          <table:table-cell office:value-type="float" office:value="7763" calcext:value-type="float">
            <text:p>7763</text:p>
          </table:table-cell>
          <table:table-cell office:value-type="float" office:value="6668" calcext:value-type="float">
            <text:p>6668</text:p>
          </table:table-cell>
          <table:table-cell office:value-type="float" office:value="4387" calcext:value-type="float">
            <text:p>4387</text:p>
          </table:table-cell>
          <table:table-cell office:value-type="float" office:value="6273" calcext:value-type="float">
            <text:p>6273</text:p>
          </table:table-cell>
          <table:table-cell office:value-type="float" office:value="2715" calcext:value-type="float">
            <text:p>2715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3" calcext:value-type="float">
            <text:p>1433</text:p>
          </table:table-cell>
          <table:table-cell office:value-type="float" office:value="3240" calcext:value-type="float">
            <text:p>3240</text:p>
          </table:table-cell>
          <table:table-cell office:value-type="float" office:value="3098" calcext:value-type="float">
            <text:p>3098</text:p>
          </table:table-cell>
          <table:table-cell office:value-type="float" office:value="856" calcext:value-type="float">
            <text:p>856</text:p>
          </table:table-cell>
          <table:table-cell office:value-type="float" office:value="6994" calcext:value-type="float">
            <text:p>6994</text:p>
          </table:table-cell>
          <table:table-cell office:value-type="float" office:value="5795" calcext:value-type="float">
            <text:p>5795</text:p>
          </table:table-cell>
          <table:table-cell office:value-type="float" office:value="3575" calcext:value-type="float">
            <text:p>3575</text:p>
          </table:table-cell>
          <table:table-cell office:value-type="float" office:value="5554" calcext:value-type="float">
            <text:p>5554</text:p>
          </table:table-cell>
          <table:table-cell office:value-type="float" office:value="2246" calcext:value-type="float">
            <text:p>2246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3" calcext:value-type="float">
            <text:p>1153</text:p>
          </table:table-cell>
          <table:table-cell office:value-type="float" office:value="2589" calcext:value-type="float">
            <text:p>2589</text:p>
          </table:table-cell>
          <table:table-cell office:value-type="float" office:value="2663" calcext:value-type="float">
            <text:p>2663</text:p>
          </table:table-cell>
          <table:table-cell office:value-type="float" office:value="593" calcext:value-type="float">
            <text:p>593</text:p>
          </table:table-cell>
          <table:table-cell office:value-type="float" office:value="6177" calcext:value-type="float">
            <text:p>6177</text:p>
          </table:table-cell>
          <table:table-cell office:value-type="float" office:value="4968" calcext:value-type="float">
            <text:p>4968</text:p>
          </table:table-cell>
          <table:table-cell office:value-type="float" office:value="2915" calcext:value-type="float">
            <text:p>2915</text:p>
          </table:table-cell>
          <table:table-cell office:value-type="float" office:value="4872" calcext:value-type="float">
            <text:p>4872</text:p>
          </table:table-cell>
          <table:table-cell office:value-type="float" office:value="1836" calcext:value-type="float">
            <text:p>1836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1" calcext:value-type="float">
            <text:p>1041</text:p>
          </table:table-cell>
          <table:table-cell office:value-type="float" office:value="2141" calcext:value-type="float">
            <text:p>2141</text:p>
          </table:table-cell>
          <table:table-cell office:value-type="float" office:value="2341" calcext:value-type="float">
            <text:p>2341</text:p>
          </table:table-cell>
          <table:table-cell office:value-type="float" office:value="421" calcext:value-type="float">
            <text:p>421</text:p>
          </table:table-cell>
          <table:table-cell office:value-type="float" office:value="5363" calcext:value-type="float">
            <text:p>5363</text:p>
          </table:table-cell>
          <table:table-cell office:value-type="float" office:value="4322" calcext:value-type="float">
            <text:p>4322</text:p>
          </table:table-cell>
          <table:table-cell office:value-type="float" office:value="2915" calcext:value-type="float">
            <text:p>2915</text:p>
          </table:table-cell>
          <table:table-cell office:value-type="float" office:value="4398" calcext:value-type="float">
            <text:p>4398</text:p>
          </table:table-cell>
          <table:table-cell office:value-type="float" office:value="1468" calcext:value-type="float">
            <text:p>1468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7" calcext:value-type="float">
            <text:p>977</text:p>
          </table:table-cell>
          <table:table-cell office:value-type="float" office:value="1742" calcext:value-type="float">
            <text:p>1742</text:p>
          </table:table-cell>
          <table:table-cell office:value-type="float" office:value="2065" calcext:value-type="float">
            <text:p>2065</text:p>
          </table:table-cell>
          <table:table-cell office:value-type="float" office:value="293" calcext:value-type="float">
            <text:p>293</text:p>
          </table:table-cell>
          <table:table-cell office:value-type="float" office:value="4635" calcext:value-type="float">
            <text:p>4635</text:p>
          </table:table-cell>
          <table:table-cell office:value-type="float" office:value="3738" calcext:value-type="float">
            <text:p>3738</text:p>
          </table:table-cell>
          <table:table-cell office:value-type="float" office:value="2381" calcext:value-type="float">
            <text:p>2381</text:p>
          </table:table-cell>
          <table:table-cell office:value-type="float" office:value="3934" calcext:value-type="float">
            <text:p>3934</text:p>
          </table:table-cell>
          <table:table-cell office:value-type="float" office:value="1107" calcext:value-type="float">
            <text:p>1107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1" calcext:value-type="float">
            <text:p>931</text:p>
          </table:table-cell>
          <table:table-cell office:value-type="float" office:value="1420" calcext:value-type="float">
            <text:p>1420</text:p>
          </table:table-cell>
          <table:table-cell office:value-type="float" office:value="1835" calcext:value-type="float">
            <text:p>1835</text:p>
          </table:table-cell>
          <table:table-cell office:value-type="float" office:value="117" calcext:value-type="float">
            <text:p>117</text:p>
          </table:table-cell>
          <table:table-cell office:value-type="float" office:value="3987" calcext:value-type="float">
            <text:p>3987</text:p>
          </table:table-cell>
          <table:table-cell office:value-type="float" office:value="3249" calcext:value-type="float">
            <text:p>3249</text:p>
          </table:table-cell>
          <table:table-cell office:value-type="float" office:value="1835" calcext:value-type="float">
            <text:p>1835</text:p>
          </table:table-cell>
          <table:table-cell office:value-type="float" office:value="3436" calcext:value-type="float">
            <text:p>3436</text:p>
          </table:table-cell>
          <table:table-cell office:value-type="float" office:value="847" calcext:value-type="float">
            <text:p>84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office:value-type="float" office:value="1229" calcext:value-type="float">
            <text:p>1229</text:p>
          </table:table-cell>
          <table:table-cell office:value-type="float" office:value="1634" calcext:value-type="float">
            <text:p>1634</text:p>
          </table:table-cell>
          <table:table-cell office:value-type="float" office:value="63" calcext:value-type="float">
            <text:p>63</text:p>
          </table:table-cell>
          <table:table-cell office:value-type="float" office:value="3540" calcext:value-type="float">
            <text:p>3540</text:p>
          </table:table-cell>
          <table:table-cell office:value-type="float" office:value="2853" calcext:value-type="float">
            <text:p>2853</text:p>
          </table:table-cell>
          <table:table-cell office:value-type="float" office:value="1469" calcext:value-type="float">
            <text:p>1469</text:p>
          </table:table-cell>
          <table:table-cell office:value-type="float" office:value="2925" calcext:value-type="float">
            <text:p>2925</text:p>
          </table:table-cell>
          <table:table-cell office:value-type="float" office:value="668" calcext:value-type="float">
            <text:p>668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3" calcext:value-type="float">
            <text:p>893</text:p>
          </table:table-cell>
          <table:table-cell office:value-type="float" office:value="1062" calcext:value-type="float">
            <text:p>1062</text:p>
          </table:table-cell>
          <table:table-cell office:value-type="float" office:value="1486" calcext:value-type="float">
            <text:p>1486</text:p>
          </table:table-cell>
          <table:table-cell office:value-type="float" office:value="56" calcext:value-type="float">
            <text:p>56</text:p>
          </table:table-cell>
          <table:table-cell office:value-type="float" office:value="3162" calcext:value-type="float">
            <text:p>3162</text:p>
          </table:table-cell>
          <table:table-cell office:value-type="float" office:value="2537" calcext:value-type="float">
            <text:p>2537</text:p>
          </table:table-cell>
          <table:table-cell office:value-type="float" office:value="1139" calcext:value-type="float">
            <text:p>1139</text:p>
          </table:table-cell>
          <table:table-cell office:value-type="float" office:value="2399" calcext:value-type="float">
            <text:p>2399</text:p>
          </table:table-cell>
          <table:table-cell office:value-type="float" office:value="454" calcext:value-type="float">
            <text:p>454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3" calcext:value-type="float">
            <text:p>893</text:p>
          </table:table-cell>
          <table:table-cell office:value-type="float" office:value="891" calcext:value-type="float">
            <text:p>891</text:p>
          </table:table-cell>
          <table:table-cell office:value-type="float" office:value="1333" calcext:value-type="float">
            <text:p>1333</text:p>
          </table:table-cell>
          <table:table-cell office:value-type="float" office:value="39" calcext:value-type="float">
            <text:p>39</text:p>
          </table:table-cell>
          <table:table-cell office:value-type="float" office:value="2722" calcext:value-type="float">
            <text:p>2722</text:p>
          </table:table-cell>
          <table:table-cell office:value-type="float" office:value="2175" calcext:value-type="float">
            <text:p>2175</text:p>
          </table:table-cell>
          <table:table-cell office:value-type="float" office:value="804" calcext:value-type="float">
            <text:p>804</text:p>
          </table:table-cell>
          <table:table-cell office:value-type="float" office:value="1880" calcext:value-type="float">
            <text:p>1880</text:p>
          </table:table-cell>
          <table:table-cell office:value-type="float" office:value="272" calcext:value-type="float">
            <text:p>27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2" calcext:value-type="float">
            <text:p>742</text:p>
          </table:table-cell>
          <table:table-cell office:value-type="float" office:value="700" calcext:value-type="float">
            <text:p>700</text:p>
          </table:table-cell>
          <table:table-cell office:value-type="float" office:value="1025" calcext:value-type="float">
            <text:p>1025</text:p>
          </table:table-cell>
          <table:table-cell office:value-type="float" office:value="33" calcext:value-type="float">
            <text:p>33</text:p>
          </table:table-cell>
          <table:table-cell office:value-type="float" office:value="2315" calcext:value-type="float">
            <text:p>2315</text:p>
          </table:table-cell>
          <table:table-cell office:value-type="float" office:value="1718" calcext:value-type="float">
            <text:p>1718</text:p>
          </table:table-cell>
          <table:table-cell office:value-type="float" office:value="563" calcext:value-type="float">
            <text:p>563</text:p>
          </table:table-cell>
          <table:table-cell office:value-type="float" office:value="1457" calcext:value-type="float">
            <text:p>1457</text:p>
          </table:table-cell>
          <table:table-cell office:value-type="float" office:value="152" calcext:value-type="float">
            <text:p>15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1909" calcext:value-type="float">
            <text:p>1909</text:p>
          </table:table-cell>
          <table:table-cell office:value-type="float" office:value="1278" calcext:value-type="float">
            <text:p>1278</text:p>
          </table:table-cell>
          <table:table-cell office:value-type="float" office:value="370" calcext:value-type="float">
            <text:p>370</text:p>
          </table:table-cell>
          <table:table-cell office:value-type="float" office:value="1039" calcext:value-type="float">
            <text:p>1039</text:p>
          </table:table-cell>
          <table:table-cell office:value-type="float" office:value="69" calcext:value-type="float">
            <text:p>69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1549" calcext:value-type="float">
            <text:p>1549</text:p>
          </table:table-cell>
          <table:table-cell office:value-type="float" office:value="950" calcext:value-type="float">
            <text:p>950</text:p>
          </table:table-cell>
          <table:table-cell office:value-type="float" office:value="191" calcext:value-type="float">
            <text:p>191</text:p>
          </table:table-cell>
          <table:table-cell office:value-type="float" office:value="707" calcext:value-type="float">
            <text:p>707</text:p>
          </table:table-cell>
          <table:table-cell office:value-type="float" office:value="32" calcext:value-type="float">
            <text:p>32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1238" calcext:value-type="float">
            <text:p>1238</text:p>
          </table:table-cell>
          <table:table-cell office:value-type="float" office:value="744" calcext:value-type="float">
            <text:p>744</text:p>
          </table:table-cell>
          <table:table-cell office:value-type="float" office:value="132" calcext:value-type="float">
            <text:p>132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934" calcext:value-type="float">
            <text:p>934</text:p>
          </table:table-cell>
          <table:table-cell office:value-type="float" office:value="557" calcext:value-type="float">
            <text:p>557</text:p>
          </table:table-cell>
          <table:table-cell office:value-type="float" office:value="70" calcext:value-type="float">
            <text:p>70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float" office:value="386" calcext:value-type="float">
            <text:p>386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st500_all" table:style-name="ta1">
        <table:shapes>
          <draw:frame draw:z-index="0" draw:style-name="gr1" draw:text-style-name="P1" svg:width="453.51pt" svg:height="255.09pt" svg:x="649.45pt" svg:y="50.63pt">
            <loext:p draw:notify-on-update-of-ranges="st500_all.A1:st500_all.A1 st500_all.A2:st500_all.A46 st500_all.B1:st500_all.B1 st500_all.B2:st500_all.B46 st500_all.A1:st500_all.A1 st500_all.A2:st500_all.A46 st500_all.C1:st500_all.C1 st500_all.C2:st500_all.C46 st500_all.A1:st500_all.A1 st500_all.A2:st500_all.A46 st500_all.D1:st500_all.D1 st500_all.D2:st500_all.D46 st500_all.A1:st500_all.A1 st500_all.A2:st500_all.A46 st500_all.E1:st500_all.E1 st500_all.E2:st500_all.E46 st500_all.A1:st500_all.A1 st500_all.A2:st500_all.A46 st500_all.F1:st500_all.F1 st500_all.F2:st500_all.F46 st500_all.A1:st500_all.A1 st500_all.A2:st500_all.A46 st500_all.G1:st500_all.G1 st500_all.G2:st500_all.G46 st500_all.A1:st500_all.A1 st500_all.A2:st500_all.A46 st500_all.H1:st500_all.H1 st500_all.H2:st500_all.H46 st500_all.A1:st500_all.A1 st500_all.A2:st500_all.A46 st500_all.I1:st500_all.I1 st500_all.I2:st500_all.I46 st500_all.A1:st500_all.A1 st500_all.A2:st500_all.A46 st500_all.J1:st500_all.J1 st500_all.J2:st500_all.J46 st500_all.A1:st500_all.A1 st500_all.A2:st500_all.A46 st500_all.K1:st500_all.K1 st500_all.K2:st500_all.K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table:formula="of:=[st500.A1]" office:value-type="string" office:string-value="Minutes" calcext:value-type="string">
            <text:p>Minutes</text:p>
          </table:table-cell>
          <table:table-cell table:formula="of:=[st500.B1]" office:value-type="string" office:string-value="status_500_count1" calcext:value-type="string">
            <text:p>status_500_count1</text:p>
          </table:table-cell>
          <table:table-cell table:formula="of:=[st500.C1]" office:value-type="string" office:string-value="status_500_count1" calcext:value-type="string">
            <text:p>status_500_count1</text:p>
          </table:table-cell>
          <table:table-cell table:formula="of:=[st500.D1]" office:value-type="string" office:string-value="status_500_count1" calcext:value-type="string">
            <text:p>status_500_count1</text:p>
          </table:table-cell>
          <table:table-cell table:formula="of:=[st500.E1]" office:value-type="string" office:string-value="status_500_count1" calcext:value-type="string">
            <text:p>status_500_count1</text:p>
          </table:table-cell>
          <table:table-cell table:formula="of:=[st500.F1]" office:value-type="string" office:string-value="status_500_count1" calcext:value-type="string">
            <text:p>status_500_count1</text:p>
          </table:table-cell>
          <table:table-cell table:formula="of:=[st500.G1]" office:value-type="string" office:string-value="status_500_count1" calcext:value-type="string">
            <text:p>status_500_count1</text:p>
          </table:table-cell>
          <table:table-cell table:formula="of:=[st500.H1]" office:value-type="string" office:string-value="status_500_count1" calcext:value-type="string">
            <text:p>status_500_count1</text:p>
          </table:table-cell>
          <table:table-cell table:formula="of:=[st500.I1]" office:value-type="string" office:string-value="status_500_count1" calcext:value-type="string">
            <text:p>status_500_count1</text:p>
          </table:table-cell>
          <table:table-cell table:formula="of:=[st500.J1]" office:value-type="string" office:string-value="status_500_count1" calcext:value-type="string">
            <text:p>status_500_count1</text:p>
          </table:table-cell>
          <table:table-cell table:formula="of:=[st500.K1]" office:value-type="string" office:string-value="status_500_count1" calcext:value-type="string">
            <text:p>status_500_count1</text:p>
          </table:table-cell>
        </table:table-row>
        <table:table-row table:style-name="ro1">
          <table:table-cell table:formula="of:=[st500.A2]" office:value-type="float" office:value="45" calcext:value-type="float">
            <text:p>45</text:p>
          </table:table-cell>
          <table:table-cell table:formula="of:=[st500.B2]+[st500_2.B2]" office:value-type="float" office:value="32836" calcext:value-type="float">
            <text:p>32836</text:p>
          </table:table-cell>
          <table:table-cell table:formula="of:=[st500.C2]+[st500_2.C2]" office:value-type="float" office:value="37945" calcext:value-type="float">
            <text:p>37945</text:p>
          </table:table-cell>
          <table:table-cell table:formula="of:=[st500.D2]+[st500_2.D2]" office:value-type="float" office:value="36177" calcext:value-type="float">
            <text:p>36177</text:p>
          </table:table-cell>
          <table:table-cell table:formula="of:=[st500.E2]+[st500_2.E2]" office:value-type="float" office:value="28505" calcext:value-type="float">
            <text:p>28505</text:p>
          </table:table-cell>
          <table:table-cell table:formula="of:=[st500.F2]+[st500_2.F2]" office:value-type="float" office:value="47666" calcext:value-type="float">
            <text:p>47666</text:p>
          </table:table-cell>
          <table:table-cell table:formula="of:=[st500.G2]+[st500_2.G2]" office:value-type="float" office:value="48088" calcext:value-type="float">
            <text:p>48088</text:p>
          </table:table-cell>
          <table:table-cell table:formula="of:=[st500.H2]+[st500_2.H2]" office:value-type="float" office:value="39972" calcext:value-type="float">
            <text:p>39972</text:p>
          </table:table-cell>
          <table:table-cell table:formula="of:=[st500.I2]+[st500_2.I2]" office:value-type="float" office:value="44522" calcext:value-type="float">
            <text:p>44522</text:p>
          </table:table-cell>
          <table:table-cell table:formula="of:=[st500.J2]+[st500_2.J2]" office:value-type="float" office:value="32708" calcext:value-type="float">
            <text:p>32708</text:p>
          </table:table-cell>
          <table:table-cell table:formula="of:=[st500.K2]+[st500_2.K2]" office:value-type="float" office:value="48684" calcext:value-type="float">
            <text:p>48684</text:p>
          </table:table-cell>
        </table:table-row>
        <table:table-row table:style-name="ro1">
          <table:table-cell table:formula="of:=[st500.A3]" office:value-type="float" office:value="44" calcext:value-type="float">
            <text:p>44</text:p>
          </table:table-cell>
          <table:table-cell table:formula="of:=[st500.B3]+[st500_2.B3]" office:value-type="float" office:value="30361" calcext:value-type="float">
            <text:p>30361</text:p>
          </table:table-cell>
          <table:table-cell table:formula="of:=[st500.C3]+[st500_2.C3]" office:value-type="float" office:value="35621" calcext:value-type="float">
            <text:p>35621</text:p>
          </table:table-cell>
          <table:table-cell table:formula="of:=[st500.D3]+[st500_2.D3]" office:value-type="float" office:value="36177" calcext:value-type="float">
            <text:p>36177</text:p>
          </table:table-cell>
          <table:table-cell table:formula="of:=[st500.E3]+[st500_2.E3]" office:value-type="float" office:value="26106" calcext:value-type="float">
            <text:p>26106</text:p>
          </table:table-cell>
          <table:table-cell table:formula="of:=[st500.F3]+[st500_2.F3]" office:value-type="float" office:value="45195" calcext:value-type="float">
            <text:p>45195</text:p>
          </table:table-cell>
          <table:table-cell table:formula="of:=[st500.G3]+[st500_2.G3]" office:value-type="float" office:value="45804" calcext:value-type="float">
            <text:p>45804</text:p>
          </table:table-cell>
          <table:table-cell table:formula="of:=[st500.H3]+[st500_2.H3]" office:value-type="float" office:value="37653" calcext:value-type="float">
            <text:p>37653</text:p>
          </table:table-cell>
          <table:table-cell table:formula="of:=[st500.I3]+[st500_2.I3]" office:value-type="float" office:value="42271" calcext:value-type="float">
            <text:p>42271</text:p>
          </table:table-cell>
          <table:table-cell table:formula="of:=[st500.J3]+[st500_2.J3]" office:value-type="float" office:value="30319" calcext:value-type="float">
            <text:p>30319</text:p>
          </table:table-cell>
          <table:table-cell table:formula="of:=[st500.K3]+[st500_2.K3]" office:value-type="float" office:value="46532" calcext:value-type="float">
            <text:p>46532</text:p>
          </table:table-cell>
        </table:table-row>
        <table:table-row table:style-name="ro1">
          <table:table-cell table:formula="of:=[st500.A4]" office:value-type="float" office:value="43" calcext:value-type="float">
            <text:p>43</text:p>
          </table:table-cell>
          <table:table-cell table:formula="of:=[st500.B4]+[st500_2.B4]" office:value-type="float" office:value="28095" calcext:value-type="float">
            <text:p>28095</text:p>
          </table:table-cell>
          <table:table-cell table:formula="of:=[st500.C4]+[st500_2.C4]" office:value-type="float" office:value="33252" calcext:value-type="float">
            <text:p>33252</text:p>
          </table:table-cell>
          <table:table-cell table:formula="of:=[st500.D4]+[st500_2.D4]" office:value-type="float" office:value="33680" calcext:value-type="float">
            <text:p>33680</text:p>
          </table:table-cell>
          <table:table-cell table:formula="of:=[st500.E4]+[st500_2.E4]" office:value-type="float" office:value="23584" calcext:value-type="float">
            <text:p>23584</text:p>
          </table:table-cell>
          <table:table-cell table:formula="of:=[st500.F4]+[st500_2.F4]" office:value-type="float" office:value="42780" calcext:value-type="float">
            <text:p>42780</text:p>
          </table:table-cell>
          <table:table-cell table:formula="of:=[st500.G4]+[st500_2.G4]" office:value-type="float" office:value="43106" calcext:value-type="float">
            <text:p>43106</text:p>
          </table:table-cell>
          <table:table-cell table:formula="of:=[st500.H4]+[st500_2.H4]" office:value-type="float" office:value="35521" calcext:value-type="float">
            <text:p>35521</text:p>
          </table:table-cell>
          <table:table-cell table:formula="of:=[st500.I4]+[st500_2.I4]" office:value-type="float" office:value="39966" calcext:value-type="float">
            <text:p>39966</text:p>
          </table:table-cell>
          <table:table-cell table:formula="of:=[st500.J4]+[st500_2.J4]" office:value-type="float" office:value="27933" calcext:value-type="float">
            <text:p>27933</text:p>
          </table:table-cell>
          <table:table-cell table:formula="of:=[st500.K4]+[st500_2.K4]" office:value-type="float" office:value="44337" calcext:value-type="float">
            <text:p>44337</text:p>
          </table:table-cell>
        </table:table-row>
        <table:table-row table:style-name="ro1">
          <table:table-cell table:formula="of:=[st500.A5]" office:value-type="float" office:value="42" calcext:value-type="float">
            <text:p>42</text:p>
          </table:table-cell>
          <table:table-cell table:formula="of:=[st500.B5]+[st500_2.B5]" office:value-type="float" office:value="25789" calcext:value-type="float">
            <text:p>25789</text:p>
          </table:table-cell>
          <table:table-cell table:formula="of:=[st500.C5]+[st500_2.C5]" office:value-type="float" office:value="30786" calcext:value-type="float">
            <text:p>30786</text:p>
          </table:table-cell>
          <table:table-cell table:formula="of:=[st500.D5]+[st500_2.D5]" office:value-type="float" office:value="31275" calcext:value-type="float">
            <text:p>31275</text:p>
          </table:table-cell>
          <table:table-cell table:formula="of:=[st500.E5]+[st500_2.E5]" office:value-type="float" office:value="21075" calcext:value-type="float">
            <text:p>21075</text:p>
          </table:table-cell>
          <table:table-cell table:formula="of:=[st500.F5]+[st500_2.F5]" office:value-type="float" office:value="40404" calcext:value-type="float">
            <text:p>40404</text:p>
          </table:table-cell>
          <table:table-cell table:formula="of:=[st500.G5]+[st500_2.G5]" office:value-type="float" office:value="40678" calcext:value-type="float">
            <text:p>40678</text:p>
          </table:table-cell>
          <table:table-cell table:formula="of:=[st500.H5]+[st500_2.H5]" office:value-type="float" office:value="33309" calcext:value-type="float">
            <text:p>33309</text:p>
          </table:table-cell>
          <table:table-cell table:formula="of:=[st500.I5]+[st500_2.I5]" office:value-type="float" office:value="37698" calcext:value-type="float">
            <text:p>37698</text:p>
          </table:table-cell>
          <table:table-cell table:formula="of:=[st500.J5]+[st500_2.J5]" office:value-type="float" office:value="25548" calcext:value-type="float">
            <text:p>25548</text:p>
          </table:table-cell>
          <table:table-cell table:formula="of:=[st500.K5]+[st500_2.K5]" office:value-type="float" office:value="42112" calcext:value-type="float">
            <text:p>42112</text:p>
          </table:table-cell>
        </table:table-row>
        <table:table-row table:style-name="ro1">
          <table:table-cell table:formula="of:=[st500.A6]" office:value-type="float" office:value="41" calcext:value-type="float">
            <text:p>41</text:p>
          </table:table-cell>
          <table:table-cell table:formula="of:=[st500.B6]+[st500_2.B6]" office:value-type="float" office:value="23378" calcext:value-type="float">
            <text:p>23378</text:p>
          </table:table-cell>
          <table:table-cell table:formula="of:=[st500.C6]+[st500_2.C6]" office:value-type="float" office:value="28241" calcext:value-type="float">
            <text:p>28241</text:p>
          </table:table-cell>
          <table:table-cell table:formula="of:=[st500.D6]+[st500_2.D6]" office:value-type="float" office:value="28831" calcext:value-type="float">
            <text:p>28831</text:p>
          </table:table-cell>
          <table:table-cell table:formula="of:=[st500.E6]+[st500_2.E6]" office:value-type="float" office:value="18406" calcext:value-type="float">
            <text:p>18406</text:p>
          </table:table-cell>
          <table:table-cell table:formula="of:=[st500.F6]+[st500_2.F6]" office:value-type="float" office:value="37880" calcext:value-type="float">
            <text:p>37880</text:p>
          </table:table-cell>
          <table:table-cell table:formula="of:=[st500.G6]+[st500_2.G6]" office:value-type="float" office:value="38532" calcext:value-type="float">
            <text:p>38532</text:p>
          </table:table-cell>
          <table:table-cell table:formula="of:=[st500.H6]+[st500_2.H6]" office:value-type="float" office:value="31062" calcext:value-type="float">
            <text:p>31062</text:p>
          </table:table-cell>
          <table:table-cell table:formula="of:=[st500.I6]+[st500_2.I6]" office:value-type="float" office:value="35408" calcext:value-type="float">
            <text:p>35408</text:p>
          </table:table-cell>
          <table:table-cell table:formula="of:=[st500.J6]+[st500_2.J6]" office:value-type="float" office:value="23373" calcext:value-type="float">
            <text:p>23373</text:p>
          </table:table-cell>
          <table:table-cell table:formula="of:=[st500.K6]+[st500_2.K6]" office:value-type="float" office:value="39810" calcext:value-type="float">
            <text:p>39810</text:p>
          </table:table-cell>
        </table:table-row>
        <table:table-row table:style-name="ro1">
          <table:table-cell table:formula="of:=[st500.A7]" office:value-type="float" office:value="40" calcext:value-type="float">
            <text:p>40</text:p>
          </table:table-cell>
          <table:table-cell table:formula="of:=[st500.B7]+[st500_2.B7]" office:value-type="float" office:value="20818" calcext:value-type="float">
            <text:p>20818</text:p>
          </table:table-cell>
          <table:table-cell table:formula="of:=[st500.C7]+[st500_2.C7]" office:value-type="float" office:value="25984" calcext:value-type="float">
            <text:p>25984</text:p>
          </table:table-cell>
          <table:table-cell table:formula="of:=[st500.D7]+[st500_2.D7]" office:value-type="float" office:value="26548" calcext:value-type="float">
            <text:p>26548</text:p>
          </table:table-cell>
          <table:table-cell table:formula="of:=[st500.E7]+[st500_2.E7]" office:value-type="float" office:value="15800" calcext:value-type="float">
            <text:p>15800</text:p>
          </table:table-cell>
          <table:table-cell table:formula="of:=[st500.F7]+[st500_2.F7]" office:value-type="float" office:value="35377" calcext:value-type="float">
            <text:p>35377</text:p>
          </table:table-cell>
          <table:table-cell table:formula="of:=[st500.G7]+[st500_2.G7]" office:value-type="float" office:value="36183" calcext:value-type="float">
            <text:p>36183</text:p>
          </table:table-cell>
          <table:table-cell table:formula="of:=[st500.H7]+[st500_2.H7]" office:value-type="float" office:value="28792" calcext:value-type="float">
            <text:p>28792</text:p>
          </table:table-cell>
          <table:table-cell table:formula="of:=[st500.I7]+[st500_2.I7]" office:value-type="float" office:value="33017" calcext:value-type="float">
            <text:p>33017</text:p>
          </table:table-cell>
          <table:table-cell table:formula="of:=[st500.J7]+[st500_2.J7]" office:value-type="float" office:value="21311" calcext:value-type="float">
            <text:p>21311</text:p>
          </table:table-cell>
          <table:table-cell table:formula="of:=[st500.K7]+[st500_2.K7]" office:value-type="float" office:value="37495" calcext:value-type="float">
            <text:p>37495</text:p>
          </table:table-cell>
        </table:table-row>
        <table:table-row table:style-name="ro1">
          <table:table-cell table:formula="of:=[st500.A8]" office:value-type="float" office:value="39" calcext:value-type="float">
            <text:p>39</text:p>
          </table:table-cell>
          <table:table-cell table:formula="of:=[st500.B8]+[st500_2.B8]" office:value-type="float" office:value="18435" calcext:value-type="float">
            <text:p>18435</text:p>
          </table:table-cell>
          <table:table-cell table:formula="of:=[st500.C8]+[st500_2.C8]" office:value-type="float" office:value="23958" calcext:value-type="float">
            <text:p>23958</text:p>
          </table:table-cell>
          <table:table-cell table:formula="of:=[st500.D8]+[st500_2.D8]" office:value-type="float" office:value="24261" calcext:value-type="float">
            <text:p>24261</text:p>
          </table:table-cell>
          <table:table-cell table:formula="of:=[st500.E8]+[st500_2.E8]" office:value-type="float" office:value="13471" calcext:value-type="float">
            <text:p>13471</text:p>
          </table:table-cell>
          <table:table-cell table:formula="of:=[st500.F8]+[st500_2.F8]" office:value-type="float" office:value="32881" calcext:value-type="float">
            <text:p>32881</text:p>
          </table:table-cell>
          <table:table-cell table:formula="of:=[st500.G8]+[st500_2.G8]" office:value-type="float" office:value="33563" calcext:value-type="float">
            <text:p>33563</text:p>
          </table:table-cell>
          <table:table-cell table:formula="of:=[st500.H8]+[st500_2.H8]" office:value-type="float" office:value="26402" calcext:value-type="float">
            <text:p>26402</text:p>
          </table:table-cell>
          <table:table-cell table:formula="of:=[st500.I8]+[st500_2.I8]" office:value-type="float" office:value="30587" calcext:value-type="float">
            <text:p>30587</text:p>
          </table:table-cell>
          <table:table-cell table:formula="of:=[st500.J8]+[st500_2.J8]" office:value-type="float" office:value="19334" calcext:value-type="float">
            <text:p>19334</text:p>
          </table:table-cell>
          <table:table-cell table:formula="of:=[st500.K8]+[st500_2.K8]" office:value-type="float" office:value="35251" calcext:value-type="float">
            <text:p>35251</text:p>
          </table:table-cell>
        </table:table-row>
        <table:table-row table:style-name="ro1">
          <table:table-cell table:formula="of:=[st500.A9]" office:value-type="float" office:value="38" calcext:value-type="float">
            <text:p>38</text:p>
          </table:table-cell>
          <table:table-cell table:formula="of:=[st500.B9]+[st500_2.B9]" office:value-type="float" office:value="16256" calcext:value-type="float">
            <text:p>16256</text:p>
          </table:table-cell>
          <table:table-cell table:formula="of:=[st500.C9]+[st500_2.C9]" office:value-type="float" office:value="21876" calcext:value-type="float">
            <text:p>21876</text:p>
          </table:table-cell>
          <table:table-cell table:formula="of:=[st500.D9]+[st500_2.D9]" office:value-type="float" office:value="21801" calcext:value-type="float">
            <text:p>21801</text:p>
          </table:table-cell>
          <table:table-cell table:formula="of:=[st500.E9]+[st500_2.E9]" office:value-type="float" office:value="11306" calcext:value-type="float">
            <text:p>11306</text:p>
          </table:table-cell>
          <table:table-cell table:formula="of:=[st500.F9]+[st500_2.F9]" office:value-type="float" office:value="30625" calcext:value-type="float">
            <text:p>30625</text:p>
          </table:table-cell>
          <table:table-cell table:formula="of:=[st500.G9]+[st500_2.G9]" office:value-type="float" office:value="31121" calcext:value-type="float">
            <text:p>31121</text:p>
          </table:table-cell>
          <table:table-cell table:formula="of:=[st500.H9]+[st500_2.H9]" office:value-type="float" office:value="23963" calcext:value-type="float">
            <text:p>23963</text:p>
          </table:table-cell>
          <table:table-cell table:formula="of:=[st500.I9]+[st500_2.I9]" office:value-type="float" office:value="28230" calcext:value-type="float">
            <text:p>28230</text:p>
          </table:table-cell>
          <table:table-cell table:formula="of:=[st500.J9]+[st500_2.J9]" office:value-type="float" office:value="17375" calcext:value-type="float">
            <text:p>17375</text:p>
          </table:table-cell>
          <table:table-cell table:formula="of:=[st500.K9]+[st500_2.K9]" office:value-type="float" office:value="32970" calcext:value-type="float">
            <text:p>32970</text:p>
          </table:table-cell>
        </table:table-row>
        <table:table-row table:style-name="ro1">
          <table:table-cell table:formula="of:=[st500.A10]" office:value-type="float" office:value="37" calcext:value-type="float">
            <text:p>37</text:p>
          </table:table-cell>
          <table:table-cell table:formula="of:=[st500.B10]+[st500_2.B10]" office:value-type="float" office:value="14059" calcext:value-type="float">
            <text:p>14059</text:p>
          </table:table-cell>
          <table:table-cell table:formula="of:=[st500.C10]+[st500_2.C10]" office:value-type="float" office:value="19746" calcext:value-type="float">
            <text:p>19746</text:p>
          </table:table-cell>
          <table:table-cell table:formula="of:=[st500.D10]+[st500_2.D10]" office:value-type="float" office:value="19432" calcext:value-type="float">
            <text:p>19432</text:p>
          </table:table-cell>
          <table:table-cell table:formula="of:=[st500.E10]+[st500_2.E10]" office:value-type="float" office:value="9426" calcext:value-type="float">
            <text:p>9426</text:p>
          </table:table-cell>
          <table:table-cell table:formula="of:=[st500.F10]+[st500_2.F10]" office:value-type="float" office:value="28299" calcext:value-type="float">
            <text:p>28299</text:p>
          </table:table-cell>
          <table:table-cell table:formula="of:=[st500.G10]+[st500_2.G10]" office:value-type="float" office:value="28727" calcext:value-type="float">
            <text:p>28727</text:p>
          </table:table-cell>
          <table:table-cell table:formula="of:=[st500.H10]+[st500_2.H10]" office:value-type="float" office:value="21734" calcext:value-type="float">
            <text:p>21734</text:p>
          </table:table-cell>
          <table:table-cell table:formula="of:=[st500.I10]+[st500_2.I10]" office:value-type="float" office:value="25774" calcext:value-type="float">
            <text:p>25774</text:p>
          </table:table-cell>
          <table:table-cell table:formula="of:=[st500.J10]+[st500_2.J10]" office:value-type="float" office:value="15524" calcext:value-type="float">
            <text:p>15524</text:p>
          </table:table-cell>
          <table:table-cell table:formula="of:=[st500.K10]+[st500_2.K10]" office:value-type="float" office:value="31031" calcext:value-type="float">
            <text:p>31031</text:p>
          </table:table-cell>
        </table:table-row>
        <table:table-row table:style-name="ro1">
          <table:table-cell table:formula="of:=[st500.A11]" office:value-type="float" office:value="36" calcext:value-type="float">
            <text:p>36</text:p>
          </table:table-cell>
          <table:table-cell table:formula="of:=[st500.B11]+[st500_2.B11]" office:value-type="float" office:value="11961" calcext:value-type="float">
            <text:p>11961</text:p>
          </table:table-cell>
          <table:table-cell table:formula="of:=[st500.C11]+[st500_2.C11]" office:value-type="float" office:value="17603" calcext:value-type="float">
            <text:p>17603</text:p>
          </table:table-cell>
          <table:table-cell table:formula="of:=[st500.D11]+[st500_2.D11]" office:value-type="float" office:value="17512" calcext:value-type="float">
            <text:p>17512</text:p>
          </table:table-cell>
          <table:table-cell table:formula="of:=[st500.E11]+[st500_2.E11]" office:value-type="float" office:value="7993" calcext:value-type="float">
            <text:p>7993</text:p>
          </table:table-cell>
          <table:table-cell table:formula="of:=[st500.F11]+[st500_2.F11]" office:value-type="float" office:value="26131" calcext:value-type="float">
            <text:p>26131</text:p>
          </table:table-cell>
          <table:table-cell table:formula="of:=[st500.G11]+[st500_2.G11]" office:value-type="float" office:value="26234" calcext:value-type="float">
            <text:p>26234</text:p>
          </table:table-cell>
          <table:table-cell table:formula="of:=[st500.H11]+[st500_2.H11]" office:value-type="float" office:value="19644" calcext:value-type="float">
            <text:p>19644</text:p>
          </table:table-cell>
          <table:table-cell table:formula="of:=[st500.I11]+[st500_2.I11]" office:value-type="float" office:value="23566" calcext:value-type="float">
            <text:p>23566</text:p>
          </table:table-cell>
          <table:table-cell table:formula="of:=[st500.J11]+[st500_2.J11]" office:value-type="float" office:value="13598" calcext:value-type="float">
            <text:p>13598</text:p>
          </table:table-cell>
          <table:table-cell table:formula="of:=[st500.K11]+[st500_2.K11]" office:value-type="float" office:value="29446" calcext:value-type="float">
            <text:p>29446</text:p>
          </table:table-cell>
        </table:table-row>
        <table:table-row table:style-name="ro1">
          <table:table-cell table:formula="of:=[st500.A12]" office:value-type="float" office:value="35" calcext:value-type="float">
            <text:p>35</text:p>
          </table:table-cell>
          <table:table-cell table:formula="of:=[st500.B12]+[st500_2.B12]" office:value-type="float" office:value="9853" calcext:value-type="float">
            <text:p>9853</text:p>
          </table:table-cell>
          <table:table-cell table:formula="of:=[st500.C12]+[st500_2.C12]" office:value-type="float" office:value="15715" calcext:value-type="float">
            <text:p>15715</text:p>
          </table:table-cell>
          <table:table-cell table:formula="of:=[st500.D12]+[st500_2.D12]" office:value-type="float" office:value="15619" calcext:value-type="float">
            <text:p>15619</text:p>
          </table:table-cell>
          <table:table-cell table:formula="of:=[st500.E12]+[st500_2.E12]" office:value-type="float" office:value="6646" calcext:value-type="float">
            <text:p>6646</text:p>
          </table:table-cell>
          <table:table-cell table:formula="of:=[st500.F12]+[st500_2.F12]" office:value-type="float" office:value="24059" calcext:value-type="float">
            <text:p>24059</text:p>
          </table:table-cell>
          <table:table-cell table:formula="of:=[st500.G12]+[st500_2.G12]" office:value-type="float" office:value="23652" calcext:value-type="float">
            <text:p>23652</text:p>
          </table:table-cell>
          <table:table-cell table:formula="of:=[st500.H12]+[st500_2.H12]" office:value-type="float" office:value="17591" calcext:value-type="float">
            <text:p>17591</text:p>
          </table:table-cell>
          <table:table-cell table:formula="of:=[st500.I12]+[st500_2.I12]" office:value-type="float" office:value="21304" calcext:value-type="float">
            <text:p>21304</text:p>
          </table:table-cell>
          <table:table-cell table:formula="of:=[st500.J12]+[st500_2.J12]" office:value-type="float" office:value="11881" calcext:value-type="float">
            <text:p>11881</text:p>
          </table:table-cell>
          <table:table-cell table:formula="of:=[st500.K12]+[st500_2.K12]" office:value-type="float" office:value="27588" calcext:value-type="float">
            <text:p>27588</text:p>
          </table:table-cell>
        </table:table-row>
        <table:table-row table:style-name="ro1">
          <table:table-cell table:formula="of:=[st500.A13]" office:value-type="float" office:value="34" calcext:value-type="float">
            <text:p>34</text:p>
          </table:table-cell>
          <table:table-cell table:formula="of:=[st500.B13]+[st500_2.B13]" office:value-type="float" office:value="8153" calcext:value-type="float">
            <text:p>8153</text:p>
          </table:table-cell>
          <table:table-cell table:formula="of:=[st500.C13]+[st500_2.C13]" office:value-type="float" office:value="13847" calcext:value-type="float">
            <text:p>13847</text:p>
          </table:table-cell>
          <table:table-cell table:formula="of:=[st500.D13]+[st500_2.D13]" office:value-type="float" office:value="13565" calcext:value-type="float">
            <text:p>13565</text:p>
          </table:table-cell>
          <table:table-cell table:formula="of:=[st500.E13]+[st500_2.E13]" office:value-type="float" office:value="5276" calcext:value-type="float">
            <text:p>5276</text:p>
          </table:table-cell>
          <table:table-cell table:formula="of:=[st500.F13]+[st500_2.F13]" office:value-type="float" office:value="21902" calcext:value-type="float">
            <text:p>21902</text:p>
          </table:table-cell>
          <table:table-cell table:formula="of:=[st500.G13]+[st500_2.G13]" office:value-type="float" office:value="21356" calcext:value-type="float">
            <text:p>21356</text:p>
          </table:table-cell>
          <table:table-cell table:formula="of:=[st500.H13]+[st500_2.H13]" office:value-type="float" office:value="15499" calcext:value-type="float">
            <text:p>15499</text:p>
          </table:table-cell>
          <table:table-cell table:formula="of:=[st500.I13]+[st500_2.I13]" office:value-type="float" office:value="19026" calcext:value-type="float">
            <text:p>19026</text:p>
          </table:table-cell>
          <table:table-cell table:formula="of:=[st500.J13]+[st500_2.J13]" office:value-type="float" office:value="10288" calcext:value-type="float">
            <text:p>10288</text:p>
          </table:table-cell>
          <table:table-cell table:formula="of:=[st500.K13]+[st500_2.K13]" office:value-type="float" office:value="25717" calcext:value-type="float">
            <text:p>25717</text:p>
          </table:table-cell>
        </table:table-row>
        <table:table-row table:style-name="ro1">
          <table:table-cell table:formula="of:=[st500.A14]" office:value-type="float" office:value="33" calcext:value-type="float">
            <text:p>33</text:p>
          </table:table-cell>
          <table:table-cell table:formula="of:=[st500.B14]+[st500_2.B14]" office:value-type="float" office:value="6821" calcext:value-type="float">
            <text:p>6821</text:p>
          </table:table-cell>
          <table:table-cell table:formula="of:=[st500.C14]+[st500_2.C14]" office:value-type="float" office:value="12015" calcext:value-type="float">
            <text:p>12015</text:p>
          </table:table-cell>
          <table:table-cell table:formula="of:=[st500.D14]+[st500_2.D14]" office:value-type="float" office:value="11812" calcext:value-type="float">
            <text:p>11812</text:p>
          </table:table-cell>
          <table:table-cell table:formula="of:=[st500.E14]+[st500_2.E14]" office:value-type="float" office:value="4418" calcext:value-type="float">
            <text:p>4418</text:p>
          </table:table-cell>
          <table:table-cell table:formula="of:=[st500.F14]+[st500_2.F14]" office:value-type="float" office:value="20264" calcext:value-type="float">
            <text:p>20264</text:p>
          </table:table-cell>
          <table:table-cell table:formula="of:=[st500.G14]+[st500_2.G14]" office:value-type="float" office:value="19213" calcext:value-type="float">
            <text:p>19213</text:p>
          </table:table-cell>
          <table:table-cell table:formula="of:=[st500.H14]+[st500_2.H14]" office:value-type="float" office:value="13503" calcext:value-type="float">
            <text:p>13503</text:p>
          </table:table-cell>
          <table:table-cell table:formula="of:=[st500.I14]+[st500_2.I14]" office:value-type="float" office:value="17075" calcext:value-type="float">
            <text:p>17075</text:p>
          </table:table-cell>
          <table:table-cell table:formula="of:=[st500.J14]+[st500_2.J14]" office:value-type="float" office:value="8944" calcext:value-type="float">
            <text:p>8944</text:p>
          </table:table-cell>
          <table:table-cell table:formula="of:=[st500.K14]+[st500_2.K14]" office:value-type="float" office:value="23910" calcext:value-type="float">
            <text:p>23910</text:p>
          </table:table-cell>
        </table:table-row>
        <table:table-row table:style-name="ro1">
          <table:table-cell table:formula="of:=[st500.A15]" office:value-type="float" office:value="32" calcext:value-type="float">
            <text:p>32</text:p>
          </table:table-cell>
          <table:table-cell table:formula="of:=[st500.B15]+[st500_2.B15]" office:value-type="float" office:value="5621" calcext:value-type="float">
            <text:p>5621</text:p>
          </table:table-cell>
          <table:table-cell table:formula="of:=[st500.C15]+[st500_2.C15]" office:value-type="float" office:value="10376" calcext:value-type="float">
            <text:p>10376</text:p>
          </table:table-cell>
          <table:table-cell table:formula="of:=[st500.D15]+[st500_2.D15]" office:value-type="float" office:value="10167" calcext:value-type="float">
            <text:p>10167</text:p>
          </table:table-cell>
          <table:table-cell table:formula="of:=[st500.E15]+[st500_2.E15]" office:value-type="float" office:value="3662" calcext:value-type="float">
            <text:p>3662</text:p>
          </table:table-cell>
          <table:table-cell table:formula="of:=[st500.F15]+[st500_2.F15]" office:value-type="float" office:value="18715" calcext:value-type="float">
            <text:p>18715</text:p>
          </table:table-cell>
          <table:table-cell table:formula="of:=[st500.G15]+[st500_2.G15]" office:value-type="float" office:value="17096" calcext:value-type="float">
            <text:p>17096</text:p>
          </table:table-cell>
          <table:table-cell table:formula="of:=[st500.H15]+[st500_2.H15]" office:value-type="float" office:value="11713" calcext:value-type="float">
            <text:p>11713</text:p>
          </table:table-cell>
          <table:table-cell table:formula="of:=[st500.I15]+[st500_2.I15]" office:value-type="float" office:value="15416" calcext:value-type="float">
            <text:p>15416</text:p>
          </table:table-cell>
          <table:table-cell table:formula="of:=[st500.J15]+[st500_2.J15]" office:value-type="float" office:value="7601" calcext:value-type="float">
            <text:p>7601</text:p>
          </table:table-cell>
          <table:table-cell table:formula="of:=[st500.K15]+[st500_2.K15]" office:value-type="float" office:value="21948" calcext:value-type="float">
            <text:p>21948</text:p>
          </table:table-cell>
        </table:table-row>
        <table:table-row table:style-name="ro1">
          <table:table-cell table:formula="of:=[st500.A16]" office:value-type="float" office:value="31" calcext:value-type="float">
            <text:p>31</text:p>
          </table:table-cell>
          <table:table-cell table:formula="of:=[st500.B16]+[st500_2.B16]" office:value-type="float" office:value="4485" calcext:value-type="float">
            <text:p>4485</text:p>
          </table:table-cell>
          <table:table-cell table:formula="of:=[st500.C16]+[st500_2.C16]" office:value-type="float" office:value="8918" calcext:value-type="float">
            <text:p>8918</text:p>
          </table:table-cell>
          <table:table-cell table:formula="of:=[st500.D16]+[st500_2.D16]" office:value-type="float" office:value="8626" calcext:value-type="float">
            <text:p>8626</text:p>
          </table:table-cell>
          <table:table-cell table:formula="of:=[st500.E16]+[st500_2.E16]" office:value-type="float" office:value="2927" calcext:value-type="float">
            <text:p>2927</text:p>
          </table:table-cell>
          <table:table-cell table:formula="of:=[st500.F16]+[st500_2.F16]" office:value-type="float" office:value="17175" calcext:value-type="float">
            <text:p>17175</text:p>
          </table:table-cell>
          <table:table-cell table:formula="of:=[st500.G16]+[st500_2.G16]" office:value-type="float" office:value="15107" calcext:value-type="float">
            <text:p>15107</text:p>
          </table:table-cell>
          <table:table-cell table:formula="of:=[st500.H16]+[st500_2.H16]" office:value-type="float" office:value="10190" calcext:value-type="float">
            <text:p>10190</text:p>
          </table:table-cell>
          <table:table-cell table:formula="of:=[st500.I16]+[st500_2.I16]" office:value-type="float" office:value="13909" calcext:value-type="float">
            <text:p>13909</text:p>
          </table:table-cell>
          <table:table-cell table:formula="of:=[st500.J16]+[st500_2.J16]" office:value-type="float" office:value="6489" calcext:value-type="float">
            <text:p>6489</text:p>
          </table:table-cell>
          <table:table-cell table:formula="of:=[st500.K16]+[st500_2.K16]" office:value-type="float" office:value="19993" calcext:value-type="float">
            <text:p>19993</text:p>
          </table:table-cell>
        </table:table-row>
        <table:table-row table:style-name="ro1">
          <table:table-cell table:formula="of:=[st500.A17]" office:value-type="float" office:value="30" calcext:value-type="float">
            <text:p>30</text:p>
          </table:table-cell>
          <table:table-cell table:formula="of:=[st500.B17]+[st500_2.B17]" office:value-type="float" office:value="3654" calcext:value-type="float">
            <text:p>3654</text:p>
          </table:table-cell>
          <table:table-cell table:formula="of:=[st500.C17]+[st500_2.C17]" office:value-type="float" office:value="7676" calcext:value-type="float">
            <text:p>7676</text:p>
          </table:table-cell>
          <table:table-cell table:formula="of:=[st500.D17]+[st500_2.D17]" office:value-type="float" office:value="7450" calcext:value-type="float">
            <text:p>7450</text:p>
          </table:table-cell>
          <table:table-cell table:formula="of:=[st500.E17]+[st500_2.E17]" office:value-type="float" office:value="2294" calcext:value-type="float">
            <text:p>2294</text:p>
          </table:table-cell>
          <table:table-cell table:formula="of:=[st500.F17]+[st500_2.F17]" office:value-type="float" office:value="15651" calcext:value-type="float">
            <text:p>15651</text:p>
          </table:table-cell>
          <table:table-cell table:formula="of:=[st500.G17]+[st500_2.G17]" office:value-type="float" office:value="13383" calcext:value-type="float">
            <text:p>13383</text:p>
          </table:table-cell>
          <table:table-cell table:formula="of:=[st500.H17]+[st500_2.H17]" office:value-type="float" office:value="8631" calcext:value-type="float">
            <text:p>8631</text:p>
          </table:table-cell>
          <table:table-cell table:formula="of:=[st500.I17]+[st500_2.I17]" office:value-type="float" office:value="12578" calcext:value-type="float">
            <text:p>12578</text:p>
          </table:table-cell>
          <table:table-cell table:formula="of:=[st500.J17]+[st500_2.J17]" office:value-type="float" office:value="5516" calcext:value-type="float">
            <text:p>5516</text:p>
          </table:table-cell>
          <table:table-cell table:formula="of:=[st500.K17]+[st500_2.K17]" office:value-type="float" office:value="18215" calcext:value-type="float">
            <text:p>18215</text:p>
          </table:table-cell>
        </table:table-row>
        <table:table-row table:style-name="ro1">
          <table:table-cell table:formula="of:=[st500.A18]" office:value-type="float" office:value="29" calcext:value-type="float">
            <text:p>29</text:p>
          </table:table-cell>
          <table:table-cell table:formula="of:=[st500.B18]+[st500_2.B18]" office:value-type="float" office:value="2935" calcext:value-type="float">
            <text:p>2935</text:p>
          </table:table-cell>
          <table:table-cell table:formula="of:=[st500.C18]+[st500_2.C18]" office:value-type="float" office:value="6409" calcext:value-type="float">
            <text:p>6409</text:p>
          </table:table-cell>
          <table:table-cell table:formula="of:=[st500.D18]+[st500_2.D18]" office:value-type="float" office:value="6461" calcext:value-type="float">
            <text:p>6461</text:p>
          </table:table-cell>
          <table:table-cell table:formula="of:=[st500.E18]+[st500_2.E18]" office:value-type="float" office:value="1703" calcext:value-type="float">
            <text:p>1703</text:p>
          </table:table-cell>
          <table:table-cell table:formula="of:=[st500.F18]+[st500_2.F18]" office:value-type="float" office:value="14098" calcext:value-type="float">
            <text:p>14098</text:p>
          </table:table-cell>
          <table:table-cell table:formula="of:=[st500.G18]+[st500_2.G18]" office:value-type="float" office:value="11606" calcext:value-type="float">
            <text:p>11606</text:p>
          </table:table-cell>
          <table:table-cell table:formula="of:=[st500.H18]+[st500_2.H18]" office:value-type="float" office:value="7072" calcext:value-type="float">
            <text:p>7072</text:p>
          </table:table-cell>
          <table:table-cell table:formula="of:=[st500.I18]+[st500_2.I18]" office:value-type="float" office:value="11161" calcext:value-type="float">
            <text:p>11161</text:p>
          </table:table-cell>
          <table:table-cell table:formula="of:=[st500.J18]+[st500_2.J18]" office:value-type="float" office:value="4516" calcext:value-type="float">
            <text:p>4516</text:p>
          </table:table-cell>
          <table:table-cell table:formula="of:=[st500.K18]+[st500_2.K18]" office:value-type="float" office:value="16591" calcext:value-type="float">
            <text:p>16591</text:p>
          </table:table-cell>
        </table:table-row>
        <table:table-row table:style-name="ro1">
          <table:table-cell table:formula="of:=[st500.A19]" office:value-type="float" office:value="28" calcext:value-type="float">
            <text:p>28</text:p>
          </table:table-cell>
          <table:table-cell table:formula="of:=[st500.B19]+[st500_2.B19]" office:value-type="float" office:value="2392" calcext:value-type="float">
            <text:p>2392</text:p>
          </table:table-cell>
          <table:table-cell table:formula="of:=[st500.C19]+[st500_2.C19]" office:value-type="float" office:value="5148" calcext:value-type="float">
            <text:p>5148</text:p>
          </table:table-cell>
          <table:table-cell table:formula="of:=[st500.D19]+[st500_2.D19]" office:value-type="float" office:value="5531" calcext:value-type="float">
            <text:p>5531</text:p>
          </table:table-cell>
          <table:table-cell table:formula="of:=[st500.E19]+[st500_2.E19]" office:value-type="float" office:value="1179" calcext:value-type="float">
            <text:p>1179</text:p>
          </table:table-cell>
          <table:table-cell table:formula="of:=[st500.F19]+[st500_2.F19]" office:value-type="float" office:value="12453" calcext:value-type="float">
            <text:p>12453</text:p>
          </table:table-cell>
          <table:table-cell table:formula="of:=[st500.G19]+[st500_2.G19]" office:value-type="float" office:value="9907" calcext:value-type="float">
            <text:p>9907</text:p>
          </table:table-cell>
          <table:table-cell table:formula="of:=[st500.H19]+[st500_2.H19]" office:value-type="float" office:value="5784" calcext:value-type="float">
            <text:p>5784</text:p>
          </table:table-cell>
          <table:table-cell table:formula="of:=[st500.I19]+[st500_2.I19]" office:value-type="float" office:value="9788" calcext:value-type="float">
            <text:p>9788</text:p>
          </table:table-cell>
          <table:table-cell table:formula="of:=[st500.J19]+[st500_2.J19]" office:value-type="float" office:value="3722" calcext:value-type="float">
            <text:p>3722</text:p>
          </table:table-cell>
          <table:table-cell table:formula="of:=[st500.K19]+[st500_2.K19]" office:value-type="float" office:value="15136" calcext:value-type="float">
            <text:p>15136</text:p>
          </table:table-cell>
        </table:table-row>
        <table:table-row table:style-name="ro1">
          <table:table-cell table:formula="of:=[st500.A20]" office:value-type="float" office:value="27" calcext:value-type="float">
            <text:p>27</text:p>
          </table:table-cell>
          <table:table-cell table:formula="of:=[st500.B20]+[st500_2.B20]" office:value-type="float" office:value="2131" calcext:value-type="float">
            <text:p>2131</text:p>
          </table:table-cell>
          <table:table-cell table:formula="of:=[st500.C20]+[st500_2.C20]" office:value-type="float" office:value="4258" calcext:value-type="float">
            <text:p>4258</text:p>
          </table:table-cell>
          <table:table-cell table:formula="of:=[st500.D20]+[st500_2.D20]" office:value-type="float" office:value="4883" calcext:value-type="float">
            <text:p>4883</text:p>
          </table:table-cell>
          <table:table-cell table:formula="of:=[st500.E20]+[st500_2.E20]" office:value-type="float" office:value="829" calcext:value-type="float">
            <text:p>829</text:p>
          </table:table-cell>
          <table:table-cell table:formula="of:=[st500.F20]+[st500_2.F20]" office:value-type="float" office:value="10798" calcext:value-type="float">
            <text:p>10798</text:p>
          </table:table-cell>
          <table:table-cell table:formula="of:=[st500.G20]+[st500_2.G20]" office:value-type="float" office:value="8609" calcext:value-type="float">
            <text:p>8609</text:p>
          </table:table-cell>
          <table:table-cell table:formula="of:=[st500.H20]+[st500_2.H20]" office:value-type="float" office:value="5784" calcext:value-type="float">
            <text:p>5784</text:p>
          </table:table-cell>
          <table:table-cell table:formula="of:=[st500.I20]+[st500_2.I20]" office:value-type="float" office:value="8822" calcext:value-type="float">
            <text:p>8822</text:p>
          </table:table-cell>
          <table:table-cell table:formula="of:=[st500.J20]+[st500_2.J20]" office:value-type="float" office:value="2967" calcext:value-type="float">
            <text:p>2967</text:p>
          </table:table-cell>
          <table:table-cell table:formula="of:=[st500.K20]+[st500_2.K20]" office:value-type="float" office:value="13877" calcext:value-type="float">
            <text:p>13877</text:p>
          </table:table-cell>
        </table:table-row>
        <table:table-row table:style-name="ro1">
          <table:table-cell table:formula="of:=[st500.A21]" office:value-type="float" office:value="26" calcext:value-type="float">
            <text:p>26</text:p>
          </table:table-cell>
          <table:table-cell table:formula="of:=[st500.B21]+[st500_2.B21]" office:value-type="float" office:value="2022" calcext:value-type="float">
            <text:p>2022</text:p>
          </table:table-cell>
          <table:table-cell table:formula="of:=[st500.C21]+[st500_2.C21]" office:value-type="float" office:value="3482" calcext:value-type="float">
            <text:p>3482</text:p>
          </table:table-cell>
          <table:table-cell table:formula="of:=[st500.D21]+[st500_2.D21]" office:value-type="float" office:value="4320" calcext:value-type="float">
            <text:p>4320</text:p>
          </table:table-cell>
          <table:table-cell table:formula="of:=[st500.E21]+[st500_2.E21]" office:value-type="float" office:value="578" calcext:value-type="float">
            <text:p>578</text:p>
          </table:table-cell>
          <table:table-cell table:formula="of:=[st500.F21]+[st500_2.F21]" office:value-type="float" office:value="9332" calcext:value-type="float">
            <text:p>9332</text:p>
          </table:table-cell>
          <table:table-cell table:formula="of:=[st500.G21]+[st500_2.G21]" office:value-type="float" office:value="7417" calcext:value-type="float">
            <text:p>7417</text:p>
          </table:table-cell>
          <table:table-cell table:formula="of:=[st500.H21]+[st500_2.H21]" office:value-type="float" office:value="4690" calcext:value-type="float">
            <text:p>4690</text:p>
          </table:table-cell>
          <table:table-cell table:formula="of:=[st500.I21]+[st500_2.I21]" office:value-type="float" office:value="7887" calcext:value-type="float">
            <text:p>7887</text:p>
          </table:table-cell>
          <table:table-cell table:formula="of:=[st500.J21]+[st500_2.J21]" office:value-type="float" office:value="2255" calcext:value-type="float">
            <text:p>2255</text:p>
          </table:table-cell>
          <table:table-cell table:formula="of:=[st500.K21]+[st500_2.K21]" office:value-type="float" office:value="12636" calcext:value-type="float">
            <text:p>12636</text:p>
          </table:table-cell>
        </table:table-row>
        <table:table-row table:style-name="ro1">
          <table:table-cell table:formula="of:=[st500.A22]" office:value-type="float" office:value="25" calcext:value-type="float">
            <text:p>25</text:p>
          </table:table-cell>
          <table:table-cell table:formula="of:=[st500.B22]+[st500_2.B22]" office:value-type="float" office:value="1940" calcext:value-type="float">
            <text:p>1940</text:p>
          </table:table-cell>
          <table:table-cell table:formula="of:=[st500.C22]+[st500_2.C22]" office:value-type="float" office:value="2814" calcext:value-type="float">
            <text:p>2814</text:p>
          </table:table-cell>
          <table:table-cell table:formula="of:=[st500.D22]+[st500_2.D22]" office:value-type="float" office:value="3844" calcext:value-type="float">
            <text:p>3844</text:p>
          </table:table-cell>
          <table:table-cell table:formula="of:=[st500.E22]+[st500_2.E22]" office:value-type="float" office:value="231" calcext:value-type="float">
            <text:p>231</text:p>
          </table:table-cell>
          <table:table-cell table:formula="of:=[st500.F22]+[st500_2.F22]" office:value-type="float" office:value="8048" calcext:value-type="float">
            <text:p>8048</text:p>
          </table:table-cell>
          <table:table-cell table:formula="of:=[st500.G22]+[st500_2.G22]" office:value-type="float" office:value="6447" calcext:value-type="float">
            <text:p>6447</text:p>
          </table:table-cell>
          <table:table-cell table:formula="of:=[st500.H22]+[st500_2.H22]" office:value-type="float" office:value="3580" calcext:value-type="float">
            <text:p>3580</text:p>
          </table:table-cell>
          <table:table-cell table:formula="of:=[st500.I22]+[st500_2.I22]" office:value-type="float" office:value="6912" calcext:value-type="float">
            <text:p>6912</text:p>
          </table:table-cell>
          <table:table-cell table:formula="of:=[st500.J22]+[st500_2.J22]" office:value-type="float" office:value="1750" calcext:value-type="float">
            <text:p>1750</text:p>
          </table:table-cell>
          <table:table-cell table:formula="of:=[st500.K22]+[st500_2.K22]" office:value-type="float" office:value="11395" calcext:value-type="float">
            <text:p>11395</text:p>
          </table:table-cell>
        </table:table-row>
        <table:table-row table:style-name="ro1">
          <table:table-cell table:formula="of:=[st500.A23]" office:value-type="float" office:value="24" calcext:value-type="float">
            <text:p>24</text:p>
          </table:table-cell>
          <table:table-cell table:formula="of:=[st500.B23]+[st500_2.B23]" office:value-type="float" office:value="1877" calcext:value-type="float">
            <text:p>1877</text:p>
          </table:table-cell>
          <table:table-cell table:formula="of:=[st500.C23]+[st500_2.C23]" office:value-type="float" office:value="2408" calcext:value-type="float">
            <text:p>2408</text:p>
          </table:table-cell>
          <table:table-cell table:formula="of:=[st500.D23]+[st500_2.D23]" office:value-type="float" office:value="3438" calcext:value-type="float">
            <text:p>3438</text:p>
          </table:table-cell>
          <table:table-cell table:formula="of:=[st500.E23]+[st500_2.E23]" office:value-type="float" office:value="125" calcext:value-type="float">
            <text:p>125</text:p>
          </table:table-cell>
          <table:table-cell table:formula="of:=[st500.F23]+[st500_2.F23]" office:value-type="float" office:value="7178" calcext:value-type="float">
            <text:p>7178</text:p>
          </table:table-cell>
          <table:table-cell table:formula="of:=[st500.G23]+[st500_2.G23]" office:value-type="float" office:value="5651" calcext:value-type="float">
            <text:p>5651</text:p>
          </table:table-cell>
          <table:table-cell table:formula="of:=[st500.H23]+[st500_2.H23]" office:value-type="float" office:value="2855" calcext:value-type="float">
            <text:p>2855</text:p>
          </table:table-cell>
          <table:table-cell table:formula="of:=[st500.I23]+[st500_2.I23]" office:value-type="float" office:value="5908" calcext:value-type="float">
            <text:p>5908</text:p>
          </table:table-cell>
          <table:table-cell table:formula="of:=[st500.J23]+[st500_2.J23]" office:value-type="float" office:value="1375" calcext:value-type="float">
            <text:p>1375</text:p>
          </table:table-cell>
          <table:table-cell table:formula="of:=[st500.K23]+[st500_2.K23]" office:value-type="float" office:value="10420" calcext:value-type="float">
            <text:p>10420</text:p>
          </table:table-cell>
        </table:table-row>
        <table:table-row table:style-name="ro1">
          <table:table-cell table:formula="of:=[st500.A24]" office:value-type="float" office:value="23" calcext:value-type="float">
            <text:p>23</text:p>
          </table:table-cell>
          <table:table-cell table:formula="of:=[st500.B24]+[st500_2.B24]" office:value-type="float" office:value="1860" calcext:value-type="float">
            <text:p>1860</text:p>
          </table:table-cell>
          <table:table-cell table:formula="of:=[st500.C24]+[st500_2.C24]" office:value-type="float" office:value="2066" calcext:value-type="float">
            <text:p>2066</text:p>
          </table:table-cell>
          <table:table-cell table:formula="of:=[st500.D24]+[st500_2.D24]" office:value-type="float" office:value="3120" calcext:value-type="float">
            <text:p>3120</text:p>
          </table:table-cell>
          <table:table-cell table:formula="of:=[st500.E24]+[st500_2.E24]" office:value-type="float" office:value="103" calcext:value-type="float">
            <text:p>103</text:p>
          </table:table-cell>
          <table:table-cell table:formula="of:=[st500.F24]+[st500_2.F24]" office:value-type="float" office:value="6400" calcext:value-type="float">
            <text:p>6400</text:p>
          </table:table-cell>
          <table:table-cell table:formula="of:=[st500.G24]+[st500_2.G24]" office:value-type="float" office:value="4996" calcext:value-type="float">
            <text:p>4996</text:p>
          </table:table-cell>
          <table:table-cell table:formula="of:=[st500.H24]+[st500_2.H24]" office:value-type="float" office:value="2219" calcext:value-type="float">
            <text:p>2219</text:p>
          </table:table-cell>
          <table:table-cell table:formula="of:=[st500.I24]+[st500_2.I24]" office:value-type="float" office:value="4862" calcext:value-type="float">
            <text:p>4862</text:p>
          </table:table-cell>
          <table:table-cell table:formula="of:=[st500.J24]+[st500_2.J24]" office:value-type="float" office:value="948" calcext:value-type="float">
            <text:p>948</text:p>
          </table:table-cell>
          <table:table-cell table:formula="of:=[st500.K24]+[st500_2.K24]" office:value-type="float" office:value="9532" calcext:value-type="float">
            <text:p>9532</text:p>
          </table:table-cell>
        </table:table-row>
        <table:table-row table:style-name="ro1">
          <table:table-cell table:formula="of:=[st500.A25]" office:value-type="float" office:value="22" calcext:value-type="float">
            <text:p>22</text:p>
          </table:table-cell>
          <table:table-cell table:formula="of:=[st500.B25]+[st500_2.B25]" office:value-type="float" office:value="1860" calcext:value-type="float">
            <text:p>1860</text:p>
          </table:table-cell>
          <table:table-cell table:formula="of:=[st500.C25]+[st500_2.C25]" office:value-type="float" office:value="1730" calcext:value-type="float">
            <text:p>1730</text:p>
          </table:table-cell>
          <table:table-cell table:formula="of:=[st500.D25]+[st500_2.D25]" office:value-type="float" office:value="2785" calcext:value-type="float">
            <text:p>2785</text:p>
          </table:table-cell>
          <table:table-cell table:formula="of:=[st500.E25]+[st500_2.E25]" office:value-type="float" office:value="65" calcext:value-type="float">
            <text:p>65</text:p>
          </table:table-cell>
          <table:table-cell table:formula="of:=[st500.F25]+[st500_2.F25]" office:value-type="float" office:value="5501" calcext:value-type="float">
            <text:p>5501</text:p>
          </table:table-cell>
          <table:table-cell table:formula="of:=[st500.G25]+[st500_2.G25]" office:value-type="float" office:value="4286" calcext:value-type="float">
            <text:p>4286</text:p>
          </table:table-cell>
          <table:table-cell table:formula="of:=[st500.H25]+[st500_2.H25]" office:value-type="float" office:value="1593" calcext:value-type="float">
            <text:p>1593</text:p>
          </table:table-cell>
          <table:table-cell table:formula="of:=[st500.I25]+[st500_2.I25]" office:value-type="float" office:value="3799" calcext:value-type="float">
            <text:p>3799</text:p>
          </table:table-cell>
          <table:table-cell table:formula="of:=[st500.J25]+[st500_2.J25]" office:value-type="float" office:value="590" calcext:value-type="float">
            <text:p>590</text:p>
          </table:table-cell>
          <table:table-cell table:formula="of:=[st500.K25]+[st500_2.K25]" office:value-type="float" office:value="8631" calcext:value-type="float">
            <text:p>8631</text:p>
          </table:table-cell>
        </table:table-row>
        <table:table-row table:style-name="ro1">
          <table:table-cell table:formula="of:=[st500.A26]" office:value-type="float" office:value="21" calcext:value-type="float">
            <text:p>21</text:p>
          </table:table-cell>
          <table:table-cell table:formula="of:=[st500.B26]+[st500_2.B26]" office:value-type="float" office:value="1527" calcext:value-type="float">
            <text:p>1527</text:p>
          </table:table-cell>
          <table:table-cell table:formula="of:=[st500.C26]+[st500_2.C26]" office:value-type="float" office:value="1347" calcext:value-type="float">
            <text:p>1347</text:p>
          </table:table-cell>
          <table:table-cell table:formula="of:=[st500.D26]+[st500_2.D26]" office:value-type="float" office:value="2138" calcext:value-type="float">
            <text:p>2138</text:p>
          </table:table-cell>
          <table:table-cell table:formula="of:=[st500.E26]+[st500_2.E26]" office:value-type="float" office:value="56" calcext:value-type="float">
            <text:p>56</text:p>
          </table:table-cell>
          <table:table-cell table:formula="of:=[st500.F26]+[st500_2.F26]" office:value-type="float" office:value="4695" calcext:value-type="float">
            <text:p>4695</text:p>
          </table:table-cell>
          <table:table-cell table:formula="of:=[st500.G26]+[st500_2.G26]" office:value-type="float" office:value="3390" calcext:value-type="float">
            <text:p>3390</text:p>
          </table:table-cell>
          <table:table-cell table:formula="of:=[st500.H26]+[st500_2.H26]" office:value-type="float" office:value="1115" calcext:value-type="float">
            <text:p>1115</text:p>
          </table:table-cell>
          <table:table-cell table:formula="of:=[st500.I26]+[st500_2.I26]" office:value-type="float" office:value="2932" calcext:value-type="float">
            <text:p>2932</text:p>
          </table:table-cell>
          <table:table-cell table:formula="of:=[st500.J26]+[st500_2.J26]" office:value-type="float" office:value="329" calcext:value-type="float">
            <text:p>329</text:p>
          </table:table-cell>
          <table:table-cell table:formula="of:=[st500.K26]+[st500_2.K26]" office:value-type="float" office:value="7214" calcext:value-type="float">
            <text:p>7214</text:p>
          </table:table-cell>
        </table:table-row>
        <table:table-row table:style-name="ro1">
          <table:table-cell table:formula="of:=[st500.A27]" office:value-type="float" office:value="20" calcext:value-type="float">
            <text:p>20</text:p>
          </table:table-cell>
          <table:table-cell table:formula="of:=[st500.B27]+[st500_2.B27]" office:value-type="float" office:value="1184" calcext:value-type="float">
            <text:p>1184</text:p>
          </table:table-cell>
          <table:table-cell table:formula="of:=[st500.C27]+[st500_2.C27]" office:value-type="float" office:value="966" calcext:value-type="float">
            <text:p>966</text:p>
          </table:table-cell>
          <table:table-cell table:formula="of:=[st500.D27]+[st500_2.D27]" office:value-type="float" office:value="1503" calcext:value-type="float">
            <text:p>1503</text:p>
          </table:table-cell>
          <table:table-cell table:formula="of:=[st500.E27]+[st500_2.E27]" office:value-type="float" office:value="42" calcext:value-type="float">
            <text:p>42</text:p>
          </table:table-cell>
          <table:table-cell table:formula="of:=[st500.F27]+[st500_2.F27]" office:value-type="float" office:value="3908" calcext:value-type="float">
            <text:p>3908</text:p>
          </table:table-cell>
          <table:table-cell table:formula="of:=[st500.G27]+[st500_2.G27]" office:value-type="float" office:value="2535" calcext:value-type="float">
            <text:p>2535</text:p>
          </table:table-cell>
          <table:table-cell table:formula="of:=[st500.H27]+[st500_2.H27]" office:value-type="float" office:value="706" calcext:value-type="float">
            <text:p>706</text:p>
          </table:table-cell>
          <table:table-cell table:formula="of:=[st500.I27]+[st500_2.I27]" office:value-type="float" office:value="2126" calcext:value-type="float">
            <text:p>2126</text:p>
          </table:table-cell>
          <table:table-cell table:formula="of:=[st500.J27]+[st500_2.J27]" office:value-type="float" office:value="175" calcext:value-type="float">
            <text:p>175</text:p>
          </table:table-cell>
          <table:table-cell table:formula="of:=[st500.K27]+[st500_2.K27]" office:value-type="float" office:value="5879" calcext:value-type="float">
            <text:p>5879</text:p>
          </table:table-cell>
        </table:table-row>
        <table:table-row table:style-name="ro1">
          <table:table-cell table:formula="of:=[st500.A28]" office:value-type="float" office:value="19" calcext:value-type="float">
            <text:p>19</text:p>
          </table:table-cell>
          <table:table-cell table:formula="of:=[st500.B28]+[st500_2.B28]" office:value-type="float" office:value="846" calcext:value-type="float">
            <text:p>846</text:p>
          </table:table-cell>
          <table:table-cell table:formula="of:=[st500.C28]+[st500_2.C28]" office:value-type="float" office:value="634" calcext:value-type="float">
            <text:p>634</text:p>
          </table:table-cell>
          <table:table-cell table:formula="of:=[st500.D28]+[st500_2.D28]" office:value-type="float" office:value="969" calcext:value-type="float">
            <text:p>969</text:p>
          </table:table-cell>
          <table:table-cell table:formula="of:=[st500.E28]+[st500_2.E28]" office:value-type="float" office:value="30" calcext:value-type="float">
            <text:p>30</text:p>
          </table:table-cell>
          <table:table-cell table:formula="of:=[st500.F28]+[st500_2.F28]" office:value-type="float" office:value="3146" calcext:value-type="float">
            <text:p>3146</text:p>
          </table:table-cell>
          <table:table-cell table:formula="of:=[st500.G28]+[st500_2.G28]" office:value-type="float" office:value="1868" calcext:value-type="float">
            <text:p>1868</text:p>
          </table:table-cell>
          <table:table-cell table:formula="of:=[st500.H28]+[st500_2.H28]" office:value-type="float" office:value="386" calcext:value-type="float">
            <text:p>386</text:p>
          </table:table-cell>
          <table:table-cell table:formula="of:=[st500.I28]+[st500_2.I28]" office:value-type="float" office:value="1438" calcext:value-type="float">
            <text:p>1438</text:p>
          </table:table-cell>
          <table:table-cell table:formula="of:=[st500.J28]+[st500_2.J28]" office:value-type="float" office:value="77" calcext:value-type="float">
            <text:p>77</text:p>
          </table:table-cell>
          <table:table-cell table:formula="of:=[st500.K28]+[st500_2.K28]" office:value-type="float" office:value="4596" calcext:value-type="float">
            <text:p>4596</text:p>
          </table:table-cell>
        </table:table-row>
        <table:table-row table:style-name="ro1">
          <table:table-cell table:formula="of:=[st500.A29]" office:value-type="float" office:value="18" calcext:value-type="float">
            <text:p>18</text:p>
          </table:table-cell>
          <table:table-cell table:formula="of:=[st500.B29]+[st500_2.B29]" office:value-type="float" office:value="541" calcext:value-type="float">
            <text:p>541</text:p>
          </table:table-cell>
          <table:table-cell table:formula="of:=[st500.C29]+[st500_2.C29]" office:value-type="float" office:value="446" calcext:value-type="float">
            <text:p>446</text:p>
          </table:table-cell>
          <table:table-cell table:formula="of:=[st500.D29]+[st500_2.D29]" office:value-type="float" office:value="560" calcext:value-type="float">
            <text:p>560</text:p>
          </table:table-cell>
          <table:table-cell table:formula="of:=[st500.E29]+[st500_2.E29]" office:value-type="float" office:value="21" calcext:value-type="float">
            <text:p>21</text:p>
          </table:table-cell>
          <table:table-cell table:formula="of:=[st500.F29]+[st500_2.F29]" office:value-type="float" office:value="2510" calcext:value-type="float">
            <text:p>2510</text:p>
          </table:table-cell>
          <table:table-cell table:formula="of:=[st500.G29]+[st500_2.G29]" office:value-type="float" office:value="1476" calcext:value-type="float">
            <text:p>1476</text:p>
          </table:table-cell>
          <table:table-cell table:formula="of:=[st500.H29]+[st500_2.H29]" office:value-type="float" office:value="249" calcext:value-type="float">
            <text:p>249</text:p>
          </table:table-cell>
          <table:table-cell table:formula="of:=[st500.I29]+[st500_2.I29]" office:value-type="float" office:value="936" calcext:value-type="float">
            <text:p>936</text:p>
          </table:table-cell>
          <table:table-cell table:formula="of:=[st500.J29]+[st500_2.J29]" office:value-type="float" office:value="53" calcext:value-type="float">
            <text:p>53</text:p>
          </table:table-cell>
          <table:table-cell table:formula="of:=[st500.K29]+[st500_2.K29]" office:value-type="float" office:value="3542" calcext:value-type="float">
            <text:p>3542</text:p>
          </table:table-cell>
        </table:table-row>
        <table:table-row table:style-name="ro1">
          <table:table-cell table:formula="of:=[st500.A30]" office:value-type="float" office:value="17" calcext:value-type="float">
            <text:p>17</text:p>
          </table:table-cell>
          <table:table-cell table:formula="of:=[st500.B30]+[st500_2.B30]" office:value-type="float" office:value="211" calcext:value-type="float">
            <text:p>211</text:p>
          </table:table-cell>
          <table:table-cell table:formula="of:=[st500.C30]+[st500_2.C30]" office:value-type="float" office:value="302" calcext:value-type="float">
            <text:p>302</text:p>
          </table:table-cell>
          <table:table-cell table:formula="of:=[st500.D30]+[st500_2.D30]" office:value-type="float" office:value="276" calcext:value-type="float">
            <text:p>276</text:p>
          </table:table-cell>
          <table:table-cell table:formula="of:=[st500.E30]+[st500_2.E30]" office:value-type="float" office:value="17" calcext:value-type="float">
            <text:p>17</text:p>
          </table:table-cell>
          <table:table-cell table:formula="of:=[st500.F30]+[st500_2.F30]" office:value-type="float" office:value="1907" calcext:value-type="float">
            <text:p>1907</text:p>
          </table:table-cell>
          <table:table-cell table:formula="of:=[st500.G30]+[st500_2.G30]" office:value-type="float" office:value="1119" calcext:value-type="float">
            <text:p>1119</text:p>
          </table:table-cell>
          <table:table-cell table:formula="of:=[st500.H30]+[st500_2.H30]" office:value-type="float" office:value="133" calcext:value-type="float">
            <text:p>133</text:p>
          </table:table-cell>
          <table:table-cell table:formula="of:=[st500.I30]+[st500_2.I30]" office:value-type="float" office:value="605" calcext:value-type="float">
            <text:p>605</text:p>
          </table:table-cell>
          <table:table-cell table:formula="of:=[st500.J30]+[st500_2.J30]" office:value-type="float" office:value="31" calcext:value-type="float">
            <text:p>31</text:p>
          </table:table-cell>
          <table:table-cell table:formula="of:=[st500.K30]+[st500_2.K30]" office:value-type="float" office:value="2568" calcext:value-type="float">
            <text:p>2568</text:p>
          </table:table-cell>
        </table:table-row>
        <table:table-row table:style-name="ro1">
          <table:table-cell table:formula="of:=[st500.A31]" office:value-type="float" office:value="16" calcext:value-type="float">
            <text:p>16</text:p>
          </table:table-cell>
          <table:table-cell table:formula="of:=[st500.B31]+[st500_2.B31]" office:value-type="float" office:value="69" calcext:value-type="float">
            <text:p>69</text:p>
          </table:table-cell>
          <table:table-cell table:formula="of:=[st500.C31]+[st500_2.C31]" office:value-type="float" office:value="207" calcext:value-type="float">
            <text:p>207</text:p>
          </table:table-cell>
          <table:table-cell table:formula="of:=[st500.D31]+[st500_2.D31]" office:value-type="float" office:value="112" calcext:value-type="float">
            <text:p>112</text:p>
          </table:table-cell>
          <table:table-cell table:formula="of:=[st500.E31]+[st500_2.E31]" office:value-type="float" office:value="17" calcext:value-type="float">
            <text:p>17</text:p>
          </table:table-cell>
          <table:table-cell table:formula="of:=[st500.F31]+[st500_2.F31]" office:value-type="float" office:value="1424" calcext:value-type="float">
            <text:p>1424</text:p>
          </table:table-cell>
          <table:table-cell table:formula="of:=[st500.G31]+[st500_2.G31]" office:value-type="float" office:value="782" calcext:value-type="float">
            <text:p>782</text:p>
          </table:table-cell>
          <table:table-cell table:formula="of:=[st500.H31]+[st500_2.H31]" office:value-type="float" office:value="68" calcext:value-type="float">
            <text:p>68</text:p>
          </table:table-cell>
          <table:table-cell table:formula="of:=[st500.I31]+[st500_2.I31]" office:value-type="float" office:value="273" calcext:value-type="float">
            <text:p>273</text:p>
          </table:table-cell>
          <table:table-cell table:formula="of:=[st500.J31]+[st500_2.J31]" office:value-type="float" office:value="31" calcext:value-type="float">
            <text:p>31</text:p>
          </table:table-cell>
          <table:table-cell table:formula="of:=[st500.K31]+[st500_2.K31]" office:value-type="float" office:value="1777" calcext:value-type="float">
            <text:p>1777</text:p>
          </table:table-cell>
        </table:table-row>
        <table:table-row table:style-name="ro1">
          <table:table-cell table:formula="of:=[st500.A32]" office:value-type="float" office:value="15" calcext:value-type="float">
            <text:p>15</text:p>
          </table:table-cell>
          <table:table-cell table:formula="of:=[st500.B32]+[st500_2.B32]" office:value-type="float" office:value="21" calcext:value-type="float">
            <text:p>21</text:p>
          </table:table-cell>
          <table:table-cell table:formula="of:=[st500.C32]+[st500_2.C32]" office:value-type="float" office:value="120" calcext:value-type="float">
            <text:p>120</text:p>
          </table:table-cell>
          <table:table-cell table:formula="of:=[st500.D32]+[st500_2.D32]" office:value-type="float" office:value="43" calcext:value-type="float">
            <text:p>43</text:p>
          </table:table-cell>
          <table:table-cell table:formula="of:=[st500.E32]+[st500_2.E32]" office:value-type="float" office:value="17" calcext:value-type="float">
            <text:p>17</text:p>
          </table:table-cell>
          <table:table-cell table:formula="of:=[st500.F32]+[st500_2.F32]" office:value-type="float" office:value="1105" calcext:value-type="float">
            <text:p>1105</text:p>
          </table:table-cell>
          <table:table-cell table:formula="of:=[st500.G32]+[st500_2.G32]" office:value-type="float" office:value="532" calcext:value-type="float">
            <text:p>532</text:p>
          </table:table-cell>
          <table:table-cell table:formula="of:=[st500.H32]+[st500_2.H32]" office:value-type="float" office:value="26" calcext:value-type="float">
            <text:p>26</text:p>
          </table:table-cell>
          <table:table-cell table:formula="of:=[st500.I32]+[st500_2.I32]" office:value-type="float" office:value="149" calcext:value-type="float">
            <text:p>149</text:p>
          </table:table-cell>
          <table:table-cell table:formula="of:=[st500.J32]+[st500_2.J32]" office:value-type="float" office:value="31" calcext:value-type="float">
            <text:p>31</text:p>
          </table:table-cell>
          <table:table-cell table:formula="of:=[st500.K32]+[st500_2.K32]" office:value-type="float" office:value="1300" calcext:value-type="float">
            <text:p>1300</text:p>
          </table:table-cell>
        </table:table-row>
        <table:table-row table:style-name="ro1">
          <table:table-cell table:formula="of:=[st500.A33]" office:value-type="float" office:value="14" calcext:value-type="float">
            <text:p>14</text:p>
          </table:table-cell>
          <table:table-cell table:formula="of:=[st500.B33]+[st500_2.B33]" office:value-type="float" office:value="9" calcext:value-type="float">
            <text:p>9</text:p>
          </table:table-cell>
          <table:table-cell table:formula="of:=[st500.C33]+[st500_2.C33]" office:value-type="float" office:value="64" calcext:value-type="float">
            <text:p>64</text:p>
          </table:table-cell>
          <table:table-cell table:formula="of:=[st500.D33]+[st500_2.D33]" office:value-type="float" office:value="18" calcext:value-type="float">
            <text:p>18</text:p>
          </table:table-cell>
          <table:table-cell table:formula="of:=[st500.E33]+[st500_2.E33]" office:value-type="float" office:value="17" calcext:value-type="float">
            <text:p>17</text:p>
          </table:table-cell>
          <table:table-cell table:formula="of:=[st500.F33]+[st500_2.F33]" office:value-type="float" office:value="855" calcext:value-type="float">
            <text:p>855</text:p>
          </table:table-cell>
          <table:table-cell table:formula="of:=[st500.G33]+[st500_2.G33]" office:value-type="float" office:value="305" calcext:value-type="float">
            <text:p>305</text:p>
          </table:table-cell>
          <table:table-cell table:formula="of:=[st500.H33]+[st500_2.H33]" office:value-type="float" office:value="18" calcext:value-type="float">
            <text:p>18</text:p>
          </table:table-cell>
          <table:table-cell table:formula="of:=[st500.I33]+[st500_2.I33]" office:value-type="float" office:value="67" calcext:value-type="float">
            <text:p>67</text:p>
          </table:table-cell>
          <table:table-cell table:formula="of:=[st500.J33]+[st500_2.J33]" office:value-type="float" office:value="28" calcext:value-type="float">
            <text:p>28</text:p>
          </table:table-cell>
          <table:table-cell table:formula="of:=[st500.K33]+[st500_2.K33]" office:value-type="float" office:value="895" calcext:value-type="float">
            <text:p>895</text:p>
          </table:table-cell>
        </table:table-row>
        <table:table-row table:style-name="ro1">
          <table:table-cell table:formula="of:=[st500.A34]" office:value-type="float" office:value="13" calcext:value-type="float">
            <text:p>13</text:p>
          </table:table-cell>
          <table:table-cell table:formula="of:=[st500.B34]+[st500_2.B34]" office:value-type="float" office:value="5" calcext:value-type="float">
            <text:p>5</text:p>
          </table:table-cell>
          <table:table-cell table:formula="of:=[st500.C34]+[st500_2.C34]" office:value-type="float" office:value="20" calcext:value-type="float">
            <text:p>20</text:p>
          </table:table-cell>
          <table:table-cell table:formula="of:=[st500.D34]+[st500_2.D34]" office:value-type="float" office:value="13" calcext:value-type="float">
            <text:p>13</text:p>
          </table:table-cell>
          <table:table-cell table:formula="of:=[st500.E34]+[st500_2.E34]" office:value-type="float" office:value="17" calcext:value-type="float">
            <text:p>17</text:p>
          </table:table-cell>
          <table:table-cell table:formula="of:=[st500.F34]+[st500_2.F34]" office:value-type="float" office:value="652" calcext:value-type="float">
            <text:p>652</text:p>
          </table:table-cell>
          <table:table-cell table:formula="of:=[st500.G34]+[st500_2.G34]" office:value-type="float" office:value="165" calcext:value-type="float">
            <text:p>165</text:p>
          </table:table-cell>
          <table:table-cell table:formula="of:=[st500.H34]+[st500_2.H34]" office:value-type="float" office:value="14" calcext:value-type="float">
            <text:p>14</text:p>
          </table:table-cell>
          <table:table-cell table:formula="of:=[st500.I34]+[st500_2.I34]" office:value-type="float" office:value="44" calcext:value-type="float">
            <text:p>44</text:p>
          </table:table-cell>
          <table:table-cell table:formula="of:=[st500.J34]+[st500_2.J34]" office:value-type="float" office:value="27" calcext:value-type="float">
            <text:p>27</text:p>
          </table:table-cell>
          <table:table-cell table:formula="of:=[st500.K34]+[st500_2.K34]" office:value-type="float" office:value="572" calcext:value-type="float">
            <text:p>572</text:p>
          </table:table-cell>
        </table:table-row>
        <table:table-row table:style-name="ro1">
          <table:table-cell table:formula="of:=[st500.A35]" office:value-type="float" office:value="12" calcext:value-type="float">
            <text:p>12</text:p>
          </table:table-cell>
          <table:table-cell table:formula="of:=[st500.B35]+[st500_2.B35]" office:value-type="float" office:value="1" calcext:value-type="float">
            <text:p>1</text:p>
          </table:table-cell>
          <table:table-cell table:formula="of:=[st500.C35]+[st500_2.C35]" office:value-type="float" office:value="7" calcext:value-type="float">
            <text:p>7</text:p>
          </table:table-cell>
          <table:table-cell table:formula="of:=[st500.D35]+[st500_2.D35]" office:value-type="float" office:value="1" calcext:value-type="float">
            <text:p>1</text:p>
          </table:table-cell>
          <table:table-cell table:formula="of:=[st500.E35]+[st500_2.E35]" office:value-type="float" office:value="17" calcext:value-type="float">
            <text:p>17</text:p>
          </table:table-cell>
          <table:table-cell table:formula="of:=[st500.F35]+[st500_2.F35]" office:value-type="float" office:value="505" calcext:value-type="float">
            <text:p>505</text:p>
          </table:table-cell>
          <table:table-cell table:formula="of:=[st500.G35]+[st500_2.G35]" office:value-type="float" office:value="106" calcext:value-type="float">
            <text:p>106</text:p>
          </table:table-cell>
          <table:table-cell table:formula="of:=[st500.H35]+[st500_2.H35]" office:value-type="float" office:value="0" calcext:value-type="float">
            <text:p>0</text:p>
          </table:table-cell>
          <table:table-cell table:formula="of:=[st500.I35]+[st500_2.I35]" office:value-type="float" office:value="19" calcext:value-type="float">
            <text:p>19</text:p>
          </table:table-cell>
          <table:table-cell table:formula="of:=[st500.J35]+[st500_2.J35]" office:value-type="float" office:value="20" calcext:value-type="float">
            <text:p>20</text:p>
          </table:table-cell>
          <table:table-cell table:formula="of:=[st500.K35]+[st500_2.K35]" office:value-type="float" office:value="373" calcext:value-type="float">
            <text:p>373</text:p>
          </table:table-cell>
        </table:table-row>
        <table:table-row table:style-name="ro1">
          <table:table-cell table:formula="of:=[st500.A36]" office:value-type="float" office:value="11" calcext:value-type="float">
            <text:p>11</text:p>
          </table:table-cell>
          <table:table-cell table:formula="of:=[st500.B36]+[st500_2.B36]" office:value-type="float" office:value="1" calcext:value-type="float">
            <text:p>1</text:p>
          </table:table-cell>
          <table:table-cell table:formula="of:=[st500.C36]+[st500_2.C36]" office:value-type="float" office:value="4" calcext:value-type="float">
            <text:p>4</text:p>
          </table:table-cell>
          <table:table-cell table:formula="of:=[st500.D36]+[st500_2.D36]" office:value-type="float" office:value="0" calcext:value-type="float">
            <text:p>0</text:p>
          </table:table-cell>
          <table:table-cell table:formula="of:=[st500.E36]+[st500_2.E36]" office:value-type="float" office:value="17" calcext:value-type="float">
            <text:p>17</text:p>
          </table:table-cell>
          <table:table-cell table:formula="of:=[st500.F36]+[st500_2.F36]" office:value-type="float" office:value="401" calcext:value-type="float">
            <text:p>401</text:p>
          </table:table-cell>
          <table:table-cell table:formula="of:=[st500.G36]+[st500_2.G36]" office:value-type="float" office:value="67" calcext:value-type="float">
            <text:p>67</text:p>
          </table:table-cell>
          <table:table-cell table:formula="of:=[st500.H36]+[st500_2.H36]" office:value-type="float" office:value="0" calcext:value-type="float">
            <text:p>0</text:p>
          </table:table-cell>
          <table:table-cell table:formula="of:=[st500.I36]+[st500_2.I36]" office:value-type="float" office:value="19" calcext:value-type="float">
            <text:p>19</text:p>
          </table:table-cell>
          <table:table-cell table:formula="of:=[st500.J36]+[st500_2.J36]" office:value-type="float" office:value="18" calcext:value-type="float">
            <text:p>18</text:p>
          </table:table-cell>
          <table:table-cell table:formula="of:=[st500.K36]+[st500_2.K36]" office:value-type="float" office:value="223" calcext:value-type="float">
            <text:p>223</text:p>
          </table:table-cell>
        </table:table-row>
        <table:table-row table:style-name="ro1">
          <table:table-cell table:formula="of:=[st500.A37]" office:value-type="float" office:value="10" calcext:value-type="float">
            <text:p>10</text:p>
          </table:table-cell>
          <table:table-cell table:formula="of:=[st500.B37]+[st500_2.B37]" office:value-type="float" office:value="1" calcext:value-type="float">
            <text:p>1</text:p>
          </table:table-cell>
          <table:table-cell table:formula="of:=[st500.C37]+[st500_2.C37]" office:value-type="float" office:value="4" calcext:value-type="float">
            <text:p>4</text:p>
          </table:table-cell>
          <table:table-cell table:formula="of:=[st500.D37]+[st500_2.D37]" office:value-type="float" office:value="0" calcext:value-type="float">
            <text:p>0</text:p>
          </table:table-cell>
          <table:table-cell table:formula="of:=[st500.E37]+[st500_2.E37]" office:value-type="float" office:value="17" calcext:value-type="float">
            <text:p>17</text:p>
          </table:table-cell>
          <table:table-cell table:formula="of:=[st500.F37]+[st500_2.F37]" office:value-type="float" office:value="308" calcext:value-type="float">
            <text:p>308</text:p>
          </table:table-cell>
          <table:table-cell table:formula="of:=[st500.G37]+[st500_2.G37]" office:value-type="float" office:value="48" calcext:value-type="float">
            <text:p>48</text:p>
          </table:table-cell>
          <table:table-cell table:formula="of:=[st500.H37]+[st500_2.H37]" office:value-type="float" office:value="0" calcext:value-type="float">
            <text:p>0</text:p>
          </table:table-cell>
          <table:table-cell table:formula="of:=[st500.I37]+[st500_2.I37]" office:value-type="float" office:value="19" calcext:value-type="float">
            <text:p>19</text:p>
          </table:table-cell>
          <table:table-cell table:formula="of:=[st500.J37]+[st500_2.J37]" office:value-type="float" office:value="0" calcext:value-type="float">
            <text:p>0</text:p>
          </table:table-cell>
          <table:table-cell table:formula="of:=[st500.K37]+[st500_2.K37]" office:value-type="float" office:value="127" calcext:value-type="float">
            <text:p>127</text:p>
          </table:table-cell>
        </table:table-row>
        <table:table-row table:style-name="ro1">
          <table:table-cell table:formula="of:=[st500.A38]" office:value-type="float" office:value="9" calcext:value-type="float">
            <text:p>9</text:p>
          </table:table-cell>
          <table:table-cell table:formula="of:=[st500.B38]+[st500_2.B38]" office:value-type="float" office:value="1" calcext:value-type="float">
            <text:p>1</text:p>
          </table:table-cell>
          <table:table-cell table:formula="of:=[st500.C38]+[st500_2.C38]" office:value-type="float" office:value="4" calcext:value-type="float">
            <text:p>4</text:p>
          </table:table-cell>
          <table:table-cell table:formula="of:=[st500.D38]+[st500_2.D38]" office:value-type="float" office:value="0" calcext:value-type="float">
            <text:p>0</text:p>
          </table:table-cell>
          <table:table-cell table:formula="of:=[st500.E38]+[st500_2.E38]" office:value-type="float" office:value="6" calcext:value-type="float">
            <text:p>6</text:p>
          </table:table-cell>
          <table:table-cell table:formula="of:=[st500.F38]+[st500_2.F38]" office:value-type="float" office:value="199" calcext:value-type="float">
            <text:p>199</text:p>
          </table:table-cell>
          <table:table-cell table:formula="of:=[st500.G38]+[st500_2.G38]" office:value-type="float" office:value="14" calcext:value-type="float">
            <text:p>14</text:p>
          </table:table-cell>
          <table:table-cell table:formula="of:=[st500.H38]+[st500_2.H38]" office:value-type="float" office:value="0" calcext:value-type="float">
            <text:p>0</text:p>
          </table:table-cell>
          <table:table-cell table:formula="of:=[st500.I38]+[st500_2.I38]" office:value-type="float" office:value="19" calcext:value-type="float">
            <text:p>19</text:p>
          </table:table-cell>
          <table:table-cell table:formula="of:=[st500.J38]+[st500_2.J38]" office:value-type="float" office:value="0" calcext:value-type="float">
            <text:p>0</text:p>
          </table:table-cell>
          <table:table-cell table:formula="of:=[st500.K38]+[st500_2.K38]" office:value-type="float" office:value="87" calcext:value-type="float">
            <text:p>87</text:p>
          </table:table-cell>
        </table:table-row>
        <table:table-row table:style-name="ro1">
          <table:table-cell table:formula="of:=[st500.A39]" office:value-type="float" office:value="8" calcext:value-type="float">
            <text:p>8</text:p>
          </table:table-cell>
          <table:table-cell table:formula="of:=[st500.B39]+[st500_2.B39]" office:value-type="float" office:value="1" calcext:value-type="float">
            <text:p>1</text:p>
          </table:table-cell>
          <table:table-cell table:formula="of:=[st500.C39]+[st500_2.C39]" office:value-type="float" office:value="3" calcext:value-type="float">
            <text:p>3</text:p>
          </table:table-cell>
          <table:table-cell table:formula="of:=[st500.D39]+[st500_2.D39]" office:value-type="float" office:value="0" calcext:value-type="float">
            <text:p>0</text:p>
          </table:table-cell>
          <table:table-cell table:formula="of:=[st500.E39]+[st500_2.E39]" office:value-type="float" office:value="6" calcext:value-type="float">
            <text:p>6</text:p>
          </table:table-cell>
          <table:table-cell table:formula="of:=[st500.F39]+[st500_2.F39]" office:value-type="float" office:value="102" calcext:value-type="float">
            <text:p>102</text:p>
          </table:table-cell>
          <table:table-cell table:formula="of:=[st500.G39]+[st500_2.G39]" office:value-type="float" office:value="14" calcext:value-type="float">
            <text:p>14</text:p>
          </table:table-cell>
          <table:table-cell table:formula="of:=[st500.H39]+[st500_2.H39]" office:value-type="float" office:value="0" calcext:value-type="float">
            <text:p>0</text:p>
          </table:table-cell>
          <table:table-cell table:formula="of:=[st500.I39]+[st500_2.I39]" office:value-type="float" office:value="19" calcext:value-type="float">
            <text:p>19</text:p>
          </table:table-cell>
          <table:table-cell table:formula="of:=[st500.J39]+[st500_2.J39]" office:value-type="float" office:value="0" calcext:value-type="float">
            <text:p>0</text:p>
          </table:table-cell>
          <table:table-cell table:formula="of:=[st500.K39]+[st500_2.K39]" office:value-type="float" office:value="44" calcext:value-type="float">
            <text:p>44</text:p>
          </table:table-cell>
        </table:table-row>
        <table:table-row table:style-name="ro1">
          <table:table-cell table:formula="of:=[st500.A40]" office:value-type="float" office:value="7" calcext:value-type="float">
            <text:p>7</text:p>
          </table:table-cell>
          <table:table-cell table:formula="of:=[st500.B40]+[st500_2.B40]" office:value-type="float" office:value="1" calcext:value-type="float">
            <text:p>1</text:p>
          </table:table-cell>
          <table:table-cell table:formula="of:=[st500.C40]+[st500_2.C40]" office:value-type="float" office:value="3" calcext:value-type="float">
            <text:p>3</text:p>
          </table:table-cell>
          <table:table-cell table:formula="of:=[st500.D40]+[st500_2.D40]" office:value-type="float" office:value="0" calcext:value-type="float">
            <text:p>0</text:p>
          </table:table-cell>
          <table:table-cell table:formula="of:=[st500.E40]+[st500_2.E40]" office:value-type="float" office:value="6" calcext:value-type="float">
            <text:p>6</text:p>
          </table:table-cell>
          <table:table-cell table:formula="of:=[st500.F40]+[st500_2.F40]" office:value-type="float" office:value="47" calcext:value-type="float">
            <text:p>47</text:p>
          </table:table-cell>
          <table:table-cell table:formula="of:=[st500.G40]+[st500_2.G40]" office:value-type="float" office:value="14" calcext:value-type="float">
            <text:p>14</text:p>
          </table:table-cell>
          <table:table-cell table:formula="of:=[st500.H40]+[st500_2.H40]" office:value-type="float" office:value="0" calcext:value-type="float">
            <text:p>0</text:p>
          </table:table-cell>
          <table:table-cell table:formula="of:=[st500.I40]+[st500_2.I40]" office:value-type="float" office:value="19" calcext:value-type="float">
            <text:p>19</text:p>
          </table:table-cell>
          <table:table-cell table:formula="of:=[st500.J40]+[st500_2.J40]" office:value-type="float" office:value="0" calcext:value-type="float">
            <text:p>0</text:p>
          </table:table-cell>
          <table:table-cell table:formula="of:=[st500.K40]+[st500_2.K40]" office:value-type="float" office:value="41" calcext:value-type="float">
            <text:p>41</text:p>
          </table:table-cell>
        </table:table-row>
        <table:table-row table:style-name="ro1">
          <table:table-cell table:formula="of:=[st500.A41]" office:value-type="float" office:value="6" calcext:value-type="float">
            <text:p>6</text:p>
          </table:table-cell>
          <table:table-cell table:formula="of:=[st500.B41]+[st500_2.B41]" office:value-type="float" office:value="1" calcext:value-type="float">
            <text:p>1</text:p>
          </table:table-cell>
          <table:table-cell table:formula="of:=[st500.C41]+[st500_2.C41]" office:value-type="float" office:value="2" calcext:value-type="float">
            <text:p>2</text:p>
          </table:table-cell>
          <table:table-cell table:formula="of:=[st500.D41]+[st500_2.D41]" office:value-type="float" office:value="0" calcext:value-type="float">
            <text:p>0</text:p>
          </table:table-cell>
          <table:table-cell table:formula="of:=[st500.E41]+[st500_2.E41]" office:value-type="float" office:value="5" calcext:value-type="float">
            <text:p>5</text:p>
          </table:table-cell>
          <table:table-cell table:formula="of:=[st500.F41]+[st500_2.F41]" office:value-type="float" office:value="27" calcext:value-type="float">
            <text:p>27</text:p>
          </table:table-cell>
          <table:table-cell table:formula="of:=[st500.G41]+[st500_2.G41]" office:value-type="float" office:value="0" calcext:value-type="float">
            <text:p>0</text:p>
          </table:table-cell>
          <table:table-cell table:formula="of:=[st500.H41]+[st500_2.H41]" office:value-type="float" office:value="0" calcext:value-type="float">
            <text:p>0</text:p>
          </table:table-cell>
          <table:table-cell table:formula="of:=[st500.I41]+[st500_2.I41]" office:value-type="float" office:value="0" calcext:value-type="float">
            <text:p>0</text:p>
          </table:table-cell>
          <table:table-cell table:formula="of:=[st500.J41]+[st500_2.J41]" office:value-type="float" office:value="0" calcext:value-type="float">
            <text:p>0</text:p>
          </table:table-cell>
          <table:table-cell table:formula="of:=[st500.K41]+[st500_2.K41]" office:value-type="float" office:value="5" calcext:value-type="float">
            <text:p>5</text:p>
          </table:table-cell>
        </table:table-row>
        <table:table-row table:style-name="ro1">
          <table:table-cell table:formula="of:=[st500.A42]" office:value-type="float" office:value="5" calcext:value-type="float">
            <text:p>5</text:p>
          </table:table-cell>
          <table:table-cell table:formula="of:=[st500.B42]+[st500_2.B42]" office:value-type="float" office:value="1" calcext:value-type="float">
            <text:p>1</text:p>
          </table:table-cell>
          <table:table-cell table:formula="of:=[st500.C42]+[st500_2.C42]" office:value-type="float" office:value="2" calcext:value-type="float">
            <text:p>2</text:p>
          </table:table-cell>
          <table:table-cell table:formula="of:=[st500.D42]+[st500_2.D42]" office:value-type="float" office:value="0" calcext:value-type="float">
            <text:p>0</text:p>
          </table:table-cell>
          <table:table-cell table:formula="of:=[st500.E42]+[st500_2.E42]" office:value-type="float" office:value="5" calcext:value-type="float">
            <text:p>5</text:p>
          </table:table-cell>
          <table:table-cell table:formula="of:=[st500.F42]+[st500_2.F42]" office:value-type="float" office:value="21" calcext:value-type="float">
            <text:p>21</text:p>
          </table:table-cell>
          <table:table-cell table:formula="of:=[st500.G42]+[st500_2.G42]" office:value-type="float" office:value="0" calcext:value-type="float">
            <text:p>0</text:p>
          </table:table-cell>
          <table:table-cell table:formula="of:=[st500.H42]+[st500_2.H42]" office:value-type="float" office:value="0" calcext:value-type="float">
            <text:p>0</text:p>
          </table:table-cell>
          <table:table-cell table:formula="of:=[st500.I42]+[st500_2.I42]" office:value-type="float" office:value="0" calcext:value-type="float">
            <text:p>0</text:p>
          </table:table-cell>
          <table:table-cell table:formula="of:=[st500.J42]+[st500_2.J42]" office:value-type="float" office:value="0" calcext:value-type="float">
            <text:p>0</text:p>
          </table:table-cell>
          <table:table-cell table:formula="of:=[st500.K42]+[st500_2.K42]" office:value-type="float" office:value="5" calcext:value-type="float">
            <text:p>5</text:p>
          </table:table-cell>
        </table:table-row>
        <table:table-row table:style-name="ro1">
          <table:table-cell table:formula="of:=[st500.A43]" office:value-type="float" office:value="4" calcext:value-type="float">
            <text:p>4</text:p>
          </table:table-cell>
          <table:table-cell table:formula="of:=[st500.B43]+[st500_2.B43]" office:value-type="float" office:value="1" calcext:value-type="float">
            <text:p>1</text:p>
          </table:table-cell>
          <table:table-cell table:formula="of:=[st500.C43]+[st500_2.C43]" office:value-type="float" office:value="2" calcext:value-type="float">
            <text:p>2</text:p>
          </table:table-cell>
          <table:table-cell table:formula="of:=[st500.D43]+[st500_2.D43]" office:value-type="float" office:value="0" calcext:value-type="float">
            <text:p>0</text:p>
          </table:table-cell>
          <table:table-cell table:formula="of:=[st500.E43]+[st500_2.E43]" office:value-type="string" office:string-value="" calcext:value-type="error">
            <text:p>#VALUE!</text:p>
          </table:table-cell>
          <table:table-cell table:formula="of:=[st500.F43]+[st500_2.F43]" office:value-type="float" office:value="8" calcext:value-type="float">
            <text:p>8</text:p>
          </table:table-cell>
          <table:table-cell table:formula="of:=[st500.G43]+[st500_2.G43]" office:value-type="float" office:value="0" calcext:value-type="float">
            <text:p>0</text:p>
          </table:table-cell>
          <table:table-cell table:formula="of:=[st500.H43]+[st500_2.H43]" office:value-type="float" office:value="0" calcext:value-type="float">
            <text:p>0</text:p>
          </table:table-cell>
          <table:table-cell table:formula="of:=[st500.I43]+[st500_2.I43]" office:value-type="float" office:value="0" calcext:value-type="float">
            <text:p>0</text:p>
          </table:table-cell>
          <table:table-cell table:formula="of:=[st500.J43]+[st500_2.J43]" office:value-type="float" office:value="0" calcext:value-type="float">
            <text:p>0</text:p>
          </table:table-cell>
          <table:table-cell table:formula="of:=[st500.K43]+[st500_2.K43]" office:value-type="float" office:value="5" calcext:value-type="float">
            <text:p>5</text:p>
          </table:table-cell>
        </table:table-row>
        <table:table-row table:style-name="ro1">
          <table:table-cell table:formula="of:=[st500.A44]" office:value-type="float" office:value="3" calcext:value-type="float">
            <text:p>3</text:p>
          </table:table-cell>
          <table:table-cell table:formula="of:=[st500.B44]+[st500_2.B44]" office:value-type="float" office:value="1" calcext:value-type="float">
            <text:p>1</text:p>
          </table:table-cell>
          <table:table-cell table:formula="of:=[st500.C44]+[st500_2.C44]" office:value-type="float" office:value="2" calcext:value-type="float">
            <text:p>2</text:p>
          </table:table-cell>
          <table:table-cell table:formula="of:=[st500.D44]+[st500_2.D44]" office:value-type="float" office:value="0" calcext:value-type="float">
            <text:p>0</text:p>
          </table:table-cell>
          <table:table-cell table:formula="of:=[st500.E44]+[st500_2.E44]" office:value-type="string" office:string-value="" calcext:value-type="error">
            <text:p>#VALUE!</text:p>
          </table:table-cell>
          <table:table-cell table:formula="of:=[st500.F44]+[st500_2.F44]" office:value-type="float" office:value="2" calcext:value-type="float">
            <text:p>2</text:p>
          </table:table-cell>
          <table:table-cell table:formula="of:=[st500.G44]+[st500_2.G44]" office:value-type="float" office:value="0" calcext:value-type="float">
            <text:p>0</text:p>
          </table:table-cell>
          <table:table-cell table:formula="of:=[st500.H44]+[st500_2.H44]" office:value-type="float" office:value="0" calcext:value-type="float">
            <text:p>0</text:p>
          </table:table-cell>
          <table:table-cell table:formula="of:=[st500.I44]+[st500_2.I44]" office:value-type="float" office:value="0" calcext:value-type="float">
            <text:p>0</text:p>
          </table:table-cell>
          <table:table-cell table:formula="of:=[st500.J44]+[st500_2.J44]" office:value-type="float" office:value="0" calcext:value-type="float">
            <text:p>0</text:p>
          </table:table-cell>
          <table:table-cell table:formula="of:=[st500.K44]+[st500_2.K44]" office:value-type="float" office:value="3" calcext:value-type="float">
            <text:p>3</text:p>
          </table:table-cell>
        </table:table-row>
        <table:table-row table:style-name="ro1">
          <table:table-cell table:formula="of:=[st500.A45]" office:value-type="float" office:value="2" calcext:value-type="float">
            <text:p>2</text:p>
          </table:table-cell>
          <table:table-cell table:formula="of:=[st500.B45]+[st500_2.B45]" office:value-type="float" office:value="1" calcext:value-type="float">
            <text:p>1</text:p>
          </table:table-cell>
          <table:table-cell table:formula="of:=[st500.C45]+[st500_2.C45]" office:value-type="float" office:value="2" calcext:value-type="float">
            <text:p>2</text:p>
          </table:table-cell>
          <table:table-cell table:formula="of:=[st500.D45]+[st500_2.D45]" office:value-type="float" office:value="0" calcext:value-type="float">
            <text:p>0</text:p>
          </table:table-cell>
          <table:table-cell table:formula="of:=[st500.E45]+[st500_2.E45]" office:value-type="string" office:string-value="" calcext:value-type="error">
            <text:p>#VALUE!</text:p>
          </table:table-cell>
          <table:table-cell table:formula="of:=[st500.F45]+[st500_2.F45]" office:value-type="float" office:value="2" calcext:value-type="float">
            <text:p>2</text:p>
          </table:table-cell>
          <table:table-cell table:formula="of:=[st500.G45]+[st500_2.G45]" office:value-type="float" office:value="0" calcext:value-type="float">
            <text:p>0</text:p>
          </table:table-cell>
          <table:table-cell table:formula="of:=[st500.H45]+[st500_2.H45]" office:value-type="float" office:value="0" calcext:value-type="float">
            <text:p>0</text:p>
          </table:table-cell>
          <table:table-cell table:formula="of:=[st500.I45]+[st500_2.I45]" office:value-type="float" office:value="0" calcext:value-type="float">
            <text:p>0</text:p>
          </table:table-cell>
          <table:table-cell table:formula="of:=[st500.J45]+[st500_2.J45]" office:value-type="string" office:string-value="" calcext:value-type="error">
            <text:p>#VALUE!</text:p>
          </table:table-cell>
          <table:table-cell table:formula="of:=[st500.K45]+[st500_2.K45]" office:value-type="float" office:value="3" calcext:value-type="float">
            <text:p>3</text:p>
          </table:table-cell>
        </table:table-row>
        <table:table-row table:style-name="ro1">
          <table:table-cell table:formula="of:=[st500.A46]" office:value-type="float" office:value="1" calcext:value-type="float">
            <text:p>1</text:p>
          </table:table-cell>
          <table:table-cell table:formula="of:=[st500.B46]+[st500_2.B46]" office:value-type="string" office:string-value="" calcext:value-type="error">
            <text:p>#VALUE!</text:p>
          </table:table-cell>
          <table:table-cell table:formula="of:=[st500.C46]+[st500_2.C46]" office:value-type="string" office:string-value="" calcext:value-type="error">
            <text:p>#VALUE!</text:p>
          </table:table-cell>
          <table:table-cell table:formula="of:=[st500.D46]+[st500_2.D46]" office:value-type="string" office:string-value="" calcext:value-type="error">
            <text:p>#VALUE!</text:p>
          </table:table-cell>
          <table:table-cell table:formula="of:=[st500.E46]+[st500_2.E46]" office:value-type="string" office:string-value="" calcext:value-type="error">
            <text:p>#VALUE!</text:p>
          </table:table-cell>
          <table:table-cell table:formula="of:=[st500.F46]+[st500_2.F46]" office:value-type="string" office:string-value="" calcext:value-type="error">
            <text:p>#VALUE!</text:p>
          </table:table-cell>
          <table:table-cell table:formula="of:=[st500.G46]+[st500_2.G46]" office:value-type="string" office:string-value="" calcext:value-type="error">
            <text:p>#VALUE!</text:p>
          </table:table-cell>
          <table:table-cell table:formula="of:=[st500.H46]+[st500_2.H46]" office:value-type="string" office:string-value="" calcext:value-type="error">
            <text:p>#VALUE!</text:p>
          </table:table-cell>
          <table:table-cell table:formula="of:=[st500.I46]+[st500_2.I46]" office:value-type="string" office:string-value="" calcext:value-type="error">
            <text:p>#VALUE!</text:p>
          </table:table-cell>
          <table:table-cell table:formula="of:=[st500.J46]+[st500_2.J46]" office:value-type="string" office:string-value="" calcext:value-type="error">
            <text:p>#VALUE!</text:p>
          </table:table-cell>
          <table:table-cell table:formula="of:=[st500.K46]+[st500_2.K46]" office:value-type="string" office:string-value="" calcext:value-type="error">
            <text:p>#VALUE!</text:p>
          </table:table-cell>
        </table:table-row>
      </table:table>
      <table:table table:name="nodecpu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nodecpu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249978065491" calcext:value-type="float">
            <text:p>0.9542499780654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2250003814697" calcext:value-type="float">
            <text:p>0.9522500038146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2499985694885" calcext:value-type="float">
            <text:p>0.952499985694885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954500019550324" calcext:value-type="float">
            <text:p>0.9545000195503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550000667572" calcext:value-type="float">
            <text:p>0.95550000667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500019550324" calcext:value-type="float">
            <text:p>0.9545000195503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1749980449676" calcext:value-type="float">
            <text:p>0.951749980449676</text:p>
          </table:table-cell>
          <table:table-cell office:value-type="float" office:value="0.95074999332428" calcext:value-type="float">
            <text:p>0.9507499933242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2499985694885" calcext:value-type="float">
            <text:p>0.952499985694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074999332428" calcext:value-type="float">
            <text:p>0.95074999332428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3750014305115" calcext:value-type="float">
            <text:p>0.953750014305115</text:p>
          </table:table-cell>
          <table:table-cell table:number-columns-repeated="2" office:value-type="float" office:value="0.954500019550324" calcext:value-type="float">
            <text:p>0.954500019550324</text:p>
          </table:table-cell>
          <table:table-cell office:value-type="float" office:value="0.957499980926514" calcext:value-type="float">
            <text:p>0.9574999809265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94650000333786" calcext:value-type="float">
            <text:p>0.94650000333786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2499985694885" calcext:value-type="float">
            <text:p>0.952499985694885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7499980926514" calcext:value-type="float">
            <text:p>0.9574999809265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955999970436096" calcext:value-type="float">
            <text:p>0.955999970436096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56499993801117" calcext:value-type="float">
            <text:p>0.956499993801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750001430512" calcext:value-type="float">
            <text:p>0.954750001430512</text:p>
          </table:table-cell>
          <table:table-cell table:number-columns-repeated="2" office:value-type="float" office:value="0.953750014305115" calcext:value-type="float">
            <text:p>0.953750014305115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1749980449676" calcext:value-type="float">
            <text:p>0.95174998044967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8249986171722" calcext:value-type="float">
            <text:p>0.958249986171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6250011920929" calcext:value-type="float">
            <text:p>0.9562500119209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0.9512500166893" calcext:value-type="float">
            <text:p>0.9512500166893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44249987602234" calcext:value-type="float">
            <text:p>0.94424998760223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6499993801117" calcext:value-type="float">
            <text:p>0.956499993801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2499985694885" calcext:value-type="float">
            <text:p>0.952499985694885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6499993801117" calcext:value-type="float">
            <text:p>0.956499993801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49500024318695" calcext:value-type="float">
            <text:p>0.949500024318695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50000667572" calcext:value-type="float">
            <text:p>0.955500006675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6250011920929" calcext:value-type="float">
            <text:p>0.9562500119209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951749980449676" calcext:value-type="float">
            <text:p>0.951749980449676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7499980926514" calcext:value-type="float">
            <text:p>0.9574999809265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1499989032745" calcext:value-type="float">
            <text:p>0.961499989032745</text:p>
          </table:table-cell>
          <table:table-cell table:number-columns-repeated="2" office:value-type="float" office:value="0.954999983310699" calcext:value-type="float">
            <text:p>0.95499998331069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950999975204468" calcext:value-type="float">
            <text:p>0.950999975204468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6749975681305" calcext:value-type="float">
            <text:p>0.9567499756813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7000017166138" calcext:value-type="float">
            <text:p>0.9570000171661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2250003814697" calcext:value-type="float">
            <text:p>0.952250003814697</text:p>
          </table:table-cell>
          <table:table-cell table:number-columns-repeated="2" office:value-type="float" office:value="0.954249978065491" calcext:value-type="float">
            <text:p>0.954249978065491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955749988555908" calcext:value-type="float">
            <text:p>0.955749988555908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5550000667572" calcext:value-type="float">
            <text:p>0.95550000667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3750014305115" calcext:value-type="float">
            <text:p>0.953750014305115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95550000667572" calcext:value-type="float">
            <text:p>0.95550000667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963750004768372" calcext:value-type="float">
            <text:p>0.9637500047683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65499997138977" calcext:value-type="float">
            <text:p>0.965499997138977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954999983310699" calcext:value-type="float">
            <text:p>0.954999983310699</text:p>
          </table:table-cell>
          <table:table-cell table:number-columns-repeated="2" office:value-type="float" office:value="0.955999970436096" calcext:value-type="float">
            <text:p>0.955999970436096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56250011920929" calcext:value-type="float">
            <text:p>0.9562500119209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67000007629394" calcext:value-type="float">
            <text:p>0.96700000762939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954249978065491" calcext:value-type="float">
            <text:p>0.954249978065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67000007629394" calcext:value-type="float">
            <text:p>0.96700000762939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953750014305115" calcext:value-type="float">
            <text:p>0.953750014305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5499997138977" calcext:value-type="float">
            <text:p>0.965499997138977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967999994754791" calcext:value-type="float">
            <text:p>0.9679999947547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6750025749206" calcext:value-type="float">
            <text:p>0.966750025749206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970250010490418" calcext:value-type="float">
            <text:p>0.970250010490418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7249989509582" calcext:value-type="float">
            <text:p>0.967249989509582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969250023365021" calcext:value-type="float">
            <text:p>0.96925002336502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0.967000007629394" calcext:value-type="float">
            <text:p>0.967000007629394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957499980926514" calcext:value-type="float">
            <text:p>0.957499980926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966750025749206" calcext:value-type="float">
            <text:p>0.966750025749206</text:p>
          </table:table-cell>
          <table:table-cell office:value-type="float" office:value="0.97299998998642" calcext:value-type="float">
            <text:p>0.97299998998642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969250023365021" calcext:value-type="float">
            <text:p>0.969250023365021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957750022411346" calcext:value-type="float">
            <text:p>0.957750022411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4500000476837" calcext:value-type="float">
            <text:p>0.974500000476837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976750016212463" calcext:value-type="float">
            <text:p>0.976750016212463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66499984264374" calcext:value-type="float">
            <text:p>0.966499984264374</text:p>
          </table:table-cell>
          <table:table-cell office:value-type="float" office:value="0.978500008583069" calcext:value-type="float">
            <text:p>0.978500008583069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958249986171722" calcext:value-type="float">
            <text:p>0.9582499861717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0.976000010967254" calcext:value-type="float">
            <text:p>0.976000010967254</text:p>
          </table:table-cell>
          <table:table-cell office:value-type="float" office:value="0.97775000333786" calcext:value-type="float">
            <text:p>0.9777500033378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967249989509582" calcext:value-type="float">
            <text:p>0.967249989509582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970250010490418" calcext:value-type="float">
            <text:p>0.970250010490418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958249986171722" calcext:value-type="float">
            <text:p>0.9582499861717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1500029563904" calcext:value-type="float">
            <text:p>0.981500029563904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977249979972839" calcext:value-type="float">
            <text:p>0.977249979972839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964250028133392" calcext:value-type="float">
            <text:p>0.96425002813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0.973249971866608" calcext:value-type="float">
            <text:p>0.973249971866608</text:p>
          </table:table-cell>
          <table:table-cell office:value-type="float" office:value="0.983500003814697" calcext:value-type="float">
            <text:p>0.983500003814697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72500026226044" calcext:value-type="float">
            <text:p>0.972500026226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3500003814697" calcext:value-type="float">
            <text:p>0.98350000381469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97775000333786" calcext:value-type="float">
            <text:p>0.97775000333786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971750020980835" calcext:value-type="float">
            <text:p>0.971750020980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982249975204468" calcext:value-type="float">
            <text:p>0.982249975204468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977249979972839" calcext:value-type="float">
            <text:p>0.97724997997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85249996185303" calcext:value-type="float">
            <text:p>0.985249996185303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86500024795532" calcext:value-type="float">
            <text:p>0.986500024795532</text:p>
          </table:table-cell>
          <table:table-cell table:number-columns-repeated="2" office:value-type="float" office:value="0.990000009536743" calcext:value-type="float">
            <text:p>0.990000009536743</text:p>
          </table:table-cell>
          <table:table-cell office:value-type="float" office:value="0.982999980449676" calcext:value-type="float">
            <text:p>0.982999980449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988499999046326" calcext:value-type="float">
            <text:p>0.988499999046326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92749989032745" calcext:value-type="float">
            <text:p>0.992749989032745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984000027179718" calcext:value-type="float">
            <text:p>0.984000027179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99099999666214" calcext:value-type="float">
            <text:p>0.99099999666214</text:p>
          </table:table-cell>
          <table:table-cell table:number-columns-repeated="2" office:value-type="float" office:value="0.992250025272369" calcext:value-type="float">
            <text:p>0.992250025272369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992250025272369" calcext:value-type="float">
            <text:p>0.992250025272369</text:p>
          </table:table-cell>
          <table:table-cell table:number-columns-repeated="2" office:value-type="float" office:value="0.991999983787537" calcext:value-type="float">
            <text:p>0.991999983787537</text:p>
          </table:table-cell>
          <table:table-cell office:value-type="float" office:value="0.987749993801117" calcext:value-type="float">
            <text:p>0.98774999380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2500007152557" calcext:value-type="float">
            <text:p>0.992500007152557</text:p>
          </table:table-cell>
          <table:table-cell office:value-type="float" office:value="0.992250025272369" calcext:value-type="float">
            <text:p>0.992250025272369</text:p>
          </table:table-cell>
          <table:table-cell table:number-columns-repeated="2" office:value-type="float" office:value="0.992500007152557" calcext:value-type="float">
            <text:p>0.992500007152557</text:p>
          </table:table-cell>
          <table:table-cell office:value-type="float" office:value="0.991750001907349" calcext:value-type="float">
            <text:p>0.991750001907349</text:p>
          </table:table-cell>
          <table:table-cell table:number-columns-repeated="2" office:value-type="float" office:value="0.991999983787537" calcext:value-type="float">
            <text:p>0.991999983787537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92749989032745" calcext:value-type="float">
            <text:p>0.992749989032745</text:p>
          </table:table-cell>
        </table:table-row>
        <table:table-row table:style-name="ro1">
          <table:table-cell/>
          <table:table-cell office:value-type="float" office:value="0.992749989032745" calcext:value-type="float">
            <text:p>0.992749989032745</text:p>
          </table:table-cell>
          <table:table-cell table:number-columns-repeated="3" office:value-type="float" office:value="0.992250025272369" calcext:value-type="float">
            <text:p>0.992250025272369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92500007152557" calcext:value-type="float">
            <text:p>0.992500007152557</text:p>
          </table:table-cell>
        </table:table-row>
        <table:table-row table:style-name="ro1">
          <table:table-cell/>
          <table:table-cell office:value-type="float" office:value="0.992749989032745" calcext:value-type="float">
            <text:p>0.992749989032745</text:p>
          </table:table-cell>
          <table:table-cell table:number-columns-repeated="2" office:value-type="float" office:value="0.991999983787537" calcext:value-type="float">
            <text:p>0.991999983787537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992500007152557" calcext:value-type="float">
            <text:p>0.992500007152557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0.991999983787537" calcext:value-type="float">
            <text:p>0.991999983787537</text:p>
          </table:table-cell>
          <table:table-cell office:value-type="string" calcext:value-type="string">
            <text:p>null</text:p>
          </table:table-cell>
          <table:table-cell office:value-type="float" office:value="0.988250017166138" calcext:value-type="float">
            <text:p>0.988250017166138</text:p>
          </table:table-cell>
          <table:table-cell office:value-type="string" calcext:value-type="string">
            <text:p>null</text:p>
          </table:table-cell>
          <table:table-cell office:value-type="float" office:value="0.99150002002716" calcext:value-type="float">
            <text:p>0.9915000200271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.992500007152557" calcext:value-type="float">
            <text:p>0.992500007152557</text:p>
          </table:table-cell>
        </table:table-row>
      </table:table>
      <table:table table:name="viewfeed" table:style-name="ta1">
        <table:shapes>
          <draw:frame draw:z-index="0" draw:style-name="gr1" draw:text-style-name="P1" svg:width="797.19pt" svg:height="255.09pt" svg:x="320.88pt" svg:y="2.83pt">
            <loext:p draw:notify-on-update-of-ranges="viewfeed.A1:viewfeed.A1 viewfeed.A2:viewfeed.A49 viewfeed.B1:viewfeed.B1 viewfeed.B2:viewfeed.B49 viewfeed.A1:viewfeed.A1 viewfeed.A2:viewfeed.A49 viewfeed.C1:viewfeed.C1 viewfeed.C2:viewfeed.C49 viewfeed.A1:viewfeed.A1 viewfeed.A2:viewfeed.A49 viewfeed.D1:viewfeed.D1 viewfeed.D2:viewfeed.D49 viewfeed.A1:viewfeed.A1 viewfeed.A2:viewfeed.A49 viewfeed.E1:viewfeed.E1 viewfeed.E2:viewfeed.E49 viewfeed.A1:viewfeed.A1 viewfeed.A2:viewfeed.A49 viewfeed.F1:viewfeed.F1 viewfeed.F2:viewfeed.F49 viewfeed.A1:viewfeed.A1 viewfeed.A2:viewfeed.A49 viewfeed.G1:viewfeed.G1 viewfeed.G2:viewfeed.G49 viewfeed.A1:viewfeed.A1 viewfeed.A2:viewfeed.A49 viewfeed.H1:viewfeed.H1 viewfeed.H2:viewfeed.H49 viewfeed.A1:viewfeed.A1 viewfeed.A2:viewfeed.A49 viewfeed.I1:viewfeed.I1 viewfeed.I2:viewfeed.I49 viewfeed.A1:viewfeed.A1 viewfeed.A2:viewfeed.A49 viewfeed.J1:viewfeed.J1 viewfeed.J2:viewfeed.J49 viewfeed.A1:viewfeed.A1 viewfeed.A2:viewfeed.A49 viewfeed.K1:viewfeed.K1 viewfeed.K2:viewfeed.K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percentile_viewfeedresponsetime_edge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3730528" calcext:value-type="float">
            <text:p>1273730528</text:p>
          </table:table-cell>
          <table:table-cell office:value-type="float" office:value="967724760" calcext:value-type="float">
            <text:p>967724760</text:p>
          </table:table-cell>
          <table:table-cell office:value-type="float" office:value="1122353629" calcext:value-type="float">
            <text:p>1122353629</text:p>
          </table:table-cell>
          <table:table-cell office:value-type="float" office:value="973120869" calcext:value-type="float">
            <text:p>973120869</text:p>
          </table:table-cell>
          <table:table-cell office:value-type="float" office:value="1252747132" calcext:value-type="float">
            <text:p>1252747132</text:p>
          </table:table-cell>
          <table:table-cell office:value-type="float" office:value="929682384" calcext:value-type="float">
            <text:p>929682384</text:p>
          </table:table-cell>
          <table:table-cell office:value-type="float" office:value="1187597857" calcext:value-type="float">
            <text:p>1187597857</text:p>
          </table:table-cell>
          <table:table-cell office:value-type="float" office:value="1140230776" calcext:value-type="float">
            <text:p>1140230776</text:p>
          </table:table-cell>
          <table:table-cell office:value-type="float" office:value="1071900014" calcext:value-type="float">
            <text:p>1071900014</text:p>
          </table:table-cell>
          <table:table-cell office:value-type="float" office:value="823675102" calcext:value-type="float">
            <text:p>8236751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4702835" calcext:value-type="float">
            <text:p>1174702835</text:p>
          </table:table-cell>
          <table:table-cell office:value-type="float" office:value="1014121577" calcext:value-type="float">
            <text:p>1014121577</text:p>
          </table:table-cell>
          <table:table-cell office:value-type="float" office:value="1295809198" calcext:value-type="float">
            <text:p>1295809198</text:p>
          </table:table-cell>
          <table:table-cell office:value-type="float" office:value="1140564154" calcext:value-type="float">
            <text:p>1140564154</text:p>
          </table:table-cell>
          <table:table-cell office:value-type="float" office:value="1027069529" calcext:value-type="float">
            <text:p>1027069529</text:p>
          </table:table-cell>
          <table:table-cell office:value-type="float" office:value="1026050867" calcext:value-type="float">
            <text:p>1026050867</text:p>
          </table:table-cell>
          <table:table-cell office:value-type="float" office:value="1137580659" calcext:value-type="float">
            <text:p>1137580659</text:p>
          </table:table-cell>
          <table:table-cell office:value-type="float" office:value="855709351" calcext:value-type="float">
            <text:p>855709351</text:p>
          </table:table-cell>
          <table:table-cell office:value-type="float" office:value="999953245" calcext:value-type="float">
            <text:p>999953245</text:p>
          </table:table-cell>
          <table:table-cell office:value-type="float" office:value="880991941" calcext:value-type="float">
            <text:p>8809919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7729535" calcext:value-type="float">
            <text:p>1307729535</text:p>
          </table:table-cell>
          <table:table-cell office:value-type="float" office:value="1037045859" calcext:value-type="float">
            <text:p>1037045859</text:p>
          </table:table-cell>
          <table:table-cell office:value-type="float" office:value="1165177474" calcext:value-type="float">
            <text:p>1165177474</text:p>
          </table:table-cell>
          <table:table-cell office:value-type="float" office:value="1281142358" calcext:value-type="float">
            <text:p>1281142358</text:p>
          </table:table-cell>
          <table:table-cell office:value-type="float" office:value="1138712293" calcext:value-type="float">
            <text:p>1138712293</text:p>
          </table:table-cell>
          <table:table-cell office:value-type="float" office:value="1233710360" calcext:value-type="float">
            <text:p>1233710360</text:p>
          </table:table-cell>
          <table:table-cell office:value-type="float" office:value="856887809" calcext:value-type="float">
            <text:p>856887809</text:p>
          </table:table-cell>
          <table:table-cell office:value-type="float" office:value="1066975774" calcext:value-type="float">
            <text:p>1066975774</text:p>
          </table:table-cell>
          <table:table-cell office:value-type="float" office:value="1299453380" calcext:value-type="float">
            <text:p>1299453380</text:p>
          </table:table-cell>
          <table:table-cell office:value-type="float" office:value="845804127" calcext:value-type="float">
            <text:p>845804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94883896" calcext:value-type="float">
            <text:p>1194883896</text:p>
          </table:table-cell>
          <table:table-cell office:value-type="float" office:value="1226347341" calcext:value-type="float">
            <text:p>1226347341</text:p>
          </table:table-cell>
          <table:table-cell office:value-type="float" office:value="896959775" calcext:value-type="float">
            <text:p>896959775</text:p>
          </table:table-cell>
          <table:table-cell office:value-type="float" office:value="1291648955" calcext:value-type="float">
            <text:p>1291648955</text:p>
          </table:table-cell>
          <table:table-cell office:value-type="float" office:value="1163005661" calcext:value-type="float">
            <text:p>1163005661</text:p>
          </table:table-cell>
          <table:table-cell office:value-type="float" office:value="957511410" calcext:value-type="float">
            <text:p>957511410</text:p>
          </table:table-cell>
          <table:table-cell office:value-type="float" office:value="884722818" calcext:value-type="float">
            <text:p>884722818</text:p>
          </table:table-cell>
          <table:table-cell office:value-type="float" office:value="1097940199" calcext:value-type="float">
            <text:p>1097940199</text:p>
          </table:table-cell>
          <table:table-cell office:value-type="float" office:value="977003121" calcext:value-type="float">
            <text:p>977003121</text:p>
          </table:table-cell>
          <table:table-cell office:value-type="float" office:value="751123920" calcext:value-type="float">
            <text:p>7511239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3185391" calcext:value-type="float">
            <text:p>1453185391</text:p>
          </table:table-cell>
          <table:table-cell office:value-type="float" office:value="1165487172" calcext:value-type="float">
            <text:p>1165487172</text:p>
          </table:table-cell>
          <table:table-cell office:value-type="float" office:value="891489812" calcext:value-type="float">
            <text:p>891489812</text:p>
          </table:table-cell>
          <table:table-cell office:value-type="float" office:value="1202903750" calcext:value-type="float">
            <text:p>1202903750</text:p>
          </table:table-cell>
          <table:table-cell office:value-type="float" office:value="908748937" calcext:value-type="float">
            <text:p>908748937</text:p>
          </table:table-cell>
          <table:table-cell office:value-type="float" office:value="849273297" calcext:value-type="float">
            <text:p>849273297</text:p>
          </table:table-cell>
          <table:table-cell office:value-type="float" office:value="764783703" calcext:value-type="float">
            <text:p>764783703</text:p>
          </table:table-cell>
          <table:table-cell office:value-type="float" office:value="1173485991" calcext:value-type="float">
            <text:p>1173485991</text:p>
          </table:table-cell>
          <table:table-cell office:value-type="float" office:value="840384923" calcext:value-type="float">
            <text:p>840384923</text:p>
          </table:table-cell>
          <table:table-cell office:value-type="float" office:value="986446528" calcext:value-type="float">
            <text:p>9864465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3911262" calcext:value-type="float">
            <text:p>1273911262</text:p>
          </table:table-cell>
          <table:table-cell office:value-type="float" office:value="952455339" calcext:value-type="float">
            <text:p>952455339</text:p>
          </table:table-cell>
          <table:table-cell office:value-type="float" office:value="992086003" calcext:value-type="float">
            <text:p>992086003</text:p>
          </table:table-cell>
          <table:table-cell office:value-type="float" office:value="1469541366" calcext:value-type="float">
            <text:p>1469541366</text:p>
          </table:table-cell>
          <table:table-cell office:value-type="float" office:value="1137499298" calcext:value-type="float">
            <text:p>1137499298</text:p>
          </table:table-cell>
          <table:table-cell office:value-type="float" office:value="988768145" calcext:value-type="float">
            <text:p>988768145</text:p>
          </table:table-cell>
          <table:table-cell office:value-type="float" office:value="813590586" calcext:value-type="float">
            <text:p>813590586</text:p>
          </table:table-cell>
          <table:table-cell office:value-type="float" office:value="1186343928" calcext:value-type="float">
            <text:p>1186343928</text:p>
          </table:table-cell>
          <table:table-cell office:value-type="float" office:value="983098643" calcext:value-type="float">
            <text:p>983098643</text:p>
          </table:table-cell>
          <table:table-cell office:value-type="float" office:value="1320650579" calcext:value-type="float">
            <text:p>1320650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54811420" calcext:value-type="float">
            <text:p>1354811420</text:p>
          </table:table-cell>
          <table:table-cell office:value-type="float" office:value="929497060" calcext:value-type="float">
            <text:p>929497060</text:p>
          </table:table-cell>
          <table:table-cell office:value-type="float" office:value="1397154797" calcext:value-type="float">
            <text:p>1397154797</text:p>
          </table:table-cell>
          <table:table-cell office:value-type="float" office:value="1229786634" calcext:value-type="float">
            <text:p>1229786634</text:p>
          </table:table-cell>
          <table:table-cell office:value-type="float" office:value="916449409" calcext:value-type="float">
            <text:p>916449409</text:p>
          </table:table-cell>
          <table:table-cell office:value-type="float" office:value="1128513951" calcext:value-type="float">
            <text:p>1128513951</text:p>
          </table:table-cell>
          <table:table-cell office:value-type="float" office:value="1049202431" calcext:value-type="float">
            <text:p>1049202431</text:p>
          </table:table-cell>
          <table:table-cell office:value-type="float" office:value="1070985390" calcext:value-type="float">
            <text:p>1070985390</text:p>
          </table:table-cell>
          <table:table-cell office:value-type="float" office:value="864065267" calcext:value-type="float">
            <text:p>864065267</text:p>
          </table:table-cell>
          <table:table-cell office:value-type="float" office:value="1200516497" calcext:value-type="float">
            <text:p>12005164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4871165" calcext:value-type="float">
            <text:p>1144871165</text:p>
          </table:table-cell>
          <table:table-cell office:value-type="float" office:value="826895062" calcext:value-type="float">
            <text:p>826895062</text:p>
          </table:table-cell>
          <table:table-cell office:value-type="float" office:value="1139976521" calcext:value-type="float">
            <text:p>1139976521</text:p>
          </table:table-cell>
          <table:table-cell office:value-type="float" office:value="1244150676" calcext:value-type="float">
            <text:p>1244150676</text:p>
          </table:table-cell>
          <table:table-cell office:value-type="float" office:value="1152556660" calcext:value-type="float">
            <text:p>1152556660</text:p>
          </table:table-cell>
          <table:table-cell office:value-type="float" office:value="994650454" calcext:value-type="float">
            <text:p>994650454</text:p>
          </table:table-cell>
          <table:table-cell office:value-type="float" office:value="1000025795" calcext:value-type="float">
            <text:p>1000025795</text:p>
          </table:table-cell>
          <table:table-cell office:value-type="float" office:value="987472863" calcext:value-type="float">
            <text:p>987472863</text:p>
          </table:table-cell>
          <table:table-cell office:value-type="float" office:value="756682785" calcext:value-type="float">
            <text:p>756682785</text:p>
          </table:table-cell>
          <table:table-cell office:value-type="float" office:value="899085667" calcext:value-type="float">
            <text:p>899085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01335820" calcext:value-type="float">
            <text:p>1101335820</text:p>
          </table:table-cell>
          <table:table-cell office:value-type="float" office:value="992050396" calcext:value-type="float">
            <text:p>992050396</text:p>
          </table:table-cell>
          <table:table-cell office:value-type="float" office:value="909358307" calcext:value-type="float">
            <text:p>909358307</text:p>
          </table:table-cell>
          <table:table-cell office:value-type="float" office:value="985109490" calcext:value-type="float">
            <text:p>985109490</text:p>
          </table:table-cell>
          <table:table-cell office:value-type="float" office:value="1092315991" calcext:value-type="float">
            <text:p>1092315991</text:p>
          </table:table-cell>
          <table:table-cell office:value-type="float" office:value="1126217261" calcext:value-type="float">
            <text:p>1126217261</text:p>
          </table:table-cell>
          <table:table-cell office:value-type="float" office:value="1199773956" calcext:value-type="float">
            <text:p>1199773956</text:p>
          </table:table-cell>
          <table:table-cell office:value-type="float" office:value="677708782" calcext:value-type="float">
            <text:p>677708782</text:p>
          </table:table-cell>
          <table:table-cell office:value-type="float" office:value="1015288044" calcext:value-type="float">
            <text:p>1015288044</text:p>
          </table:table-cell>
          <table:table-cell office:value-type="float" office:value="878440991" calcext:value-type="float">
            <text:p>8784409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2852944" calcext:value-type="float">
            <text:p>952852944</text:p>
          </table:table-cell>
          <table:table-cell office:value-type="float" office:value="1126248805" calcext:value-type="float">
            <text:p>1126248805</text:p>
          </table:table-cell>
          <table:table-cell office:value-type="float" office:value="845300122" calcext:value-type="float">
            <text:p>845300122</text:p>
          </table:table-cell>
          <table:table-cell office:value-type="float" office:value="1113178047" calcext:value-type="float">
            <text:p>1113178047</text:p>
          </table:table-cell>
          <table:table-cell office:value-type="float" office:value="1248799855" calcext:value-type="float">
            <text:p>1248799855</text:p>
          </table:table-cell>
          <table:table-cell office:value-type="float" office:value="1319330705" calcext:value-type="float">
            <text:p>1319330705</text:p>
          </table:table-cell>
          <table:table-cell office:value-type="float" office:value="1192724225" calcext:value-type="float">
            <text:p>1192724225</text:p>
          </table:table-cell>
          <table:table-cell office:value-type="float" office:value="979541268" calcext:value-type="float">
            <text:p>979541268</text:p>
          </table:table-cell>
          <table:table-cell office:value-type="float" office:value="1084271420" calcext:value-type="float">
            <text:p>1084271420</text:p>
          </table:table-cell>
          <table:table-cell office:value-type="float" office:value="974254989" calcext:value-type="float">
            <text:p>9742549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5119239" calcext:value-type="float">
            <text:p>985119239</text:p>
          </table:table-cell>
          <table:table-cell office:value-type="float" office:value="994238612" calcext:value-type="float">
            <text:p>994238612</text:p>
          </table:table-cell>
          <table:table-cell office:value-type="float" office:value="906662084" calcext:value-type="float">
            <text:p>906662084</text:p>
          </table:table-cell>
          <table:table-cell office:value-type="float" office:value="1210904059" calcext:value-type="float">
            <text:p>1210904059</text:p>
          </table:table-cell>
          <table:table-cell office:value-type="float" office:value="1237701019" calcext:value-type="float">
            <text:p>1237701019</text:p>
          </table:table-cell>
          <table:table-cell office:value-type="float" office:value="1234050027" calcext:value-type="float">
            <text:p>1234050027</text:p>
          </table:table-cell>
          <table:table-cell office:value-type="float" office:value="1031124525" calcext:value-type="float">
            <text:p>1031124525</text:p>
          </table:table-cell>
          <table:table-cell office:value-type="float" office:value="1409891198" calcext:value-type="float">
            <text:p>1409891198</text:p>
          </table:table-cell>
          <table:table-cell office:value-type="float" office:value="1018309913" calcext:value-type="float">
            <text:p>1018309913</text:p>
          </table:table-cell>
          <table:table-cell office:value-type="float" office:value="879722976" calcext:value-type="float">
            <text:p>879722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2832869" calcext:value-type="float">
            <text:p>982832869</text:p>
          </table:table-cell>
          <table:table-cell office:value-type="float" office:value="1219433305" calcext:value-type="float">
            <text:p>1219433305</text:p>
          </table:table-cell>
          <table:table-cell office:value-type="float" office:value="974038019" calcext:value-type="float">
            <text:p>974038019</text:p>
          </table:table-cell>
          <table:table-cell office:value-type="float" office:value="1118018382" calcext:value-type="float">
            <text:p>1118018382</text:p>
          </table:table-cell>
          <table:table-cell office:value-type="float" office:value="1288780575" calcext:value-type="float">
            <text:p>1288780575</text:p>
          </table:table-cell>
          <table:table-cell office:value-type="float" office:value="1279924907" calcext:value-type="float">
            <text:p>1279924907</text:p>
          </table:table-cell>
          <table:table-cell office:value-type="float" office:value="1327989056" calcext:value-type="float">
            <text:p>1327989056</text:p>
          </table:table-cell>
          <table:table-cell office:value-type="float" office:value="1273869008" calcext:value-type="float">
            <text:p>1273869008</text:p>
          </table:table-cell>
          <table:table-cell office:value-type="float" office:value="961763792" calcext:value-type="float">
            <text:p>961763792</text:p>
          </table:table-cell>
          <table:table-cell office:value-type="float" office:value="1132110706" calcext:value-type="float">
            <text:p>11321107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1381737" calcext:value-type="float">
            <text:p>1011381737</text:p>
          </table:table-cell>
          <table:table-cell office:value-type="float" office:value="1229658443" calcext:value-type="float">
            <text:p>1229658443</text:p>
          </table:table-cell>
          <table:table-cell office:value-type="float" office:value="927033051" calcext:value-type="float">
            <text:p>927033051</text:p>
          </table:table-cell>
          <table:table-cell office:value-type="float" office:value="1219068895" calcext:value-type="float">
            <text:p>1219068895</text:p>
          </table:table-cell>
          <table:table-cell office:value-type="float" office:value="1369507491" calcext:value-type="float">
            <text:p>1369507491</text:p>
          </table:table-cell>
          <table:table-cell office:value-type="float" office:value="954680475" calcext:value-type="float">
            <text:p>954680475</text:p>
          </table:table-cell>
          <table:table-cell office:value-type="float" office:value="1385362256" calcext:value-type="float">
            <text:p>1385362256</text:p>
          </table:table-cell>
          <table:table-cell office:value-type="float" office:value="1150558337" calcext:value-type="float">
            <text:p>1150558337</text:p>
          </table:table-cell>
          <table:table-cell office:value-type="float" office:value="985515422" calcext:value-type="float">
            <text:p>985515422</text:p>
          </table:table-cell>
          <table:table-cell office:value-type="float" office:value="1069576027" calcext:value-type="float">
            <text:p>1069576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9506338" calcext:value-type="float">
            <text:p>969506338</text:p>
          </table:table-cell>
          <table:table-cell office:value-type="float" office:value="1060774454" calcext:value-type="float">
            <text:p>1060774454</text:p>
          </table:table-cell>
          <table:table-cell office:value-type="float" office:value="809304516" calcext:value-type="float">
            <text:p>809304516</text:p>
          </table:table-cell>
          <table:table-cell office:value-type="float" office:value="1015544407" calcext:value-type="float">
            <text:p>1015544407</text:p>
          </table:table-cell>
          <table:table-cell office:value-type="float" office:value="1195173948" calcext:value-type="float">
            <text:p>1195173948</text:p>
          </table:table-cell>
          <table:table-cell office:value-type="float" office:value="1060614440" calcext:value-type="float">
            <text:p>1060614440</text:p>
          </table:table-cell>
          <table:table-cell office:value-type="float" office:value="1327723401" calcext:value-type="float">
            <text:p>1327723401</text:p>
          </table:table-cell>
          <table:table-cell office:value-type="float" office:value="1114763621" calcext:value-type="float">
            <text:p>1114763621</text:p>
          </table:table-cell>
          <table:table-cell office:value-type="float" office:value="919917913" calcext:value-type="float">
            <text:p>919917913</text:p>
          </table:table-cell>
          <table:table-cell office:value-type="float" office:value="1270100544" calcext:value-type="float">
            <text:p>1270100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2598565" calcext:value-type="float">
            <text:p>1022598565</text:p>
          </table:table-cell>
          <table:table-cell office:value-type="float" office:value="1043117223" calcext:value-type="float">
            <text:p>1043117223</text:p>
          </table:table-cell>
          <table:table-cell office:value-type="float" office:value="918209688" calcext:value-type="float">
            <text:p>918209688</text:p>
          </table:table-cell>
          <table:table-cell office:value-type="float" office:value="1015131121" calcext:value-type="float">
            <text:p>1015131121</text:p>
          </table:table-cell>
          <table:table-cell office:value-type="float" office:value="1114705955" calcext:value-type="float">
            <text:p>1114705955</text:p>
          </table:table-cell>
          <table:table-cell office:value-type="float" office:value="969889170" calcext:value-type="float">
            <text:p>969889170</text:p>
          </table:table-cell>
          <table:table-cell office:value-type="float" office:value="1019842054" calcext:value-type="float">
            <text:p>1019842054</text:p>
          </table:table-cell>
          <table:table-cell office:value-type="float" office:value="997252901" calcext:value-type="float">
            <text:p>997252901</text:p>
          </table:table-cell>
          <table:table-cell office:value-type="float" office:value="1047382229" calcext:value-type="float">
            <text:p>1047382229</text:p>
          </table:table-cell>
          <table:table-cell office:value-type="float" office:value="1341158247" calcext:value-type="float">
            <text:p>1341158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6942763" calcext:value-type="float">
            <text:p>1016942763</text:p>
          </table:table-cell>
          <table:table-cell office:value-type="float" office:value="996190081" calcext:value-type="float">
            <text:p>996190081</text:p>
          </table:table-cell>
          <table:table-cell office:value-type="float" office:value="1010321394" calcext:value-type="float">
            <text:p>1010321394</text:p>
          </table:table-cell>
          <table:table-cell office:value-type="float" office:value="1104567230" calcext:value-type="float">
            <text:p>1104567230</text:p>
          </table:table-cell>
          <table:table-cell office:value-type="float" office:value="1169980288" calcext:value-type="float">
            <text:p>1169980288</text:p>
          </table:table-cell>
          <table:table-cell office:value-type="float" office:value="1183637095" calcext:value-type="float">
            <text:p>1183637095</text:p>
          </table:table-cell>
          <table:table-cell office:value-type="float" office:value="1017589709" calcext:value-type="float">
            <text:p>1017589709</text:p>
          </table:table-cell>
          <table:table-cell office:value-type="float" office:value="1155381807" calcext:value-type="float">
            <text:p>1155381807</text:p>
          </table:table-cell>
          <table:table-cell office:value-type="float" office:value="935993216" calcext:value-type="float">
            <text:p>935993216</text:p>
          </table:table-cell>
          <table:table-cell office:value-type="float" office:value="1185432483" calcext:value-type="float">
            <text:p>11854324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4850028" calcext:value-type="float">
            <text:p>924850028</text:p>
          </table:table-cell>
          <table:table-cell office:value-type="float" office:value="969486268" calcext:value-type="float">
            <text:p>969486268</text:p>
          </table:table-cell>
          <table:table-cell office:value-type="float" office:value="957867662" calcext:value-type="float">
            <text:p>957867662</text:p>
          </table:table-cell>
          <table:table-cell office:value-type="float" office:value="998918000" calcext:value-type="float">
            <text:p>998918000</text:p>
          </table:table-cell>
          <table:table-cell office:value-type="float" office:value="1104299998" calcext:value-type="float">
            <text:p>1104299998</text:p>
          </table:table-cell>
          <table:table-cell office:value-type="float" office:value="1412436526" calcext:value-type="float">
            <text:p>1412436526</text:p>
          </table:table-cell>
          <table:table-cell office:value-type="float" office:value="988721366" calcext:value-type="float">
            <text:p>988721366</text:p>
          </table:table-cell>
          <table:table-cell office:value-type="float" office:value="1188780030" calcext:value-type="float">
            <text:p>1188780030</text:p>
          </table:table-cell>
          <table:table-cell office:value-type="float" office:value="1192137747" calcext:value-type="float">
            <text:p>1192137747</text:p>
          </table:table-cell>
          <table:table-cell office:value-type="float" office:value="1070981898" calcext:value-type="float">
            <text:p>10709818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2616141" calcext:value-type="float">
            <text:p>682616141</text:p>
          </table:table-cell>
          <table:table-cell office:value-type="float" office:value="1061834604" calcext:value-type="float">
            <text:p>1061834604</text:p>
          </table:table-cell>
          <table:table-cell office:value-type="float" office:value="1031618304" calcext:value-type="float">
            <text:p>1031618304</text:p>
          </table:table-cell>
          <table:table-cell office:value-type="float" office:value="892081770" calcext:value-type="float">
            <text:p>892081770</text:p>
          </table:table-cell>
          <table:table-cell office:value-type="float" office:value="1124139718" calcext:value-type="float">
            <text:p>1124139718</text:p>
          </table:table-cell>
          <table:table-cell office:value-type="float" office:value="1232834157" calcext:value-type="float">
            <text:p>1232834157</text:p>
          </table:table-cell>
          <table:table-cell office:value-type="float" office:value="984658305" calcext:value-type="float">
            <text:p>984658305</text:p>
          </table:table-cell>
          <table:table-cell office:value-type="float" office:value="1084734335" calcext:value-type="float">
            <text:p>1084734335</text:p>
          </table:table-cell>
          <table:table-cell office:value-type="float" office:value="1127114417" calcext:value-type="float">
            <text:p>1127114417</text:p>
          </table:table-cell>
          <table:table-cell office:value-type="float" office:value="995865750" calcext:value-type="float">
            <text:p>9958657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4171334" calcext:value-type="float">
            <text:p>604171334</text:p>
          </table:table-cell>
          <table:table-cell office:value-type="float" office:value="1032633035" calcext:value-type="float">
            <text:p>1032633035</text:p>
          </table:table-cell>
          <table:table-cell office:value-type="float" office:value="1076221394" calcext:value-type="float">
            <text:p>1076221394</text:p>
          </table:table-cell>
          <table:table-cell office:value-type="float" office:value="902102625" calcext:value-type="float">
            <text:p>902102625</text:p>
          </table:table-cell>
          <table:table-cell office:value-type="float" office:value="1080904738" calcext:value-type="float">
            <text:p>1080904738</text:p>
          </table:table-cell>
          <table:table-cell office:value-type="float" office:value="1360916898" calcext:value-type="float">
            <text:p>1360916898</text:p>
          </table:table-cell>
          <table:table-cell office:value-type="float" office:value="1117271236" calcext:value-type="float">
            <text:p>1117271236</text:p>
          </table:table-cell>
          <table:table-cell office:value-type="float" office:value="936873898" calcext:value-type="float">
            <text:p>936873898</text:p>
          </table:table-cell>
          <table:table-cell office:value-type="float" office:value="989870701" calcext:value-type="float">
            <text:p>989870701</text:p>
          </table:table-cell>
          <table:table-cell office:value-type="float" office:value="1113133783" calcext:value-type="float">
            <text:p>11131337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4933317" calcext:value-type="float">
            <text:p>554933317</text:p>
          </table:table-cell>
          <table:table-cell office:value-type="float" office:value="1003414357" calcext:value-type="float">
            <text:p>1003414357</text:p>
          </table:table-cell>
          <table:table-cell office:value-type="float" office:value="1022957907" calcext:value-type="float">
            <text:p>1022957907</text:p>
          </table:table-cell>
          <table:table-cell office:value-type="float" office:value="856337541" calcext:value-type="float">
            <text:p>856337541</text:p>
          </table:table-cell>
          <table:table-cell office:value-type="float" office:value="1024932734" calcext:value-type="float">
            <text:p>1024932734</text:p>
          </table:table-cell>
          <table:table-cell office:value-type="float" office:value="1102767301" calcext:value-type="float">
            <text:p>1102767301</text:p>
          </table:table-cell>
          <table:table-cell office:value-type="float" office:value="906833813" calcext:value-type="float">
            <text:p>906833813</text:p>
          </table:table-cell>
          <table:table-cell office:value-type="float" office:value="1026939833" calcext:value-type="float">
            <text:p>1026939833</text:p>
          </table:table-cell>
          <table:table-cell office:value-type="float" office:value="1054238677" calcext:value-type="float">
            <text:p>1054238677</text:p>
          </table:table-cell>
          <table:table-cell office:value-type="float" office:value="1012184041" calcext:value-type="float">
            <text:p>10121840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597182" calcext:value-type="float">
            <text:p>340597182</text:p>
          </table:table-cell>
          <table:table-cell office:value-type="float" office:value="955528137" calcext:value-type="float">
            <text:p>955528137</text:p>
          </table:table-cell>
          <table:table-cell office:value-type="float" office:value="924581098" calcext:value-type="float">
            <text:p>924581098</text:p>
          </table:table-cell>
          <table:table-cell office:value-type="float" office:value="625983742" calcext:value-type="float">
            <text:p>625983742</text:p>
          </table:table-cell>
          <table:table-cell office:value-type="float" office:value="1083898128" calcext:value-type="float">
            <text:p>1083898128</text:p>
          </table:table-cell>
          <table:table-cell office:value-type="float" office:value="1080726595" calcext:value-type="float">
            <text:p>1080726595</text:p>
          </table:table-cell>
          <table:table-cell office:value-type="float" office:value="1199461323" calcext:value-type="float">
            <text:p>1199461323</text:p>
          </table:table-cell>
          <table:table-cell office:value-type="float" office:value="1238281631" calcext:value-type="float">
            <text:p>1238281631</text:p>
          </table:table-cell>
          <table:table-cell office:value-type="float" office:value="977477019" calcext:value-type="float">
            <text:p>977477019</text:p>
          </table:table-cell>
          <table:table-cell office:value-type="float" office:value="1028365953" calcext:value-type="float">
            <text:p>10283659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587887" calcext:value-type="float">
            <text:p>528587887</text:p>
          </table:table-cell>
          <table:table-cell office:value-type="float" office:value="939763918" calcext:value-type="float">
            <text:p>939763918</text:p>
          </table:table-cell>
          <table:table-cell office:value-type="float" office:value="863508249" calcext:value-type="float">
            <text:p>863508249</text:p>
          </table:table-cell>
          <table:table-cell office:value-type="float" office:value="494873721" calcext:value-type="float">
            <text:p>494873721</text:p>
          </table:table-cell>
          <table:table-cell office:value-type="float" office:value="999864066" calcext:value-type="float">
            <text:p>999864066</text:p>
          </table:table-cell>
          <table:table-cell office:value-type="float" office:value="1093217142" calcext:value-type="float">
            <text:p>1093217142</text:p>
          </table:table-cell>
          <table:table-cell office:value-type="float" office:value="1020685065" calcext:value-type="float">
            <text:p>1020685065</text:p>
          </table:table-cell>
          <table:table-cell office:value-type="float" office:value="1002268059" calcext:value-type="float">
            <text:p>1002268059</text:p>
          </table:table-cell>
          <table:table-cell office:value-type="float" office:value="1000872479" calcext:value-type="float">
            <text:p>1000872479</text:p>
          </table:table-cell>
          <table:table-cell office:value-type="float" office:value="1248018090" calcext:value-type="float">
            <text:p>12480180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092736" calcext:value-type="float">
            <text:p>329092736</text:p>
          </table:table-cell>
          <table:table-cell office:value-type="float" office:value="942784370" calcext:value-type="float">
            <text:p>942784370</text:p>
          </table:table-cell>
          <table:table-cell office:value-type="float" office:value="863926531" calcext:value-type="float">
            <text:p>863926531</text:p>
          </table:table-cell>
          <table:table-cell office:value-type="float" office:value="408811694" calcext:value-type="float">
            <text:p>408811694</text:p>
          </table:table-cell>
          <table:table-cell office:value-type="float" office:value="1044434759" calcext:value-type="float">
            <text:p>1044434759</text:p>
          </table:table-cell>
          <table:table-cell office:value-type="float" office:value="1080095991" calcext:value-type="float">
            <text:p>1080095991</text:p>
          </table:table-cell>
          <table:table-cell office:value-type="float" office:value="1009095093" calcext:value-type="float">
            <text:p>1009095093</text:p>
          </table:table-cell>
          <table:table-cell office:value-type="float" office:value="1117775528" calcext:value-type="float">
            <text:p>1117775528</text:p>
          </table:table-cell>
          <table:table-cell office:value-type="float" office:value="957381983" calcext:value-type="float">
            <text:p>957381983</text:p>
          </table:table-cell>
          <table:table-cell office:value-type="float" office:value="1345748616" calcext:value-type="float">
            <text:p>1345748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9610798" calcext:value-type="float">
            <text:p>859610798</text:p>
          </table:table-cell>
          <table:table-cell office:value-type="float" office:value="893927985" calcext:value-type="float">
            <text:p>893927985</text:p>
          </table:table-cell>
          <table:table-cell office:value-type="float" office:value="1036837511" calcext:value-type="float">
            <text:p>1036837511</text:p>
          </table:table-cell>
          <table:table-cell office:value-type="float" office:value="298675072" calcext:value-type="float">
            <text:p>298675072</text:p>
          </table:table-cell>
          <table:table-cell office:value-type="float" office:value="1128109368" calcext:value-type="float">
            <text:p>1128109368</text:p>
          </table:table-cell>
          <table:table-cell office:value-type="float" office:value="1092634729" calcext:value-type="float">
            <text:p>1092634729</text:p>
          </table:table-cell>
          <table:table-cell office:value-type="float" office:value="955094368" calcext:value-type="float">
            <text:p>955094368</text:p>
          </table:table-cell>
          <table:table-cell office:value-type="float" office:value="1126141165" calcext:value-type="float">
            <text:p>1126141165</text:p>
          </table:table-cell>
          <table:table-cell office:value-type="float" office:value="792198589" calcext:value-type="float">
            <text:p>792198589</text:p>
          </table:table-cell>
          <table:table-cell office:value-type="float" office:value="1233535069" calcext:value-type="float">
            <text:p>12335350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7054727" calcext:value-type="float">
            <text:p>897054727</text:p>
          </table:table-cell>
          <table:table-cell office:value-type="float" office:value="899030352" calcext:value-type="float">
            <text:p>899030352</text:p>
          </table:table-cell>
          <table:table-cell office:value-type="float" office:value="1015272117" calcext:value-type="float">
            <text:p>1015272117</text:p>
          </table:table-cell>
          <table:table-cell office:value-type="float" office:value="405127995" calcext:value-type="float">
            <text:p>405127995</text:p>
          </table:table-cell>
          <table:table-cell office:value-type="float" office:value="1206256485" calcext:value-type="float">
            <text:p>1206256485</text:p>
          </table:table-cell>
          <table:table-cell office:value-type="float" office:value="1115629642" calcext:value-type="float">
            <text:p>1115629642</text:p>
          </table:table-cell>
          <table:table-cell office:value-type="float" office:value="872627573" calcext:value-type="float">
            <text:p>872627573</text:p>
          </table:table-cell>
          <table:table-cell office:value-type="float" office:value="1004522483" calcext:value-type="float">
            <text:p>1004522483</text:p>
          </table:table-cell>
          <table:table-cell office:value-type="float" office:value="717514834" calcext:value-type="float">
            <text:p>717514834</text:p>
          </table:table-cell>
          <table:table-cell office:value-type="float" office:value="1314726759" calcext:value-type="float">
            <text:p>1314726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6230063" calcext:value-type="float">
            <text:p>896230063</text:p>
          </table:table-cell>
          <table:table-cell office:value-type="float" office:value="884827815" calcext:value-type="float">
            <text:p>884827815</text:p>
          </table:table-cell>
          <table:table-cell office:value-type="float" office:value="1004067671" calcext:value-type="float">
            <text:p>1004067671</text:p>
          </table:table-cell>
          <table:table-cell office:value-type="float" office:value="418701933" calcext:value-type="float">
            <text:p>418701933</text:p>
          </table:table-cell>
          <table:table-cell office:value-type="float" office:value="1188336645" calcext:value-type="float">
            <text:p>1188336645</text:p>
          </table:table-cell>
          <table:table-cell office:value-type="float" office:value="1108452416" calcext:value-type="float">
            <text:p>1108452416</text:p>
          </table:table-cell>
          <table:table-cell office:value-type="float" office:value="815594837" calcext:value-type="float">
            <text:p>815594837</text:p>
          </table:table-cell>
          <table:table-cell office:value-type="float" office:value="997727022" calcext:value-type="float">
            <text:p>997727022</text:p>
          </table:table-cell>
          <table:table-cell office:value-type="float" office:value="491936778" calcext:value-type="float">
            <text:p>491936778</text:p>
          </table:table-cell>
          <table:table-cell office:value-type="float" office:value="1285584781" calcext:value-type="float">
            <text:p>12855847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3376829" calcext:value-type="float">
            <text:p>873376829</text:p>
          </table:table-cell>
          <table:table-cell office:value-type="float" office:value="720128115" calcext:value-type="float">
            <text:p>720128115</text:p>
          </table:table-cell>
          <table:table-cell office:value-type="float" office:value="947069276" calcext:value-type="float">
            <text:p>947069276</text:p>
          </table:table-cell>
          <table:table-cell office:value-type="float" office:value="278641895" calcext:value-type="float">
            <text:p>278641895</text:p>
          </table:table-cell>
          <table:table-cell office:value-type="float" office:value="1000772724" calcext:value-type="float">
            <text:p>1000772724</text:p>
          </table:table-cell>
          <table:table-cell office:value-type="float" office:value="983065914" calcext:value-type="float">
            <text:p>983065914</text:p>
          </table:table-cell>
          <table:table-cell office:value-type="float" office:value="624608896" calcext:value-type="float">
            <text:p>624608896</text:p>
          </table:table-cell>
          <table:table-cell office:value-type="float" office:value="949130050" calcext:value-type="float">
            <text:p>949130050</text:p>
          </table:table-cell>
          <table:table-cell office:value-type="float" office:value="425218916" calcext:value-type="float">
            <text:p>425218916</text:p>
          </table:table-cell>
          <table:table-cell office:value-type="float" office:value="1064682675" calcext:value-type="float">
            <text:p>10646826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1004929" calcext:value-type="float">
            <text:p>721004929</text:p>
          </table:table-cell>
          <table:table-cell office:value-type="float" office:value="671072920" calcext:value-type="float">
            <text:p>671072920</text:p>
          </table:table-cell>
          <table:table-cell office:value-type="float" office:value="896581756" calcext:value-type="float">
            <text:p>896581756</text:p>
          </table:table-cell>
          <table:table-cell office:value-type="float" office:value="275403229" calcext:value-type="float">
            <text:p>275403229</text:p>
          </table:table-cell>
          <table:table-cell office:value-type="float" office:value="972355056" calcext:value-type="float">
            <text:p>972355056</text:p>
          </table:table-cell>
          <table:table-cell office:value-type="float" office:value="817695208" calcext:value-type="float">
            <text:p>817695208</text:p>
          </table:table-cell>
          <table:table-cell office:value-type="float" office:value="631541865" calcext:value-type="float">
            <text:p>631541865</text:p>
          </table:table-cell>
          <table:table-cell office:value-type="float" office:value="875018824" calcext:value-type="float">
            <text:p>875018824</text:p>
          </table:table-cell>
          <table:table-cell office:value-type="float" office:value="474086177" calcext:value-type="float">
            <text:p>474086177</text:p>
          </table:table-cell>
          <table:table-cell office:value-type="float" office:value="1055451649" calcext:value-type="float">
            <text:p>1055451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7748859" calcext:value-type="float">
            <text:p>627748859</text:p>
          </table:table-cell>
          <table:table-cell office:value-type="float" office:value="640576319" calcext:value-type="float">
            <text:p>640576319</text:p>
          </table:table-cell>
          <table:table-cell office:value-type="float" office:value="627028485" calcext:value-type="float">
            <text:p>627028485</text:p>
          </table:table-cell>
          <table:table-cell office:value-type="float" office:value="235794831" calcext:value-type="float">
            <text:p>235794831</text:p>
          </table:table-cell>
          <table:table-cell office:value-type="float" office:value="900404195" calcext:value-type="float">
            <text:p>900404195</text:p>
          </table:table-cell>
          <table:table-cell office:value-type="float" office:value="923217840" calcext:value-type="float">
            <text:p>923217840</text:p>
          </table:table-cell>
          <table:table-cell office:value-type="float" office:value="493690866" calcext:value-type="float">
            <text:p>493690866</text:p>
          </table:table-cell>
          <table:table-cell office:value-type="float" office:value="949875488" calcext:value-type="float">
            <text:p>949875488</text:p>
          </table:table-cell>
          <table:table-cell office:value-type="float" office:value="264850674" calcext:value-type="float">
            <text:p>264850674</text:p>
          </table:table-cell>
          <table:table-cell office:value-type="float" office:value="1101585345" calcext:value-type="float">
            <text:p>1101585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204600" calcext:value-type="float">
            <text:p>420204600</text:p>
          </table:table-cell>
          <table:table-cell office:value-type="float" office:value="647611907" calcext:value-type="float">
            <text:p>647611907</text:p>
          </table:table-cell>
          <table:table-cell office:value-type="float" office:value="406314866" calcext:value-type="float">
            <text:p>406314866</text:p>
          </table:table-cell>
          <table:table-cell office:value-type="float" office:value="165892144" calcext:value-type="float">
            <text:p>165892144</text:p>
          </table:table-cell>
          <table:table-cell office:value-type="float" office:value="868652958" calcext:value-type="float">
            <text:p>868652958</text:p>
          </table:table-cell>
          <table:table-cell office:value-type="float" office:value="840718675" calcext:value-type="float">
            <text:p>840718675</text:p>
          </table:table-cell>
          <table:table-cell office:value-type="float" office:value="380739796" calcext:value-type="float">
            <text:p>380739796</text:p>
          </table:table-cell>
          <table:table-cell office:value-type="float" office:value="692258868" calcext:value-type="float">
            <text:p>692258868</text:p>
          </table:table-cell>
          <table:table-cell office:value-type="float" office:value="169862204" calcext:value-type="float">
            <text:p>169862204</text:p>
          </table:table-cell>
          <table:table-cell office:value-type="float" office:value="887037070" calcext:value-type="float">
            <text:p>8870370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8890007" calcext:value-type="float">
            <text:p>338890007</text:p>
          </table:table-cell>
          <table:table-cell office:value-type="float" office:value="620116914" calcext:value-type="float">
            <text:p>620116914</text:p>
          </table:table-cell>
          <table:table-cell office:value-type="float" office:value="303745347" calcext:value-type="float">
            <text:p>303745347</text:p>
          </table:table-cell>
          <table:table-cell office:value-type="float" office:value="168349587" calcext:value-type="float">
            <text:p>168349587</text:p>
          </table:table-cell>
          <table:table-cell office:value-type="float" office:value="917636536" calcext:value-type="float">
            <text:p>917636536</text:p>
          </table:table-cell>
          <table:table-cell office:value-type="float" office:value="861378312" calcext:value-type="float">
            <text:p>861378312</text:p>
          </table:table-cell>
          <table:table-cell office:value-type="float" office:value="253074401" calcext:value-type="float">
            <text:p>253074401</text:p>
          </table:table-cell>
          <table:table-cell office:value-type="float" office:value="626109174" calcext:value-type="float">
            <text:p>626109174</text:p>
          </table:table-cell>
          <table:table-cell office:value-type="float" office:value="164140446" calcext:value-type="float">
            <text:p>164140446</text:p>
          </table:table-cell>
          <table:table-cell office:value-type="float" office:value="900390225" calcext:value-type="float">
            <text:p>900390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5044494" calcext:value-type="float">
            <text:p>315044494</text:p>
          </table:table-cell>
          <table:table-cell office:value-type="float" office:value="447531016" calcext:value-type="float">
            <text:p>447531016</text:p>
          </table:table-cell>
          <table:table-cell office:value-type="float" office:value="276876337" calcext:value-type="float">
            <text:p>276876337</text:p>
          </table:table-cell>
          <table:table-cell office:value-type="float" office:value="155689275" calcext:value-type="float">
            <text:p>155689275</text:p>
          </table:table-cell>
          <table:table-cell office:value-type="float" office:value="805415006" calcext:value-type="float">
            <text:p>805415006</text:p>
          </table:table-cell>
          <table:table-cell office:value-type="float" office:value="766081873" calcext:value-type="float">
            <text:p>766081873</text:p>
          </table:table-cell>
          <table:table-cell office:value-type="float" office:value="195989134" calcext:value-type="float">
            <text:p>195989134</text:p>
          </table:table-cell>
          <table:table-cell office:value-type="float" office:value="404227997" calcext:value-type="float">
            <text:p>404227997</text:p>
          </table:table-cell>
          <table:table-cell office:value-type="float" office:value="249720592" calcext:value-type="float">
            <text:p>249720592</text:p>
          </table:table-cell>
          <table:table-cell office:value-type="float" office:value="863917990" calcext:value-type="float">
            <text:p>863917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571419" calcext:value-type="float">
            <text:p>185571419</text:p>
          </table:table-cell>
          <table:table-cell office:value-type="float" office:value="274198345" calcext:value-type="float">
            <text:p>274198345</text:p>
          </table:table-cell>
          <table:table-cell office:value-type="float" office:value="149028940" calcext:value-type="float">
            <text:p>149028940</text:p>
          </table:table-cell>
          <table:table-cell office:value-type="float" office:value="191858646" calcext:value-type="float">
            <text:p>191858646</text:p>
          </table:table-cell>
          <table:table-cell office:value-type="float" office:value="793415110" calcext:value-type="float">
            <text:p>793415110</text:p>
          </table:table-cell>
          <table:table-cell office:value-type="float" office:value="626458577" calcext:value-type="float">
            <text:p>626458577</text:p>
          </table:table-cell>
          <table:table-cell office:value-type="float" office:value="125903799" calcext:value-type="float">
            <text:p>125903799</text:p>
          </table:table-cell>
          <table:table-cell office:value-type="float" office:value="176925592" calcext:value-type="float">
            <text:p>176925592</text:p>
          </table:table-cell>
          <table:table-cell office:value-type="float" office:value="211854372" calcext:value-type="float">
            <text:p>211854372</text:p>
          </table:table-cell>
          <table:table-cell office:value-type="float" office:value="815494260" calcext:value-type="float">
            <text:p>8154942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583651" calcext:value-type="float">
            <text:p>160583651</text:p>
          </table:table-cell>
          <table:table-cell office:value-type="float" office:value="196658381" calcext:value-type="float">
            <text:p>196658381</text:p>
          </table:table-cell>
          <table:table-cell office:value-type="float" office:value="131391860" calcext:value-type="float">
            <text:p>131391860</text:p>
          </table:table-cell>
          <table:table-cell office:value-type="float" office:value="217209011" calcext:value-type="float">
            <text:p>217209011</text:p>
          </table:table-cell>
          <table:table-cell office:value-type="float" office:value="694710822" calcext:value-type="float">
            <text:p>694710822</text:p>
          </table:table-cell>
          <table:table-cell office:value-type="float" office:value="553571243" calcext:value-type="float">
            <text:p>553571243</text:p>
          </table:table-cell>
          <table:table-cell office:value-type="float" office:value="131581648" calcext:value-type="float">
            <text:p>131581648</text:p>
          </table:table-cell>
          <table:table-cell office:value-type="float" office:value="167182185" calcext:value-type="float">
            <text:p>167182185</text:p>
          </table:table-cell>
          <table:table-cell office:value-type="float" office:value="261728417" calcext:value-type="float">
            <text:p>261728417</text:p>
          </table:table-cell>
          <table:table-cell office:value-type="float" office:value="706271692" calcext:value-type="float">
            <text:p>706271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504076" calcext:value-type="float">
            <text:p>142504076</text:p>
          </table:table-cell>
          <table:table-cell office:value-type="float" office:value="197501915" calcext:value-type="float">
            <text:p>197501915</text:p>
          </table:table-cell>
          <table:table-cell office:value-type="float" office:value="173879126" calcext:value-type="float">
            <text:p>173879126</text:p>
          </table:table-cell>
          <table:table-cell office:value-type="float" office:value="152196661" calcext:value-type="float">
            <text:p>152196661</text:p>
          </table:table-cell>
          <table:table-cell office:value-type="float" office:value="616410667" calcext:value-type="float">
            <text:p>616410667</text:p>
          </table:table-cell>
          <table:table-cell office:value-type="float" office:value="345076490" calcext:value-type="float">
            <text:p>345076490</text:p>
          </table:table-cell>
          <table:table-cell office:value-type="float" office:value="119807020" calcext:value-type="float">
            <text:p>119807020</text:p>
          </table:table-cell>
          <table:table-cell office:value-type="float" office:value="186047387" calcext:value-type="float">
            <text:p>186047387</text:p>
          </table:table-cell>
          <table:table-cell office:value-type="float" office:value="251143155" calcext:value-type="float">
            <text:p>251143155</text:p>
          </table:table-cell>
          <table:table-cell office:value-type="float" office:value="656972163" calcext:value-type="float">
            <text:p>656972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876935" calcext:value-type="float">
            <text:p>112876935</text:p>
          </table:table-cell>
          <table:table-cell office:value-type="float" office:value="127236555" calcext:value-type="float">
            <text:p>127236555</text:p>
          </table:table-cell>
          <table:table-cell office:value-type="float" office:value="141687060" calcext:value-type="float">
            <text:p>141687060</text:p>
          </table:table-cell>
          <table:table-cell office:value-type="float" office:value="111988585" calcext:value-type="float">
            <text:p>111988585</text:p>
          </table:table-cell>
          <table:table-cell office:value-type="float" office:value="759114690" calcext:value-type="float">
            <text:p>759114690</text:p>
          </table:table-cell>
          <table:table-cell office:value-type="float" office:value="217827961" calcext:value-type="float">
            <text:p>217827961</text:p>
          </table:table-cell>
          <table:table-cell office:value-type="float" office:value="114441510" calcext:value-type="float">
            <text:p>114441510</text:p>
          </table:table-cell>
          <table:table-cell office:value-type="float" office:value="155609089" calcext:value-type="float">
            <text:p>155609089</text:p>
          </table:table-cell>
          <table:table-cell office:value-type="float" office:value="135163147" calcext:value-type="float">
            <text:p>135163147</text:p>
          </table:table-cell>
          <table:table-cell office:value-type="float" office:value="550582323" calcext:value-type="float">
            <text:p>550582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056963" calcext:value-type="float">
            <text:p>103056963</text:p>
          </table:table-cell>
          <table:table-cell office:value-type="float" office:value="179192788" calcext:value-type="float">
            <text:p>179192788</text:p>
          </table:table-cell>
          <table:table-cell office:value-type="float" office:value="160488149" calcext:value-type="float">
            <text:p>160488149</text:p>
          </table:table-cell>
          <table:table-cell office:value-type="float" office:value="110977704" calcext:value-type="float">
            <text:p>110977704</text:p>
          </table:table-cell>
          <table:table-cell office:value-type="float" office:value="785102880" calcext:value-type="float">
            <text:p>785102880</text:p>
          </table:table-cell>
          <table:table-cell office:value-type="float" office:value="179947587" calcext:value-type="float">
            <text:p>179947587</text:p>
          </table:table-cell>
          <table:table-cell office:value-type="float" office:value="129229942" calcext:value-type="float">
            <text:p>129229942</text:p>
          </table:table-cell>
          <table:table-cell office:value-type="float" office:value="145846768" calcext:value-type="float">
            <text:p>145846768</text:p>
          </table:table-cell>
          <table:table-cell office:value-type="float" office:value="117636752" calcext:value-type="float">
            <text:p>117636752</text:p>
          </table:table-cell>
          <table:table-cell office:value-type="float" office:value="398332450" calcext:value-type="float">
            <text:p>398332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447660" calcext:value-type="float">
            <text:p>97447660</text:p>
          </table:table-cell>
          <table:table-cell office:value-type="float" office:value="137997666" calcext:value-type="float">
            <text:p>137997666</text:p>
          </table:table-cell>
          <table:table-cell office:value-type="float" office:value="128914836" calcext:value-type="float">
            <text:p>128914836</text:p>
          </table:table-cell>
          <table:table-cell office:value-type="float" office:value="103857548" calcext:value-type="float">
            <text:p>103857548</text:p>
          </table:table-cell>
          <table:table-cell office:value-type="float" office:value="555337267" calcext:value-type="float">
            <text:p>555337267</text:p>
          </table:table-cell>
          <table:table-cell office:value-type="float" office:value="155295717" calcext:value-type="float">
            <text:p>155295717</text:p>
          </table:table-cell>
          <table:table-cell office:value-type="float" office:value="105761726" calcext:value-type="float">
            <text:p>105761726</text:p>
          </table:table-cell>
          <table:table-cell office:value-type="float" office:value="121604325" calcext:value-type="float">
            <text:p>121604325</text:p>
          </table:table-cell>
          <table:table-cell office:value-type="float" office:value="117154946" calcext:value-type="float">
            <text:p>117154946</text:p>
          </table:table-cell>
          <table:table-cell office:value-type="float" office:value="327833866" calcext:value-type="float">
            <text:p>327833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311362" calcext:value-type="float">
            <text:p>119311362</text:p>
          </table:table-cell>
          <table:table-cell office:value-type="float" office:value="104347444" calcext:value-type="float">
            <text:p>104347444</text:p>
          </table:table-cell>
          <table:table-cell office:value-type="float" office:value="165333053" calcext:value-type="float">
            <text:p>165333053</text:p>
          </table:table-cell>
          <table:table-cell office:value-type="float" office:value="116938117" calcext:value-type="float">
            <text:p>116938117</text:p>
          </table:table-cell>
          <table:table-cell office:value-type="float" office:value="223199288" calcext:value-type="float">
            <text:p>223199288</text:p>
          </table:table-cell>
          <table:table-cell office:value-type="float" office:value="122327809" calcext:value-type="float">
            <text:p>122327809</text:p>
          </table:table-cell>
          <table:table-cell office:value-type="float" office:value="121997502" calcext:value-type="float">
            <text:p>121997502</text:p>
          </table:table-cell>
          <table:table-cell office:value-type="float" office:value="127886682" calcext:value-type="float">
            <text:p>127886682</text:p>
          </table:table-cell>
          <table:table-cell office:value-type="float" office:value="141680008" calcext:value-type="float">
            <text:p>141680008</text:p>
          </table:table-cell>
          <table:table-cell office:value-type="float" office:value="195833422" calcext:value-type="float">
            <text:p>195833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569463" calcext:value-type="float">
            <text:p>126569463</text:p>
          </table:table-cell>
          <table:table-cell office:value-type="float" office:value="108093671" calcext:value-type="float">
            <text:p>108093671</text:p>
          </table:table-cell>
          <table:table-cell office:value-type="float" office:value="152503790" calcext:value-type="float">
            <text:p>152503790</text:p>
          </table:table-cell>
          <table:table-cell office:value-type="float" office:value="112317099" calcext:value-type="float">
            <text:p>112317099</text:p>
          </table:table-cell>
          <table:table-cell office:value-type="float" office:value="292233883" calcext:value-type="float">
            <text:p>292233883</text:p>
          </table:table-cell>
          <table:table-cell office:value-type="float" office:value="161119321" calcext:value-type="float">
            <text:p>161119321</text:p>
          </table:table-cell>
          <table:table-cell office:value-type="float" office:value="169279001" calcext:value-type="float">
            <text:p>169279001</text:p>
          </table:table-cell>
          <table:table-cell office:value-type="float" office:value="131910771" calcext:value-type="float">
            <text:p>131910771</text:p>
          </table:table-cell>
          <table:table-cell office:value-type="float" office:value="127180581" calcext:value-type="float">
            <text:p>127180581</text:p>
          </table:table-cell>
          <table:table-cell office:value-type="float" office:value="119354867" calcext:value-type="float">
            <text:p>119354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76917" calcext:value-type="float">
            <text:p>128076917</text:p>
          </table:table-cell>
          <table:table-cell office:value-type="float" office:value="128229588" calcext:value-type="float">
            <text:p>128229588</text:p>
          </table:table-cell>
          <table:table-cell office:value-type="float" office:value="112220643" calcext:value-type="float">
            <text:p>112220643</text:p>
          </table:table-cell>
          <table:table-cell office:value-type="float" office:value="107576240" calcext:value-type="float">
            <text:p>107576240</text:p>
          </table:table-cell>
          <table:table-cell office:value-type="float" office:value="174695939" calcext:value-type="float">
            <text:p>174695939</text:p>
          </table:table-cell>
          <table:table-cell office:value-type="float" office:value="107099626" calcext:value-type="float">
            <text:p>107099626</text:p>
          </table:table-cell>
          <table:table-cell office:value-type="float" office:value="118621904" calcext:value-type="float">
            <text:p>118621904</text:p>
          </table:table-cell>
          <table:table-cell office:value-type="float" office:value="95691907" calcext:value-type="float">
            <text:p>95691907</text:p>
          </table:table-cell>
          <table:table-cell office:value-type="float" office:value="139436706" calcext:value-type="float">
            <text:p>139436706</text:p>
          </table:table-cell>
          <table:table-cell office:value-type="float" office:value="115444246" calcext:value-type="float">
            <text:p>115444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046765" calcext:value-type="float">
            <text:p>162046765</text:p>
          </table:table-cell>
          <table:table-cell office:value-type="float" office:value="229429884" calcext:value-type="float">
            <text:p>229429884</text:p>
          </table:table-cell>
          <table:table-cell office:value-type="float" office:value="120617771" calcext:value-type="float">
            <text:p>120617771</text:p>
          </table:table-cell>
          <table:table-cell office:value-type="float" office:value="92018893" calcext:value-type="float">
            <text:p>92018893</text:p>
          </table:table-cell>
          <table:table-cell office:value-type="float" office:value="119190042" calcext:value-type="float">
            <text:p>119190042</text:p>
          </table:table-cell>
          <table:table-cell office:value-type="float" office:value="88451238" calcext:value-type="float">
            <text:p>88451238</text:p>
          </table:table-cell>
          <table:table-cell office:value-type="float" office:value="117074323" calcext:value-type="float">
            <text:p>117074323</text:p>
          </table:table-cell>
          <table:table-cell office:value-type="float" office:value="100921607" calcext:value-type="float">
            <text:p>100921607</text:p>
          </table:table-cell>
          <table:table-cell office:value-type="float" office:value="172567115" calcext:value-type="float">
            <text:p>172567115</text:p>
          </table:table-cell>
          <table:table-cell office:value-type="float" office:value="100722208" calcext:value-type="float">
            <text:p>100722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145476" calcext:value-type="float">
            <text:p>191145476</text:p>
          </table:table-cell>
          <table:table-cell office:value-type="float" office:value="270427338" calcext:value-type="float">
            <text:p>270427338</text:p>
          </table:table-cell>
          <table:table-cell office:value-type="float" office:value="116804682" calcext:value-type="float">
            <text:p>116804682</text:p>
          </table:table-cell>
          <table:table-cell office:value-type="string" calcext:value-type="string">
            <text:p>null</text:p>
          </table:table-cell>
          <table:table-cell office:value-type="float" office:value="158007638" calcext:value-type="float">
            <text:p>158007638</text:p>
          </table:table-cell>
          <table:table-cell office:value-type="float" office:value="125818389" calcext:value-type="float">
            <text:p>125818389</text:p>
          </table:table-cell>
          <table:table-cell office:value-type="float" office:value="150180105" calcext:value-type="float">
            <text:p>150180105</text:p>
          </table:table-cell>
          <table:table-cell office:value-type="float" office:value="361597771" calcext:value-type="float">
            <text:p>361597771</text:p>
          </table:table-cell>
          <table:table-cell office:value-type="float" office:value="137766811" calcext:value-type="float">
            <text:p>137766811</text:p>
          </table:table-cell>
          <table:table-cell office:value-type="float" office:value="122758604" calcext:value-type="float">
            <text:p>122758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665861" calcext:value-type="float">
            <text:p>131665861</text:p>
          </table:table-cell>
          <table:table-cell office:value-type="float" office:value="183871401" calcext:value-type="float">
            <text:p>183871401</text:p>
          </table:table-cell>
          <table:table-cell office:value-type="float" office:value="128746375" calcext:value-type="float">
            <text:p>128746375</text:p>
          </table:table-cell>
          <table:table-cell office:value-type="string" calcext:value-type="string">
            <text:p>null</text:p>
          </table:table-cell>
          <table:table-cell office:value-type="float" office:value="115426575" calcext:value-type="float">
            <text:p>115426575</text:p>
          </table:table-cell>
          <table:table-cell office:value-type="float" office:value="247660102" calcext:value-type="float">
            <text:p>247660102</text:p>
          </table:table-cell>
          <table:table-cell office:value-type="float" office:value="108671919" calcext:value-type="float">
            <text:p>108671919</text:p>
          </table:table-cell>
          <table:table-cell office:value-type="float" office:value="148746214" calcext:value-type="float">
            <text:p>148746214</text:p>
          </table:table-cell>
          <table:table-cell office:value-type="float" office:value="90724453" calcext:value-type="float">
            <text:p>90724453</text:p>
          </table:table-cell>
          <table:table-cell office:value-type="float" office:value="100275117" calcext:value-type="float">
            <text:p>100275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42517" calcext:value-type="float">
            <text:p>80042517</text:p>
          </table:table-cell>
          <table:table-cell office:value-type="float" office:value="116254269" calcext:value-type="float">
            <text:p>116254269</text:p>
          </table:table-cell>
          <table:table-cell office:value-type="float" office:value="81675949" calcext:value-type="float">
            <text:p>81675949</text:p>
          </table:table-cell>
          <table:table-cell office:value-type="string" calcext:value-type="string">
            <text:p>null</text:p>
          </table:table-cell>
          <table:table-cell office:value-type="float" office:value="121007888" calcext:value-type="float">
            <text:p>121007888</text:p>
          </table:table-cell>
          <table:table-cell office:value-type="float" office:value="156051880" calcext:value-type="float">
            <text:p>156051880</text:p>
          </table:table-cell>
          <table:table-cell office:value-type="float" office:value="10674393" calcext:value-type="float">
            <text:p>10674393</text:p>
          </table:table-cell>
          <table:table-cell office:value-type="float" office:value="239391375" calcext:value-type="float">
            <text:p>239391375</text:p>
          </table:table-cell>
          <table:table-cell office:value-type="string" calcext:value-type="string">
            <text:p>null</text:p>
          </table:table-cell>
          <table:table-cell office:value-type="float" office:value="95559205" calcext:value-type="float">
            <text:p>95559205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viewfeed2" table:style-name="ta1">
        <table:shapes>
          <draw:frame draw:z-index="0" draw:style-name="gr1" draw:text-style-name="P1" svg:width="811.39pt" svg:height="255.09pt" svg:x="306.68pt" svg:y="2.83pt">
            <loext:p draw:notify-on-update-of-ranges="viewfeed2.A1:viewfeed2.A1 viewfeed2.A2:viewfeed2.A49 viewfeed2.B1:viewfeed2.B1 viewfeed2.B2:viewfeed2.B49 viewfeed2.A1:viewfeed2.A1 viewfeed2.A2:viewfeed2.A49 viewfeed2.C1:viewfeed2.C1 viewfeed2.C2:viewfeed2.C49 viewfeed2.A1:viewfeed2.A1 viewfeed2.A2:viewfeed2.A49 viewfeed2.D1:viewfeed2.D1 viewfeed2.D2:viewfeed2.D49 viewfeed2.A1:viewfeed2.A1 viewfeed2.A2:viewfeed2.A49 viewfeed2.E1:viewfeed2.E1 viewfeed2.E2:viewfeed2.E49 viewfeed2.A1:viewfeed2.A1 viewfeed2.A2:viewfeed2.A49 viewfeed2.F1:viewfeed2.F1 viewfeed2.F2:viewfeed2.F49 viewfeed2.A1:viewfeed2.A1 viewfeed2.A2:viewfeed2.A49 viewfeed2.G1:viewfeed2.G1 viewfeed2.G2:viewfeed2.G49 viewfeed2.A1:viewfeed2.A1 viewfeed2.A2:viewfeed2.A49 viewfeed2.H1:viewfeed2.H1 viewfeed2.H2:viewfeed2.H49 viewfeed2.A1:viewfeed2.A1 viewfeed2.A2:viewfeed2.A49 viewfeed2.I1:viewfeed2.I1 viewfeed2.I2:viewfeed2.I49 viewfeed2.A1:viewfeed2.A1 viewfeed2.A2:viewfeed2.A49 viewfeed2.J1:viewfeed2.J1 viewfeed2.J2:viewfeed2.J49 viewfeed2.A1:viewfeed2.A1 viewfeed2.A2:viewfeed2.A49 viewfeed2.K1:viewfeed2.K1 viewfeed2.K2:viewfeed2.K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percentile_viewfeedresponsetime_edge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5681275" calcext:value-type="float">
            <text:p>925681275</text:p>
          </table:table-cell>
          <table:table-cell office:value-type="float" office:value="1258047163" calcext:value-type="float">
            <text:p>1258047163</text:p>
          </table:table-cell>
          <table:table-cell office:value-type="float" office:value="679008138" calcext:value-type="float">
            <text:p>679008138</text:p>
          </table:table-cell>
          <table:table-cell office:value-type="float" office:value="1189185922" calcext:value-type="float">
            <text:p>1189185922</text:p>
          </table:table-cell>
          <table:table-cell office:value-type="float" office:value="1017158910" calcext:value-type="float">
            <text:p>1017158910</text:p>
          </table:table-cell>
          <table:table-cell office:value-type="float" office:value="936069135" calcext:value-type="float">
            <text:p>936069135</text:p>
          </table:table-cell>
          <table:table-cell office:value-type="float" office:value="1219128544" calcext:value-type="float">
            <text:p>1219128544</text:p>
          </table:table-cell>
          <table:table-cell office:value-type="float" office:value="1039886325" calcext:value-type="float">
            <text:p>1039886325</text:p>
          </table:table-cell>
          <table:table-cell office:value-type="float" office:value="1110240648" calcext:value-type="float">
            <text:p>1110240648</text:p>
          </table:table-cell>
          <table:table-cell office:value-type="float" office:value="820515166" calcext:value-type="float">
            <text:p>8205151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1517575" calcext:value-type="float">
            <text:p>881517575</text:p>
          </table:table-cell>
          <table:table-cell office:value-type="float" office:value="1364723558" calcext:value-type="float">
            <text:p>1364723558</text:p>
          </table:table-cell>
          <table:table-cell office:value-type="float" office:value="698985509" calcext:value-type="float">
            <text:p>698985509</text:p>
          </table:table-cell>
          <table:table-cell office:value-type="float" office:value="1180230036" calcext:value-type="float">
            <text:p>1180230036</text:p>
          </table:table-cell>
          <table:table-cell office:value-type="float" office:value="1137017223" calcext:value-type="float">
            <text:p>1137017223</text:p>
          </table:table-cell>
          <table:table-cell office:value-type="float" office:value="1117072893" calcext:value-type="float">
            <text:p>1117072893</text:p>
          </table:table-cell>
          <table:table-cell office:value-type="float" office:value="1042325843" calcext:value-type="float">
            <text:p>1042325843</text:p>
          </table:table-cell>
          <table:table-cell office:value-type="float" office:value="908020161" calcext:value-type="float">
            <text:p>908020161</text:p>
          </table:table-cell>
          <table:table-cell office:value-type="float" office:value="1245722996" calcext:value-type="float">
            <text:p>1245722996</text:p>
          </table:table-cell>
          <table:table-cell office:value-type="float" office:value="877538170" calcext:value-type="float">
            <text:p>8775381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6686445" calcext:value-type="float">
            <text:p>826686445</text:p>
          </table:table-cell>
          <table:table-cell office:value-type="float" office:value="993645064" calcext:value-type="float">
            <text:p>993645064</text:p>
          </table:table-cell>
          <table:table-cell office:value-type="float" office:value="913607007" calcext:value-type="float">
            <text:p>913607007</text:p>
          </table:table-cell>
          <table:table-cell office:value-type="float" office:value="1030735782" calcext:value-type="float">
            <text:p>1030735782</text:p>
          </table:table-cell>
          <table:table-cell office:value-type="float" office:value="934572179" calcext:value-type="float">
            <text:p>934572179</text:p>
          </table:table-cell>
          <table:table-cell office:value-type="float" office:value="1315339847" calcext:value-type="float">
            <text:p>1315339847</text:p>
          </table:table-cell>
          <table:table-cell office:value-type="float" office:value="806227081" calcext:value-type="float">
            <text:p>806227081</text:p>
          </table:table-cell>
          <table:table-cell office:value-type="float" office:value="990687381" calcext:value-type="float">
            <text:p>990687381</text:p>
          </table:table-cell>
          <table:table-cell office:value-type="float" office:value="1235717806" calcext:value-type="float">
            <text:p>1235717806</text:p>
          </table:table-cell>
          <table:table-cell office:value-type="float" office:value="1137426061" calcext:value-type="float">
            <text:p>11374260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3181448" calcext:value-type="float">
            <text:p>893181448</text:p>
          </table:table-cell>
          <table:table-cell office:value-type="float" office:value="1086429833" calcext:value-type="float">
            <text:p>1086429833</text:p>
          </table:table-cell>
          <table:table-cell office:value-type="float" office:value="1155345423" calcext:value-type="float">
            <text:p>1155345423</text:p>
          </table:table-cell>
          <table:table-cell office:value-type="float" office:value="1032883955" calcext:value-type="float">
            <text:p>1032883955</text:p>
          </table:table-cell>
          <table:table-cell office:value-type="float" office:value="1213262305" calcext:value-type="float">
            <text:p>1213262305</text:p>
          </table:table-cell>
          <table:table-cell office:value-type="float" office:value="900053229" calcext:value-type="float">
            <text:p>900053229</text:p>
          </table:table-cell>
          <table:table-cell office:value-type="float" office:value="958233650" calcext:value-type="float">
            <text:p>958233650</text:p>
          </table:table-cell>
          <table:table-cell office:value-type="float" office:value="926300651" calcext:value-type="float">
            <text:p>926300651</text:p>
          </table:table-cell>
          <table:table-cell office:value-type="float" office:value="951034677" calcext:value-type="float">
            <text:p>951034677</text:p>
          </table:table-cell>
          <table:table-cell office:value-type="float" office:value="1114577395" calcext:value-type="float">
            <text:p>11145773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2949829" calcext:value-type="float">
            <text:p>1102949829</text:p>
          </table:table-cell>
          <table:table-cell office:value-type="float" office:value="1132505556" calcext:value-type="float">
            <text:p>1132505556</text:p>
          </table:table-cell>
          <table:table-cell office:value-type="float" office:value="1003333457" calcext:value-type="float">
            <text:p>1003333457</text:p>
          </table:table-cell>
          <table:table-cell office:value-type="float" office:value="963324415" calcext:value-type="float">
            <text:p>963324415</text:p>
          </table:table-cell>
          <table:table-cell office:value-type="float" office:value="1363732081" calcext:value-type="float">
            <text:p>1363732081</text:p>
          </table:table-cell>
          <table:table-cell office:value-type="float" office:value="1122833889" calcext:value-type="float">
            <text:p>1122833889</text:p>
          </table:table-cell>
          <table:table-cell office:value-type="float" office:value="1227340936" calcext:value-type="float">
            <text:p>1227340936</text:p>
          </table:table-cell>
          <table:table-cell office:value-type="float" office:value="878428772" calcext:value-type="float">
            <text:p>878428772</text:p>
          </table:table-cell>
          <table:table-cell office:value-type="float" office:value="986011597" calcext:value-type="float">
            <text:p>986011597</text:p>
          </table:table-cell>
          <table:table-cell office:value-type="float" office:value="990924585" calcext:value-type="float">
            <text:p>9909245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5996876" calcext:value-type="float">
            <text:p>1035996876</text:p>
          </table:table-cell>
          <table:table-cell office:value-type="float" office:value="799196926" calcext:value-type="float">
            <text:p>799196926</text:p>
          </table:table-cell>
          <table:table-cell office:value-type="float" office:value="952923639" calcext:value-type="float">
            <text:p>952923639</text:p>
          </table:table-cell>
          <table:table-cell office:value-type="float" office:value="1117549073" calcext:value-type="float">
            <text:p>1117549073</text:p>
          </table:table-cell>
          <table:table-cell office:value-type="float" office:value="1163336889" calcext:value-type="float">
            <text:p>1163336889</text:p>
          </table:table-cell>
          <table:table-cell office:value-type="float" office:value="1224164920" calcext:value-type="float">
            <text:p>1224164920</text:p>
          </table:table-cell>
          <table:table-cell office:value-type="float" office:value="945369367" calcext:value-type="float">
            <text:p>945369367</text:p>
          </table:table-cell>
          <table:table-cell office:value-type="float" office:value="985556572" calcext:value-type="float">
            <text:p>985556572</text:p>
          </table:table-cell>
          <table:table-cell office:value-type="float" office:value="897821075" calcext:value-type="float">
            <text:p>897821075</text:p>
          </table:table-cell>
          <table:table-cell office:value-type="float" office:value="981094311" calcext:value-type="float">
            <text:p>981094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0910102" calcext:value-type="float">
            <text:p>650910102</text:p>
          </table:table-cell>
          <table:table-cell office:value-type="float" office:value="838625194" calcext:value-type="float">
            <text:p>838625194</text:p>
          </table:table-cell>
          <table:table-cell office:value-type="float" office:value="1352702083" calcext:value-type="float">
            <text:p>1352702083</text:p>
          </table:table-cell>
          <table:table-cell office:value-type="float" office:value="1170548917" calcext:value-type="float">
            <text:p>1170548917</text:p>
          </table:table-cell>
          <table:table-cell office:value-type="float" office:value="969459442" calcext:value-type="float">
            <text:p>969459442</text:p>
          </table:table-cell>
          <table:table-cell office:value-type="float" office:value="1355374266" calcext:value-type="float">
            <text:p>1355374266</text:p>
          </table:table-cell>
          <table:table-cell office:value-type="float" office:value="1185666518" calcext:value-type="float">
            <text:p>1185666518</text:p>
          </table:table-cell>
          <table:table-cell office:value-type="float" office:value="992324362" calcext:value-type="float">
            <text:p>992324362</text:p>
          </table:table-cell>
          <table:table-cell office:value-type="float" office:value="904019398" calcext:value-type="float">
            <text:p>904019398</text:p>
          </table:table-cell>
          <table:table-cell office:value-type="float" office:value="1038734826" calcext:value-type="float">
            <text:p>10387348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6590918" calcext:value-type="float">
            <text:p>796590918</text:p>
          </table:table-cell>
          <table:table-cell office:value-type="float" office:value="941594925" calcext:value-type="float">
            <text:p>941594925</text:p>
          </table:table-cell>
          <table:table-cell office:value-type="float" office:value="1286081718" calcext:value-type="float">
            <text:p>1286081718</text:p>
          </table:table-cell>
          <table:table-cell office:value-type="float" office:value="1005470275" calcext:value-type="float">
            <text:p>1005470275</text:p>
          </table:table-cell>
          <table:table-cell office:value-type="float" office:value="956425150" calcext:value-type="float">
            <text:p>956425150</text:p>
          </table:table-cell>
          <table:table-cell office:value-type="float" office:value="1099027666" calcext:value-type="float">
            <text:p>1099027666</text:p>
          </table:table-cell>
          <table:table-cell office:value-type="float" office:value="1254711341" calcext:value-type="float">
            <text:p>1254711341</text:p>
          </table:table-cell>
          <table:table-cell office:value-type="float" office:value="1172944106" calcext:value-type="float">
            <text:p>1172944106</text:p>
          </table:table-cell>
          <table:table-cell office:value-type="float" office:value="836370447" calcext:value-type="float">
            <text:p>836370447</text:p>
          </table:table-cell>
          <table:table-cell office:value-type="float" office:value="1095017205" calcext:value-type="float">
            <text:p>10950172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8638845" calcext:value-type="float">
            <text:p>998638845</text:p>
          </table:table-cell>
          <table:table-cell office:value-type="float" office:value="1136557801" calcext:value-type="float">
            <text:p>1136557801</text:p>
          </table:table-cell>
          <table:table-cell office:value-type="float" office:value="1064995707" calcext:value-type="float">
            <text:p>1064995707</text:p>
          </table:table-cell>
          <table:table-cell office:value-type="float" office:value="995071325" calcext:value-type="float">
            <text:p>995071325</text:p>
          </table:table-cell>
          <table:table-cell office:value-type="float" office:value="1159942674" calcext:value-type="float">
            <text:p>1159942674</text:p>
          </table:table-cell>
          <table:table-cell office:value-type="float" office:value="1128639768" calcext:value-type="float">
            <text:p>1128639768</text:p>
          </table:table-cell>
          <table:table-cell office:value-type="float" office:value="1323802642" calcext:value-type="float">
            <text:p>1323802642</text:p>
          </table:table-cell>
          <table:table-cell office:value-type="float" office:value="1284904943" calcext:value-type="float">
            <text:p>1284904943</text:p>
          </table:table-cell>
          <table:table-cell office:value-type="float" office:value="1041139441" calcext:value-type="float">
            <text:p>1041139441</text:p>
          </table:table-cell>
          <table:table-cell office:value-type="float" office:value="999208644" calcext:value-type="float">
            <text:p>999208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2144937" calcext:value-type="float">
            <text:p>1122144937</text:p>
          </table:table-cell>
          <table:table-cell office:value-type="float" office:value="1253127560" calcext:value-type="float">
            <text:p>1253127560</text:p>
          </table:table-cell>
          <table:table-cell office:value-type="float" office:value="1037119746" calcext:value-type="float">
            <text:p>1037119746</text:p>
          </table:table-cell>
          <table:table-cell office:value-type="float" office:value="1006696235" calcext:value-type="float">
            <text:p>1006696235</text:p>
          </table:table-cell>
          <table:table-cell office:value-type="float" office:value="836742870" calcext:value-type="float">
            <text:p>836742870</text:p>
          </table:table-cell>
          <table:table-cell office:value-type="float" office:value="1074152189" calcext:value-type="float">
            <text:p>1074152189</text:p>
          </table:table-cell>
          <table:table-cell office:value-type="float" office:value="1132623929" calcext:value-type="float">
            <text:p>1132623929</text:p>
          </table:table-cell>
          <table:table-cell office:value-type="float" office:value="1075452589" calcext:value-type="float">
            <text:p>1075452589</text:p>
          </table:table-cell>
          <table:table-cell office:value-type="float" office:value="1123322208" calcext:value-type="float">
            <text:p>1123322208</text:p>
          </table:table-cell>
          <table:table-cell office:value-type="float" office:value="1132567486" calcext:value-type="float">
            <text:p>11325674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4914078" calcext:value-type="float">
            <text:p>1114914078</text:p>
          </table:table-cell>
          <table:table-cell office:value-type="float" office:value="1170290758" calcext:value-type="float">
            <text:p>1170290758</text:p>
          </table:table-cell>
          <table:table-cell office:value-type="float" office:value="1222980562" calcext:value-type="float">
            <text:p>1222980562</text:p>
          </table:table-cell>
          <table:table-cell office:value-type="float" office:value="991838579" calcext:value-type="float">
            <text:p>991838579</text:p>
          </table:table-cell>
          <table:table-cell office:value-type="float" office:value="1055653053" calcext:value-type="float">
            <text:p>1055653053</text:p>
          </table:table-cell>
          <table:table-cell office:value-type="float" office:value="942531894" calcext:value-type="float">
            <text:p>942531894</text:p>
          </table:table-cell>
          <table:table-cell office:value-type="float" office:value="1176303085" calcext:value-type="float">
            <text:p>1176303085</text:p>
          </table:table-cell>
          <table:table-cell office:value-type="float" office:value="883105781" calcext:value-type="float">
            <text:p>883105781</text:p>
          </table:table-cell>
          <table:table-cell office:value-type="float" office:value="1012264673" calcext:value-type="float">
            <text:p>1012264673</text:p>
          </table:table-cell>
          <table:table-cell office:value-type="float" office:value="1340255194" calcext:value-type="float">
            <text:p>13402551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64350254" calcext:value-type="float">
            <text:p>1164350254</text:p>
          </table:table-cell>
          <table:table-cell office:value-type="float" office:value="1180757089" calcext:value-type="float">
            <text:p>1180757089</text:p>
          </table:table-cell>
          <table:table-cell office:value-type="float" office:value="1068935481" calcext:value-type="float">
            <text:p>1068935481</text:p>
          </table:table-cell>
          <table:table-cell office:value-type="float" office:value="969601016" calcext:value-type="float">
            <text:p>969601016</text:p>
          </table:table-cell>
          <table:table-cell office:value-type="float" office:value="957567738" calcext:value-type="float">
            <text:p>957567738</text:p>
          </table:table-cell>
          <table:table-cell office:value-type="float" office:value="851833106" calcext:value-type="float">
            <text:p>851833106</text:p>
          </table:table-cell>
          <table:table-cell office:value-type="float" office:value="1355582518" calcext:value-type="float">
            <text:p>1355582518</text:p>
          </table:table-cell>
          <table:table-cell office:value-type="float" office:value="1190143671" calcext:value-type="float">
            <text:p>1190143671</text:p>
          </table:table-cell>
          <table:table-cell office:value-type="float" office:value="1120851416" calcext:value-type="float">
            <text:p>1120851416</text:p>
          </table:table-cell>
          <table:table-cell office:value-type="float" office:value="1509233114" calcext:value-type="float">
            <text:p>1509233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0071750" calcext:value-type="float">
            <text:p>1060071750</text:p>
          </table:table-cell>
          <table:table-cell office:value-type="float" office:value="1353571974" calcext:value-type="float">
            <text:p>1353571974</text:p>
          </table:table-cell>
          <table:table-cell office:value-type="float" office:value="981125557" calcext:value-type="float">
            <text:p>981125557</text:p>
          </table:table-cell>
          <table:table-cell office:value-type="float" office:value="1087910164" calcext:value-type="float">
            <text:p>1087910164</text:p>
          </table:table-cell>
          <table:table-cell office:value-type="float" office:value="984722068" calcext:value-type="float">
            <text:p>984722068</text:p>
          </table:table-cell>
          <table:table-cell office:value-type="float" office:value="982992838" calcext:value-type="float">
            <text:p>982992838</text:p>
          </table:table-cell>
          <table:table-cell office:value-type="float" office:value="1212382350" calcext:value-type="float">
            <text:p>1212382350</text:p>
          </table:table-cell>
          <table:table-cell office:value-type="float" office:value="1094135200" calcext:value-type="float">
            <text:p>1094135200</text:p>
          </table:table-cell>
          <table:table-cell office:value-type="float" office:value="1035875407" calcext:value-type="float">
            <text:p>1035875407</text:p>
          </table:table-cell>
          <table:table-cell office:value-type="float" office:value="1436518016" calcext:value-type="float">
            <text:p>1436518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9843958" calcext:value-type="float">
            <text:p>1039843958</text:p>
          </table:table-cell>
          <table:table-cell office:value-type="float" office:value="1208091282" calcext:value-type="float">
            <text:p>1208091282</text:p>
          </table:table-cell>
          <table:table-cell office:value-type="float" office:value="857168376" calcext:value-type="float">
            <text:p>857168376</text:p>
          </table:table-cell>
          <table:table-cell office:value-type="float" office:value="1125985231" calcext:value-type="float">
            <text:p>1125985231</text:p>
          </table:table-cell>
          <table:table-cell office:value-type="float" office:value="989934092" calcext:value-type="float">
            <text:p>989934092</text:p>
          </table:table-cell>
          <table:table-cell office:value-type="float" office:value="1000774503" calcext:value-type="float">
            <text:p>1000774503</text:p>
          </table:table-cell>
          <table:table-cell office:value-type="float" office:value="1037047079" calcext:value-type="float">
            <text:p>1037047079</text:p>
          </table:table-cell>
          <table:table-cell office:value-type="float" office:value="1134402261" calcext:value-type="float">
            <text:p>1134402261</text:p>
          </table:table-cell>
          <table:table-cell office:value-type="float" office:value="1036294493" calcext:value-type="float">
            <text:p>1036294493</text:p>
          </table:table-cell>
          <table:table-cell office:value-type="float" office:value="1347565641" calcext:value-type="float">
            <text:p>1347565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7154470" calcext:value-type="float">
            <text:p>1027154470</text:p>
          </table:table-cell>
          <table:table-cell office:value-type="float" office:value="948074838" calcext:value-type="float">
            <text:p>948074838</text:p>
          </table:table-cell>
          <table:table-cell office:value-type="float" office:value="996416360" calcext:value-type="float">
            <text:p>996416360</text:p>
          </table:table-cell>
          <table:table-cell office:value-type="float" office:value="1033523281" calcext:value-type="float">
            <text:p>1033523281</text:p>
          </table:table-cell>
          <table:table-cell office:value-type="float" office:value="1008275540" calcext:value-type="float">
            <text:p>1008275540</text:p>
          </table:table-cell>
          <table:table-cell office:value-type="float" office:value="1013152381" calcext:value-type="float">
            <text:p>1013152381</text:p>
          </table:table-cell>
          <table:table-cell office:value-type="float" office:value="1031104808" calcext:value-type="float">
            <text:p>1031104808</text:p>
          </table:table-cell>
          <table:table-cell office:value-type="float" office:value="1099161785" calcext:value-type="float">
            <text:p>1099161785</text:p>
          </table:table-cell>
          <table:table-cell office:value-type="float" office:value="1131716797" calcext:value-type="float">
            <text:p>1131716797</text:p>
          </table:table-cell>
          <table:table-cell office:value-type="float" office:value="1381385510" calcext:value-type="float">
            <text:p>13813855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7074871" calcext:value-type="float">
            <text:p>967074871</text:p>
          </table:table-cell>
          <table:table-cell office:value-type="float" office:value="946695586" calcext:value-type="float">
            <text:p>946695586</text:p>
          </table:table-cell>
          <table:table-cell office:value-type="float" office:value="1088898032" calcext:value-type="float">
            <text:p>1088898032</text:p>
          </table:table-cell>
          <table:table-cell office:value-type="float" office:value="1126976444" calcext:value-type="float">
            <text:p>1126976444</text:p>
          </table:table-cell>
          <table:table-cell office:value-type="float" office:value="1196536710" calcext:value-type="float">
            <text:p>1196536710</text:p>
          </table:table-cell>
          <table:table-cell office:value-type="float" office:value="1093646458" calcext:value-type="float">
            <text:p>1093646458</text:p>
          </table:table-cell>
          <table:table-cell office:value-type="float" office:value="1010084115" calcext:value-type="float">
            <text:p>1010084115</text:p>
          </table:table-cell>
          <table:table-cell office:value-type="float" office:value="1105416014" calcext:value-type="float">
            <text:p>1105416014</text:p>
          </table:table-cell>
          <table:table-cell office:value-type="float" office:value="990214415" calcext:value-type="float">
            <text:p>990214415</text:p>
          </table:table-cell>
          <table:table-cell office:value-type="float" office:value="1222720629" calcext:value-type="float">
            <text:p>1222720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3260615" calcext:value-type="float">
            <text:p>843260615</text:p>
          </table:table-cell>
          <table:table-cell office:value-type="float" office:value="1194104967" calcext:value-type="float">
            <text:p>1194104967</text:p>
          </table:table-cell>
          <table:table-cell office:value-type="float" office:value="933904194" calcext:value-type="float">
            <text:p>933904194</text:p>
          </table:table-cell>
          <table:table-cell office:value-type="float" office:value="1054764137" calcext:value-type="float">
            <text:p>1054764137</text:p>
          </table:table-cell>
          <table:table-cell office:value-type="float" office:value="1241338512" calcext:value-type="float">
            <text:p>1241338512</text:p>
          </table:table-cell>
          <table:table-cell office:value-type="float" office:value="1170499110" calcext:value-type="float">
            <text:p>1170499110</text:p>
          </table:table-cell>
          <table:table-cell office:value-type="float" office:value="981620881" calcext:value-type="float">
            <text:p>981620881</text:p>
          </table:table-cell>
          <table:table-cell office:value-type="float" office:value="1114549354" calcext:value-type="float">
            <text:p>1114549354</text:p>
          </table:table-cell>
          <table:table-cell office:value-type="float" office:value="1094813305" calcext:value-type="float">
            <text:p>1094813305</text:p>
          </table:table-cell>
          <table:table-cell office:value-type="float" office:value="1176645648" calcext:value-type="float">
            <text:p>11766456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8151834" calcext:value-type="float">
            <text:p>638151834</text:p>
          </table:table-cell>
          <table:table-cell office:value-type="float" office:value="971585021" calcext:value-type="float">
            <text:p>971585021</text:p>
          </table:table-cell>
          <table:table-cell office:value-type="float" office:value="959905901" calcext:value-type="float">
            <text:p>959905901</text:p>
          </table:table-cell>
          <table:table-cell office:value-type="float" office:value="946149068" calcext:value-type="float">
            <text:p>946149068</text:p>
          </table:table-cell>
          <table:table-cell office:value-type="float" office:value="1307838690" calcext:value-type="float">
            <text:p>1307838690</text:p>
          </table:table-cell>
          <table:table-cell office:value-type="float" office:value="1149609945" calcext:value-type="float">
            <text:p>1149609945</text:p>
          </table:table-cell>
          <table:table-cell office:value-type="float" office:value="1016670261" calcext:value-type="float">
            <text:p>1016670261</text:p>
          </table:table-cell>
          <table:table-cell office:value-type="float" office:value="1070986705" calcext:value-type="float">
            <text:p>1070986705</text:p>
          </table:table-cell>
          <table:table-cell office:value-type="float" office:value="1131079776" calcext:value-type="float">
            <text:p>1131079776</text:p>
          </table:table-cell>
          <table:table-cell office:value-type="float" office:value="1156814463" calcext:value-type="float">
            <text:p>11568144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6490066" calcext:value-type="float">
            <text:p>556490066</text:p>
          </table:table-cell>
          <table:table-cell office:value-type="float" office:value="1067975379" calcext:value-type="float">
            <text:p>1067975379</text:p>
          </table:table-cell>
          <table:table-cell office:value-type="float" office:value="1038351029" calcext:value-type="float">
            <text:p>1038351029</text:p>
          </table:table-cell>
          <table:table-cell office:value-type="float" office:value="991150067" calcext:value-type="float">
            <text:p>991150067</text:p>
          </table:table-cell>
          <table:table-cell office:value-type="float" office:value="1158585253" calcext:value-type="float">
            <text:p>1158585253</text:p>
          </table:table-cell>
          <table:table-cell office:value-type="float" office:value="1155333410" calcext:value-type="float">
            <text:p>1155333410</text:p>
          </table:table-cell>
          <table:table-cell office:value-type="float" office:value="1046344196" calcext:value-type="float">
            <text:p>1046344196</text:p>
          </table:table-cell>
          <table:table-cell office:value-type="float" office:value="851590952" calcext:value-type="float">
            <text:p>851590952</text:p>
          </table:table-cell>
          <table:table-cell office:value-type="float" office:value="998781656" calcext:value-type="float">
            <text:p>998781656</text:p>
          </table:table-cell>
          <table:table-cell office:value-type="float" office:value="1031338441" calcext:value-type="float">
            <text:p>1031338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4481918" calcext:value-type="float">
            <text:p>554481918</text:p>
          </table:table-cell>
          <table:table-cell office:value-type="float" office:value="977805999" calcext:value-type="float">
            <text:p>977805999</text:p>
          </table:table-cell>
          <table:table-cell office:value-type="float" office:value="1008148341" calcext:value-type="float">
            <text:p>1008148341</text:p>
          </table:table-cell>
          <table:table-cell office:value-type="float" office:value="751891611" calcext:value-type="float">
            <text:p>751891611</text:p>
          </table:table-cell>
          <table:table-cell office:value-type="float" office:value="1060166621" calcext:value-type="float">
            <text:p>1060166621</text:p>
          </table:table-cell>
          <table:table-cell office:value-type="float" office:value="1181433077" calcext:value-type="float">
            <text:p>1181433077</text:p>
          </table:table-cell>
          <table:table-cell office:value-type="float" office:value="1156582416" calcext:value-type="float">
            <text:p>1156582416</text:p>
          </table:table-cell>
          <table:table-cell office:value-type="float" office:value="1009537345" calcext:value-type="float">
            <text:p>1009537345</text:p>
          </table:table-cell>
          <table:table-cell office:value-type="float" office:value="1181062233" calcext:value-type="float">
            <text:p>1181062233</text:p>
          </table:table-cell>
          <table:table-cell office:value-type="float" office:value="1041568648" calcext:value-type="float">
            <text:p>1041568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8358325" calcext:value-type="float">
            <text:p>358358325</text:p>
          </table:table-cell>
          <table:table-cell office:value-type="float" office:value="875944463" calcext:value-type="float">
            <text:p>875944463</text:p>
          </table:table-cell>
          <table:table-cell office:value-type="float" office:value="902871252" calcext:value-type="float">
            <text:p>902871252</text:p>
          </table:table-cell>
          <table:table-cell office:value-type="float" office:value="589575581" calcext:value-type="float">
            <text:p>589575581</text:p>
          </table:table-cell>
          <table:table-cell office:value-type="float" office:value="1071476776" calcext:value-type="float">
            <text:p>1071476776</text:p>
          </table:table-cell>
          <table:table-cell office:value-type="float" office:value="1078470526" calcext:value-type="float">
            <text:p>1078470526</text:p>
          </table:table-cell>
          <table:table-cell office:value-type="float" office:value="1024849327" calcext:value-type="float">
            <text:p>1024849327</text:p>
          </table:table-cell>
          <table:table-cell office:value-type="float" office:value="1097144554" calcext:value-type="float">
            <text:p>1097144554</text:p>
          </table:table-cell>
          <table:table-cell office:value-type="float" office:value="1027649086" calcext:value-type="float">
            <text:p>1027649086</text:p>
          </table:table-cell>
          <table:table-cell office:value-type="float" office:value="884480903" calcext:value-type="float">
            <text:p>8844809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9980201" calcext:value-type="float">
            <text:p>419980201</text:p>
          </table:table-cell>
          <table:table-cell office:value-type="float" office:value="957156805" calcext:value-type="float">
            <text:p>957156805</text:p>
          </table:table-cell>
          <table:table-cell office:value-type="float" office:value="874173537" calcext:value-type="float">
            <text:p>874173537</text:p>
          </table:table-cell>
          <table:table-cell office:value-type="float" office:value="451430174" calcext:value-type="float">
            <text:p>451430174</text:p>
          </table:table-cell>
          <table:table-cell office:value-type="float" office:value="988868413" calcext:value-type="float">
            <text:p>988868413</text:p>
          </table:table-cell>
          <table:table-cell office:value-type="float" office:value="1234186933" calcext:value-type="float">
            <text:p>1234186933</text:p>
          </table:table-cell>
          <table:table-cell office:value-type="float" office:value="1040764481" calcext:value-type="float">
            <text:p>1040764481</text:p>
          </table:table-cell>
          <table:table-cell office:value-type="float" office:value="1138222609" calcext:value-type="float">
            <text:p>1138222609</text:p>
          </table:table-cell>
          <table:table-cell office:value-type="float" office:value="978720704" calcext:value-type="float">
            <text:p>978720704</text:p>
          </table:table-cell>
          <table:table-cell office:value-type="float" office:value="1071140946" calcext:value-type="float">
            <text:p>10711409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582951" calcext:value-type="float">
            <text:p>299582951</text:p>
          </table:table-cell>
          <table:table-cell office:value-type="float" office:value="955741681" calcext:value-type="float">
            <text:p>955741681</text:p>
          </table:table-cell>
          <table:table-cell office:value-type="float" office:value="959043020" calcext:value-type="float">
            <text:p>959043020</text:p>
          </table:table-cell>
          <table:table-cell office:value-type="float" office:value="479328954" calcext:value-type="float">
            <text:p>479328954</text:p>
          </table:table-cell>
          <table:table-cell office:value-type="float" office:value="1040047354" calcext:value-type="float">
            <text:p>1040047354</text:p>
          </table:table-cell>
          <table:table-cell office:value-type="float" office:value="1020560586" calcext:value-type="float">
            <text:p>1020560586</text:p>
          </table:table-cell>
          <table:table-cell office:value-type="float" office:value="1064304178" calcext:value-type="float">
            <text:p>1064304178</text:p>
          </table:table-cell>
          <table:table-cell office:value-type="float" office:value="1120628053" calcext:value-type="float">
            <text:p>1120628053</text:p>
          </table:table-cell>
          <table:table-cell office:value-type="float" office:value="954546395" calcext:value-type="float">
            <text:p>954546395</text:p>
          </table:table-cell>
          <table:table-cell office:value-type="float" office:value="1126175194" calcext:value-type="float">
            <text:p>1126175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3101535" calcext:value-type="float">
            <text:p>913101535</text:p>
          </table:table-cell>
          <table:table-cell office:value-type="float" office:value="998484958" calcext:value-type="float">
            <text:p>998484958</text:p>
          </table:table-cell>
          <table:table-cell office:value-type="float" office:value="1044094800" calcext:value-type="float">
            <text:p>1044094800</text:p>
          </table:table-cell>
          <table:table-cell office:value-type="float" office:value="346684842" calcext:value-type="float">
            <text:p>346684842</text:p>
          </table:table-cell>
          <table:table-cell office:value-type="float" office:value="1113256655" calcext:value-type="float">
            <text:p>1113256655</text:p>
          </table:table-cell>
          <table:table-cell office:value-type="float" office:value="1039507676" calcext:value-type="float">
            <text:p>1039507676</text:p>
          </table:table-cell>
          <table:table-cell office:value-type="float" office:value="894521030" calcext:value-type="float">
            <text:p>894521030</text:p>
          </table:table-cell>
          <table:table-cell office:value-type="float" office:value="1078971676" calcext:value-type="float">
            <text:p>1078971676</text:p>
          </table:table-cell>
          <table:table-cell office:value-type="float" office:value="710136035" calcext:value-type="float">
            <text:p>710136035</text:p>
          </table:table-cell>
          <table:table-cell office:value-type="float" office:value="1214705040" calcext:value-type="float">
            <text:p>12147050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7821074" calcext:value-type="float">
            <text:p>957821074</text:p>
          </table:table-cell>
          <table:table-cell office:value-type="float" office:value="951030338" calcext:value-type="float">
            <text:p>951030338</text:p>
          </table:table-cell>
          <table:table-cell office:value-type="float" office:value="991934005" calcext:value-type="float">
            <text:p>991934005</text:p>
          </table:table-cell>
          <table:table-cell office:value-type="float" office:value="465473024" calcext:value-type="float">
            <text:p>465473024</text:p>
          </table:table-cell>
          <table:table-cell office:value-type="float" office:value="1112991116" calcext:value-type="float">
            <text:p>1112991116</text:p>
          </table:table-cell>
          <table:table-cell office:value-type="float" office:value="1072294341" calcext:value-type="float">
            <text:p>1072294341</text:p>
          </table:table-cell>
          <table:table-cell office:value-type="float" office:value="899306961" calcext:value-type="float">
            <text:p>899306961</text:p>
          </table:table-cell>
          <table:table-cell office:value-type="float" office:value="1041333903" calcext:value-type="float">
            <text:p>1041333903</text:p>
          </table:table-cell>
          <table:table-cell office:value-type="float" office:value="753964628" calcext:value-type="float">
            <text:p>753964628</text:p>
          </table:table-cell>
          <table:table-cell office:value-type="float" office:value="999861397" calcext:value-type="float">
            <text:p>999861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8057850" calcext:value-type="float">
            <text:p>878057850</text:p>
          </table:table-cell>
          <table:table-cell office:value-type="float" office:value="884030239" calcext:value-type="float">
            <text:p>884030239</text:p>
          </table:table-cell>
          <table:table-cell office:value-type="float" office:value="1002464476" calcext:value-type="float">
            <text:p>1002464476</text:p>
          </table:table-cell>
          <table:table-cell office:value-type="float" office:value="449825904" calcext:value-type="float">
            <text:p>449825904</text:p>
          </table:table-cell>
          <table:table-cell office:value-type="float" office:value="1065553064" calcext:value-type="float">
            <text:p>1065553064</text:p>
          </table:table-cell>
          <table:table-cell office:value-type="float" office:value="1058163848" calcext:value-type="float">
            <text:p>1058163848</text:p>
          </table:table-cell>
          <table:table-cell office:value-type="float" office:value="907759059" calcext:value-type="float">
            <text:p>907759059</text:p>
          </table:table-cell>
          <table:table-cell office:value-type="float" office:value="980063459" calcext:value-type="float">
            <text:p>980063459</text:p>
          </table:table-cell>
          <table:table-cell office:value-type="float" office:value="580718772" calcext:value-type="float">
            <text:p>580718772</text:p>
          </table:table-cell>
          <table:table-cell office:value-type="float" office:value="1013175345" calcext:value-type="float">
            <text:p>1013175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9046509" calcext:value-type="float">
            <text:p>899046509</text:p>
          </table:table-cell>
          <table:table-cell office:value-type="float" office:value="751134064" calcext:value-type="float">
            <text:p>751134064</text:p>
          </table:table-cell>
          <table:table-cell office:value-type="float" office:value="893050930" calcext:value-type="float">
            <text:p>893050930</text:p>
          </table:table-cell>
          <table:table-cell office:value-type="float" office:value="248599463" calcext:value-type="float">
            <text:p>248599463</text:p>
          </table:table-cell>
          <table:table-cell office:value-type="float" office:value="1019777056" calcext:value-type="float">
            <text:p>1019777056</text:p>
          </table:table-cell>
          <table:table-cell office:value-type="float" office:value="915229413" calcext:value-type="float">
            <text:p>915229413</text:p>
          </table:table-cell>
          <table:table-cell office:value-type="float" office:value="609174155" calcext:value-type="float">
            <text:p>609174155</text:p>
          </table:table-cell>
          <table:table-cell office:value-type="float" office:value="904294785" calcext:value-type="float">
            <text:p>904294785</text:p>
          </table:table-cell>
          <table:table-cell office:value-type="float" office:value="501274745" calcext:value-type="float">
            <text:p>501274745</text:p>
          </table:table-cell>
          <table:table-cell office:value-type="float" office:value="1079430017" calcext:value-type="float">
            <text:p>107943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3543654" calcext:value-type="float">
            <text:p>803543654</text:p>
          </table:table-cell>
          <table:table-cell office:value-type="float" office:value="665056646" calcext:value-type="float">
            <text:p>665056646</text:p>
          </table:table-cell>
          <table:table-cell office:value-type="float" office:value="846930561" calcext:value-type="float">
            <text:p>846930561</text:p>
          </table:table-cell>
          <table:table-cell office:value-type="float" office:value="310061198" calcext:value-type="float">
            <text:p>310061198</text:p>
          </table:table-cell>
          <table:table-cell office:value-type="float" office:value="968430973" calcext:value-type="float">
            <text:p>968430973</text:p>
          </table:table-cell>
          <table:table-cell office:value-type="float" office:value="914532737" calcext:value-type="float">
            <text:p>914532737</text:p>
          </table:table-cell>
          <table:table-cell office:value-type="float" office:value="639974942" calcext:value-type="float">
            <text:p>639974942</text:p>
          </table:table-cell>
          <table:table-cell office:value-type="float" office:value="900038536" calcext:value-type="float">
            <text:p>900038536</text:p>
          </table:table-cell>
          <table:table-cell office:value-type="float" office:value="455692215" calcext:value-type="float">
            <text:p>455692215</text:p>
          </table:table-cell>
          <table:table-cell office:value-type="float" office:value="1053767649" calcext:value-type="float">
            <text:p>1053767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761575" calcext:value-type="float">
            <text:p>660761575</text:p>
          </table:table-cell>
          <table:table-cell office:value-type="float" office:value="681612851" calcext:value-type="float">
            <text:p>681612851</text:p>
          </table:table-cell>
          <table:table-cell office:value-type="float" office:value="569324433" calcext:value-type="float">
            <text:p>569324433</text:p>
          </table:table-cell>
          <table:table-cell office:value-type="float" office:value="267253681" calcext:value-type="float">
            <text:p>267253681</text:p>
          </table:table-cell>
          <table:table-cell office:value-type="float" office:value="872416071" calcext:value-type="float">
            <text:p>872416071</text:p>
          </table:table-cell>
          <table:table-cell office:value-type="float" office:value="900156042" calcext:value-type="float">
            <text:p>900156042</text:p>
          </table:table-cell>
          <table:table-cell office:value-type="float" office:value="520463726" calcext:value-type="float">
            <text:p>520463726</text:p>
          </table:table-cell>
          <table:table-cell office:value-type="float" office:value="787138176" calcext:value-type="float">
            <text:p>787138176</text:p>
          </table:table-cell>
          <table:table-cell office:value-type="float" office:value="230310838" calcext:value-type="float">
            <text:p>230310838</text:p>
          </table:table-cell>
          <table:table-cell office:value-type="float" office:value="998497829" calcext:value-type="float">
            <text:p>998497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363159" calcext:value-type="float">
            <text:p>403363159</text:p>
          </table:table-cell>
          <table:table-cell office:value-type="float" office:value="638477053" calcext:value-type="float">
            <text:p>638477053</text:p>
          </table:table-cell>
          <table:table-cell office:value-type="float" office:value="416489793" calcext:value-type="float">
            <text:p>416489793</text:p>
          </table:table-cell>
          <table:table-cell office:value-type="float" office:value="179393726" calcext:value-type="float">
            <text:p>179393726</text:p>
          </table:table-cell>
          <table:table-cell office:value-type="float" office:value="859908877" calcext:value-type="float">
            <text:p>859908877</text:p>
          </table:table-cell>
          <table:table-cell office:value-type="float" office:value="818329216" calcext:value-type="float">
            <text:p>818329216</text:p>
          </table:table-cell>
          <table:table-cell office:value-type="float" office:value="403328538" calcext:value-type="float">
            <text:p>403328538</text:p>
          </table:table-cell>
          <table:table-cell office:value-type="float" office:value="630492052" calcext:value-type="float">
            <text:p>630492052</text:p>
          </table:table-cell>
          <table:table-cell office:value-type="float" office:value="169785007" calcext:value-type="float">
            <text:p>169785007</text:p>
          </table:table-cell>
          <table:table-cell office:value-type="float" office:value="882548549" calcext:value-type="float">
            <text:p>882548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5000379" calcext:value-type="float">
            <text:p>295000379</text:p>
          </table:table-cell>
          <table:table-cell office:value-type="float" office:value="575249068" calcext:value-type="float">
            <text:p>575249068</text:p>
          </table:table-cell>
          <table:table-cell office:value-type="float" office:value="341313144" calcext:value-type="float">
            <text:p>341313144</text:p>
          </table:table-cell>
          <table:table-cell office:value-type="float" office:value="179999657" calcext:value-type="float">
            <text:p>179999657</text:p>
          </table:table-cell>
          <table:table-cell office:value-type="float" office:value="863058878" calcext:value-type="float">
            <text:p>863058878</text:p>
          </table:table-cell>
          <table:table-cell office:value-type="float" office:value="905316798" calcext:value-type="float">
            <text:p>905316798</text:p>
          </table:table-cell>
          <table:table-cell office:value-type="float" office:value="272743475" calcext:value-type="float">
            <text:p>272743475</text:p>
          </table:table-cell>
          <table:table-cell office:value-type="float" office:value="605414245" calcext:value-type="float">
            <text:p>605414245</text:p>
          </table:table-cell>
          <table:table-cell office:value-type="float" office:value="144555523" calcext:value-type="float">
            <text:p>144555523</text:p>
          </table:table-cell>
          <table:table-cell office:value-type="float" office:value="913488572" calcext:value-type="float">
            <text:p>913488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6689122" calcext:value-type="float">
            <text:p>296689122</text:p>
          </table:table-cell>
          <table:table-cell office:value-type="float" office:value="453560447" calcext:value-type="float">
            <text:p>453560447</text:p>
          </table:table-cell>
          <table:table-cell office:value-type="float" office:value="294955603" calcext:value-type="float">
            <text:p>294955603</text:p>
          </table:table-cell>
          <table:table-cell office:value-type="float" office:value="178436852" calcext:value-type="float">
            <text:p>178436852</text:p>
          </table:table-cell>
          <table:table-cell office:value-type="float" office:value="755239960" calcext:value-type="float">
            <text:p>755239960</text:p>
          </table:table-cell>
          <table:table-cell office:value-type="float" office:value="670260242" calcext:value-type="float">
            <text:p>670260242</text:p>
          </table:table-cell>
          <table:table-cell office:value-type="float" office:value="184310513" calcext:value-type="float">
            <text:p>184310513</text:p>
          </table:table-cell>
          <table:table-cell office:value-type="float" office:value="385395635" calcext:value-type="float">
            <text:p>385395635</text:p>
          </table:table-cell>
          <table:table-cell office:value-type="float" office:value="173641066" calcext:value-type="float">
            <text:p>173641066</text:p>
          </table:table-cell>
          <table:table-cell office:value-type="float" office:value="809013158" calcext:value-type="float">
            <text:p>809013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261129" calcext:value-type="float">
            <text:p>177261129</text:p>
          </table:table-cell>
          <table:table-cell office:value-type="float" office:value="259130775" calcext:value-type="float">
            <text:p>259130775</text:p>
          </table:table-cell>
          <table:table-cell office:value-type="float" office:value="138880850" calcext:value-type="float">
            <text:p>138880850</text:p>
          </table:table-cell>
          <table:table-cell office:value-type="float" office:value="250254115" calcext:value-type="float">
            <text:p>250254115</text:p>
          </table:table-cell>
          <table:table-cell office:value-type="float" office:value="735769310" calcext:value-type="float">
            <text:p>735769310</text:p>
          </table:table-cell>
          <table:table-cell office:value-type="float" office:value="530428555" calcext:value-type="float">
            <text:p>530428555</text:p>
          </table:table-cell>
          <table:table-cell office:value-type="float" office:value="118189691" calcext:value-type="float">
            <text:p>118189691</text:p>
          </table:table-cell>
          <table:table-cell office:value-type="float" office:value="169901339" calcext:value-type="float">
            <text:p>169901339</text:p>
          </table:table-cell>
          <table:table-cell office:value-type="float" office:value="201312910" calcext:value-type="float">
            <text:p>201312910</text:p>
          </table:table-cell>
          <table:table-cell office:value-type="float" office:value="824957525" calcext:value-type="float">
            <text:p>824957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476609" calcext:value-type="float">
            <text:p>162476609</text:p>
          </table:table-cell>
          <table:table-cell office:value-type="float" office:value="193941098" calcext:value-type="float">
            <text:p>193941098</text:p>
          </table:table-cell>
          <table:table-cell office:value-type="float" office:value="138991237" calcext:value-type="float">
            <text:p>138991237</text:p>
          </table:table-cell>
          <table:table-cell office:value-type="float" office:value="199065982" calcext:value-type="float">
            <text:p>199065982</text:p>
          </table:table-cell>
          <table:table-cell office:value-type="float" office:value="685316167" calcext:value-type="float">
            <text:p>685316167</text:p>
          </table:table-cell>
          <table:table-cell office:value-type="float" office:value="516774628" calcext:value-type="float">
            <text:p>516774628</text:p>
          </table:table-cell>
          <table:table-cell office:value-type="float" office:value="126098786" calcext:value-type="float">
            <text:p>126098786</text:p>
          </table:table-cell>
          <table:table-cell office:value-type="float" office:value="155974519" calcext:value-type="float">
            <text:p>155974519</text:p>
          </table:table-cell>
          <table:table-cell office:value-type="float" office:value="253167851" calcext:value-type="float">
            <text:p>253167851</text:p>
          </table:table-cell>
          <table:table-cell office:value-type="float" office:value="766701653" calcext:value-type="float">
            <text:p>7667016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464743" calcext:value-type="float">
            <text:p>149464743</text:p>
          </table:table-cell>
          <table:table-cell office:value-type="float" office:value="199559260" calcext:value-type="float">
            <text:p>199559260</text:p>
          </table:table-cell>
          <table:table-cell office:value-type="float" office:value="165867196" calcext:value-type="float">
            <text:p>165867196</text:p>
          </table:table-cell>
          <table:table-cell office:value-type="float" office:value="164217721" calcext:value-type="float">
            <text:p>164217721</text:p>
          </table:table-cell>
          <table:table-cell office:value-type="float" office:value="664378551" calcext:value-type="float">
            <text:p>664378551</text:p>
          </table:table-cell>
          <table:table-cell office:value-type="float" office:value="401072844" calcext:value-type="float">
            <text:p>401072844</text:p>
          </table:table-cell>
          <table:table-cell office:value-type="float" office:value="115592469" calcext:value-type="float">
            <text:p>115592469</text:p>
          </table:table-cell>
          <table:table-cell office:value-type="float" office:value="194763390" calcext:value-type="float">
            <text:p>194763390</text:p>
          </table:table-cell>
          <table:table-cell office:value-type="float" office:value="210260422" calcext:value-type="float">
            <text:p>210260422</text:p>
          </table:table-cell>
          <table:table-cell office:value-type="float" office:value="599646493" calcext:value-type="float">
            <text:p>599646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509408" calcext:value-type="float">
            <text:p>115509408</text:p>
          </table:table-cell>
          <table:table-cell office:value-type="float" office:value="128419589" calcext:value-type="float">
            <text:p>128419589</text:p>
          </table:table-cell>
          <table:table-cell office:value-type="float" office:value="137372262" calcext:value-type="float">
            <text:p>137372262</text:p>
          </table:table-cell>
          <table:table-cell office:value-type="float" office:value="138997758" calcext:value-type="float">
            <text:p>138997758</text:p>
          </table:table-cell>
          <table:table-cell office:value-type="float" office:value="658039351" calcext:value-type="float">
            <text:p>658039351</text:p>
          </table:table-cell>
          <table:table-cell office:value-type="float" office:value="235422956" calcext:value-type="float">
            <text:p>235422956</text:p>
          </table:table-cell>
          <table:table-cell office:value-type="float" office:value="119507106" calcext:value-type="float">
            <text:p>119507106</text:p>
          </table:table-cell>
          <table:table-cell office:value-type="float" office:value="134414688" calcext:value-type="float">
            <text:p>134414688</text:p>
          </table:table-cell>
          <table:table-cell office:value-type="float" office:value="128544356" calcext:value-type="float">
            <text:p>128544356</text:p>
          </table:table-cell>
          <table:table-cell office:value-type="float" office:value="559657719" calcext:value-type="float">
            <text:p>559657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972761" calcext:value-type="float">
            <text:p>102972761</text:p>
          </table:table-cell>
          <table:table-cell office:value-type="float" office:value="178069255" calcext:value-type="float">
            <text:p>178069255</text:p>
          </table:table-cell>
          <table:table-cell office:value-type="float" office:value="138028245" calcext:value-type="float">
            <text:p>138028245</text:p>
          </table:table-cell>
          <table:table-cell office:value-type="float" office:value="109850634" calcext:value-type="float">
            <text:p>109850634</text:p>
          </table:table-cell>
          <table:table-cell office:value-type="float" office:value="683444528" calcext:value-type="float">
            <text:p>683444528</text:p>
          </table:table-cell>
          <table:table-cell office:value-type="float" office:value="211149335" calcext:value-type="float">
            <text:p>211149335</text:p>
          </table:table-cell>
          <table:table-cell office:value-type="float" office:value="154477908" calcext:value-type="float">
            <text:p>154477908</text:p>
          </table:table-cell>
          <table:table-cell office:value-type="float" office:value="153120303" calcext:value-type="float">
            <text:p>153120303</text:p>
          </table:table-cell>
          <table:table-cell office:value-type="float" office:value="124278834" calcext:value-type="float">
            <text:p>124278834</text:p>
          </table:table-cell>
          <table:table-cell office:value-type="float" office:value="415200538" calcext:value-type="float">
            <text:p>415200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746903" calcext:value-type="float">
            <text:p>97746903</text:p>
          </table:table-cell>
          <table:table-cell office:value-type="float" office:value="145548818" calcext:value-type="float">
            <text:p>145548818</text:p>
          </table:table-cell>
          <table:table-cell office:value-type="float" office:value="144796550" calcext:value-type="float">
            <text:p>144796550</text:p>
          </table:table-cell>
          <table:table-cell office:value-type="float" office:value="128607287" calcext:value-type="float">
            <text:p>128607287</text:p>
          </table:table-cell>
          <table:table-cell office:value-type="float" office:value="528907389" calcext:value-type="float">
            <text:p>528907389</text:p>
          </table:table-cell>
          <table:table-cell office:value-type="float" office:value="137641998" calcext:value-type="float">
            <text:p>137641998</text:p>
          </table:table-cell>
          <table:table-cell office:value-type="float" office:value="118123832" calcext:value-type="float">
            <text:p>118123832</text:p>
          </table:table-cell>
          <table:table-cell office:value-type="float" office:value="132342016" calcext:value-type="float">
            <text:p>132342016</text:p>
          </table:table-cell>
          <table:table-cell office:value-type="float" office:value="108922774" calcext:value-type="float">
            <text:p>108922774</text:p>
          </table:table-cell>
          <table:table-cell office:value-type="float" office:value="316901633" calcext:value-type="float">
            <text:p>316901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298471" calcext:value-type="float">
            <text:p>122298471</text:p>
          </table:table-cell>
          <table:table-cell office:value-type="float" office:value="86339226" calcext:value-type="float">
            <text:p>86339226</text:p>
          </table:table-cell>
          <table:table-cell office:value-type="float" office:value="128348029" calcext:value-type="float">
            <text:p>128348029</text:p>
          </table:table-cell>
          <table:table-cell office:value-type="float" office:value="118996225" calcext:value-type="float">
            <text:p>118996225</text:p>
          </table:table-cell>
          <table:table-cell office:value-type="float" office:value="226715328" calcext:value-type="float">
            <text:p>226715328</text:p>
          </table:table-cell>
          <table:table-cell office:value-type="float" office:value="118857373" calcext:value-type="float">
            <text:p>118857373</text:p>
          </table:table-cell>
          <table:table-cell office:value-type="float" office:value="124371808" calcext:value-type="float">
            <text:p>124371808</text:p>
          </table:table-cell>
          <table:table-cell office:value-type="float" office:value="137275350" calcext:value-type="float">
            <text:p>137275350</text:p>
          </table:table-cell>
          <table:table-cell office:value-type="float" office:value="192736192" calcext:value-type="float">
            <text:p>192736192</text:p>
          </table:table-cell>
          <table:table-cell office:value-type="float" office:value="206879878" calcext:value-type="float">
            <text:p>206879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875722" calcext:value-type="float">
            <text:p>146875722</text:p>
          </table:table-cell>
          <table:table-cell office:value-type="float" office:value="118503182" calcext:value-type="float">
            <text:p>118503182</text:p>
          </table:table-cell>
          <table:table-cell office:value-type="float" office:value="132627578" calcext:value-type="float">
            <text:p>132627578</text:p>
          </table:table-cell>
          <table:table-cell office:value-type="float" office:value="99246000" calcext:value-type="float">
            <text:p>99246000</text:p>
          </table:table-cell>
          <table:table-cell office:value-type="float" office:value="347492206" calcext:value-type="float">
            <text:p>347492206</text:p>
          </table:table-cell>
          <table:table-cell office:value-type="float" office:value="168572775" calcext:value-type="float">
            <text:p>168572775</text:p>
          </table:table-cell>
          <table:table-cell office:value-type="float" office:value="106297595" calcext:value-type="float">
            <text:p>106297595</text:p>
          </table:table-cell>
          <table:table-cell office:value-type="float" office:value="133136368" calcext:value-type="float">
            <text:p>133136368</text:p>
          </table:table-cell>
          <table:table-cell office:value-type="float" office:value="114672634" calcext:value-type="float">
            <text:p>114672634</text:p>
          </table:table-cell>
          <table:table-cell office:value-type="float" office:value="124827021" calcext:value-type="float">
            <text:p>124827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265900" calcext:value-type="float">
            <text:p>152265900</text:p>
          </table:table-cell>
          <table:table-cell office:value-type="float" office:value="212567555" calcext:value-type="float">
            <text:p>212567555</text:p>
          </table:table-cell>
          <table:table-cell office:value-type="float" office:value="95897331" calcext:value-type="float">
            <text:p>95897331</text:p>
          </table:table-cell>
          <table:table-cell office:value-type="float" office:value="145843984" calcext:value-type="float">
            <text:p>145843984</text:p>
          </table:table-cell>
          <table:table-cell office:value-type="float" office:value="179181668" calcext:value-type="float">
            <text:p>179181668</text:p>
          </table:table-cell>
          <table:table-cell office:value-type="float" office:value="100635841" calcext:value-type="float">
            <text:p>100635841</text:p>
          </table:table-cell>
          <table:table-cell office:value-type="float" office:value="107839770" calcext:value-type="float">
            <text:p>107839770</text:p>
          </table:table-cell>
          <table:table-cell office:value-type="float" office:value="102403446" calcext:value-type="float">
            <text:p>102403446</text:p>
          </table:table-cell>
          <table:table-cell office:value-type="float" office:value="142088528" calcext:value-type="float">
            <text:p>142088528</text:p>
          </table:table-cell>
          <table:table-cell office:value-type="float" office:value="110052941" calcext:value-type="float">
            <text:p>110052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153649" calcext:value-type="float">
            <text:p>155153649</text:p>
          </table:table-cell>
          <table:table-cell office:value-type="float" office:value="163788895" calcext:value-type="float">
            <text:p>163788895</text:p>
          </table:table-cell>
          <table:table-cell office:value-type="float" office:value="104651835" calcext:value-type="float">
            <text:p>104651835</text:p>
          </table:table-cell>
          <table:table-cell office:value-type="float" office:value="89731974" calcext:value-type="float">
            <text:p>89731974</text:p>
          </table:table-cell>
          <table:table-cell office:value-type="float" office:value="162102226" calcext:value-type="float">
            <text:p>162102226</text:p>
          </table:table-cell>
          <table:table-cell office:value-type="float" office:value="95064789" calcext:value-type="float">
            <text:p>95064789</text:p>
          </table:table-cell>
          <table:table-cell office:value-type="float" office:value="203257505" calcext:value-type="float">
            <text:p>203257505</text:p>
          </table:table-cell>
          <table:table-cell office:value-type="float" office:value="98665195" calcext:value-type="float">
            <text:p>98665195</text:p>
          </table:table-cell>
          <table:table-cell office:value-type="float" office:value="223904729" calcext:value-type="float">
            <text:p>223904729</text:p>
          </table:table-cell>
          <table:table-cell office:value-type="float" office:value="108414129" calcext:value-type="float">
            <text:p>108414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777223" calcext:value-type="float">
            <text:p>163777223</text:p>
          </table:table-cell>
          <table:table-cell office:value-type="float" office:value="246118215" calcext:value-type="float">
            <text:p>246118215</text:p>
          </table:table-cell>
          <table:table-cell office:value-type="float" office:value="124302946" calcext:value-type="float">
            <text:p>124302946</text:p>
          </table:table-cell>
          <table:table-cell office:value-type="string" calcext:value-type="string">
            <text:p>null</text:p>
          </table:table-cell>
          <table:table-cell office:value-type="float" office:value="151704056" calcext:value-type="float">
            <text:p>151704056</text:p>
          </table:table-cell>
          <table:table-cell office:value-type="float" office:value="169489365" calcext:value-type="float">
            <text:p>169489365</text:p>
          </table:table-cell>
          <table:table-cell office:value-type="float" office:value="130215399" calcext:value-type="float">
            <text:p>130215399</text:p>
          </table:table-cell>
          <table:table-cell office:value-type="float" office:value="152732569" calcext:value-type="float">
            <text:p>152732569</text:p>
          </table:table-cell>
          <table:table-cell office:value-type="float" office:value="126430036" calcext:value-type="float">
            <text:p>126430036</text:p>
          </table:table-cell>
          <table:table-cell office:value-type="float" office:value="153397789" calcext:value-type="float">
            <text:p>153397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707169" calcext:value-type="float">
            <text:p>124707169</text:p>
          </table:table-cell>
          <table:table-cell office:value-type="float" office:value="224022912" calcext:value-type="float">
            <text:p>224022912</text:p>
          </table:table-cell>
          <table:table-cell office:value-type="float" office:value="129749407" calcext:value-type="float">
            <text:p>129749407</text:p>
          </table:table-cell>
          <table:table-cell office:value-type="string" calcext:value-type="string">
            <text:p>null</text:p>
          </table:table-cell>
          <table:table-cell office:value-type="float" office:value="112560861" calcext:value-type="float">
            <text:p>112560861</text:p>
          </table:table-cell>
          <table:table-cell office:value-type="float" office:value="185656401" calcext:value-type="float">
            <text:p>185656401</text:p>
          </table:table-cell>
          <table:table-cell office:value-type="float" office:value="97688106" calcext:value-type="float">
            <text:p>97688106</text:p>
          </table:table-cell>
          <table:table-cell office:value-type="float" office:value="134138315" calcext:value-type="float">
            <text:p>134138315</text:p>
          </table:table-cell>
          <table:table-cell office:value-type="float" office:value="105032860" calcext:value-type="float">
            <text:p>105032860</text:p>
          </table:table-cell>
          <table:table-cell office:value-type="float" office:value="91557132" calcext:value-type="float">
            <text:p>91557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14981" calcext:value-type="float">
            <text:p>72214981</text:p>
          </table:table-cell>
          <table:table-cell office:value-type="float" office:value="106112774" calcext:value-type="float">
            <text:p>106112774</text:p>
          </table:table-cell>
          <table:table-cell office:value-type="float" office:value="46940377" calcext:value-type="float">
            <text:p>46940377</text:p>
          </table:table-cell>
          <table:table-cell office:value-type="string" calcext:value-type="string">
            <text:p>null</text:p>
          </table:table-cell>
          <table:table-cell office:value-type="float" office:value="104542758" calcext:value-type="float">
            <text:p>104542758</text:p>
          </table:table-cell>
          <table:table-cell office:value-type="float" office:value="124846721" calcext:value-type="float">
            <text:p>124846721</text:p>
          </table:table-cell>
          <table:table-cell office:value-type="float" office:value="96589130" calcext:value-type="float">
            <text:p>96589130</text:p>
          </table:table-cell>
          <table:table-cell office:value-type="float" office:value="107607337" calcext:value-type="float">
            <text:p>107607337</text:p>
          </table:table-cell>
          <table:table-cell office:value-type="string" calcext:value-type="string">
            <text:p>null</text:p>
          </table:table-cell>
          <table:table-cell office:value-type="float" office:value="101765543" calcext:value-type="float">
            <text:p>101765543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</table:table>
      <table:table table:name="order" table:style-name="ta1"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5-04T16:23:34.567035219</dc:date>
    <meta:editing-duration>PT40M40S</meta:editing-duration>
    <meta:editing-cycles>11</meta:editing-cycles>
    <meta:document-statistic meta:table-count="12" meta:cell-count="58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1.96cm" style:legend-expansion="high" chart:style-name="ch2"/>
        <chart:plot-area chart:style-name="ch3" table:cell-range-address="users.A1:users.K49" chart:data-source-has-labels="row" svg:x="0.32cm" svg:y="0.18cm" svg:width="12.243cm" svg:height="8.64cm">
          <chartooo:coordinate-region svg:x="1.127cm" svg:y="0.379cm" svg:width="11.2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ers.B2:users.B49" chart:label-cell-address="users.B1:users.B1" chart:class="chart:scatter">
            <chart:domain table:cell-range-address="users.A2:users.A49"/>
            <chart:data-point chart:repeated="48"/>
          </chart:series>
          <chart:series chart:style-name="ch7" chart:values-cell-range-address="users.C2:users.C49" chart:label-cell-address="users.C1:users.C1" chart:class="chart:scatter">
            <chart:data-point chart:repeated="48"/>
          </chart:series>
          <chart:series chart:style-name="ch8" chart:values-cell-range-address="users.D2:users.D49" chart:label-cell-address="users.D1:users.D1" chart:class="chart:scatter">
            <chart:data-point chart:repeated="48"/>
          </chart:series>
          <chart:series chart:style-name="ch9" chart:values-cell-range-address="users.E2:users.E49" chart:label-cell-address="users.E1:users.E1" chart:class="chart:scatter">
            <chart:data-point chart:repeated="48"/>
          </chart:series>
          <chart:series chart:style-name="ch10" chart:values-cell-range-address="users.F2:users.F49" chart:label-cell-address="users.F1:users.F1" chart:class="chart:scatter">
            <chart:data-point chart:repeated="48"/>
          </chart:series>
          <chart:series chart:style-name="ch11" chart:values-cell-range-address="users.G2:users.G49" chart:label-cell-address="users.G1:users.G1" chart:class="chart:scatter">
            <chart:data-point chart:repeated="48"/>
          </chart:series>
          <chart:series chart:style-name="ch12" chart:values-cell-range-address="users.H2:users.H49" chart:label-cell-address="users.H1:users.H1" chart:class="chart:scatter">
            <chart:data-point chart:repeated="48"/>
          </chart:series>
          <chart:series chart:style-name="ch13" chart:values-cell-range-address="users.I2:users.I49" chart:label-cell-address="users.I1:users.I1" chart:class="chart:scatter">
            <chart:data-point chart:repeated="48"/>
          </chart:series>
          <chart:series chart:style-name="ch14" chart:values-cell-range-address="users.J2:users.J49" chart:label-cell-address="users.J1:users.J1" chart:class="chart:scatter">
            <chart:data-point chart:repeated="48"/>
          </chart:series>
          <chart:series chart:style-name="ch15" chart:values-cell-range-address="users.K2:users.K49" chart:label-cell-address="users.K1:users.K1" chart:class="chart:scatter">
            <chart:data-point chart:repeated="4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</text:p>
                <draw:g>
                  <svg:desc>users.B1:users.B1</svg:desc>
                </draw:g>
              </table:table-cell>
              <table:table-cell office:value-type="string">
                <text:p>locustusers</text:p>
                <draw:g>
                  <svg:desc>users.C1:users.C1</svg:desc>
                </draw:g>
              </table:table-cell>
              <table:table-cell office:value-type="string">
                <text:p>locustusers</text:p>
                <draw:g>
                  <svg:desc>users.D1:users.D1</svg:desc>
                </draw:g>
              </table:table-cell>
              <table:table-cell office:value-type="string">
                <text:p>locustusers</text:p>
                <draw:g>
                  <svg:desc>users.E1:users.E1</svg:desc>
                </draw:g>
              </table:table-cell>
              <table:table-cell office:value-type="string">
                <text:p>locustusers</text:p>
                <draw:g>
                  <svg:desc>users.F1:users.F1</svg:desc>
                </draw:g>
              </table:table-cell>
              <table:table-cell office:value-type="string">
                <text:p>locustusers</text:p>
                <draw:g>
                  <svg:desc>users.G1:users.G1</svg:desc>
                </draw:g>
              </table:table-cell>
              <table:table-cell office:value-type="string">
                <text:p>locustusers</text:p>
                <draw:g>
                  <svg:desc>users.H1:users.H1</svg:desc>
                </draw:g>
              </table:table-cell>
              <table:table-cell office:value-type="string">
                <text:p>locustusers</text:p>
                <draw:g>
                  <svg:desc>users.I1:users.I1</svg:desc>
                </draw:g>
              </table:table-cell>
              <table:table-cell office:value-type="string">
                <text:p>locustusers</text:p>
                <draw:g>
                  <svg:desc>users.J1:users.J1</svg:desc>
                </draw:g>
              </table:table-cell>
              <table:table-cell office:value-type="string">
                <text:p>locustusers</text:p>
                <draw:g>
                  <svg:desc>users.K1:user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users.A2:users.A49</svg:desc>
                </draw:g>
              </table:table-cell>
              <table:table-cell office:value-type="float" office:value="600">
                <text:p>600</text:p>
                <draw:g>
                  <svg:desc>users.B2:users.B49</svg:desc>
                </draw:g>
              </table:table-cell>
              <table:table-cell office:value-type="float" office:value="600">
                <text:p>600</text:p>
                <draw:g>
                  <svg:desc>users.C2:users.C49</svg:desc>
                </draw:g>
              </table:table-cell>
              <table:table-cell office:value-type="float" office:value="600">
                <text:p>600</text:p>
                <draw:g>
                  <svg:desc>users.D2:users.D49</svg:desc>
                </draw:g>
              </table:table-cell>
              <table:table-cell office:value-type="float" office:value="600">
                <text:p>600</text:p>
                <draw:g>
                  <svg:desc>users.E2:users.E49</svg:desc>
                </draw:g>
              </table:table-cell>
              <table:table-cell office:value-type="float" office:value="600">
                <text:p>600</text:p>
                <draw:g>
                  <svg:desc>users.F2:users.F49</svg:desc>
                </draw:g>
              </table:table-cell>
              <table:table-cell office:value-type="float" office:value="600">
                <text:p>600</text:p>
                <draw:g>
                  <svg:desc>users.G2:users.G49</svg:desc>
                </draw:g>
              </table:table-cell>
              <table:table-cell office:value-type="float" office:value="600">
                <text:p>600</text:p>
                <draw:g>
                  <svg:desc>users.H2:users.H49</svg:desc>
                </draw:g>
              </table:table-cell>
              <table:table-cell office:value-type="float" office:value="600">
                <text:p>600</text:p>
                <draw:g>
                  <svg:desc>users.I2:users.I49</svg:desc>
                </draw:g>
              </table:table-cell>
              <table:table-cell office:value-type="float" office:value="600">
                <text:p>600</text:p>
                <draw:g>
                  <svg:desc>users.J2:users.J49</svg:desc>
                </draw:g>
              </table:table-cell>
              <table:table-cell office:value-type="float" office:value="600">
                <text:p>600</text:p>
                <draw:g>
                  <svg:desc>users.K2:users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22">
                <text:p>52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555">
                <text:p>555</text:p>
              </table:table-cell>
              <table:table-cell office:value-type="float" office:value="531">
                <text:p>531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40">
                <text:p>540</text:p>
              </table:table-cell>
              <table:table-cell office:value-type="float" office:value="579">
                <text:p>579</text:p>
              </table:table-cell>
              <table:table-cell office:value-type="float" office:value="553">
                <text:p>553</text:p>
              </table:table-cell>
              <table:table-cell office:value-type="float" office:value="562">
                <text:p>562</text:p>
              </table:table-cell>
              <table:table-cell office:value-type="float" office:value="522">
                <text:p>52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55">
                <text:p>555</text:p>
              </table:table-cell>
              <table:table-cell office:value-type="float" office:value="531">
                <text:p>531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40">
                <text:p>540</text:p>
              </table:table-cell>
              <table:table-cell office:value-type="float" office:value="579">
                <text:p>579</text:p>
              </table:table-cell>
              <table:table-cell office:value-type="float" office:value="553">
                <text:p>553</text:p>
              </table:table-cell>
              <table:table-cell office:value-type="float" office:value="562">
                <text:p>562</text:p>
              </table:table-cell>
              <table:table-cell office:value-type="float" office:value="522">
                <text:p>52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55">
                <text:p>555</text:p>
              </table:table-cell>
              <table:table-cell office:value-type="float" office:value="531">
                <text:p>531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40">
                <text:p>540</text:p>
              </table:table-cell>
              <table:table-cell office:value-type="float" office:value="579">
                <text:p>579</text:p>
              </table:table-cell>
              <table:table-cell office:value-type="float" office:value="553">
                <text:p>553</text:p>
              </table:table-cell>
              <table:table-cell office:value-type="float" office:value="562">
                <text:p>562</text:p>
              </table:table-cell>
              <table:table-cell office:value-type="float" office:value="502">
                <text:p>50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507">
                <text:p>507</text:p>
              </table:table-cell>
              <table:table-cell office:value-type="float" office:value="495">
                <text:p>495</text:p>
              </table:table-cell>
              <table:table-cell office:value-type="float" office:value="484">
                <text:p>484</text:p>
              </table:table-cell>
              <table:table-cell office:value-type="float" office:value="462">
                <text:p>462</text:p>
              </table:table-cell>
              <table:table-cell office:value-type="float" office:value="534">
                <text:p>534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02">
                <text:p>5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507">
                <text:p>507</text:p>
              </table:table-cell>
              <table:table-cell office:value-type="float" office:value="495">
                <text:p>495</text:p>
              </table:table-cell>
              <table:table-cell office:value-type="float" office:value="484">
                <text:p>484</text:p>
              </table:table-cell>
              <table:table-cell office:value-type="float" office:value="462">
                <text:p>462</text:p>
              </table:table-cell>
              <table:table-cell office:value-type="float" office:value="534">
                <text:p>534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02">
                <text:p>5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507">
                <text:p>507</text:p>
              </table:table-cell>
              <table:table-cell office:value-type="float" office:value="495">
                <text:p>495</text:p>
              </table:table-cell>
              <table:table-cell office:value-type="float" office:value="484">
                <text:p>484</text:p>
              </table:table-cell>
              <table:table-cell office:value-type="float" office:value="462">
                <text:p>462</text:p>
              </table:table-cell>
              <table:table-cell office:value-type="float" office:value="534">
                <text:p>534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433">
                <text:p>43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  <table:table-cell office:value-type="float" office:value="474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468">
                <text:p>468</text:p>
              </table:table-cell>
              <table:table-cell office:value-type="float" office:value="537">
                <text:p>537</text:p>
              </table:table-cell>
              <table:table-cell office:value-type="float" office:value="446">
                <text:p>446</text:p>
              </table:table-cell>
              <table:table-cell office:value-type="float" office:value="493">
                <text:p>493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  <table:table-cell office:value-type="float" office:value="474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468">
                <text:p>468</text:p>
              </table:table-cell>
              <table:table-cell office:value-type="float" office:value="537">
                <text:p>537</text:p>
              </table:table-cell>
              <table:table-cell office:value-type="float" office:value="446">
                <text:p>446</text:p>
              </table:table-cell>
              <table:table-cell office:value-type="float" office:value="493">
                <text:p>493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  <table:table-cell office:value-type="float" office:value="474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468">
                <text:p>468</text:p>
              </table:table-cell>
              <table:table-cell office:value-type="float" office:value="537">
                <text:p>537</text:p>
              </table:table-cell>
              <table:table-cell office:value-type="float" office:value="446">
                <text:p>446</text:p>
              </table:table-cell>
              <table:table-cell office:value-type="float" office:value="493">
                <text:p>493</text:p>
              </table:table-cell>
              <table:table-cell office:value-type="float" office:value="389">
                <text:p>38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64">
                <text:p>364</text:p>
              </table:table-cell>
              <table:table-cell office:value-type="float" office:value="392">
                <text:p>392</text:p>
              </table:table-cell>
              <table:table-cell office:value-type="float" office:value="431">
                <text:p>431</text:p>
              </table:table-cell>
              <table:table-cell office:value-type="float" office:value="298">
                <text:p>298</text:p>
              </table:table-cell>
              <table:table-cell office:value-type="float" office:value="387">
                <text:p>387</text:p>
              </table:table-cell>
              <table:table-cell office:value-type="float" office:value="488">
                <text:p>488</text:p>
              </table:table-cell>
              <table:table-cell office:value-type="float" office:value="422">
                <text:p>422</text:p>
              </table:table-cell>
              <table:table-cell office:value-type="float" office:value="411">
                <text:p>411</text:p>
              </table:table-cell>
              <table:table-cell office:value-type="float" office:value="389">
                <text:p>38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64">
                <text:p>364</text:p>
              </table:table-cell>
              <table:table-cell office:value-type="float" office:value="392">
                <text:p>392</text:p>
              </table:table-cell>
              <table:table-cell office:value-type="float" office:value="431">
                <text:p>431</text:p>
              </table:table-cell>
              <table:table-cell office:value-type="float" office:value="298">
                <text:p>298</text:p>
              </table:table-cell>
              <table:table-cell office:value-type="float" office:value="387">
                <text:p>387</text:p>
              </table:table-cell>
              <table:table-cell office:value-type="float" office:value="488">
                <text:p>488</text:p>
              </table:table-cell>
              <table:table-cell office:value-type="float" office:value="422">
                <text:p>422</text:p>
              </table:table-cell>
              <table:table-cell office:value-type="float" office:value="411">
                <text:p>411</text:p>
              </table:table-cell>
              <table:table-cell office:value-type="float" office:value="389">
                <text:p>38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64">
                <text:p>364</text:p>
              </table:table-cell>
              <table:table-cell office:value-type="float" office:value="392">
                <text:p>392</text:p>
              </table:table-cell>
              <table:table-cell office:value-type="float" office:value="431">
                <text:p>431</text:p>
              </table:table-cell>
              <table:table-cell office:value-type="float" office:value="298">
                <text:p>298</text:p>
              </table:table-cell>
              <table:table-cell office:value-type="float" office:value="387">
                <text:p>387</text:p>
              </table:table-cell>
              <table:table-cell office:value-type="float" office:value="488">
                <text:p>488</text:p>
              </table:table-cell>
              <table:table-cell office:value-type="float" office:value="422">
                <text:p>422</text:p>
              </table:table-cell>
              <table:table-cell office:value-type="float" office:value="411">
                <text:p>411</text:p>
              </table:table-cell>
              <table:table-cell office:value-type="float" office:value="333">
                <text:p>3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369">
                <text:p>369</text:p>
              </table:table-cell>
              <table:table-cell office:value-type="float" office:value="346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386">
                <text:p>386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362">
                <text:p>362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10">
                <text:p>310</text:p>
              </table:table-cell>
              <table:table-cell office:value-type="float" office:value="369">
                <text:p>369</text:p>
              </table:table-cell>
              <table:table-cell office:value-type="float" office:value="346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386">
                <text:p>386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362">
                <text:p>362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10">
                <text:p>310</text:p>
              </table:table-cell>
              <table:table-cell office:value-type="float" office:value="369">
                <text:p>369</text:p>
              </table:table-cell>
              <table:table-cell office:value-type="float" office:value="346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386">
                <text:p>386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362">
                <text:p>362</text:p>
              </table:table-cell>
              <table:table-cell office:value-type="float" office:value="298">
                <text:p>29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383">
                <text:p>383</text:p>
              </table:table-cell>
              <table:table-cell office:value-type="float" office:value="337">
                <text:p>337</text:p>
              </table:table-cell>
              <table:table-cell office:value-type="float" office:value="361">
                <text:p>361</text:p>
              </table:table-cell>
              <table:table-cell office:value-type="float" office:value="337">
                <text:p>337</text:p>
              </table:table-cell>
              <table:table-cell office:value-type="float" office:value="298">
                <text:p>29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8">
                <text:p>228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383">
                <text:p>383</text:p>
              </table:table-cell>
              <table:table-cell office:value-type="float" office:value="337">
                <text:p>337</text:p>
              </table:table-cell>
              <table:table-cell office:value-type="float" office:value="361">
                <text:p>361</text:p>
              </table:table-cell>
              <table:table-cell office:value-type="float" office:value="337">
                <text:p>337</text:p>
              </table:table-cell>
              <table:table-cell office:value-type="float" office:value="298">
                <text:p>29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8">
                <text:p>228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383">
                <text:p>383</text:p>
              </table:table-cell>
              <table:table-cell office:value-type="float" office:value="337">
                <text:p>337</text:p>
              </table:table-cell>
              <table:table-cell office:value-type="float" office:value="361">
                <text:p>361</text:p>
              </table:table-cell>
              <table:table-cell office:value-type="float" office:value="337">
                <text:p>337</text:p>
              </table:table-cell>
              <table:table-cell office:value-type="float" office:value="246">
                <text:p>24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166">
                <text:p>166</text:p>
              </table:table-cell>
              <table:table-cell office:value-type="float" office:value="306">
                <text:p>306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335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166">
                <text:p>166</text:p>
              </table:table-cell>
              <table:table-cell office:value-type="float" office:value="306">
                <text:p>306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335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166">
                <text:p>166</text:p>
              </table:table-cell>
              <table:table-cell office:value-type="float" office:value="306">
                <text:p>306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335">
                <text:p>335</text:p>
              </table:table-cell>
              <table:table-cell office:value-type="float" office:value="248">
                <text:p>2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285">
                <text:p>285</text:p>
              </table:table-cell>
              <table:table-cell office:value-type="float" office:value="149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309">
                <text:p>309</text:p>
              </table:table-cell>
              <table:table-cell office:value-type="float" office:value="259">
                <text:p>259</text:p>
              </table:table-cell>
              <table:table-cell office:value-type="float" office:value="315">
                <text:p>315</text:p>
              </table:table-cell>
              <table:table-cell office:value-type="float" office:value="248">
                <text:p>24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285">
                <text:p>285</text:p>
              </table:table-cell>
              <table:table-cell office:value-type="float" office:value="149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309">
                <text:p>309</text:p>
              </table:table-cell>
              <table:table-cell office:value-type="float" office:value="259">
                <text:p>259</text:p>
              </table:table-cell>
              <table:table-cell office:value-type="float" office:value="315">
                <text:p>315</text:p>
              </table:table-cell>
              <table:table-cell office:value-type="float" office:value="248">
                <text:p>24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285">
                <text:p>285</text:p>
              </table:table-cell>
              <table:table-cell office:value-type="float" office:value="149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309">
                <text:p>309</text:p>
              </table:table-cell>
              <table:table-cell office:value-type="float" office:value="259">
                <text:p>259</text:p>
              </table:table-cell>
              <table:table-cell office:value-type="float" office:value="315">
                <text:p>315</text:p>
              </table:table-cell>
              <table:table-cell office:value-type="float" office:value="165">
                <text:p>16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6">
                <text:p>236</text:p>
              </table:table-cell>
              <table:table-cell office:value-type="float" office:value="205">
                <text:p>205</text:p>
              </table:table-cell>
              <table:table-cell office:value-type="float" office:value="248">
                <text:p>248</text:p>
              </table:table-cell>
              <table:table-cell office:value-type="float" office:value="133">
                <text:p>133</text:p>
              </table:table-cell>
              <table:table-cell office:value-type="float" office:value="292">
                <text:p>292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  <table:table-cell office:value-type="float" office:value="257">
                <text:p>257</text:p>
              </table:table-cell>
              <table:table-cell office:value-type="float" office:value="165">
                <text:p>16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36">
                <text:p>236</text:p>
              </table:table-cell>
              <table:table-cell office:value-type="float" office:value="205">
                <text:p>205</text:p>
              </table:table-cell>
              <table:table-cell office:value-type="float" office:value="248">
                <text:p>248</text:p>
              </table:table-cell>
              <table:table-cell office:value-type="float" office:value="133">
                <text:p>133</text:p>
              </table:table-cell>
              <table:table-cell office:value-type="float" office:value="292">
                <text:p>292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  <table:table-cell office:value-type="float" office:value="257">
                <text:p>257</text:p>
              </table:table-cell>
              <table:table-cell office:value-type="float" office:value="165">
                <text:p>16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36">
                <text:p>236</text:p>
              </table:table-cell>
              <table:table-cell office:value-type="float" office:value="205">
                <text:p>205</text:p>
              </table:table-cell>
              <table:table-cell office:value-type="float" office:value="248">
                <text:p>248</text:p>
              </table:table-cell>
              <table:table-cell office:value-type="float" office:value="133">
                <text:p>133</text:p>
              </table:table-cell>
              <table:table-cell office:value-type="float" office:value="292">
                <text:p>292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  <table:table-cell office:value-type="float" office:value="257">
                <text:p>257</text:p>
              </table:table-cell>
              <table:table-cell office:value-type="float" office:value="127">
                <text:p>12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196">
                <text:p>196</text:p>
              </table:table-cell>
              <table:table-cell office:value-type="float" office:value="127">
                <text:p>12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196">
                <text:p>196</text:p>
              </table:table-cell>
              <table:table-cell office:value-type="float" office:value="127">
                <text:p>12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196">
                <text:p>196</text:p>
              </table:table-cell>
              <table:table-cell office:value-type="float" office:value="149">
                <text:p>1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26">
                <text:p>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1.711cm" style:legend-expansion="high" chart:style-name="ch2"/>
        <chart:plot-area chart:style-name="ch3" table:cell-range-address="cpu.A1:cpu.L50" chart:data-source-has-labels="row" svg:x="0.32cm" svg:y="0.18cm" svg:width="11.344cm" svg:height="8.64cm">
          <chartooo:coordinate-region svg:x="1.127cm" svg:y="0.379cm" svg:width="10.1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.B2:cpu.B50" chart:label-cell-address="cpu.B1:cpu.B1" chart:class="chart:scatter">
            <chart:domain table:cell-range-address="cpu.A2:cpu.A50"/>
            <chart:data-point chart:repeated="49"/>
          </chart:series>
          <chart:series chart:style-name="ch7" chart:values-cell-range-address="cpu.C2:cpu.C50" chart:label-cell-address="cpu.C1:cpu.C1" chart:class="chart:scatter">
            <chart:data-point chart:repeated="49"/>
          </chart:series>
          <chart:series chart:style-name="ch8" chart:values-cell-range-address="cpu.D2:cpu.D50" chart:label-cell-address="cpu.D1:cpu.D1" chart:class="chart:scatter">
            <chart:data-point chart:repeated="49"/>
          </chart:series>
          <chart:series chart:style-name="ch9" chart:values-cell-range-address="cpu.E2:cpu.E50" chart:label-cell-address="cpu.E1:cpu.E1" chart:class="chart:scatter">
            <chart:data-point chart:repeated="49"/>
          </chart:series>
          <chart:series chart:style-name="ch10" chart:values-cell-range-address="cpu.F2:cpu.F50" chart:label-cell-address="cpu.F1:cpu.F1" chart:class="chart:scatter">
            <chart:data-point chart:repeated="49"/>
          </chart:series>
          <chart:series chart:style-name="ch11" chart:values-cell-range-address="cpu.G2:cpu.G50" chart:label-cell-address="cpu.G1:cpu.G1" chart:class="chart:scatter">
            <chart:data-point chart:repeated="49"/>
          </chart:series>
          <chart:series chart:style-name="ch12" chart:values-cell-range-address="cpu.H2:cpu.H50" chart:label-cell-address="cpu.H1:cpu.H1" chart:class="chart:scatter">
            <chart:data-point chart:repeated="49"/>
          </chart:series>
          <chart:series chart:style-name="ch13" chart:values-cell-range-address="cpu.I2:cpu.I50" chart:label-cell-address="cpu.I1:cpu.I1" chart:class="chart:scatter">
            <chart:data-point chart:repeated="49"/>
          </chart:series>
          <chart:series chart:style-name="ch14" chart:values-cell-range-address="cpu.J2:cpu.J50" chart:label-cell-address="cpu.J1:cpu.J1" chart:class="chart:scatter">
            <chart:data-point chart:repeated="49"/>
          </chart:series>
          <chart:series chart:style-name="ch15" chart:values-cell-range-address="cpu.K2:cpu.K50" chart:label-cell-address="cpu.K1:cpu.K1" chart:class="chart:scatter">
            <chart:data-point chart:repeated="49"/>
          </chart:series>
          <chart:series chart:style-name="ch16" chart:values-cell-range-address="cpu.L2:cpu.L50" chart:label-cell-address="cpu.L1:cpu.L1" chart:class="chart:scatter">
            <chart:data-point chart:repeated="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</text:p>
                <draw:g>
                  <svg:desc>cpu.B1:cpu.B1</svg:desc>
                </draw:g>
              </table:table-cell>
              <table:table-cell office:value-type="string">
                <text:p>cpuusage_middle</text:p>
                <draw:g>
                  <svg:desc>cpu.C1:cpu.C1</svg:desc>
                </draw:g>
              </table:table-cell>
              <table:table-cell office:value-type="string">
                <text:p>cpuusage_middle</text:p>
                <draw:g>
                  <svg:desc>cpu.D1:cpu.D1</svg:desc>
                </draw:g>
              </table:table-cell>
              <table:table-cell office:value-type="string">
                <text:p>cpuusage_middle</text:p>
                <draw:g>
                  <svg:desc>cpu.E1:cpu.E1</svg:desc>
                </draw:g>
              </table:table-cell>
              <table:table-cell office:value-type="string">
                <text:p>cpuusage_middle</text:p>
                <draw:g>
                  <svg:desc>cpu.F1:cpu.F1</svg:desc>
                </draw:g>
              </table:table-cell>
              <table:table-cell office:value-type="string">
                <text:p>cpuusage_middle</text:p>
                <draw:g>
                  <svg:desc>cpu.G1:cpu.G1</svg:desc>
                </draw:g>
              </table:table-cell>
              <table:table-cell office:value-type="string">
                <text:p>cpuusage_middle</text:p>
                <draw:g>
                  <svg:desc>cpu.H1:cpu.H1</svg:desc>
                </draw:g>
              </table:table-cell>
              <table:table-cell office:value-type="string">
                <text:p>cpuusage_middle</text:p>
                <draw:g>
                  <svg:desc>cpu.I1:cpu.I1</svg:desc>
                </draw:g>
              </table:table-cell>
              <table:table-cell office:value-type="string">
                <text:p>cpuusage_middle</text:p>
                <draw:g>
                  <svg:desc>cpu.J1:cpu.J1</svg:desc>
                </draw:g>
              </table:table-cell>
              <table:table-cell office:value-type="string">
                <text:p>cpuusage_middle</text:p>
                <draw:g>
                  <svg:desc>cpu.K1:cpu.K1</svg:desc>
                </draw:g>
              </table:table-cell>
              <table:table-cell office:value-type="string">
                <text:p>cpuusage_middle</text:p>
                <draw:g>
                  <svg:desc>cpu.L1:cpu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cpu.A2:cpu.A50</svg:desc>
                </draw:g>
              </table:table-cell>
              <table:table-cell office:value-type="float" office:value="1000">
                <text:p>1000</text:p>
                <draw:g>
                  <svg:desc>cpu.B2:cpu.B50</svg:desc>
                </draw:g>
              </table:table-cell>
              <table:table-cell office:value-type="float" office:value="394">
                <text:p>394</text:p>
                <draw:g>
                  <svg:desc>cpu.C2:cpu.C50</svg:desc>
                </draw:g>
              </table:table-cell>
              <table:table-cell office:value-type="float" office:value="382">
                <text:p>382</text:p>
                <draw:g>
                  <svg:desc>cpu.D2:cpu.D50</svg:desc>
                </draw:g>
              </table:table-cell>
              <table:table-cell office:value-type="float" office:value="239">
                <text:p>239</text:p>
                <draw:g>
                  <svg:desc>cpu.E2:cpu.E50</svg:desc>
                </draw:g>
              </table:table-cell>
              <table:table-cell office:value-type="float" office:value="396">
                <text:p>396</text:p>
                <draw:g>
                  <svg:desc>cpu.F2:cpu.F50</svg:desc>
                </draw:g>
              </table:table-cell>
              <table:table-cell office:value-type="float" office:value="390">
                <text:p>390</text:p>
                <draw:g>
                  <svg:desc>cpu.G2:cpu.G50</svg:desc>
                </draw:g>
              </table:table-cell>
              <table:table-cell office:value-type="float" office:value="405">
                <text:p>405</text:p>
                <draw:g>
                  <svg:desc>cpu.H2:cpu.H50</svg:desc>
                </draw:g>
              </table:table-cell>
              <table:table-cell office:value-type="float" office:value="406">
                <text:p>406</text:p>
                <draw:g>
                  <svg:desc>cpu.I2:cpu.I50</svg:desc>
                </draw:g>
              </table:table-cell>
              <table:table-cell office:value-type="float" office:value="408">
                <text:p>408</text:p>
                <draw:g>
                  <svg:desc>cpu.J2:cpu.J50</svg:desc>
                </draw:g>
              </table:table-cell>
              <table:table-cell office:value-type="float" office:value="391">
                <text:p>391</text:p>
                <draw:g>
                  <svg:desc>cpu.K2:cpu.K50</svg:desc>
                </draw:g>
              </table:table-cell>
              <table:table-cell office:value-type="float" office:value="394">
                <text:p>394</text:p>
                <draw:g>
                  <svg:desc>cpu.L2:cpu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395">
                <text:p>395</text:p>
              </table:table-cell>
              <table:table-cell office:value-type="float" office:value="399">
                <text:p>399</text:p>
              </table:table-cell>
              <table:table-cell office:value-type="float" office:value="372">
                <text:p>372</text:p>
              </table:table-cell>
              <table:table-cell office:value-type="float" office:value="393">
                <text:p>393</text:p>
              </table:table-cell>
              <table:table-cell office:value-type="float" office:value="397">
                <text:p>397</text:p>
              </table:table-cell>
              <table:table-cell office:value-type="float" office:value="387">
                <text:p>387</text:p>
              </table:table-cell>
              <table:table-cell office:value-type="float" office:value="402">
                <text:p>402</text:p>
              </table:table-cell>
              <table:table-cell office:value-type="float" office:value="391">
                <text:p>391</text:p>
              </table:table-cell>
              <table:table-cell office:value-type="float" office:value="400">
                <text:p>4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404">
                <text:p>404</text:p>
              </table:table-cell>
              <table:table-cell office:value-type="float" office:value="391">
                <text:p>391</text:p>
              </table:table-cell>
              <table:table-cell office:value-type="float" office:value="385">
                <text:p>385</text:p>
              </table:table-cell>
              <table:table-cell office:value-type="float" office:value="400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384">
                <text:p>384</text:p>
              </table:table-cell>
              <table:table-cell office:value-type="float" office:value="387">
                <text:p>387</text:p>
              </table:table-cell>
              <table:table-cell office:value-type="float" office:value="393">
                <text:p>39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383">
                <text:p>383</text:p>
              </table:table-cell>
              <table:table-cell office:value-type="float" office:value="403">
                <text:p>403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06">
                <text:p>406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391">
                <text:p>39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401">
                <text:p>401</text:p>
              </table:table-cell>
              <table:table-cell office:value-type="float" office:value="394">
                <text:p>394</text:p>
              </table:table-cell>
              <table:table-cell office:value-type="float" office:value="398">
                <text:p>3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402">
                <text:p>402</text:p>
              </table:table-cell>
              <table:table-cell office:value-type="float" office:value="389">
                <text:p>389</text:p>
              </table:table-cell>
              <table:table-cell office:value-type="float" office:value="405">
                <text:p>405</text:p>
              </table:table-cell>
              <table:table-cell office:value-type="float" office:value="398">
                <text:p>398</text:p>
              </table:table-cell>
              <table:table-cell office:value-type="float" office:value="392">
                <text:p>392</text:p>
              </table:table-cell>
              <table:table-cell office:value-type="float" office:value="384">
                <text:p>384</text:p>
              </table:table-cell>
              <table:table-cell office:value-type="float" office:value="391">
                <text:p>391</text:p>
              </table:table-cell>
              <table:table-cell office:value-type="float" office:value="394">
                <text:p>394</text:p>
              </table:table-cell>
              <table:table-cell office:value-type="float" office:value="398">
                <text:p>39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391">
                <text:p>391</text:p>
              </table:table-cell>
              <table:table-cell office:value-type="float" office:value="384">
                <text:p>384</text:p>
              </table:table-cell>
              <table:table-cell office:value-type="float" office:value="398">
                <text:p>398</text:p>
              </table:table-cell>
              <table:table-cell office:value-type="float" office:value="419">
                <text:p>419</text:p>
              </table:table-cell>
              <table:table-cell office:value-type="float" office:value="386">
                <text:p>386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386">
                <text:p>386</text:p>
              </table:table-cell>
              <table:table-cell office:value-type="float" office:value="391">
                <text:p>3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393">
                <text:p>393</text:p>
              </table:table-cell>
              <table:table-cell office:value-type="float" office:value="404">
                <text:p>404</text:p>
              </table:table-cell>
              <table:table-cell office:value-type="float" office:value="389">
                <text:p>389</text:p>
              </table:table-cell>
              <table:table-cell office:value-type="float" office:value="384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401">
                <text:p>401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383">
                <text:p>38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358">
                <text:p>358</text:p>
              </table:table-cell>
              <table:table-cell office:value-type="float" office:value="384">
                <text:p>384</text:p>
              </table:table-cell>
              <table:table-cell office:value-type="float" office:value="412">
                <text:p>412</text:p>
              </table:table-cell>
              <table:table-cell office:value-type="float" office:value="417">
                <text:p>417</text:p>
              </table:table-cell>
              <table:table-cell office:value-type="float" office:value="394">
                <text:p>394</text:p>
              </table:table-cell>
              <table:table-cell office:value-type="float" office:value="400">
                <text:p>400</text:p>
              </table:table-cell>
              <table:table-cell office:value-type="float" office:value="428">
                <text:p>428</text:p>
              </table:table-cell>
              <table:table-cell office:value-type="float" office:value="396">
                <text:p>396</text:p>
              </table:table-cell>
              <table:table-cell office:value-type="float" office:value="388">
                <text:p>38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385">
                <text:p>385</text:p>
              </table:table-cell>
              <table:table-cell office:value-type="float" office:value="401">
                <text:p>401</text:p>
              </table:table-cell>
              <table:table-cell office:value-type="float" office:value="415">
                <text:p>415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90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395">
                <text:p>395</text:p>
              </table:table-cell>
              <table:table-cell office:value-type="float" office:value="393">
                <text:p>39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410">
                <text:p>410</text:p>
              </table:table-cell>
              <table:table-cell office:value-type="float" office:value="390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398">
                <text:p>398</text:p>
              </table:table-cell>
              <table:table-cell office:value-type="float" office:value="410">
                <text:p>410</text:p>
              </table:table-cell>
              <table:table-cell office:value-type="float" office:value="374">
                <text:p>374</text:p>
              </table:table-cell>
              <table:table-cell office:value-type="float" office:value="401">
                <text:p>401</text:p>
              </table:table-cell>
              <table:table-cell office:value-type="float" office:value="394">
                <text:p>394</text:p>
              </table:table-cell>
              <table:table-cell office:value-type="float" office:value="392">
                <text:p>39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384">
                <text:p>384</text:p>
              </table:table-cell>
              <table:table-cell office:value-type="float" office:value="390">
                <text:p>390</text:p>
              </table:table-cell>
              <table:table-cell office:value-type="float" office:value="405">
                <text:p>405</text:p>
              </table:table-cell>
              <table:table-cell office:value-type="float" office:value="409">
                <text:p>409</text:p>
              </table:table-cell>
              <table:table-cell office:value-type="float" office:value="392">
                <text:p>392</text:p>
              </table:table-cell>
              <table:table-cell office:value-type="float" office:value="403">
                <text:p>403</text:p>
              </table:table-cell>
              <table:table-cell office:value-type="float" office:value="392">
                <text:p>392</text:p>
              </table:table-cell>
              <table:table-cell office:value-type="float" office:value="402">
                <text:p>4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394">
                <text:p>394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12">
                <text:p>41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18">
                <text:p>418</text:p>
              </table:table-cell>
              <table:table-cell office:value-type="float" office:value="393">
                <text:p>393</text:p>
              </table:table-cell>
              <table:table-cell office:value-type="float" office:value="399">
                <text:p>39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397">
                <text:p>397</text:p>
              </table:table-cell>
              <table:table-cell office:value-type="float" office:value="392">
                <text:p>392</text:p>
              </table:table-cell>
              <table:table-cell office:value-type="float" office:value="383">
                <text:p>383</text:p>
              </table:table-cell>
              <table:table-cell office:value-type="float" office:value="417">
                <text:p>417</text:p>
              </table:table-cell>
              <table:table-cell office:value-type="float" office:value="395">
                <text:p>395</text:p>
              </table:table-cell>
              <table:table-cell office:value-type="float" office:value="398">
                <text:p>398</text:p>
              </table:table-cell>
              <table:table-cell office:value-type="float" office:value="414">
                <text:p>414</text:p>
              </table:table-cell>
              <table:table-cell office:value-type="float" office:value="391">
                <text:p>391</text:p>
              </table:table-cell>
              <table:table-cell office:value-type="float" office:value="397">
                <text:p>39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395">
                <text:p>395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  <table:table-cell office:value-type="float" office:value="396">
                <text:p>396</text:p>
              </table:table-cell>
              <table:table-cell office:value-type="float" office:value="381">
                <text:p>381</text:p>
              </table:table-cell>
              <table:table-cell office:value-type="float" office:value="396">
                <text:p>396</text:p>
              </table:table-cell>
              <table:table-cell office:value-type="float" office:value="419">
                <text:p>419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05">
                <text:p>405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97">
                <text:p>397</text:p>
              </table:table-cell>
              <table:table-cell office:value-type="float" office:value="411">
                <text:p>411</text:p>
              </table:table-cell>
              <table:table-cell office:value-type="float" office:value="398">
                <text:p>39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403">
                <text:p>403</text:p>
              </table:table-cell>
              <table:table-cell office:value-type="float" office:value="394">
                <text:p>394</text:p>
              </table:table-cell>
              <table:table-cell office:value-type="float" office:value="392">
                <text:p>392</text:p>
              </table:table-cell>
              <table:table-cell office:value-type="float" office:value="396">
                <text:p>396</text:p>
              </table:table-cell>
              <table:table-cell office:value-type="float" office:value="393">
                <text:p>393</text:p>
              </table:table-cell>
              <table:table-cell office:value-type="float" office:value="398">
                <text:p>398</text:p>
              </table:table-cell>
              <table:table-cell office:value-type="float" office:value="394">
                <text:p>394</text:p>
              </table:table-cell>
              <table:table-cell office:value-type="float" office:value="402">
                <text:p>402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390">
                <text:p>390</text:p>
              </table:table-cell>
              <table:table-cell office:value-type="float" office:value="399">
                <text:p>399</text:p>
              </table:table-cell>
              <table:table-cell office:value-type="float" office:value="392">
                <text:p>392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423">
                <text:p>423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380">
                <text:p>380</text:p>
              </table:table-cell>
              <table:table-cell office:value-type="float" office:value="399">
                <text:p>399</text:p>
              </table:table-cell>
              <table:table-cell office:value-type="float" office:value="391">
                <text:p>391</text:p>
              </table:table-cell>
              <table:table-cell office:value-type="float" office:value="385">
                <text:p>385</text:p>
              </table:table-cell>
              <table:table-cell office:value-type="float" office:value="403">
                <text:p>403</text:p>
              </table:table-cell>
              <table:table-cell office:value-type="float" office:value="387">
                <text:p>387</text:p>
              </table:table-cell>
              <table:table-cell office:value-type="float" office:value="418">
                <text:p>418</text:p>
              </table:table-cell>
              <table:table-cell office:value-type="float" office:value="404">
                <text:p>404</text:p>
              </table:table-cell>
              <table:table-cell office:value-type="float" office:value="388">
                <text:p>38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385">
                <text:p>385</text:p>
              </table:table-cell>
              <table:table-cell office:value-type="float" office:value="404">
                <text:p>404</text:p>
              </table:table-cell>
              <table:table-cell office:value-type="float" office:value="392">
                <text:p>392</text:p>
              </table:table-cell>
              <table:table-cell office:value-type="float" office:value="397">
                <text:p>397</text:p>
              </table:table-cell>
              <table:table-cell office:value-type="float" office:value="406">
                <text:p>406</text:p>
              </table:table-cell>
              <table:table-cell office:value-type="float" office:value="395">
                <text:p>39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337">
                <text:p>337</text:p>
              </table:table-cell>
              <table:table-cell office:value-type="float" office:value="395">
                <text:p>395</text:p>
              </table:table-cell>
              <table:table-cell office:value-type="float" office:value="393">
                <text:p>393</text:p>
              </table:table-cell>
              <table:table-cell office:value-type="float" office:value="311">
                <text:p>311</text:p>
              </table:table-cell>
              <table:table-cell office:value-type="float" office:value="391">
                <text:p>391</text:p>
              </table:table-cell>
              <table:table-cell office:value-type="float" office:value="387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97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329">
                <text:p>329</text:p>
              </table:table-cell>
              <table:table-cell office:value-type="float" office:value="401">
                <text:p>401</text:p>
              </table:table-cell>
              <table:table-cell office:value-type="float" office:value="404">
                <text:p>404</text:p>
              </table:table-cell>
              <table:table-cell office:value-type="float" office:value="343">
                <text:p>343</text:p>
              </table:table-cell>
              <table:table-cell office:value-type="float" office:value="401">
                <text:p>401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394">
                <text:p>394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331">
                <text:p>331</text:p>
              </table:table-cell>
              <table:table-cell office:value-type="float" office:value="393">
                <text:p>393</text:p>
              </table:table-cell>
              <table:table-cell office:value-type="float" office:value="404">
                <text:p>404</text:p>
              </table:table-cell>
              <table:table-cell office:value-type="float" office:value="345">
                <text:p>345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98">
                <text:p>398</text:p>
              </table:table-cell>
              <table:table-cell office:value-type="float" office:value="396">
                <text:p>396</text:p>
              </table:table-cell>
              <table:table-cell office:value-type="float" office:value="388">
                <text:p>38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375">
                <text:p>375</text:p>
              </table:table-cell>
              <table:table-cell office:value-type="float" office:value="401">
                <text:p>401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  <table:table-cell office:value-type="float" office:value="387">
                <text:p>387</text:p>
              </table:table-cell>
              <table:table-cell office:value-type="float" office:value="401">
                <text:p>401</text:p>
              </table:table-cell>
              <table:table-cell office:value-type="float" office:value="398">
                <text:p>398</text:p>
              </table:table-cell>
              <table:table-cell office:value-type="float" office:value="405">
                <text:p>405</text:p>
              </table:table-cell>
              <table:table-cell office:value-type="float" office:value="391">
                <text:p>3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92">
                <text:p>392</text:p>
              </table:table-cell>
              <table:table-cell office:value-type="float" office:value="418">
                <text:p>418</text:p>
              </table:table-cell>
              <table:table-cell office:value-type="float" office:value="391">
                <text:p>391</text:p>
              </table:table-cell>
              <table:table-cell office:value-type="float" office:value="316">
                <text:p>316</text:p>
              </table:table-cell>
              <table:table-cell office:value-type="float" office:value="400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384">
                <text:p>384</text:p>
              </table:table-cell>
              <table:table-cell office:value-type="float" office:value="412">
                <text:p>412</text:p>
              </table:table-cell>
              <table:table-cell office:value-type="float" office:value="391">
                <text:p>39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396">
                <text:p>396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26">
                <text:p>326</text:p>
              </table:table-cell>
              <table:table-cell office:value-type="float" office:value="402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396">
                <text:p>396</text:p>
              </table:table-cell>
              <table:table-cell office:value-type="float" office:value="404">
                <text:p>404</text:p>
              </table:table-cell>
              <table:table-cell office:value-type="float" office:value="357">
                <text:p>3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389">
                <text:p>389</text:p>
              </table:table-cell>
              <table:table-cell office:value-type="float" office:value="386">
                <text:p>386</text:p>
              </table:table-cell>
              <table:table-cell office:value-type="float" office:value="394">
                <text:p>394</text:p>
              </table:table-cell>
              <table:table-cell office:value-type="float" office:value="313">
                <text:p>313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373">
                <text:p>373</text:p>
              </table:table-cell>
              <table:table-cell office:value-type="float" office:value="394">
                <text:p>394</text:p>
              </table:table-cell>
              <table:table-cell office:value-type="float" office:value="337">
                <text:p>33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358">
                <text:p>358</text:p>
              </table:table-cell>
              <table:table-cell office:value-type="float" office:value="382">
                <text:p>382</text:p>
              </table:table-cell>
              <table:table-cell office:value-type="float" office:value="401">
                <text:p>401</text:p>
              </table:table-cell>
              <table:table-cell office:value-type="float" office:value="301">
                <text:p>301</text:p>
              </table:table-cell>
              <table:table-cell office:value-type="float" office:value="401">
                <text:p>401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397">
                <text:p>397</text:p>
              </table:table-cell>
              <table:table-cell office:value-type="float" office:value="333">
                <text:p>3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  <table:table-cell office:value-type="float" office:value="387">
                <text:p>387</text:p>
              </table:table-cell>
              <table:table-cell office:value-type="float" office:value="277">
                <text:p>277</text:p>
              </table:table-cell>
              <table:table-cell office:value-type="float" office:value="412">
                <text:p>412</text:p>
              </table:table-cell>
              <table:table-cell office:value-type="float" office:value="394">
                <text:p>394</text:p>
              </table:table-cell>
              <table:table-cell office:value-type="float" office:value="360">
                <text:p>360</text:p>
              </table:table-cell>
              <table:table-cell office:value-type="float" office:value="386">
                <text:p>386</text:p>
              </table:table-cell>
              <table:table-cell office:value-type="float" office:value="303">
                <text:p>30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322">
                <text:p>322</text:p>
              </table:table-cell>
              <table:table-cell office:value-type="float" office:value="375">
                <text:p>375</text:p>
              </table:table-cell>
              <table:table-cell office:value-type="float" office:value="339">
                <text:p>339</text:p>
              </table:table-cell>
              <table:table-cell office:value-type="float" office:value="252">
                <text:p>252</text:p>
              </table:table-cell>
              <table:table-cell office:value-type="float" office:value="388">
                <text:p>388</text:p>
              </table:table-cell>
              <table:table-cell office:value-type="float" office:value="396">
                <text:p>396</text:p>
              </table:table-cell>
              <table:table-cell office:value-type="float" office:value="328">
                <text:p>328</text:p>
              </table:table-cell>
              <table:table-cell office:value-type="float" office:value="380">
                <text:p>380</text:p>
              </table:table-cell>
              <table:table-cell office:value-type="float" office:value="275">
                <text:p>27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328">
                <text:p>328</text:p>
              </table:table-cell>
              <table:table-cell office:value-type="float" office:value="372">
                <text:p>372</text:p>
              </table:table-cell>
              <table:table-cell office:value-type="float" office:value="330">
                <text:p>330</text:p>
              </table:table-cell>
              <table:table-cell office:value-type="float" office:value="250">
                <text:p>250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  <table:table-cell office:value-type="float" office:value="310">
                <text:p>310</text:p>
              </table:table-cell>
              <table:table-cell office:value-type="float" office:value="365">
                <text:p>365</text:p>
              </table:table-cell>
              <table:table-cell office:value-type="float" office:value="276">
                <text:p>27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311">
                <text:p>311</text:p>
              </table:table-cell>
              <table:table-cell office:value-type="float" office:value="363">
                <text:p>363</text:p>
              </table:table-cell>
              <table:table-cell office:value-type="float" office:value="311">
                <text:p>311</text:p>
              </table:table-cell>
              <table:table-cell office:value-type="float" office:value="235">
                <text:p>235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283">
                <text:p>283</text:p>
              </table:table-cell>
              <table:table-cell office:value-type="float" office:value="340">
                <text:p>340</text:p>
              </table:table-cell>
              <table:table-cell office:value-type="float" office:value="277">
                <text:p>27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66">
                <text:p>266</text:p>
              </table:table-cell>
              <table:table-cell office:value-type="float" office:value="308">
                <text:p>30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383">
                <text:p>383</text:p>
              </table:table-cell>
              <table:table-cell office:value-type="float" office:value="375">
                <text:p>375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  <table:table-cell office:value-type="float" office:value="275">
                <text:p>275</text:p>
              </table:table-cell>
              <table:table-cell office:value-type="float" office:value="219">
                <text:p>219</text:p>
              </table:table-cell>
              <table:table-cell office:value-type="float" office:value="253">
                <text:p>253</text:p>
              </table:table-cell>
              <table:table-cell office:value-type="float" office:value="383">
                <text:p>383</text:p>
              </table:table-cell>
              <table:table-cell office:value-type="float" office:value="369">
                <text:p>369</text:p>
              </table:table-cell>
              <table:table-cell office:value-type="float" office:value="216">
                <text:p>216</text:p>
              </table:table-cell>
              <table:table-cell office:value-type="float" office:value="243">
                <text:p>243</text:p>
              </table:table-cell>
              <table:table-cell office:value-type="float" office:value="296">
                <text:p>2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41">
                <text:p>241</text:p>
              </table:table-cell>
              <table:table-cell office:value-type="float" office:value="266">
                <text:p>266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376">
                <text:p>376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3">
                <text:p>193</text:p>
              </table:table-cell>
              <table:table-cell office:value-type="float" office:value="232">
                <text:p>232</text:p>
              </table:table-cell>
              <table:table-cell office:value-type="float" office:value="191">
                <text:p>191</text:p>
              </table:table-cell>
              <table:table-cell office:value-type="float" office:value="174">
                <text:p>174</text:p>
              </table:table-cell>
              <table:table-cell office:value-type="float" office:value="372">
                <text:p>372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  <table:table-cell office:value-type="float" office:value="236">
                <text:p>236</text:p>
              </table:table-cell>
              <table:table-cell office:value-type="float" office:value="192">
                <text:p>19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82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186">
                <text:p>186</text:p>
              </table:table-cell>
              <table:table-cell office:value-type="float" office:value="156">
                <text:p>156</text:p>
              </table:table-cell>
              <table:table-cell office:value-type="float" office:value="358">
                <text:p>358</text:p>
              </table:table-cell>
              <table:table-cell office:value-type="float" office:value="249">
                <text:p>249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  <table:table-cell office:value-type="float" office:value="173">
                <text:p>1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  <table:table-cell office:value-type="float" office:value="342">
                <text:p>342</text:p>
              </table:table-cell>
              <table:table-cell office:value-type="float" office:value="233">
                <text:p>233</text:p>
              </table:table-cell>
              <table:table-cell office:value-type="float" office:value="113">
                <text:p>113</text:p>
              </table:table-cell>
              <table:table-cell office:value-type="float" office:value="209">
                <text:p>209</text:p>
              </table:table-cell>
              <table:table-cell office:value-type="float" office:value="118">
                <text:p>1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130">
                <text:p>130</text:p>
              </table:table-cell>
              <table:table-cell office:value-type="float" office:value="111">
                <text:p>111</text:p>
              </table:table-cell>
              <table:table-cell office:value-type="float" office:value="315">
                <text:p>315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102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169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54">
                <text:p>5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267">
                <text:p>267</text:p>
              </table:table-cell>
              <table:table-cell office:value-type="float" office:value="129">
                <text:p>129</text:p>
              </table:table-cell>
              <table:table-cell office:value-type="float" office:value="67">
                <text:p>67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124cm" svg:height="9cm" xlink:href=".." xlink:type="simple" chart:class="chart:scatter" chart:style-name="ch1">
        <chart:legend chart:legend-position="end" svg:x="20.589cm" svg:y="1.96cm" style:legend-expansion="high" chart:style-name="ch2"/>
        <chart:plot-area chart:style-name="ch3" table:cell-range-address="viewfeed.A1:viewfeed.K49" chart:data-source-has-labels="row" svg:x="0.562cm" svg:y="0.18cm" svg:width="19.465cm" svg:height="8.64cm">
          <chartooo:coordinate-region svg:x="2.48cm" svg:y="0.379cm" svg:width="17.17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ewfeed.B2:viewfeed.B49" chart:label-cell-address="viewfeed.B1:viewfeed.B1" chart:class="chart:scatter">
            <chart:domain table:cell-range-address="viewfeed.A2:viewfeed.A49"/>
            <chart:data-point chart:repeated="48"/>
          </chart:series>
          <chart:series chart:style-name="ch7" chart:values-cell-range-address="viewfeed.C2:viewfeed.C49" chart:label-cell-address="viewfeed.C1:viewfeed.C1" chart:class="chart:scatter">
            <chart:data-point chart:repeated="48"/>
          </chart:series>
          <chart:series chart:style-name="ch8" chart:values-cell-range-address="viewfeed.D2:viewfeed.D49" chart:label-cell-address="viewfeed.D1:viewfeed.D1" chart:class="chart:scatter">
            <chart:data-point chart:repeated="48"/>
          </chart:series>
          <chart:series chart:style-name="ch9" chart:values-cell-range-address="viewfeed.E2:viewfeed.E49" chart:label-cell-address="viewfeed.E1:viewfeed.E1" chart:class="chart:scatter">
            <chart:data-point chart:repeated="48"/>
          </chart:series>
          <chart:series chart:style-name="ch10" chart:values-cell-range-address="viewfeed.F2:viewfeed.F49" chart:label-cell-address="viewfeed.F1:viewfeed.F1" chart:class="chart:scatter">
            <chart:data-point chart:repeated="48"/>
          </chart:series>
          <chart:series chart:style-name="ch11" chart:values-cell-range-address="viewfeed.G2:viewfeed.G49" chart:label-cell-address="viewfeed.G1:viewfeed.G1" chart:class="chart:scatter">
            <chart:data-point chart:repeated="48"/>
          </chart:series>
          <chart:series chart:style-name="ch12" chart:values-cell-range-address="viewfeed.H2:viewfeed.H49" chart:label-cell-address="viewfeed.H1:viewfeed.H1" chart:class="chart:scatter">
            <chart:data-point chart:repeated="48"/>
          </chart:series>
          <chart:series chart:style-name="ch13" chart:values-cell-range-address="viewfeed.I2:viewfeed.I49" chart:label-cell-address="viewfeed.I1:viewfeed.I1" chart:class="chart:scatter">
            <chart:data-point chart:repeated="48"/>
          </chart:series>
          <chart:series chart:style-name="ch14" chart:values-cell-range-address="viewfeed.J2:viewfeed.J49" chart:label-cell-address="viewfeed.J1:viewfeed.J1" chart:class="chart:scatter">
            <chart:data-point chart:repeated="48"/>
          </chart:series>
          <chart:series chart:style-name="ch15" chart:values-cell-range-address="viewfeed.K2:viewfeed.K49" chart:label-cell-address="viewfeed.K1:viewfeed.K1" chart:class="chart:scatter">
            <chart:data-point chart:repeated="4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ile_viewfeedresponsetime_edge1</text:p>
                <draw:g>
                  <svg:desc>viewfeed.B1:viewfeed.B1</svg:desc>
                </draw:g>
              </table:table-cell>
              <table:table-cell office:value-type="string">
                <text:p>percentile_viewfeedresponsetime_edge1</text:p>
                <draw:g>
                  <svg:desc>viewfeed.C1:viewfeed.C1</svg:desc>
                </draw:g>
              </table:table-cell>
              <table:table-cell office:value-type="string">
                <text:p>percentile_viewfeedresponsetime_edge1</text:p>
                <draw:g>
                  <svg:desc>viewfeed.D1:viewfeed.D1</svg:desc>
                </draw:g>
              </table:table-cell>
              <table:table-cell office:value-type="string">
                <text:p>percentile_viewfeedresponsetime_edge1</text:p>
                <draw:g>
                  <svg:desc>viewfeed.E1:viewfeed.E1</svg:desc>
                </draw:g>
              </table:table-cell>
              <table:table-cell office:value-type="string">
                <text:p>percentile_viewfeedresponsetime_edge1</text:p>
                <draw:g>
                  <svg:desc>viewfeed.F1:viewfeed.F1</svg:desc>
                </draw:g>
              </table:table-cell>
              <table:table-cell office:value-type="string">
                <text:p>percentile_viewfeedresponsetime_edge1</text:p>
                <draw:g>
                  <svg:desc>viewfeed.G1:viewfeed.G1</svg:desc>
                </draw:g>
              </table:table-cell>
              <table:table-cell office:value-type="string">
                <text:p>percentile_viewfeedresponsetime_edge1</text:p>
                <draw:g>
                  <svg:desc>viewfeed.H1:viewfeed.H1</svg:desc>
                </draw:g>
              </table:table-cell>
              <table:table-cell office:value-type="string">
                <text:p>percentile_viewfeedresponsetime_edge1</text:p>
                <draw:g>
                  <svg:desc>viewfeed.I1:viewfeed.I1</svg:desc>
                </draw:g>
              </table:table-cell>
              <table:table-cell office:value-type="string">
                <text:p>percentile_viewfeedresponsetime_edge1</text:p>
                <draw:g>
                  <svg:desc>viewfeed.J1:viewfeed.J1</svg:desc>
                </draw:g>
              </table:table-cell>
              <table:table-cell office:value-type="string">
                <text:p>percentile_viewfeedresponsetime_edge1</text:p>
                <draw:g>
                  <svg:desc>viewfeed.K1:viewfe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viewfeed.A2:viewfeed.A49</svg:desc>
                </draw:g>
              </table:table-cell>
              <table:table-cell office:value-type="float" office:value="1273730528">
                <text:p>1273730528</text:p>
                <draw:g>
                  <svg:desc>viewfeed.B2:viewfeed.B49</svg:desc>
                </draw:g>
              </table:table-cell>
              <table:table-cell office:value-type="float" office:value="967724760">
                <text:p>967724760</text:p>
                <draw:g>
                  <svg:desc>viewfeed.C2:viewfeed.C49</svg:desc>
                </draw:g>
              </table:table-cell>
              <table:table-cell office:value-type="float" office:value="1122353629">
                <text:p>1122353629</text:p>
                <draw:g>
                  <svg:desc>viewfeed.D2:viewfeed.D49</svg:desc>
                </draw:g>
              </table:table-cell>
              <table:table-cell office:value-type="float" office:value="973120869">
                <text:p>973120869</text:p>
                <draw:g>
                  <svg:desc>viewfeed.E2:viewfeed.E49</svg:desc>
                </draw:g>
              </table:table-cell>
              <table:table-cell office:value-type="float" office:value="1252747132">
                <text:p>1252747132</text:p>
                <draw:g>
                  <svg:desc>viewfeed.F2:viewfeed.F49</svg:desc>
                </draw:g>
              </table:table-cell>
              <table:table-cell office:value-type="float" office:value="929682384">
                <text:p>929682384</text:p>
                <draw:g>
                  <svg:desc>viewfeed.G2:viewfeed.G49</svg:desc>
                </draw:g>
              </table:table-cell>
              <table:table-cell office:value-type="float" office:value="1187597857">
                <text:p>1187597857</text:p>
                <draw:g>
                  <svg:desc>viewfeed.H2:viewfeed.H49</svg:desc>
                </draw:g>
              </table:table-cell>
              <table:table-cell office:value-type="float" office:value="1140230776">
                <text:p>1140230776</text:p>
                <draw:g>
                  <svg:desc>viewfeed.I2:viewfeed.I49</svg:desc>
                </draw:g>
              </table:table-cell>
              <table:table-cell office:value-type="float" office:value="1071900014">
                <text:p>1071900014</text:p>
                <draw:g>
                  <svg:desc>viewfeed.J2:viewfeed.J49</svg:desc>
                </draw:g>
              </table:table-cell>
              <table:table-cell office:value-type="float" office:value="823675102">
                <text:p>823675102</text:p>
                <draw:g>
                  <svg:desc>viewfeed.K2:viewfeed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1174702835">
                <text:p>1174702835</text:p>
              </table:table-cell>
              <table:table-cell office:value-type="float" office:value="1014121577">
                <text:p>1014121577</text:p>
              </table:table-cell>
              <table:table-cell office:value-type="float" office:value="1295809198">
                <text:p>1295809198</text:p>
              </table:table-cell>
              <table:table-cell office:value-type="float" office:value="1140564154">
                <text:p>1140564154</text:p>
              </table:table-cell>
              <table:table-cell office:value-type="float" office:value="1027069529">
                <text:p>1027069529</text:p>
              </table:table-cell>
              <table:table-cell office:value-type="float" office:value="1026050867">
                <text:p>1026050867</text:p>
              </table:table-cell>
              <table:table-cell office:value-type="float" office:value="1137580659">
                <text:p>1137580659</text:p>
              </table:table-cell>
              <table:table-cell office:value-type="float" office:value="855709351">
                <text:p>855709351</text:p>
              </table:table-cell>
              <table:table-cell office:value-type="float" office:value="999953245">
                <text:p>999953245</text:p>
              </table:table-cell>
              <table:table-cell office:value-type="float" office:value="880991941">
                <text:p>880991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307729535">
                <text:p>1307729535</text:p>
              </table:table-cell>
              <table:table-cell office:value-type="float" office:value="1037045859">
                <text:p>1037045859</text:p>
              </table:table-cell>
              <table:table-cell office:value-type="float" office:value="1165177474">
                <text:p>1165177474</text:p>
              </table:table-cell>
              <table:table-cell office:value-type="float" office:value="1281142358">
                <text:p>1281142358</text:p>
              </table:table-cell>
              <table:table-cell office:value-type="float" office:value="1138712293">
                <text:p>1138712293</text:p>
              </table:table-cell>
              <table:table-cell office:value-type="float" office:value="1233710360">
                <text:p>1233710360</text:p>
              </table:table-cell>
              <table:table-cell office:value-type="float" office:value="856887809">
                <text:p>856887809</text:p>
              </table:table-cell>
              <table:table-cell office:value-type="float" office:value="1066975774">
                <text:p>1066975774</text:p>
              </table:table-cell>
              <table:table-cell office:value-type="float" office:value="1299453380">
                <text:p>1299453380</text:p>
              </table:table-cell>
              <table:table-cell office:value-type="float" office:value="845804127">
                <text:p>84580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194883896">
                <text:p>1194883896</text:p>
              </table:table-cell>
              <table:table-cell office:value-type="float" office:value="1226347341">
                <text:p>1226347341</text:p>
              </table:table-cell>
              <table:table-cell office:value-type="float" office:value="896959775">
                <text:p>896959775</text:p>
              </table:table-cell>
              <table:table-cell office:value-type="float" office:value="1291648955">
                <text:p>1291648955</text:p>
              </table:table-cell>
              <table:table-cell office:value-type="float" office:value="1163005661">
                <text:p>1163005661</text:p>
              </table:table-cell>
              <table:table-cell office:value-type="float" office:value="957511410">
                <text:p>957511410</text:p>
              </table:table-cell>
              <table:table-cell office:value-type="float" office:value="884722818">
                <text:p>884722818</text:p>
              </table:table-cell>
              <table:table-cell office:value-type="float" office:value="1097940199">
                <text:p>1097940199</text:p>
              </table:table-cell>
              <table:table-cell office:value-type="float" office:value="977003121">
                <text:p>977003121</text:p>
              </table:table-cell>
              <table:table-cell office:value-type="float" office:value="751123920">
                <text:p>751123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453185391">
                <text:p>1453185391</text:p>
              </table:table-cell>
              <table:table-cell office:value-type="float" office:value="1165487172">
                <text:p>1165487172</text:p>
              </table:table-cell>
              <table:table-cell office:value-type="float" office:value="891489812">
                <text:p>891489812</text:p>
              </table:table-cell>
              <table:table-cell office:value-type="float" office:value="1202903750">
                <text:p>1202903750</text:p>
              </table:table-cell>
              <table:table-cell office:value-type="float" office:value="908748937">
                <text:p>908748937</text:p>
              </table:table-cell>
              <table:table-cell office:value-type="float" office:value="849273297">
                <text:p>849273297</text:p>
              </table:table-cell>
              <table:table-cell office:value-type="float" office:value="764783703">
                <text:p>764783703</text:p>
              </table:table-cell>
              <table:table-cell office:value-type="float" office:value="1173485991">
                <text:p>1173485991</text:p>
              </table:table-cell>
              <table:table-cell office:value-type="float" office:value="840384923">
                <text:p>840384923</text:p>
              </table:table-cell>
              <table:table-cell office:value-type="float" office:value="986446528">
                <text:p>986446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73911262">
                <text:p>1273911262</text:p>
              </table:table-cell>
              <table:table-cell office:value-type="float" office:value="952455339">
                <text:p>952455339</text:p>
              </table:table-cell>
              <table:table-cell office:value-type="float" office:value="992086003">
                <text:p>992086003</text:p>
              </table:table-cell>
              <table:table-cell office:value-type="float" office:value="1469541366">
                <text:p>1469541366</text:p>
              </table:table-cell>
              <table:table-cell office:value-type="float" office:value="1137499298">
                <text:p>1137499298</text:p>
              </table:table-cell>
              <table:table-cell office:value-type="float" office:value="988768145">
                <text:p>988768145</text:p>
              </table:table-cell>
              <table:table-cell office:value-type="float" office:value="813590586">
                <text:p>813590586</text:p>
              </table:table-cell>
              <table:table-cell office:value-type="float" office:value="1186343928">
                <text:p>1186343928</text:p>
              </table:table-cell>
              <table:table-cell office:value-type="float" office:value="983098643">
                <text:p>983098643</text:p>
              </table:table-cell>
              <table:table-cell office:value-type="float" office:value="1320650579">
                <text:p>1320650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54811420">
                <text:p>1354811420</text:p>
              </table:table-cell>
              <table:table-cell office:value-type="float" office:value="929497060">
                <text:p>929497060</text:p>
              </table:table-cell>
              <table:table-cell office:value-type="float" office:value="1397154797">
                <text:p>1397154797</text:p>
              </table:table-cell>
              <table:table-cell office:value-type="float" office:value="1229786634">
                <text:p>1229786634</text:p>
              </table:table-cell>
              <table:table-cell office:value-type="float" office:value="916449409">
                <text:p>916449409</text:p>
              </table:table-cell>
              <table:table-cell office:value-type="float" office:value="1128513951">
                <text:p>1128513951</text:p>
              </table:table-cell>
              <table:table-cell office:value-type="float" office:value="1049202431">
                <text:p>1049202431</text:p>
              </table:table-cell>
              <table:table-cell office:value-type="float" office:value="1070985390">
                <text:p>1070985390</text:p>
              </table:table-cell>
              <table:table-cell office:value-type="float" office:value="864065267">
                <text:p>864065267</text:p>
              </table:table-cell>
              <table:table-cell office:value-type="float" office:value="1200516497">
                <text:p>12005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144871165">
                <text:p>1144871165</text:p>
              </table:table-cell>
              <table:table-cell office:value-type="float" office:value="826895062">
                <text:p>826895062</text:p>
              </table:table-cell>
              <table:table-cell office:value-type="float" office:value="1139976521">
                <text:p>1139976521</text:p>
              </table:table-cell>
              <table:table-cell office:value-type="float" office:value="1244150676">
                <text:p>1244150676</text:p>
              </table:table-cell>
              <table:table-cell office:value-type="float" office:value="1152556660">
                <text:p>1152556660</text:p>
              </table:table-cell>
              <table:table-cell office:value-type="float" office:value="994650454">
                <text:p>994650454</text:p>
              </table:table-cell>
              <table:table-cell office:value-type="float" office:value="1000025795">
                <text:p>1000025795</text:p>
              </table:table-cell>
              <table:table-cell office:value-type="float" office:value="987472863">
                <text:p>987472863</text:p>
              </table:table-cell>
              <table:table-cell office:value-type="float" office:value="756682785">
                <text:p>756682785</text:p>
              </table:table-cell>
              <table:table-cell office:value-type="float" office:value="899085667">
                <text:p>899085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01335820">
                <text:p>1101335820</text:p>
              </table:table-cell>
              <table:table-cell office:value-type="float" office:value="992050396">
                <text:p>992050396</text:p>
              </table:table-cell>
              <table:table-cell office:value-type="float" office:value="909358307">
                <text:p>909358307</text:p>
              </table:table-cell>
              <table:table-cell office:value-type="float" office:value="985109490">
                <text:p>985109490</text:p>
              </table:table-cell>
              <table:table-cell office:value-type="float" office:value="1092315991">
                <text:p>1092315991</text:p>
              </table:table-cell>
              <table:table-cell office:value-type="float" office:value="1126217261">
                <text:p>1126217261</text:p>
              </table:table-cell>
              <table:table-cell office:value-type="float" office:value="1199773956">
                <text:p>1199773956</text:p>
              </table:table-cell>
              <table:table-cell office:value-type="float" office:value="677708782">
                <text:p>677708782</text:p>
              </table:table-cell>
              <table:table-cell office:value-type="float" office:value="1015288044">
                <text:p>1015288044</text:p>
              </table:table-cell>
              <table:table-cell office:value-type="float" office:value="878440991">
                <text:p>878440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52852944">
                <text:p>952852944</text:p>
              </table:table-cell>
              <table:table-cell office:value-type="float" office:value="1126248805">
                <text:p>1126248805</text:p>
              </table:table-cell>
              <table:table-cell office:value-type="float" office:value="845300122">
                <text:p>845300122</text:p>
              </table:table-cell>
              <table:table-cell office:value-type="float" office:value="1113178047">
                <text:p>1113178047</text:p>
              </table:table-cell>
              <table:table-cell office:value-type="float" office:value="1248799855">
                <text:p>1248799855</text:p>
              </table:table-cell>
              <table:table-cell office:value-type="float" office:value="1319330705">
                <text:p>1319330705</text:p>
              </table:table-cell>
              <table:table-cell office:value-type="float" office:value="1192724225">
                <text:p>1192724225</text:p>
              </table:table-cell>
              <table:table-cell office:value-type="float" office:value="979541268">
                <text:p>979541268</text:p>
              </table:table-cell>
              <table:table-cell office:value-type="float" office:value="1084271420">
                <text:p>1084271420</text:p>
              </table:table-cell>
              <table:table-cell office:value-type="float" office:value="974254989">
                <text:p>974254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985119239">
                <text:p>985119239</text:p>
              </table:table-cell>
              <table:table-cell office:value-type="float" office:value="994238612">
                <text:p>994238612</text:p>
              </table:table-cell>
              <table:table-cell office:value-type="float" office:value="906662084">
                <text:p>906662084</text:p>
              </table:table-cell>
              <table:table-cell office:value-type="float" office:value="1210904059">
                <text:p>1210904059</text:p>
              </table:table-cell>
              <table:table-cell office:value-type="float" office:value="1237701019">
                <text:p>1237701019</text:p>
              </table:table-cell>
              <table:table-cell office:value-type="float" office:value="1234050027">
                <text:p>1234050027</text:p>
              </table:table-cell>
              <table:table-cell office:value-type="float" office:value="1031124525">
                <text:p>1031124525</text:p>
              </table:table-cell>
              <table:table-cell office:value-type="float" office:value="1409891198">
                <text:p>1409891198</text:p>
              </table:table-cell>
              <table:table-cell office:value-type="float" office:value="1018309913">
                <text:p>1018309913</text:p>
              </table:table-cell>
              <table:table-cell office:value-type="float" office:value="879722976">
                <text:p>879722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82832869">
                <text:p>982832869</text:p>
              </table:table-cell>
              <table:table-cell office:value-type="float" office:value="1219433305">
                <text:p>1219433305</text:p>
              </table:table-cell>
              <table:table-cell office:value-type="float" office:value="974038019">
                <text:p>974038019</text:p>
              </table:table-cell>
              <table:table-cell office:value-type="float" office:value="1118018382">
                <text:p>1118018382</text:p>
              </table:table-cell>
              <table:table-cell office:value-type="float" office:value="1288780575">
                <text:p>1288780575</text:p>
              </table:table-cell>
              <table:table-cell office:value-type="float" office:value="1279924907">
                <text:p>1279924907</text:p>
              </table:table-cell>
              <table:table-cell office:value-type="float" office:value="1327989056">
                <text:p>1327989056</text:p>
              </table:table-cell>
              <table:table-cell office:value-type="float" office:value="1273869008">
                <text:p>1273869008</text:p>
              </table:table-cell>
              <table:table-cell office:value-type="float" office:value="961763792">
                <text:p>961763792</text:p>
              </table:table-cell>
              <table:table-cell office:value-type="float" office:value="1132110706">
                <text:p>1132110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011381737">
                <text:p>1011381737</text:p>
              </table:table-cell>
              <table:table-cell office:value-type="float" office:value="1229658443">
                <text:p>1229658443</text:p>
              </table:table-cell>
              <table:table-cell office:value-type="float" office:value="927033051">
                <text:p>927033051</text:p>
              </table:table-cell>
              <table:table-cell office:value-type="float" office:value="1219068895">
                <text:p>1219068895</text:p>
              </table:table-cell>
              <table:table-cell office:value-type="float" office:value="1369507491">
                <text:p>1369507491</text:p>
              </table:table-cell>
              <table:table-cell office:value-type="float" office:value="954680475">
                <text:p>954680475</text:p>
              </table:table-cell>
              <table:table-cell office:value-type="float" office:value="1385362256">
                <text:p>1385362256</text:p>
              </table:table-cell>
              <table:table-cell office:value-type="float" office:value="1150558337">
                <text:p>1150558337</text:p>
              </table:table-cell>
              <table:table-cell office:value-type="float" office:value="985515422">
                <text:p>985515422</text:p>
              </table:table-cell>
              <table:table-cell office:value-type="float" office:value="1069576027">
                <text:p>1069576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969506338">
                <text:p>969506338</text:p>
              </table:table-cell>
              <table:table-cell office:value-type="float" office:value="1060774454">
                <text:p>1060774454</text:p>
              </table:table-cell>
              <table:table-cell office:value-type="float" office:value="809304516">
                <text:p>809304516</text:p>
              </table:table-cell>
              <table:table-cell office:value-type="float" office:value="1015544407">
                <text:p>1015544407</text:p>
              </table:table-cell>
              <table:table-cell office:value-type="float" office:value="1195173948">
                <text:p>1195173948</text:p>
              </table:table-cell>
              <table:table-cell office:value-type="float" office:value="1060614440">
                <text:p>1060614440</text:p>
              </table:table-cell>
              <table:table-cell office:value-type="float" office:value="1327723401">
                <text:p>1327723401</text:p>
              </table:table-cell>
              <table:table-cell office:value-type="float" office:value="1114763621">
                <text:p>1114763621</text:p>
              </table:table-cell>
              <table:table-cell office:value-type="float" office:value="919917913">
                <text:p>919917913</text:p>
              </table:table-cell>
              <table:table-cell office:value-type="float" office:value="1270100544">
                <text:p>1270100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022598565">
                <text:p>1022598565</text:p>
              </table:table-cell>
              <table:table-cell office:value-type="float" office:value="1043117223">
                <text:p>1043117223</text:p>
              </table:table-cell>
              <table:table-cell office:value-type="float" office:value="918209688">
                <text:p>918209688</text:p>
              </table:table-cell>
              <table:table-cell office:value-type="float" office:value="1015131121">
                <text:p>1015131121</text:p>
              </table:table-cell>
              <table:table-cell office:value-type="float" office:value="1114705955">
                <text:p>1114705955</text:p>
              </table:table-cell>
              <table:table-cell office:value-type="float" office:value="969889170">
                <text:p>969889170</text:p>
              </table:table-cell>
              <table:table-cell office:value-type="float" office:value="1019842054">
                <text:p>1019842054</text:p>
              </table:table-cell>
              <table:table-cell office:value-type="float" office:value="997252901">
                <text:p>997252901</text:p>
              </table:table-cell>
              <table:table-cell office:value-type="float" office:value="1047382229">
                <text:p>1047382229</text:p>
              </table:table-cell>
              <table:table-cell office:value-type="float" office:value="1341158247">
                <text:p>134115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6942763">
                <text:p>1016942763</text:p>
              </table:table-cell>
              <table:table-cell office:value-type="float" office:value="996190081">
                <text:p>996190081</text:p>
              </table:table-cell>
              <table:table-cell office:value-type="float" office:value="1010321394">
                <text:p>1010321394</text:p>
              </table:table-cell>
              <table:table-cell office:value-type="float" office:value="1104567230">
                <text:p>1104567230</text:p>
              </table:table-cell>
              <table:table-cell office:value-type="float" office:value="1169980288">
                <text:p>1169980288</text:p>
              </table:table-cell>
              <table:table-cell office:value-type="float" office:value="1183637095">
                <text:p>1183637095</text:p>
              </table:table-cell>
              <table:table-cell office:value-type="float" office:value="1017589709">
                <text:p>1017589709</text:p>
              </table:table-cell>
              <table:table-cell office:value-type="float" office:value="1155381807">
                <text:p>1155381807</text:p>
              </table:table-cell>
              <table:table-cell office:value-type="float" office:value="935993216">
                <text:p>935993216</text:p>
              </table:table-cell>
              <table:table-cell office:value-type="float" office:value="1185432483">
                <text:p>1185432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24850028">
                <text:p>924850028</text:p>
              </table:table-cell>
              <table:table-cell office:value-type="float" office:value="969486268">
                <text:p>969486268</text:p>
              </table:table-cell>
              <table:table-cell office:value-type="float" office:value="957867662">
                <text:p>957867662</text:p>
              </table:table-cell>
              <table:table-cell office:value-type="float" office:value="998918000">
                <text:p>998918000</text:p>
              </table:table-cell>
              <table:table-cell office:value-type="float" office:value="1104299998">
                <text:p>1104299998</text:p>
              </table:table-cell>
              <table:table-cell office:value-type="float" office:value="1412436526">
                <text:p>1412436526</text:p>
              </table:table-cell>
              <table:table-cell office:value-type="float" office:value="988721366">
                <text:p>988721366</text:p>
              </table:table-cell>
              <table:table-cell office:value-type="float" office:value="1188780030">
                <text:p>1188780030</text:p>
              </table:table-cell>
              <table:table-cell office:value-type="float" office:value="1192137747">
                <text:p>1192137747</text:p>
              </table:table-cell>
              <table:table-cell office:value-type="float" office:value="1070981898">
                <text:p>1070981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82616141">
                <text:p>682616141</text:p>
              </table:table-cell>
              <table:table-cell office:value-type="float" office:value="1061834604">
                <text:p>1061834604</text:p>
              </table:table-cell>
              <table:table-cell office:value-type="float" office:value="1031618304">
                <text:p>1031618304</text:p>
              </table:table-cell>
              <table:table-cell office:value-type="float" office:value="892081770">
                <text:p>892081770</text:p>
              </table:table-cell>
              <table:table-cell office:value-type="float" office:value="1124139718">
                <text:p>1124139718</text:p>
              </table:table-cell>
              <table:table-cell office:value-type="float" office:value="1232834157">
                <text:p>1232834157</text:p>
              </table:table-cell>
              <table:table-cell office:value-type="float" office:value="984658305">
                <text:p>984658305</text:p>
              </table:table-cell>
              <table:table-cell office:value-type="float" office:value="1084734335">
                <text:p>1084734335</text:p>
              </table:table-cell>
              <table:table-cell office:value-type="float" office:value="1127114417">
                <text:p>1127114417</text:p>
              </table:table-cell>
              <table:table-cell office:value-type="float" office:value="995865750">
                <text:p>995865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04171334">
                <text:p>604171334</text:p>
              </table:table-cell>
              <table:table-cell office:value-type="float" office:value="1032633035">
                <text:p>1032633035</text:p>
              </table:table-cell>
              <table:table-cell office:value-type="float" office:value="1076221394">
                <text:p>1076221394</text:p>
              </table:table-cell>
              <table:table-cell office:value-type="float" office:value="902102625">
                <text:p>902102625</text:p>
              </table:table-cell>
              <table:table-cell office:value-type="float" office:value="1080904738">
                <text:p>1080904738</text:p>
              </table:table-cell>
              <table:table-cell office:value-type="float" office:value="1360916898">
                <text:p>1360916898</text:p>
              </table:table-cell>
              <table:table-cell office:value-type="float" office:value="1117271236">
                <text:p>1117271236</text:p>
              </table:table-cell>
              <table:table-cell office:value-type="float" office:value="936873898">
                <text:p>936873898</text:p>
              </table:table-cell>
              <table:table-cell office:value-type="float" office:value="989870701">
                <text:p>989870701</text:p>
              </table:table-cell>
              <table:table-cell office:value-type="float" office:value="1113133783">
                <text:p>1113133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54933317">
                <text:p>554933317</text:p>
              </table:table-cell>
              <table:table-cell office:value-type="float" office:value="1003414357">
                <text:p>1003414357</text:p>
              </table:table-cell>
              <table:table-cell office:value-type="float" office:value="1022957907">
                <text:p>1022957907</text:p>
              </table:table-cell>
              <table:table-cell office:value-type="float" office:value="856337541">
                <text:p>856337541</text:p>
              </table:table-cell>
              <table:table-cell office:value-type="float" office:value="1024932734">
                <text:p>1024932734</text:p>
              </table:table-cell>
              <table:table-cell office:value-type="float" office:value="1102767301">
                <text:p>1102767301</text:p>
              </table:table-cell>
              <table:table-cell office:value-type="float" office:value="906833813">
                <text:p>906833813</text:p>
              </table:table-cell>
              <table:table-cell office:value-type="float" office:value="1026939833">
                <text:p>1026939833</text:p>
              </table:table-cell>
              <table:table-cell office:value-type="float" office:value="1054238677">
                <text:p>1054238677</text:p>
              </table:table-cell>
              <table:table-cell office:value-type="float" office:value="1012184041">
                <text:p>1012184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40597182">
                <text:p>340597182</text:p>
              </table:table-cell>
              <table:table-cell office:value-type="float" office:value="955528137">
                <text:p>955528137</text:p>
              </table:table-cell>
              <table:table-cell office:value-type="float" office:value="924581098">
                <text:p>924581098</text:p>
              </table:table-cell>
              <table:table-cell office:value-type="float" office:value="625983742">
                <text:p>625983742</text:p>
              </table:table-cell>
              <table:table-cell office:value-type="float" office:value="1083898128">
                <text:p>1083898128</text:p>
              </table:table-cell>
              <table:table-cell office:value-type="float" office:value="1080726595">
                <text:p>1080726595</text:p>
              </table:table-cell>
              <table:table-cell office:value-type="float" office:value="1199461323">
                <text:p>1199461323</text:p>
              </table:table-cell>
              <table:table-cell office:value-type="float" office:value="1238281631">
                <text:p>1238281631</text:p>
              </table:table-cell>
              <table:table-cell office:value-type="float" office:value="977477019">
                <text:p>977477019</text:p>
              </table:table-cell>
              <table:table-cell office:value-type="float" office:value="1028365953">
                <text:p>1028365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28587887">
                <text:p>528587887</text:p>
              </table:table-cell>
              <table:table-cell office:value-type="float" office:value="939763918">
                <text:p>939763918</text:p>
              </table:table-cell>
              <table:table-cell office:value-type="float" office:value="863508249">
                <text:p>863508249</text:p>
              </table:table-cell>
              <table:table-cell office:value-type="float" office:value="494873721">
                <text:p>494873721</text:p>
              </table:table-cell>
              <table:table-cell office:value-type="float" office:value="999864066">
                <text:p>999864066</text:p>
              </table:table-cell>
              <table:table-cell office:value-type="float" office:value="1093217142">
                <text:p>1093217142</text:p>
              </table:table-cell>
              <table:table-cell office:value-type="float" office:value="1020685065">
                <text:p>1020685065</text:p>
              </table:table-cell>
              <table:table-cell office:value-type="float" office:value="1002268059">
                <text:p>1002268059</text:p>
              </table:table-cell>
              <table:table-cell office:value-type="float" office:value="1000872479">
                <text:p>1000872479</text:p>
              </table:table-cell>
              <table:table-cell office:value-type="float" office:value="1248018090">
                <text:p>12480180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9092736">
                <text:p>329092736</text:p>
              </table:table-cell>
              <table:table-cell office:value-type="float" office:value="942784370">
                <text:p>942784370</text:p>
              </table:table-cell>
              <table:table-cell office:value-type="float" office:value="863926531">
                <text:p>863926531</text:p>
              </table:table-cell>
              <table:table-cell office:value-type="float" office:value="408811694">
                <text:p>408811694</text:p>
              </table:table-cell>
              <table:table-cell office:value-type="float" office:value="1044434759">
                <text:p>1044434759</text:p>
              </table:table-cell>
              <table:table-cell office:value-type="float" office:value="1080095991">
                <text:p>1080095991</text:p>
              </table:table-cell>
              <table:table-cell office:value-type="float" office:value="1009095093">
                <text:p>1009095093</text:p>
              </table:table-cell>
              <table:table-cell office:value-type="float" office:value="1117775528">
                <text:p>1117775528</text:p>
              </table:table-cell>
              <table:table-cell office:value-type="float" office:value="957381983">
                <text:p>957381983</text:p>
              </table:table-cell>
              <table:table-cell office:value-type="float" office:value="1345748616">
                <text:p>1345748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859610798">
                <text:p>859610798</text:p>
              </table:table-cell>
              <table:table-cell office:value-type="float" office:value="893927985">
                <text:p>893927985</text:p>
              </table:table-cell>
              <table:table-cell office:value-type="float" office:value="1036837511">
                <text:p>1036837511</text:p>
              </table:table-cell>
              <table:table-cell office:value-type="float" office:value="298675072">
                <text:p>298675072</text:p>
              </table:table-cell>
              <table:table-cell office:value-type="float" office:value="1128109368">
                <text:p>1128109368</text:p>
              </table:table-cell>
              <table:table-cell office:value-type="float" office:value="1092634729">
                <text:p>1092634729</text:p>
              </table:table-cell>
              <table:table-cell office:value-type="float" office:value="955094368">
                <text:p>955094368</text:p>
              </table:table-cell>
              <table:table-cell office:value-type="float" office:value="1126141165">
                <text:p>1126141165</text:p>
              </table:table-cell>
              <table:table-cell office:value-type="float" office:value="792198589">
                <text:p>792198589</text:p>
              </table:table-cell>
              <table:table-cell office:value-type="float" office:value="1233535069">
                <text:p>1233535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897054727">
                <text:p>897054727</text:p>
              </table:table-cell>
              <table:table-cell office:value-type="float" office:value="899030352">
                <text:p>899030352</text:p>
              </table:table-cell>
              <table:table-cell office:value-type="float" office:value="1015272117">
                <text:p>1015272117</text:p>
              </table:table-cell>
              <table:table-cell office:value-type="float" office:value="405127995">
                <text:p>405127995</text:p>
              </table:table-cell>
              <table:table-cell office:value-type="float" office:value="1206256485">
                <text:p>1206256485</text:p>
              </table:table-cell>
              <table:table-cell office:value-type="float" office:value="1115629642">
                <text:p>1115629642</text:p>
              </table:table-cell>
              <table:table-cell office:value-type="float" office:value="872627573">
                <text:p>872627573</text:p>
              </table:table-cell>
              <table:table-cell office:value-type="float" office:value="1004522483">
                <text:p>1004522483</text:p>
              </table:table-cell>
              <table:table-cell office:value-type="float" office:value="717514834">
                <text:p>717514834</text:p>
              </table:table-cell>
              <table:table-cell office:value-type="float" office:value="1314726759">
                <text:p>1314726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896230063">
                <text:p>896230063</text:p>
              </table:table-cell>
              <table:table-cell office:value-type="float" office:value="884827815">
                <text:p>884827815</text:p>
              </table:table-cell>
              <table:table-cell office:value-type="float" office:value="1004067671">
                <text:p>1004067671</text:p>
              </table:table-cell>
              <table:table-cell office:value-type="float" office:value="418701933">
                <text:p>418701933</text:p>
              </table:table-cell>
              <table:table-cell office:value-type="float" office:value="1188336645">
                <text:p>1188336645</text:p>
              </table:table-cell>
              <table:table-cell office:value-type="float" office:value="1108452416">
                <text:p>1108452416</text:p>
              </table:table-cell>
              <table:table-cell office:value-type="float" office:value="815594837">
                <text:p>815594837</text:p>
              </table:table-cell>
              <table:table-cell office:value-type="float" office:value="997727022">
                <text:p>997727022</text:p>
              </table:table-cell>
              <table:table-cell office:value-type="float" office:value="491936778">
                <text:p>491936778</text:p>
              </table:table-cell>
              <table:table-cell office:value-type="float" office:value="1285584781">
                <text:p>1285584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73376829">
                <text:p>873376829</text:p>
              </table:table-cell>
              <table:table-cell office:value-type="float" office:value="720128115">
                <text:p>720128115</text:p>
              </table:table-cell>
              <table:table-cell office:value-type="float" office:value="947069276">
                <text:p>947069276</text:p>
              </table:table-cell>
              <table:table-cell office:value-type="float" office:value="278641895">
                <text:p>278641895</text:p>
              </table:table-cell>
              <table:table-cell office:value-type="float" office:value="1000772724">
                <text:p>1000772724</text:p>
              </table:table-cell>
              <table:table-cell office:value-type="float" office:value="983065914">
                <text:p>983065914</text:p>
              </table:table-cell>
              <table:table-cell office:value-type="float" office:value="624608896">
                <text:p>624608896</text:p>
              </table:table-cell>
              <table:table-cell office:value-type="float" office:value="949130050">
                <text:p>949130050</text:p>
              </table:table-cell>
              <table:table-cell office:value-type="float" office:value="425218916">
                <text:p>425218916</text:p>
              </table:table-cell>
              <table:table-cell office:value-type="float" office:value="1064682675">
                <text:p>1064682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21004929">
                <text:p>721004929</text:p>
              </table:table-cell>
              <table:table-cell office:value-type="float" office:value="671072920">
                <text:p>671072920</text:p>
              </table:table-cell>
              <table:table-cell office:value-type="float" office:value="896581756">
                <text:p>896581756</text:p>
              </table:table-cell>
              <table:table-cell office:value-type="float" office:value="275403229">
                <text:p>275403229</text:p>
              </table:table-cell>
              <table:table-cell office:value-type="float" office:value="972355056">
                <text:p>972355056</text:p>
              </table:table-cell>
              <table:table-cell office:value-type="float" office:value="817695208">
                <text:p>817695208</text:p>
              </table:table-cell>
              <table:table-cell office:value-type="float" office:value="631541865">
                <text:p>631541865</text:p>
              </table:table-cell>
              <table:table-cell office:value-type="float" office:value="875018824">
                <text:p>875018824</text:p>
              </table:table-cell>
              <table:table-cell office:value-type="float" office:value="474086177">
                <text:p>474086177</text:p>
              </table:table-cell>
              <table:table-cell office:value-type="float" office:value="1055451649">
                <text:p>1055451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627748859">
                <text:p>627748859</text:p>
              </table:table-cell>
              <table:table-cell office:value-type="float" office:value="640576319">
                <text:p>640576319</text:p>
              </table:table-cell>
              <table:table-cell office:value-type="float" office:value="627028485">
                <text:p>627028485</text:p>
              </table:table-cell>
              <table:table-cell office:value-type="float" office:value="235794831">
                <text:p>235794831</text:p>
              </table:table-cell>
              <table:table-cell office:value-type="float" office:value="900404195">
                <text:p>900404195</text:p>
              </table:table-cell>
              <table:table-cell office:value-type="float" office:value="923217840">
                <text:p>923217840</text:p>
              </table:table-cell>
              <table:table-cell office:value-type="float" office:value="493690866">
                <text:p>493690866</text:p>
              </table:table-cell>
              <table:table-cell office:value-type="float" office:value="949875488">
                <text:p>949875488</text:p>
              </table:table-cell>
              <table:table-cell office:value-type="float" office:value="264850674">
                <text:p>264850674</text:p>
              </table:table-cell>
              <table:table-cell office:value-type="float" office:value="1101585345">
                <text:p>1101585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420204600">
                <text:p>420204600</text:p>
              </table:table-cell>
              <table:table-cell office:value-type="float" office:value="647611907">
                <text:p>647611907</text:p>
              </table:table-cell>
              <table:table-cell office:value-type="float" office:value="406314866">
                <text:p>406314866</text:p>
              </table:table-cell>
              <table:table-cell office:value-type="float" office:value="165892144">
                <text:p>165892144</text:p>
              </table:table-cell>
              <table:table-cell office:value-type="float" office:value="868652958">
                <text:p>868652958</text:p>
              </table:table-cell>
              <table:table-cell office:value-type="float" office:value="840718675">
                <text:p>840718675</text:p>
              </table:table-cell>
              <table:table-cell office:value-type="float" office:value="380739796">
                <text:p>380739796</text:p>
              </table:table-cell>
              <table:table-cell office:value-type="float" office:value="692258868">
                <text:p>692258868</text:p>
              </table:table-cell>
              <table:table-cell office:value-type="float" office:value="169862204">
                <text:p>169862204</text:p>
              </table:table-cell>
              <table:table-cell office:value-type="float" office:value="887037070">
                <text:p>8870370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38890007">
                <text:p>338890007</text:p>
              </table:table-cell>
              <table:table-cell office:value-type="float" office:value="620116914">
                <text:p>620116914</text:p>
              </table:table-cell>
              <table:table-cell office:value-type="float" office:value="303745347">
                <text:p>303745347</text:p>
              </table:table-cell>
              <table:table-cell office:value-type="float" office:value="168349587">
                <text:p>168349587</text:p>
              </table:table-cell>
              <table:table-cell office:value-type="float" office:value="917636536">
                <text:p>917636536</text:p>
              </table:table-cell>
              <table:table-cell office:value-type="float" office:value="861378312">
                <text:p>861378312</text:p>
              </table:table-cell>
              <table:table-cell office:value-type="float" office:value="253074401">
                <text:p>253074401</text:p>
              </table:table-cell>
              <table:table-cell office:value-type="float" office:value="626109174">
                <text:p>626109174</text:p>
              </table:table-cell>
              <table:table-cell office:value-type="float" office:value="164140446">
                <text:p>164140446</text:p>
              </table:table-cell>
              <table:table-cell office:value-type="float" office:value="900390225">
                <text:p>90039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315044494">
                <text:p>315044494</text:p>
              </table:table-cell>
              <table:table-cell office:value-type="float" office:value="447531016">
                <text:p>447531016</text:p>
              </table:table-cell>
              <table:table-cell office:value-type="float" office:value="276876337">
                <text:p>276876337</text:p>
              </table:table-cell>
              <table:table-cell office:value-type="float" office:value="155689275">
                <text:p>155689275</text:p>
              </table:table-cell>
              <table:table-cell office:value-type="float" office:value="805415006">
                <text:p>805415006</text:p>
              </table:table-cell>
              <table:table-cell office:value-type="float" office:value="766081873">
                <text:p>766081873</text:p>
              </table:table-cell>
              <table:table-cell office:value-type="float" office:value="195989134">
                <text:p>195989134</text:p>
              </table:table-cell>
              <table:table-cell office:value-type="float" office:value="404227997">
                <text:p>404227997</text:p>
              </table:table-cell>
              <table:table-cell office:value-type="float" office:value="249720592">
                <text:p>249720592</text:p>
              </table:table-cell>
              <table:table-cell office:value-type="float" office:value="863917990">
                <text:p>8639179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85571419">
                <text:p>185571419</text:p>
              </table:table-cell>
              <table:table-cell office:value-type="float" office:value="274198345">
                <text:p>274198345</text:p>
              </table:table-cell>
              <table:table-cell office:value-type="float" office:value="149028940">
                <text:p>149028940</text:p>
              </table:table-cell>
              <table:table-cell office:value-type="float" office:value="191858646">
                <text:p>191858646</text:p>
              </table:table-cell>
              <table:table-cell office:value-type="float" office:value="793415110">
                <text:p>793415110</text:p>
              </table:table-cell>
              <table:table-cell office:value-type="float" office:value="626458577">
                <text:p>626458577</text:p>
              </table:table-cell>
              <table:table-cell office:value-type="float" office:value="125903799">
                <text:p>125903799</text:p>
              </table:table-cell>
              <table:table-cell office:value-type="float" office:value="176925592">
                <text:p>176925592</text:p>
              </table:table-cell>
              <table:table-cell office:value-type="float" office:value="211854372">
                <text:p>211854372</text:p>
              </table:table-cell>
              <table:table-cell office:value-type="float" office:value="815494260">
                <text:p>8154942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60583651">
                <text:p>160583651</text:p>
              </table:table-cell>
              <table:table-cell office:value-type="float" office:value="196658381">
                <text:p>196658381</text:p>
              </table:table-cell>
              <table:table-cell office:value-type="float" office:value="131391860">
                <text:p>131391860</text:p>
              </table:table-cell>
              <table:table-cell office:value-type="float" office:value="217209011">
                <text:p>217209011</text:p>
              </table:table-cell>
              <table:table-cell office:value-type="float" office:value="694710822">
                <text:p>694710822</text:p>
              </table:table-cell>
              <table:table-cell office:value-type="float" office:value="553571243">
                <text:p>553571243</text:p>
              </table:table-cell>
              <table:table-cell office:value-type="float" office:value="131581648">
                <text:p>131581648</text:p>
              </table:table-cell>
              <table:table-cell office:value-type="float" office:value="167182185">
                <text:p>167182185</text:p>
              </table:table-cell>
              <table:table-cell office:value-type="float" office:value="261728417">
                <text:p>261728417</text:p>
              </table:table-cell>
              <table:table-cell office:value-type="float" office:value="706271692">
                <text:p>706271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42504076">
                <text:p>142504076</text:p>
              </table:table-cell>
              <table:table-cell office:value-type="float" office:value="197501915">
                <text:p>197501915</text:p>
              </table:table-cell>
              <table:table-cell office:value-type="float" office:value="173879126">
                <text:p>173879126</text:p>
              </table:table-cell>
              <table:table-cell office:value-type="float" office:value="152196661">
                <text:p>152196661</text:p>
              </table:table-cell>
              <table:table-cell office:value-type="float" office:value="616410667">
                <text:p>616410667</text:p>
              </table:table-cell>
              <table:table-cell office:value-type="float" office:value="345076490">
                <text:p>345076490</text:p>
              </table:table-cell>
              <table:table-cell office:value-type="float" office:value="119807020">
                <text:p>119807020</text:p>
              </table:table-cell>
              <table:table-cell office:value-type="float" office:value="186047387">
                <text:p>186047387</text:p>
              </table:table-cell>
              <table:table-cell office:value-type="float" office:value="251143155">
                <text:p>251143155</text:p>
              </table:table-cell>
              <table:table-cell office:value-type="float" office:value="656972163">
                <text:p>656972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12876935">
                <text:p>112876935</text:p>
              </table:table-cell>
              <table:table-cell office:value-type="float" office:value="127236555">
                <text:p>127236555</text:p>
              </table:table-cell>
              <table:table-cell office:value-type="float" office:value="141687060">
                <text:p>141687060</text:p>
              </table:table-cell>
              <table:table-cell office:value-type="float" office:value="111988585">
                <text:p>111988585</text:p>
              </table:table-cell>
              <table:table-cell office:value-type="float" office:value="759114690">
                <text:p>759114690</text:p>
              </table:table-cell>
              <table:table-cell office:value-type="float" office:value="217827961">
                <text:p>217827961</text:p>
              </table:table-cell>
              <table:table-cell office:value-type="float" office:value="114441510">
                <text:p>114441510</text:p>
              </table:table-cell>
              <table:table-cell office:value-type="float" office:value="155609089">
                <text:p>155609089</text:p>
              </table:table-cell>
              <table:table-cell office:value-type="float" office:value="135163147">
                <text:p>135163147</text:p>
              </table:table-cell>
              <table:table-cell office:value-type="float" office:value="550582323">
                <text:p>550582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03056963">
                <text:p>103056963</text:p>
              </table:table-cell>
              <table:table-cell office:value-type="float" office:value="179192788">
                <text:p>179192788</text:p>
              </table:table-cell>
              <table:table-cell office:value-type="float" office:value="160488149">
                <text:p>160488149</text:p>
              </table:table-cell>
              <table:table-cell office:value-type="float" office:value="110977704">
                <text:p>110977704</text:p>
              </table:table-cell>
              <table:table-cell office:value-type="float" office:value="785102880">
                <text:p>785102880</text:p>
              </table:table-cell>
              <table:table-cell office:value-type="float" office:value="179947587">
                <text:p>179947587</text:p>
              </table:table-cell>
              <table:table-cell office:value-type="float" office:value="129229942">
                <text:p>129229942</text:p>
              </table:table-cell>
              <table:table-cell office:value-type="float" office:value="145846768">
                <text:p>145846768</text:p>
              </table:table-cell>
              <table:table-cell office:value-type="float" office:value="117636752">
                <text:p>117636752</text:p>
              </table:table-cell>
              <table:table-cell office:value-type="float" office:value="398332450">
                <text:p>398332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97447660">
                <text:p>97447660</text:p>
              </table:table-cell>
              <table:table-cell office:value-type="float" office:value="137997666">
                <text:p>137997666</text:p>
              </table:table-cell>
              <table:table-cell office:value-type="float" office:value="128914836">
                <text:p>128914836</text:p>
              </table:table-cell>
              <table:table-cell office:value-type="float" office:value="103857548">
                <text:p>103857548</text:p>
              </table:table-cell>
              <table:table-cell office:value-type="float" office:value="555337267">
                <text:p>555337267</text:p>
              </table:table-cell>
              <table:table-cell office:value-type="float" office:value="155295717">
                <text:p>155295717</text:p>
              </table:table-cell>
              <table:table-cell office:value-type="float" office:value="105761726">
                <text:p>105761726</text:p>
              </table:table-cell>
              <table:table-cell office:value-type="float" office:value="121604325">
                <text:p>121604325</text:p>
              </table:table-cell>
              <table:table-cell office:value-type="float" office:value="117154946">
                <text:p>117154946</text:p>
              </table:table-cell>
              <table:table-cell office:value-type="float" office:value="327833866">
                <text:p>327833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9311362">
                <text:p>119311362</text:p>
              </table:table-cell>
              <table:table-cell office:value-type="float" office:value="104347444">
                <text:p>104347444</text:p>
              </table:table-cell>
              <table:table-cell office:value-type="float" office:value="165333053">
                <text:p>165333053</text:p>
              </table:table-cell>
              <table:table-cell office:value-type="float" office:value="116938117">
                <text:p>116938117</text:p>
              </table:table-cell>
              <table:table-cell office:value-type="float" office:value="223199288">
                <text:p>223199288</text:p>
              </table:table-cell>
              <table:table-cell office:value-type="float" office:value="122327809">
                <text:p>122327809</text:p>
              </table:table-cell>
              <table:table-cell office:value-type="float" office:value="121997502">
                <text:p>121997502</text:p>
              </table:table-cell>
              <table:table-cell office:value-type="float" office:value="127886682">
                <text:p>127886682</text:p>
              </table:table-cell>
              <table:table-cell office:value-type="float" office:value="141680008">
                <text:p>141680008</text:p>
              </table:table-cell>
              <table:table-cell office:value-type="float" office:value="195833422">
                <text:p>19583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26569463">
                <text:p>126569463</text:p>
              </table:table-cell>
              <table:table-cell office:value-type="float" office:value="108093671">
                <text:p>108093671</text:p>
              </table:table-cell>
              <table:table-cell office:value-type="float" office:value="152503790">
                <text:p>152503790</text:p>
              </table:table-cell>
              <table:table-cell office:value-type="float" office:value="112317099">
                <text:p>112317099</text:p>
              </table:table-cell>
              <table:table-cell office:value-type="float" office:value="292233883">
                <text:p>292233883</text:p>
              </table:table-cell>
              <table:table-cell office:value-type="float" office:value="161119321">
                <text:p>161119321</text:p>
              </table:table-cell>
              <table:table-cell office:value-type="float" office:value="169279001">
                <text:p>169279001</text:p>
              </table:table-cell>
              <table:table-cell office:value-type="float" office:value="131910771">
                <text:p>131910771</text:p>
              </table:table-cell>
              <table:table-cell office:value-type="float" office:value="127180581">
                <text:p>127180581</text:p>
              </table:table-cell>
              <table:table-cell office:value-type="float" office:value="119354867">
                <text:p>119354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28076917">
                <text:p>128076917</text:p>
              </table:table-cell>
              <table:table-cell office:value-type="float" office:value="128229588">
                <text:p>128229588</text:p>
              </table:table-cell>
              <table:table-cell office:value-type="float" office:value="112220643">
                <text:p>112220643</text:p>
              </table:table-cell>
              <table:table-cell office:value-type="float" office:value="107576240">
                <text:p>107576240</text:p>
              </table:table-cell>
              <table:table-cell office:value-type="float" office:value="174695939">
                <text:p>174695939</text:p>
              </table:table-cell>
              <table:table-cell office:value-type="float" office:value="107099626">
                <text:p>107099626</text:p>
              </table:table-cell>
              <table:table-cell office:value-type="float" office:value="118621904">
                <text:p>118621904</text:p>
              </table:table-cell>
              <table:table-cell office:value-type="float" office:value="95691907">
                <text:p>95691907</text:p>
              </table:table-cell>
              <table:table-cell office:value-type="float" office:value="139436706">
                <text:p>139436706</text:p>
              </table:table-cell>
              <table:table-cell office:value-type="float" office:value="115444246">
                <text:p>115444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62046765">
                <text:p>162046765</text:p>
              </table:table-cell>
              <table:table-cell office:value-type="float" office:value="229429884">
                <text:p>229429884</text:p>
              </table:table-cell>
              <table:table-cell office:value-type="float" office:value="120617771">
                <text:p>120617771</text:p>
              </table:table-cell>
              <table:table-cell office:value-type="float" office:value="92018893">
                <text:p>92018893</text:p>
              </table:table-cell>
              <table:table-cell office:value-type="float" office:value="119190042">
                <text:p>119190042</text:p>
              </table:table-cell>
              <table:table-cell office:value-type="float" office:value="88451238">
                <text:p>88451238</text:p>
              </table:table-cell>
              <table:table-cell office:value-type="float" office:value="117074323">
                <text:p>117074323</text:p>
              </table:table-cell>
              <table:table-cell office:value-type="float" office:value="100921607">
                <text:p>100921607</text:p>
              </table:table-cell>
              <table:table-cell office:value-type="float" office:value="172567115">
                <text:p>172567115</text:p>
              </table:table-cell>
              <table:table-cell office:value-type="float" office:value="100722208">
                <text:p>100722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91145476">
                <text:p>191145476</text:p>
              </table:table-cell>
              <table:table-cell office:value-type="float" office:value="270427338">
                <text:p>270427338</text:p>
              </table:table-cell>
              <table:table-cell office:value-type="float" office:value="116804682">
                <text:p>116804682</text:p>
              </table:table-cell>
              <table:table-cell office:value-type="float" office:value="NaN">
                <text:p>NaN</text:p>
              </table:table-cell>
              <table:table-cell office:value-type="float" office:value="158007638">
                <text:p>158007638</text:p>
              </table:table-cell>
              <table:table-cell office:value-type="float" office:value="125818389">
                <text:p>125818389</text:p>
              </table:table-cell>
              <table:table-cell office:value-type="float" office:value="150180105">
                <text:p>150180105</text:p>
              </table:table-cell>
              <table:table-cell office:value-type="float" office:value="361597771">
                <text:p>361597771</text:p>
              </table:table-cell>
              <table:table-cell office:value-type="float" office:value="137766811">
                <text:p>137766811</text:p>
              </table:table-cell>
              <table:table-cell office:value-type="float" office:value="122758604">
                <text:p>122758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31665861">
                <text:p>131665861</text:p>
              </table:table-cell>
              <table:table-cell office:value-type="float" office:value="183871401">
                <text:p>183871401</text:p>
              </table:table-cell>
              <table:table-cell office:value-type="float" office:value="128746375">
                <text:p>128746375</text:p>
              </table:table-cell>
              <table:table-cell office:value-type="float" office:value="NaN">
                <text:p>NaN</text:p>
              </table:table-cell>
              <table:table-cell office:value-type="float" office:value="115426575">
                <text:p>115426575</text:p>
              </table:table-cell>
              <table:table-cell office:value-type="float" office:value="247660102">
                <text:p>247660102</text:p>
              </table:table-cell>
              <table:table-cell office:value-type="float" office:value="108671919">
                <text:p>108671919</text:p>
              </table:table-cell>
              <table:table-cell office:value-type="float" office:value="148746214">
                <text:p>148746214</text:p>
              </table:table-cell>
              <table:table-cell office:value-type="float" office:value="90724453">
                <text:p>90724453</text:p>
              </table:table-cell>
              <table:table-cell office:value-type="float" office:value="100275117">
                <text:p>100275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80042517">
                <text:p>80042517</text:p>
              </table:table-cell>
              <table:table-cell office:value-type="float" office:value="116254269">
                <text:p>116254269</text:p>
              </table:table-cell>
              <table:table-cell office:value-type="float" office:value="81675949">
                <text:p>81675949</text:p>
              </table:table-cell>
              <table:table-cell office:value-type="float" office:value="NaN">
                <text:p>NaN</text:p>
              </table:table-cell>
              <table:table-cell office:value-type="float" office:value="121007888">
                <text:p>121007888</text:p>
              </table:table-cell>
              <table:table-cell office:value-type="float" office:value="156051880">
                <text:p>156051880</text:p>
              </table:table-cell>
              <table:table-cell office:value-type="float" office:value="10674393">
                <text:p>10674393</text:p>
              </table:table-cell>
              <table:table-cell office:value-type="float" office:value="239391375">
                <text:p>239391375</text:p>
              </table:table-cell>
              <table:table-cell office:value-type="float" office:value="NaN">
                <text:p>NaN</text:p>
              </table:table-cell>
              <table:table-cell office:value-type="float" office:value="95559205">
                <text:p>95559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625cm" svg:height="9cm" xlink:href=".." xlink:type="simple" chart:class="chart:scatter" chart:style-name="ch1">
        <chart:legend chart:legend-position="end" svg:x="21.09cm" svg:y="1.96cm" style:legend-expansion="high" chart:style-name="ch2"/>
        <chart:plot-area chart:style-name="ch3" table:cell-range-address="viewfeed2.A1:viewfeed2.K49" chart:data-source-has-labels="row" svg:x="0.572cm" svg:y="0.18cm" svg:width="19.946cm" svg:height="8.64cm">
          <chartooo:coordinate-region svg:x="2.49cm" svg:y="0.379cm" svg:width="17.6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ewfeed2.B2:viewfeed2.B49" chart:label-cell-address="viewfeed2.B1:viewfeed2.B1" chart:class="chart:scatter">
            <chart:domain table:cell-range-address="viewfeed2.A2:viewfeed2.A49"/>
            <chart:data-point chart:repeated="48"/>
          </chart:series>
          <chart:series chart:style-name="ch7" chart:values-cell-range-address="viewfeed2.C2:viewfeed2.C49" chart:label-cell-address="viewfeed2.C1:viewfeed2.C1" chart:class="chart:scatter">
            <chart:data-point chart:repeated="48"/>
          </chart:series>
          <chart:series chart:style-name="ch8" chart:values-cell-range-address="viewfeed2.D2:viewfeed2.D49" chart:label-cell-address="viewfeed2.D1:viewfeed2.D1" chart:class="chart:scatter">
            <chart:data-point chart:repeated="48"/>
          </chart:series>
          <chart:series chart:style-name="ch9" chart:values-cell-range-address="viewfeed2.E2:viewfeed2.E49" chart:label-cell-address="viewfeed2.E1:viewfeed2.E1" chart:class="chart:scatter">
            <chart:data-point chart:repeated="48"/>
          </chart:series>
          <chart:series chart:style-name="ch10" chart:values-cell-range-address="viewfeed2.F2:viewfeed2.F49" chart:label-cell-address="viewfeed2.F1:viewfeed2.F1" chart:class="chart:scatter">
            <chart:data-point chart:repeated="48"/>
          </chart:series>
          <chart:series chart:style-name="ch11" chart:values-cell-range-address="viewfeed2.G2:viewfeed2.G49" chart:label-cell-address="viewfeed2.G1:viewfeed2.G1" chart:class="chart:scatter">
            <chart:data-point chart:repeated="48"/>
          </chart:series>
          <chart:series chart:style-name="ch12" chart:values-cell-range-address="viewfeed2.H2:viewfeed2.H49" chart:label-cell-address="viewfeed2.H1:viewfeed2.H1" chart:class="chart:scatter">
            <chart:data-point chart:repeated="48"/>
          </chart:series>
          <chart:series chart:style-name="ch13" chart:values-cell-range-address="viewfeed2.I2:viewfeed2.I49" chart:label-cell-address="viewfeed2.I1:viewfeed2.I1" chart:class="chart:scatter">
            <chart:data-point chart:repeated="48"/>
          </chart:series>
          <chart:series chart:style-name="ch14" chart:values-cell-range-address="viewfeed2.J2:viewfeed2.J49" chart:label-cell-address="viewfeed2.J1:viewfeed2.J1" chart:class="chart:scatter">
            <chart:data-point chart:repeated="48"/>
          </chart:series>
          <chart:series chart:style-name="ch15" chart:values-cell-range-address="viewfeed2.K2:viewfeed2.K49" chart:label-cell-address="viewfeed2.K1:viewfeed2.K1" chart:class="chart:scatter">
            <chart:data-point chart:repeated="4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ile_viewfeedresponsetime_edge2</text:p>
                <draw:g>
                  <svg:desc>viewfeed2.B1:viewfeed2.B1</svg:desc>
                </draw:g>
              </table:table-cell>
              <table:table-cell office:value-type="string">
                <text:p>percentile_viewfeedresponsetime_edge2</text:p>
                <draw:g>
                  <svg:desc>viewfeed2.C1:viewfeed2.C1</svg:desc>
                </draw:g>
              </table:table-cell>
              <table:table-cell office:value-type="string">
                <text:p>percentile_viewfeedresponsetime_edge2</text:p>
                <draw:g>
                  <svg:desc>viewfeed2.D1:viewfeed2.D1</svg:desc>
                </draw:g>
              </table:table-cell>
              <table:table-cell office:value-type="string">
                <text:p>percentile_viewfeedresponsetime_edge2</text:p>
                <draw:g>
                  <svg:desc>viewfeed2.E1:viewfeed2.E1</svg:desc>
                </draw:g>
              </table:table-cell>
              <table:table-cell office:value-type="string">
                <text:p>percentile_viewfeedresponsetime_edge2</text:p>
                <draw:g>
                  <svg:desc>viewfeed2.F1:viewfeed2.F1</svg:desc>
                </draw:g>
              </table:table-cell>
              <table:table-cell office:value-type="string">
                <text:p>percentile_viewfeedresponsetime_edge2</text:p>
                <draw:g>
                  <svg:desc>viewfeed2.G1:viewfeed2.G1</svg:desc>
                </draw:g>
              </table:table-cell>
              <table:table-cell office:value-type="string">
                <text:p>percentile_viewfeedresponsetime_edge2</text:p>
                <draw:g>
                  <svg:desc>viewfeed2.H1:viewfeed2.H1</svg:desc>
                </draw:g>
              </table:table-cell>
              <table:table-cell office:value-type="string">
                <text:p>percentile_viewfeedresponsetime_edge2</text:p>
                <draw:g>
                  <svg:desc>viewfeed2.I1:viewfeed2.I1</svg:desc>
                </draw:g>
              </table:table-cell>
              <table:table-cell office:value-type="string">
                <text:p>percentile_viewfeedresponsetime_edge2</text:p>
                <draw:g>
                  <svg:desc>viewfeed2.J1:viewfeed2.J1</svg:desc>
                </draw:g>
              </table:table-cell>
              <table:table-cell office:value-type="string">
                <text:p>percentile_viewfeedresponsetime_edge2</text:p>
                <draw:g>
                  <svg:desc>viewfeed2.K1:viewfeed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viewfeed2.A2:viewfeed2.A49</svg:desc>
                </draw:g>
              </table:table-cell>
              <table:table-cell office:value-type="float" office:value="925681275">
                <text:p>925681275</text:p>
                <draw:g>
                  <svg:desc>viewfeed2.B2:viewfeed2.B49</svg:desc>
                </draw:g>
              </table:table-cell>
              <table:table-cell office:value-type="float" office:value="1258047163">
                <text:p>1258047163</text:p>
                <draw:g>
                  <svg:desc>viewfeed2.C2:viewfeed2.C49</svg:desc>
                </draw:g>
              </table:table-cell>
              <table:table-cell office:value-type="float" office:value="679008138">
                <text:p>679008138</text:p>
                <draw:g>
                  <svg:desc>viewfeed2.D2:viewfeed2.D49</svg:desc>
                </draw:g>
              </table:table-cell>
              <table:table-cell office:value-type="float" office:value="1189185922">
                <text:p>1189185922</text:p>
                <draw:g>
                  <svg:desc>viewfeed2.E2:viewfeed2.E49</svg:desc>
                </draw:g>
              </table:table-cell>
              <table:table-cell office:value-type="float" office:value="1017158910">
                <text:p>1017158910</text:p>
                <draw:g>
                  <svg:desc>viewfeed2.F2:viewfeed2.F49</svg:desc>
                </draw:g>
              </table:table-cell>
              <table:table-cell office:value-type="float" office:value="936069135">
                <text:p>936069135</text:p>
                <draw:g>
                  <svg:desc>viewfeed2.G2:viewfeed2.G49</svg:desc>
                </draw:g>
              </table:table-cell>
              <table:table-cell office:value-type="float" office:value="1219128544">
                <text:p>1219128544</text:p>
                <draw:g>
                  <svg:desc>viewfeed2.H2:viewfeed2.H49</svg:desc>
                </draw:g>
              </table:table-cell>
              <table:table-cell office:value-type="float" office:value="1039886325">
                <text:p>1039886325</text:p>
                <draw:g>
                  <svg:desc>viewfeed2.I2:viewfeed2.I49</svg:desc>
                </draw:g>
              </table:table-cell>
              <table:table-cell office:value-type="float" office:value="1110240648">
                <text:p>1110240648</text:p>
                <draw:g>
                  <svg:desc>viewfeed2.J2:viewfeed2.J49</svg:desc>
                </draw:g>
              </table:table-cell>
              <table:table-cell office:value-type="float" office:value="820515166">
                <text:p>820515166</text:p>
                <draw:g>
                  <svg:desc>viewfeed2.K2:viewfeed2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881517575">
                <text:p>881517575</text:p>
              </table:table-cell>
              <table:table-cell office:value-type="float" office:value="1364723558">
                <text:p>1364723558</text:p>
              </table:table-cell>
              <table:table-cell office:value-type="float" office:value="698985509">
                <text:p>698985509</text:p>
              </table:table-cell>
              <table:table-cell office:value-type="float" office:value="1180230036">
                <text:p>1180230036</text:p>
              </table:table-cell>
              <table:table-cell office:value-type="float" office:value="1137017223">
                <text:p>1137017223</text:p>
              </table:table-cell>
              <table:table-cell office:value-type="float" office:value="1117072893">
                <text:p>1117072893</text:p>
              </table:table-cell>
              <table:table-cell office:value-type="float" office:value="1042325843">
                <text:p>1042325843</text:p>
              </table:table-cell>
              <table:table-cell office:value-type="float" office:value="908020161">
                <text:p>908020161</text:p>
              </table:table-cell>
              <table:table-cell office:value-type="float" office:value="1245722996">
                <text:p>1245722996</text:p>
              </table:table-cell>
              <table:table-cell office:value-type="float" office:value="877538170">
                <text:p>877538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826686445">
                <text:p>826686445</text:p>
              </table:table-cell>
              <table:table-cell office:value-type="float" office:value="993645064">
                <text:p>993645064</text:p>
              </table:table-cell>
              <table:table-cell office:value-type="float" office:value="913607007">
                <text:p>913607007</text:p>
              </table:table-cell>
              <table:table-cell office:value-type="float" office:value="1030735782">
                <text:p>1030735782</text:p>
              </table:table-cell>
              <table:table-cell office:value-type="float" office:value="934572179">
                <text:p>934572179</text:p>
              </table:table-cell>
              <table:table-cell office:value-type="float" office:value="1315339847">
                <text:p>1315339847</text:p>
              </table:table-cell>
              <table:table-cell office:value-type="float" office:value="806227081">
                <text:p>806227081</text:p>
              </table:table-cell>
              <table:table-cell office:value-type="float" office:value="990687381">
                <text:p>990687381</text:p>
              </table:table-cell>
              <table:table-cell office:value-type="float" office:value="1235717806">
                <text:p>1235717806</text:p>
              </table:table-cell>
              <table:table-cell office:value-type="float" office:value="1137426061">
                <text:p>1137426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893181448">
                <text:p>893181448</text:p>
              </table:table-cell>
              <table:table-cell office:value-type="float" office:value="1086429833">
                <text:p>1086429833</text:p>
              </table:table-cell>
              <table:table-cell office:value-type="float" office:value="1155345423">
                <text:p>1155345423</text:p>
              </table:table-cell>
              <table:table-cell office:value-type="float" office:value="1032883955">
                <text:p>1032883955</text:p>
              </table:table-cell>
              <table:table-cell office:value-type="float" office:value="1213262305">
                <text:p>1213262305</text:p>
              </table:table-cell>
              <table:table-cell office:value-type="float" office:value="900053229">
                <text:p>900053229</text:p>
              </table:table-cell>
              <table:table-cell office:value-type="float" office:value="958233650">
                <text:p>958233650</text:p>
              </table:table-cell>
              <table:table-cell office:value-type="float" office:value="926300651">
                <text:p>926300651</text:p>
              </table:table-cell>
              <table:table-cell office:value-type="float" office:value="951034677">
                <text:p>951034677</text:p>
              </table:table-cell>
              <table:table-cell office:value-type="float" office:value="1114577395">
                <text:p>111457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102949829">
                <text:p>1102949829</text:p>
              </table:table-cell>
              <table:table-cell office:value-type="float" office:value="1132505556">
                <text:p>1132505556</text:p>
              </table:table-cell>
              <table:table-cell office:value-type="float" office:value="1003333457">
                <text:p>1003333457</text:p>
              </table:table-cell>
              <table:table-cell office:value-type="float" office:value="963324415">
                <text:p>963324415</text:p>
              </table:table-cell>
              <table:table-cell office:value-type="float" office:value="1363732081">
                <text:p>1363732081</text:p>
              </table:table-cell>
              <table:table-cell office:value-type="float" office:value="1122833889">
                <text:p>1122833889</text:p>
              </table:table-cell>
              <table:table-cell office:value-type="float" office:value="1227340936">
                <text:p>1227340936</text:p>
              </table:table-cell>
              <table:table-cell office:value-type="float" office:value="878428772">
                <text:p>878428772</text:p>
              </table:table-cell>
              <table:table-cell office:value-type="float" office:value="986011597">
                <text:p>986011597</text:p>
              </table:table-cell>
              <table:table-cell office:value-type="float" office:value="990924585">
                <text:p>990924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35996876">
                <text:p>1035996876</text:p>
              </table:table-cell>
              <table:table-cell office:value-type="float" office:value="799196926">
                <text:p>799196926</text:p>
              </table:table-cell>
              <table:table-cell office:value-type="float" office:value="952923639">
                <text:p>952923639</text:p>
              </table:table-cell>
              <table:table-cell office:value-type="float" office:value="1117549073">
                <text:p>1117549073</text:p>
              </table:table-cell>
              <table:table-cell office:value-type="float" office:value="1163336889">
                <text:p>1163336889</text:p>
              </table:table-cell>
              <table:table-cell office:value-type="float" office:value="1224164920">
                <text:p>1224164920</text:p>
              </table:table-cell>
              <table:table-cell office:value-type="float" office:value="945369367">
                <text:p>945369367</text:p>
              </table:table-cell>
              <table:table-cell office:value-type="float" office:value="985556572">
                <text:p>985556572</text:p>
              </table:table-cell>
              <table:table-cell office:value-type="float" office:value="897821075">
                <text:p>897821075</text:p>
              </table:table-cell>
              <table:table-cell office:value-type="float" office:value="981094311">
                <text:p>981094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650910102">
                <text:p>650910102</text:p>
              </table:table-cell>
              <table:table-cell office:value-type="float" office:value="838625194">
                <text:p>838625194</text:p>
              </table:table-cell>
              <table:table-cell office:value-type="float" office:value="1352702083">
                <text:p>1352702083</text:p>
              </table:table-cell>
              <table:table-cell office:value-type="float" office:value="1170548917">
                <text:p>1170548917</text:p>
              </table:table-cell>
              <table:table-cell office:value-type="float" office:value="969459442">
                <text:p>969459442</text:p>
              </table:table-cell>
              <table:table-cell office:value-type="float" office:value="1355374266">
                <text:p>1355374266</text:p>
              </table:table-cell>
              <table:table-cell office:value-type="float" office:value="1185666518">
                <text:p>1185666518</text:p>
              </table:table-cell>
              <table:table-cell office:value-type="float" office:value="992324362">
                <text:p>992324362</text:p>
              </table:table-cell>
              <table:table-cell office:value-type="float" office:value="904019398">
                <text:p>904019398</text:p>
              </table:table-cell>
              <table:table-cell office:value-type="float" office:value="1038734826">
                <text:p>1038734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96590918">
                <text:p>796590918</text:p>
              </table:table-cell>
              <table:table-cell office:value-type="float" office:value="941594925">
                <text:p>941594925</text:p>
              </table:table-cell>
              <table:table-cell office:value-type="float" office:value="1286081718">
                <text:p>1286081718</text:p>
              </table:table-cell>
              <table:table-cell office:value-type="float" office:value="1005470275">
                <text:p>1005470275</text:p>
              </table:table-cell>
              <table:table-cell office:value-type="float" office:value="956425150">
                <text:p>956425150</text:p>
              </table:table-cell>
              <table:table-cell office:value-type="float" office:value="1099027666">
                <text:p>1099027666</text:p>
              </table:table-cell>
              <table:table-cell office:value-type="float" office:value="1254711341">
                <text:p>1254711341</text:p>
              </table:table-cell>
              <table:table-cell office:value-type="float" office:value="1172944106">
                <text:p>1172944106</text:p>
              </table:table-cell>
              <table:table-cell office:value-type="float" office:value="836370447">
                <text:p>836370447</text:p>
              </table:table-cell>
              <table:table-cell office:value-type="float" office:value="1095017205">
                <text:p>1095017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998638845">
                <text:p>998638845</text:p>
              </table:table-cell>
              <table:table-cell office:value-type="float" office:value="1136557801">
                <text:p>1136557801</text:p>
              </table:table-cell>
              <table:table-cell office:value-type="float" office:value="1064995707">
                <text:p>1064995707</text:p>
              </table:table-cell>
              <table:table-cell office:value-type="float" office:value="995071325">
                <text:p>995071325</text:p>
              </table:table-cell>
              <table:table-cell office:value-type="float" office:value="1159942674">
                <text:p>1159942674</text:p>
              </table:table-cell>
              <table:table-cell office:value-type="float" office:value="1128639768">
                <text:p>1128639768</text:p>
              </table:table-cell>
              <table:table-cell office:value-type="float" office:value="1323802642">
                <text:p>1323802642</text:p>
              </table:table-cell>
              <table:table-cell office:value-type="float" office:value="1284904943">
                <text:p>1284904943</text:p>
              </table:table-cell>
              <table:table-cell office:value-type="float" office:value="1041139441">
                <text:p>1041139441</text:p>
              </table:table-cell>
              <table:table-cell office:value-type="float" office:value="999208644">
                <text:p>99920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122144937">
                <text:p>1122144937</text:p>
              </table:table-cell>
              <table:table-cell office:value-type="float" office:value="1253127560">
                <text:p>1253127560</text:p>
              </table:table-cell>
              <table:table-cell office:value-type="float" office:value="1037119746">
                <text:p>1037119746</text:p>
              </table:table-cell>
              <table:table-cell office:value-type="float" office:value="1006696235">
                <text:p>1006696235</text:p>
              </table:table-cell>
              <table:table-cell office:value-type="float" office:value="836742870">
                <text:p>836742870</text:p>
              </table:table-cell>
              <table:table-cell office:value-type="float" office:value="1074152189">
                <text:p>1074152189</text:p>
              </table:table-cell>
              <table:table-cell office:value-type="float" office:value="1132623929">
                <text:p>1132623929</text:p>
              </table:table-cell>
              <table:table-cell office:value-type="float" office:value="1075452589">
                <text:p>1075452589</text:p>
              </table:table-cell>
              <table:table-cell office:value-type="float" office:value="1123322208">
                <text:p>1123322208</text:p>
              </table:table-cell>
              <table:table-cell office:value-type="float" office:value="1132567486">
                <text:p>1132567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114914078">
                <text:p>1114914078</text:p>
              </table:table-cell>
              <table:table-cell office:value-type="float" office:value="1170290758">
                <text:p>1170290758</text:p>
              </table:table-cell>
              <table:table-cell office:value-type="float" office:value="1222980562">
                <text:p>1222980562</text:p>
              </table:table-cell>
              <table:table-cell office:value-type="float" office:value="991838579">
                <text:p>991838579</text:p>
              </table:table-cell>
              <table:table-cell office:value-type="float" office:value="1055653053">
                <text:p>1055653053</text:p>
              </table:table-cell>
              <table:table-cell office:value-type="float" office:value="942531894">
                <text:p>942531894</text:p>
              </table:table-cell>
              <table:table-cell office:value-type="float" office:value="1176303085">
                <text:p>1176303085</text:p>
              </table:table-cell>
              <table:table-cell office:value-type="float" office:value="883105781">
                <text:p>883105781</text:p>
              </table:table-cell>
              <table:table-cell office:value-type="float" office:value="1012264673">
                <text:p>1012264673</text:p>
              </table:table-cell>
              <table:table-cell office:value-type="float" office:value="1340255194">
                <text:p>1340255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164350254">
                <text:p>1164350254</text:p>
              </table:table-cell>
              <table:table-cell office:value-type="float" office:value="1180757089">
                <text:p>1180757089</text:p>
              </table:table-cell>
              <table:table-cell office:value-type="float" office:value="1068935481">
                <text:p>1068935481</text:p>
              </table:table-cell>
              <table:table-cell office:value-type="float" office:value="969601016">
                <text:p>969601016</text:p>
              </table:table-cell>
              <table:table-cell office:value-type="float" office:value="957567738">
                <text:p>957567738</text:p>
              </table:table-cell>
              <table:table-cell office:value-type="float" office:value="851833106">
                <text:p>851833106</text:p>
              </table:table-cell>
              <table:table-cell office:value-type="float" office:value="1355582518">
                <text:p>1355582518</text:p>
              </table:table-cell>
              <table:table-cell office:value-type="float" office:value="1190143671">
                <text:p>1190143671</text:p>
              </table:table-cell>
              <table:table-cell office:value-type="float" office:value="1120851416">
                <text:p>1120851416</text:p>
              </table:table-cell>
              <table:table-cell office:value-type="float" office:value="1509233114">
                <text:p>1509233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060071750">
                <text:p>1060071750</text:p>
              </table:table-cell>
              <table:table-cell office:value-type="float" office:value="1353571974">
                <text:p>1353571974</text:p>
              </table:table-cell>
              <table:table-cell office:value-type="float" office:value="981125557">
                <text:p>981125557</text:p>
              </table:table-cell>
              <table:table-cell office:value-type="float" office:value="1087910164">
                <text:p>1087910164</text:p>
              </table:table-cell>
              <table:table-cell office:value-type="float" office:value="984722068">
                <text:p>984722068</text:p>
              </table:table-cell>
              <table:table-cell office:value-type="float" office:value="982992838">
                <text:p>982992838</text:p>
              </table:table-cell>
              <table:table-cell office:value-type="float" office:value="1212382350">
                <text:p>1212382350</text:p>
              </table:table-cell>
              <table:table-cell office:value-type="float" office:value="1094135200">
                <text:p>1094135200</text:p>
              </table:table-cell>
              <table:table-cell office:value-type="float" office:value="1035875407">
                <text:p>1035875407</text:p>
              </table:table-cell>
              <table:table-cell office:value-type="float" office:value="1436518016">
                <text:p>1436518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039843958">
                <text:p>1039843958</text:p>
              </table:table-cell>
              <table:table-cell office:value-type="float" office:value="1208091282">
                <text:p>1208091282</text:p>
              </table:table-cell>
              <table:table-cell office:value-type="float" office:value="857168376">
                <text:p>857168376</text:p>
              </table:table-cell>
              <table:table-cell office:value-type="float" office:value="1125985231">
                <text:p>1125985231</text:p>
              </table:table-cell>
              <table:table-cell office:value-type="float" office:value="989934092">
                <text:p>989934092</text:p>
              </table:table-cell>
              <table:table-cell office:value-type="float" office:value="1000774503">
                <text:p>1000774503</text:p>
              </table:table-cell>
              <table:table-cell office:value-type="float" office:value="1037047079">
                <text:p>1037047079</text:p>
              </table:table-cell>
              <table:table-cell office:value-type="float" office:value="1134402261">
                <text:p>1134402261</text:p>
              </table:table-cell>
              <table:table-cell office:value-type="float" office:value="1036294493">
                <text:p>1036294493</text:p>
              </table:table-cell>
              <table:table-cell office:value-type="float" office:value="1347565641">
                <text:p>134756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027154470">
                <text:p>1027154470</text:p>
              </table:table-cell>
              <table:table-cell office:value-type="float" office:value="948074838">
                <text:p>948074838</text:p>
              </table:table-cell>
              <table:table-cell office:value-type="float" office:value="996416360">
                <text:p>996416360</text:p>
              </table:table-cell>
              <table:table-cell office:value-type="float" office:value="1033523281">
                <text:p>1033523281</text:p>
              </table:table-cell>
              <table:table-cell office:value-type="float" office:value="1008275540">
                <text:p>1008275540</text:p>
              </table:table-cell>
              <table:table-cell office:value-type="float" office:value="1013152381">
                <text:p>1013152381</text:p>
              </table:table-cell>
              <table:table-cell office:value-type="float" office:value="1031104808">
                <text:p>1031104808</text:p>
              </table:table-cell>
              <table:table-cell office:value-type="float" office:value="1099161785">
                <text:p>1099161785</text:p>
              </table:table-cell>
              <table:table-cell office:value-type="float" office:value="1131716797">
                <text:p>1131716797</text:p>
              </table:table-cell>
              <table:table-cell office:value-type="float" office:value="1381385510">
                <text:p>1381385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67074871">
                <text:p>967074871</text:p>
              </table:table-cell>
              <table:table-cell office:value-type="float" office:value="946695586">
                <text:p>946695586</text:p>
              </table:table-cell>
              <table:table-cell office:value-type="float" office:value="1088898032">
                <text:p>1088898032</text:p>
              </table:table-cell>
              <table:table-cell office:value-type="float" office:value="1126976444">
                <text:p>1126976444</text:p>
              </table:table-cell>
              <table:table-cell office:value-type="float" office:value="1196536710">
                <text:p>1196536710</text:p>
              </table:table-cell>
              <table:table-cell office:value-type="float" office:value="1093646458">
                <text:p>1093646458</text:p>
              </table:table-cell>
              <table:table-cell office:value-type="float" office:value="1010084115">
                <text:p>1010084115</text:p>
              </table:table-cell>
              <table:table-cell office:value-type="float" office:value="1105416014">
                <text:p>1105416014</text:p>
              </table:table-cell>
              <table:table-cell office:value-type="float" office:value="990214415">
                <text:p>990214415</text:p>
              </table:table-cell>
              <table:table-cell office:value-type="float" office:value="1222720629">
                <text:p>1222720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843260615">
                <text:p>843260615</text:p>
              </table:table-cell>
              <table:table-cell office:value-type="float" office:value="1194104967">
                <text:p>1194104967</text:p>
              </table:table-cell>
              <table:table-cell office:value-type="float" office:value="933904194">
                <text:p>933904194</text:p>
              </table:table-cell>
              <table:table-cell office:value-type="float" office:value="1054764137">
                <text:p>1054764137</text:p>
              </table:table-cell>
              <table:table-cell office:value-type="float" office:value="1241338512">
                <text:p>1241338512</text:p>
              </table:table-cell>
              <table:table-cell office:value-type="float" office:value="1170499110">
                <text:p>1170499110</text:p>
              </table:table-cell>
              <table:table-cell office:value-type="float" office:value="981620881">
                <text:p>981620881</text:p>
              </table:table-cell>
              <table:table-cell office:value-type="float" office:value="1114549354">
                <text:p>1114549354</text:p>
              </table:table-cell>
              <table:table-cell office:value-type="float" office:value="1094813305">
                <text:p>1094813305</text:p>
              </table:table-cell>
              <table:table-cell office:value-type="float" office:value="1176645648">
                <text:p>1176645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38151834">
                <text:p>638151834</text:p>
              </table:table-cell>
              <table:table-cell office:value-type="float" office:value="971585021">
                <text:p>971585021</text:p>
              </table:table-cell>
              <table:table-cell office:value-type="float" office:value="959905901">
                <text:p>959905901</text:p>
              </table:table-cell>
              <table:table-cell office:value-type="float" office:value="946149068">
                <text:p>946149068</text:p>
              </table:table-cell>
              <table:table-cell office:value-type="float" office:value="1307838690">
                <text:p>1307838690</text:p>
              </table:table-cell>
              <table:table-cell office:value-type="float" office:value="1149609945">
                <text:p>1149609945</text:p>
              </table:table-cell>
              <table:table-cell office:value-type="float" office:value="1016670261">
                <text:p>1016670261</text:p>
              </table:table-cell>
              <table:table-cell office:value-type="float" office:value="1070986705">
                <text:p>1070986705</text:p>
              </table:table-cell>
              <table:table-cell office:value-type="float" office:value="1131079776">
                <text:p>1131079776</text:p>
              </table:table-cell>
              <table:table-cell office:value-type="float" office:value="1156814463">
                <text:p>115681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556490066">
                <text:p>556490066</text:p>
              </table:table-cell>
              <table:table-cell office:value-type="float" office:value="1067975379">
                <text:p>1067975379</text:p>
              </table:table-cell>
              <table:table-cell office:value-type="float" office:value="1038351029">
                <text:p>1038351029</text:p>
              </table:table-cell>
              <table:table-cell office:value-type="float" office:value="991150067">
                <text:p>991150067</text:p>
              </table:table-cell>
              <table:table-cell office:value-type="float" office:value="1158585253">
                <text:p>1158585253</text:p>
              </table:table-cell>
              <table:table-cell office:value-type="float" office:value="1155333410">
                <text:p>1155333410</text:p>
              </table:table-cell>
              <table:table-cell office:value-type="float" office:value="1046344196">
                <text:p>1046344196</text:p>
              </table:table-cell>
              <table:table-cell office:value-type="float" office:value="851590952">
                <text:p>851590952</text:p>
              </table:table-cell>
              <table:table-cell office:value-type="float" office:value="998781656">
                <text:p>998781656</text:p>
              </table:table-cell>
              <table:table-cell office:value-type="float" office:value="1031338441">
                <text:p>1031338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54481918">
                <text:p>554481918</text:p>
              </table:table-cell>
              <table:table-cell office:value-type="float" office:value="977805999">
                <text:p>977805999</text:p>
              </table:table-cell>
              <table:table-cell office:value-type="float" office:value="1008148341">
                <text:p>1008148341</text:p>
              </table:table-cell>
              <table:table-cell office:value-type="float" office:value="751891611">
                <text:p>751891611</text:p>
              </table:table-cell>
              <table:table-cell office:value-type="float" office:value="1060166621">
                <text:p>1060166621</text:p>
              </table:table-cell>
              <table:table-cell office:value-type="float" office:value="1181433077">
                <text:p>1181433077</text:p>
              </table:table-cell>
              <table:table-cell office:value-type="float" office:value="1156582416">
                <text:p>1156582416</text:p>
              </table:table-cell>
              <table:table-cell office:value-type="float" office:value="1009537345">
                <text:p>1009537345</text:p>
              </table:table-cell>
              <table:table-cell office:value-type="float" office:value="1181062233">
                <text:p>1181062233</text:p>
              </table:table-cell>
              <table:table-cell office:value-type="float" office:value="1041568648">
                <text:p>1041568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58358325">
                <text:p>358358325</text:p>
              </table:table-cell>
              <table:table-cell office:value-type="float" office:value="875944463">
                <text:p>875944463</text:p>
              </table:table-cell>
              <table:table-cell office:value-type="float" office:value="902871252">
                <text:p>902871252</text:p>
              </table:table-cell>
              <table:table-cell office:value-type="float" office:value="589575581">
                <text:p>589575581</text:p>
              </table:table-cell>
              <table:table-cell office:value-type="float" office:value="1071476776">
                <text:p>1071476776</text:p>
              </table:table-cell>
              <table:table-cell office:value-type="float" office:value="1078470526">
                <text:p>1078470526</text:p>
              </table:table-cell>
              <table:table-cell office:value-type="float" office:value="1024849327">
                <text:p>1024849327</text:p>
              </table:table-cell>
              <table:table-cell office:value-type="float" office:value="1097144554">
                <text:p>1097144554</text:p>
              </table:table-cell>
              <table:table-cell office:value-type="float" office:value="1027649086">
                <text:p>1027649086</text:p>
              </table:table-cell>
              <table:table-cell office:value-type="float" office:value="884480903">
                <text:p>884480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419980201">
                <text:p>419980201</text:p>
              </table:table-cell>
              <table:table-cell office:value-type="float" office:value="957156805">
                <text:p>957156805</text:p>
              </table:table-cell>
              <table:table-cell office:value-type="float" office:value="874173537">
                <text:p>874173537</text:p>
              </table:table-cell>
              <table:table-cell office:value-type="float" office:value="451430174">
                <text:p>451430174</text:p>
              </table:table-cell>
              <table:table-cell office:value-type="float" office:value="988868413">
                <text:p>988868413</text:p>
              </table:table-cell>
              <table:table-cell office:value-type="float" office:value="1234186933">
                <text:p>1234186933</text:p>
              </table:table-cell>
              <table:table-cell office:value-type="float" office:value="1040764481">
                <text:p>1040764481</text:p>
              </table:table-cell>
              <table:table-cell office:value-type="float" office:value="1138222609">
                <text:p>1138222609</text:p>
              </table:table-cell>
              <table:table-cell office:value-type="float" office:value="978720704">
                <text:p>978720704</text:p>
              </table:table-cell>
              <table:table-cell office:value-type="float" office:value="1071140946">
                <text:p>1071140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9582951">
                <text:p>299582951</text:p>
              </table:table-cell>
              <table:table-cell office:value-type="float" office:value="955741681">
                <text:p>955741681</text:p>
              </table:table-cell>
              <table:table-cell office:value-type="float" office:value="959043020">
                <text:p>959043020</text:p>
              </table:table-cell>
              <table:table-cell office:value-type="float" office:value="479328954">
                <text:p>479328954</text:p>
              </table:table-cell>
              <table:table-cell office:value-type="float" office:value="1040047354">
                <text:p>1040047354</text:p>
              </table:table-cell>
              <table:table-cell office:value-type="float" office:value="1020560586">
                <text:p>1020560586</text:p>
              </table:table-cell>
              <table:table-cell office:value-type="float" office:value="1064304178">
                <text:p>1064304178</text:p>
              </table:table-cell>
              <table:table-cell office:value-type="float" office:value="1120628053">
                <text:p>1120628053</text:p>
              </table:table-cell>
              <table:table-cell office:value-type="float" office:value="954546395">
                <text:p>954546395</text:p>
              </table:table-cell>
              <table:table-cell office:value-type="float" office:value="1126175194">
                <text:p>1126175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913101535">
                <text:p>913101535</text:p>
              </table:table-cell>
              <table:table-cell office:value-type="float" office:value="998484958">
                <text:p>998484958</text:p>
              </table:table-cell>
              <table:table-cell office:value-type="float" office:value="1044094800">
                <text:p>1044094800</text:p>
              </table:table-cell>
              <table:table-cell office:value-type="float" office:value="346684842">
                <text:p>346684842</text:p>
              </table:table-cell>
              <table:table-cell office:value-type="float" office:value="1113256655">
                <text:p>1113256655</text:p>
              </table:table-cell>
              <table:table-cell office:value-type="float" office:value="1039507676">
                <text:p>1039507676</text:p>
              </table:table-cell>
              <table:table-cell office:value-type="float" office:value="894521030">
                <text:p>894521030</text:p>
              </table:table-cell>
              <table:table-cell office:value-type="float" office:value="1078971676">
                <text:p>1078971676</text:p>
              </table:table-cell>
              <table:table-cell office:value-type="float" office:value="710136035">
                <text:p>710136035</text:p>
              </table:table-cell>
              <table:table-cell office:value-type="float" office:value="1214705040">
                <text:p>1214705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957821074">
                <text:p>957821074</text:p>
              </table:table-cell>
              <table:table-cell office:value-type="float" office:value="951030338">
                <text:p>951030338</text:p>
              </table:table-cell>
              <table:table-cell office:value-type="float" office:value="991934005">
                <text:p>991934005</text:p>
              </table:table-cell>
              <table:table-cell office:value-type="float" office:value="465473024">
                <text:p>465473024</text:p>
              </table:table-cell>
              <table:table-cell office:value-type="float" office:value="1112991116">
                <text:p>1112991116</text:p>
              </table:table-cell>
              <table:table-cell office:value-type="float" office:value="1072294341">
                <text:p>1072294341</text:p>
              </table:table-cell>
              <table:table-cell office:value-type="float" office:value="899306961">
                <text:p>899306961</text:p>
              </table:table-cell>
              <table:table-cell office:value-type="float" office:value="1041333903">
                <text:p>1041333903</text:p>
              </table:table-cell>
              <table:table-cell office:value-type="float" office:value="753964628">
                <text:p>753964628</text:p>
              </table:table-cell>
              <table:table-cell office:value-type="float" office:value="999861397">
                <text:p>999861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878057850">
                <text:p>878057850</text:p>
              </table:table-cell>
              <table:table-cell office:value-type="float" office:value="884030239">
                <text:p>884030239</text:p>
              </table:table-cell>
              <table:table-cell office:value-type="float" office:value="1002464476">
                <text:p>1002464476</text:p>
              </table:table-cell>
              <table:table-cell office:value-type="float" office:value="449825904">
                <text:p>449825904</text:p>
              </table:table-cell>
              <table:table-cell office:value-type="float" office:value="1065553064">
                <text:p>1065553064</text:p>
              </table:table-cell>
              <table:table-cell office:value-type="float" office:value="1058163848">
                <text:p>1058163848</text:p>
              </table:table-cell>
              <table:table-cell office:value-type="float" office:value="907759059">
                <text:p>907759059</text:p>
              </table:table-cell>
              <table:table-cell office:value-type="float" office:value="980063459">
                <text:p>980063459</text:p>
              </table:table-cell>
              <table:table-cell office:value-type="float" office:value="580718772">
                <text:p>580718772</text:p>
              </table:table-cell>
              <table:table-cell office:value-type="float" office:value="1013175345">
                <text:p>1013175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99046509">
                <text:p>899046509</text:p>
              </table:table-cell>
              <table:table-cell office:value-type="float" office:value="751134064">
                <text:p>751134064</text:p>
              </table:table-cell>
              <table:table-cell office:value-type="float" office:value="893050930">
                <text:p>893050930</text:p>
              </table:table-cell>
              <table:table-cell office:value-type="float" office:value="248599463">
                <text:p>248599463</text:p>
              </table:table-cell>
              <table:table-cell office:value-type="float" office:value="1019777056">
                <text:p>1019777056</text:p>
              </table:table-cell>
              <table:table-cell office:value-type="float" office:value="915229413">
                <text:p>915229413</text:p>
              </table:table-cell>
              <table:table-cell office:value-type="float" office:value="609174155">
                <text:p>609174155</text:p>
              </table:table-cell>
              <table:table-cell office:value-type="float" office:value="904294785">
                <text:p>904294785</text:p>
              </table:table-cell>
              <table:table-cell office:value-type="float" office:value="501274745">
                <text:p>501274745</text:p>
              </table:table-cell>
              <table:table-cell office:value-type="float" office:value="1079430017">
                <text:p>107943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803543654">
                <text:p>803543654</text:p>
              </table:table-cell>
              <table:table-cell office:value-type="float" office:value="665056646">
                <text:p>665056646</text:p>
              </table:table-cell>
              <table:table-cell office:value-type="float" office:value="846930561">
                <text:p>846930561</text:p>
              </table:table-cell>
              <table:table-cell office:value-type="float" office:value="310061198">
                <text:p>310061198</text:p>
              </table:table-cell>
              <table:table-cell office:value-type="float" office:value="968430973">
                <text:p>968430973</text:p>
              </table:table-cell>
              <table:table-cell office:value-type="float" office:value="914532737">
                <text:p>914532737</text:p>
              </table:table-cell>
              <table:table-cell office:value-type="float" office:value="639974942">
                <text:p>639974942</text:p>
              </table:table-cell>
              <table:table-cell office:value-type="float" office:value="900038536">
                <text:p>900038536</text:p>
              </table:table-cell>
              <table:table-cell office:value-type="float" office:value="455692215">
                <text:p>455692215</text:p>
              </table:table-cell>
              <table:table-cell office:value-type="float" office:value="1053767649">
                <text:p>1053767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660761575">
                <text:p>660761575</text:p>
              </table:table-cell>
              <table:table-cell office:value-type="float" office:value="681612851">
                <text:p>681612851</text:p>
              </table:table-cell>
              <table:table-cell office:value-type="float" office:value="569324433">
                <text:p>569324433</text:p>
              </table:table-cell>
              <table:table-cell office:value-type="float" office:value="267253681">
                <text:p>267253681</text:p>
              </table:table-cell>
              <table:table-cell office:value-type="float" office:value="872416071">
                <text:p>872416071</text:p>
              </table:table-cell>
              <table:table-cell office:value-type="float" office:value="900156042">
                <text:p>900156042</text:p>
              </table:table-cell>
              <table:table-cell office:value-type="float" office:value="520463726">
                <text:p>520463726</text:p>
              </table:table-cell>
              <table:table-cell office:value-type="float" office:value="787138176">
                <text:p>787138176</text:p>
              </table:table-cell>
              <table:table-cell office:value-type="float" office:value="230310838">
                <text:p>230310838</text:p>
              </table:table-cell>
              <table:table-cell office:value-type="float" office:value="998497829">
                <text:p>998497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403363159">
                <text:p>403363159</text:p>
              </table:table-cell>
              <table:table-cell office:value-type="float" office:value="638477053">
                <text:p>638477053</text:p>
              </table:table-cell>
              <table:table-cell office:value-type="float" office:value="416489793">
                <text:p>416489793</text:p>
              </table:table-cell>
              <table:table-cell office:value-type="float" office:value="179393726">
                <text:p>179393726</text:p>
              </table:table-cell>
              <table:table-cell office:value-type="float" office:value="859908877">
                <text:p>859908877</text:p>
              </table:table-cell>
              <table:table-cell office:value-type="float" office:value="818329216">
                <text:p>818329216</text:p>
              </table:table-cell>
              <table:table-cell office:value-type="float" office:value="403328538">
                <text:p>403328538</text:p>
              </table:table-cell>
              <table:table-cell office:value-type="float" office:value="630492052">
                <text:p>630492052</text:p>
              </table:table-cell>
              <table:table-cell office:value-type="float" office:value="169785007">
                <text:p>169785007</text:p>
              </table:table-cell>
              <table:table-cell office:value-type="float" office:value="882548549">
                <text:p>882548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95000379">
                <text:p>295000379</text:p>
              </table:table-cell>
              <table:table-cell office:value-type="float" office:value="575249068">
                <text:p>575249068</text:p>
              </table:table-cell>
              <table:table-cell office:value-type="float" office:value="341313144">
                <text:p>341313144</text:p>
              </table:table-cell>
              <table:table-cell office:value-type="float" office:value="179999657">
                <text:p>179999657</text:p>
              </table:table-cell>
              <table:table-cell office:value-type="float" office:value="863058878">
                <text:p>863058878</text:p>
              </table:table-cell>
              <table:table-cell office:value-type="float" office:value="905316798">
                <text:p>905316798</text:p>
              </table:table-cell>
              <table:table-cell office:value-type="float" office:value="272743475">
                <text:p>272743475</text:p>
              </table:table-cell>
              <table:table-cell office:value-type="float" office:value="605414245">
                <text:p>605414245</text:p>
              </table:table-cell>
              <table:table-cell office:value-type="float" office:value="144555523">
                <text:p>144555523</text:p>
              </table:table-cell>
              <table:table-cell office:value-type="float" office:value="913488572">
                <text:p>913488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96689122">
                <text:p>296689122</text:p>
              </table:table-cell>
              <table:table-cell office:value-type="float" office:value="453560447">
                <text:p>453560447</text:p>
              </table:table-cell>
              <table:table-cell office:value-type="float" office:value="294955603">
                <text:p>294955603</text:p>
              </table:table-cell>
              <table:table-cell office:value-type="float" office:value="178436852">
                <text:p>178436852</text:p>
              </table:table-cell>
              <table:table-cell office:value-type="float" office:value="755239960">
                <text:p>755239960</text:p>
              </table:table-cell>
              <table:table-cell office:value-type="float" office:value="670260242">
                <text:p>670260242</text:p>
              </table:table-cell>
              <table:table-cell office:value-type="float" office:value="184310513">
                <text:p>184310513</text:p>
              </table:table-cell>
              <table:table-cell office:value-type="float" office:value="385395635">
                <text:p>385395635</text:p>
              </table:table-cell>
              <table:table-cell office:value-type="float" office:value="173641066">
                <text:p>173641066</text:p>
              </table:table-cell>
              <table:table-cell office:value-type="float" office:value="809013158">
                <text:p>809013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77261129">
                <text:p>177261129</text:p>
              </table:table-cell>
              <table:table-cell office:value-type="float" office:value="259130775">
                <text:p>259130775</text:p>
              </table:table-cell>
              <table:table-cell office:value-type="float" office:value="138880850">
                <text:p>138880850</text:p>
              </table:table-cell>
              <table:table-cell office:value-type="float" office:value="250254115">
                <text:p>250254115</text:p>
              </table:table-cell>
              <table:table-cell office:value-type="float" office:value="735769310">
                <text:p>735769310</text:p>
              </table:table-cell>
              <table:table-cell office:value-type="float" office:value="530428555">
                <text:p>530428555</text:p>
              </table:table-cell>
              <table:table-cell office:value-type="float" office:value="118189691">
                <text:p>118189691</text:p>
              </table:table-cell>
              <table:table-cell office:value-type="float" office:value="169901339">
                <text:p>169901339</text:p>
              </table:table-cell>
              <table:table-cell office:value-type="float" office:value="201312910">
                <text:p>201312910</text:p>
              </table:table-cell>
              <table:table-cell office:value-type="float" office:value="824957525">
                <text:p>824957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62476609">
                <text:p>162476609</text:p>
              </table:table-cell>
              <table:table-cell office:value-type="float" office:value="193941098">
                <text:p>193941098</text:p>
              </table:table-cell>
              <table:table-cell office:value-type="float" office:value="138991237">
                <text:p>138991237</text:p>
              </table:table-cell>
              <table:table-cell office:value-type="float" office:value="199065982">
                <text:p>199065982</text:p>
              </table:table-cell>
              <table:table-cell office:value-type="float" office:value="685316167">
                <text:p>685316167</text:p>
              </table:table-cell>
              <table:table-cell office:value-type="float" office:value="516774628">
                <text:p>516774628</text:p>
              </table:table-cell>
              <table:table-cell office:value-type="float" office:value="126098786">
                <text:p>126098786</text:p>
              </table:table-cell>
              <table:table-cell office:value-type="float" office:value="155974519">
                <text:p>155974519</text:p>
              </table:table-cell>
              <table:table-cell office:value-type="float" office:value="253167851">
                <text:p>253167851</text:p>
              </table:table-cell>
              <table:table-cell office:value-type="float" office:value="766701653">
                <text:p>766701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49464743">
                <text:p>149464743</text:p>
              </table:table-cell>
              <table:table-cell office:value-type="float" office:value="199559260">
                <text:p>199559260</text:p>
              </table:table-cell>
              <table:table-cell office:value-type="float" office:value="165867196">
                <text:p>165867196</text:p>
              </table:table-cell>
              <table:table-cell office:value-type="float" office:value="164217721">
                <text:p>164217721</text:p>
              </table:table-cell>
              <table:table-cell office:value-type="float" office:value="664378551">
                <text:p>664378551</text:p>
              </table:table-cell>
              <table:table-cell office:value-type="float" office:value="401072844">
                <text:p>401072844</text:p>
              </table:table-cell>
              <table:table-cell office:value-type="float" office:value="115592469">
                <text:p>115592469</text:p>
              </table:table-cell>
              <table:table-cell office:value-type="float" office:value="194763390">
                <text:p>194763390</text:p>
              </table:table-cell>
              <table:table-cell office:value-type="float" office:value="210260422">
                <text:p>210260422</text:p>
              </table:table-cell>
              <table:table-cell office:value-type="float" office:value="599646493">
                <text:p>599646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15509408">
                <text:p>115509408</text:p>
              </table:table-cell>
              <table:table-cell office:value-type="float" office:value="128419589">
                <text:p>128419589</text:p>
              </table:table-cell>
              <table:table-cell office:value-type="float" office:value="137372262">
                <text:p>137372262</text:p>
              </table:table-cell>
              <table:table-cell office:value-type="float" office:value="138997758">
                <text:p>138997758</text:p>
              </table:table-cell>
              <table:table-cell office:value-type="float" office:value="658039351">
                <text:p>658039351</text:p>
              </table:table-cell>
              <table:table-cell office:value-type="float" office:value="235422956">
                <text:p>235422956</text:p>
              </table:table-cell>
              <table:table-cell office:value-type="float" office:value="119507106">
                <text:p>119507106</text:p>
              </table:table-cell>
              <table:table-cell office:value-type="float" office:value="134414688">
                <text:p>134414688</text:p>
              </table:table-cell>
              <table:table-cell office:value-type="float" office:value="128544356">
                <text:p>128544356</text:p>
              </table:table-cell>
              <table:table-cell office:value-type="float" office:value="559657719">
                <text:p>559657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02972761">
                <text:p>102972761</text:p>
              </table:table-cell>
              <table:table-cell office:value-type="float" office:value="178069255">
                <text:p>178069255</text:p>
              </table:table-cell>
              <table:table-cell office:value-type="float" office:value="138028245">
                <text:p>138028245</text:p>
              </table:table-cell>
              <table:table-cell office:value-type="float" office:value="109850634">
                <text:p>109850634</text:p>
              </table:table-cell>
              <table:table-cell office:value-type="float" office:value="683444528">
                <text:p>683444528</text:p>
              </table:table-cell>
              <table:table-cell office:value-type="float" office:value="211149335">
                <text:p>211149335</text:p>
              </table:table-cell>
              <table:table-cell office:value-type="float" office:value="154477908">
                <text:p>154477908</text:p>
              </table:table-cell>
              <table:table-cell office:value-type="float" office:value="153120303">
                <text:p>153120303</text:p>
              </table:table-cell>
              <table:table-cell office:value-type="float" office:value="124278834">
                <text:p>124278834</text:p>
              </table:table-cell>
              <table:table-cell office:value-type="float" office:value="415200538">
                <text:p>415200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97746903">
                <text:p>97746903</text:p>
              </table:table-cell>
              <table:table-cell office:value-type="float" office:value="145548818">
                <text:p>145548818</text:p>
              </table:table-cell>
              <table:table-cell office:value-type="float" office:value="144796550">
                <text:p>144796550</text:p>
              </table:table-cell>
              <table:table-cell office:value-type="float" office:value="128607287">
                <text:p>128607287</text:p>
              </table:table-cell>
              <table:table-cell office:value-type="float" office:value="528907389">
                <text:p>528907389</text:p>
              </table:table-cell>
              <table:table-cell office:value-type="float" office:value="137641998">
                <text:p>137641998</text:p>
              </table:table-cell>
              <table:table-cell office:value-type="float" office:value="118123832">
                <text:p>118123832</text:p>
              </table:table-cell>
              <table:table-cell office:value-type="float" office:value="132342016">
                <text:p>132342016</text:p>
              </table:table-cell>
              <table:table-cell office:value-type="float" office:value="108922774">
                <text:p>108922774</text:p>
              </table:table-cell>
              <table:table-cell office:value-type="float" office:value="316901633">
                <text:p>316901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22298471">
                <text:p>122298471</text:p>
              </table:table-cell>
              <table:table-cell office:value-type="float" office:value="86339226">
                <text:p>86339226</text:p>
              </table:table-cell>
              <table:table-cell office:value-type="float" office:value="128348029">
                <text:p>128348029</text:p>
              </table:table-cell>
              <table:table-cell office:value-type="float" office:value="118996225">
                <text:p>118996225</text:p>
              </table:table-cell>
              <table:table-cell office:value-type="float" office:value="226715328">
                <text:p>226715328</text:p>
              </table:table-cell>
              <table:table-cell office:value-type="float" office:value="118857373">
                <text:p>118857373</text:p>
              </table:table-cell>
              <table:table-cell office:value-type="float" office:value="124371808">
                <text:p>124371808</text:p>
              </table:table-cell>
              <table:table-cell office:value-type="float" office:value="137275350">
                <text:p>137275350</text:p>
              </table:table-cell>
              <table:table-cell office:value-type="float" office:value="192736192">
                <text:p>192736192</text:p>
              </table:table-cell>
              <table:table-cell office:value-type="float" office:value="206879878">
                <text:p>206879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46875722">
                <text:p>146875722</text:p>
              </table:table-cell>
              <table:table-cell office:value-type="float" office:value="118503182">
                <text:p>118503182</text:p>
              </table:table-cell>
              <table:table-cell office:value-type="float" office:value="132627578">
                <text:p>132627578</text:p>
              </table:table-cell>
              <table:table-cell office:value-type="float" office:value="99246000">
                <text:p>99246000</text:p>
              </table:table-cell>
              <table:table-cell office:value-type="float" office:value="347492206">
                <text:p>347492206</text:p>
              </table:table-cell>
              <table:table-cell office:value-type="float" office:value="168572775">
                <text:p>168572775</text:p>
              </table:table-cell>
              <table:table-cell office:value-type="float" office:value="106297595">
                <text:p>106297595</text:p>
              </table:table-cell>
              <table:table-cell office:value-type="float" office:value="133136368">
                <text:p>133136368</text:p>
              </table:table-cell>
              <table:table-cell office:value-type="float" office:value="114672634">
                <text:p>114672634</text:p>
              </table:table-cell>
              <table:table-cell office:value-type="float" office:value="124827021">
                <text:p>124827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52265900">
                <text:p>152265900</text:p>
              </table:table-cell>
              <table:table-cell office:value-type="float" office:value="212567555">
                <text:p>212567555</text:p>
              </table:table-cell>
              <table:table-cell office:value-type="float" office:value="95897331">
                <text:p>95897331</text:p>
              </table:table-cell>
              <table:table-cell office:value-type="float" office:value="145843984">
                <text:p>145843984</text:p>
              </table:table-cell>
              <table:table-cell office:value-type="float" office:value="179181668">
                <text:p>179181668</text:p>
              </table:table-cell>
              <table:table-cell office:value-type="float" office:value="100635841">
                <text:p>100635841</text:p>
              </table:table-cell>
              <table:table-cell office:value-type="float" office:value="107839770">
                <text:p>107839770</text:p>
              </table:table-cell>
              <table:table-cell office:value-type="float" office:value="102403446">
                <text:p>102403446</text:p>
              </table:table-cell>
              <table:table-cell office:value-type="float" office:value="142088528">
                <text:p>142088528</text:p>
              </table:table-cell>
              <table:table-cell office:value-type="float" office:value="110052941">
                <text:p>110052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55153649">
                <text:p>155153649</text:p>
              </table:table-cell>
              <table:table-cell office:value-type="float" office:value="163788895">
                <text:p>163788895</text:p>
              </table:table-cell>
              <table:table-cell office:value-type="float" office:value="104651835">
                <text:p>104651835</text:p>
              </table:table-cell>
              <table:table-cell office:value-type="float" office:value="89731974">
                <text:p>89731974</text:p>
              </table:table-cell>
              <table:table-cell office:value-type="float" office:value="162102226">
                <text:p>162102226</text:p>
              </table:table-cell>
              <table:table-cell office:value-type="float" office:value="95064789">
                <text:p>95064789</text:p>
              </table:table-cell>
              <table:table-cell office:value-type="float" office:value="203257505">
                <text:p>203257505</text:p>
              </table:table-cell>
              <table:table-cell office:value-type="float" office:value="98665195">
                <text:p>98665195</text:p>
              </table:table-cell>
              <table:table-cell office:value-type="float" office:value="223904729">
                <text:p>223904729</text:p>
              </table:table-cell>
              <table:table-cell office:value-type="float" office:value="108414129">
                <text:p>108414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63777223">
                <text:p>163777223</text:p>
              </table:table-cell>
              <table:table-cell office:value-type="float" office:value="246118215">
                <text:p>246118215</text:p>
              </table:table-cell>
              <table:table-cell office:value-type="float" office:value="124302946">
                <text:p>124302946</text:p>
              </table:table-cell>
              <table:table-cell office:value-type="float" office:value="NaN">
                <text:p>NaN</text:p>
              </table:table-cell>
              <table:table-cell office:value-type="float" office:value="151704056">
                <text:p>151704056</text:p>
              </table:table-cell>
              <table:table-cell office:value-type="float" office:value="169489365">
                <text:p>169489365</text:p>
              </table:table-cell>
              <table:table-cell office:value-type="float" office:value="130215399">
                <text:p>130215399</text:p>
              </table:table-cell>
              <table:table-cell office:value-type="float" office:value="152732569">
                <text:p>152732569</text:p>
              </table:table-cell>
              <table:table-cell office:value-type="float" office:value="126430036">
                <text:p>126430036</text:p>
              </table:table-cell>
              <table:table-cell office:value-type="float" office:value="153397789">
                <text:p>153397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24707169">
                <text:p>124707169</text:p>
              </table:table-cell>
              <table:table-cell office:value-type="float" office:value="224022912">
                <text:p>224022912</text:p>
              </table:table-cell>
              <table:table-cell office:value-type="float" office:value="129749407">
                <text:p>129749407</text:p>
              </table:table-cell>
              <table:table-cell office:value-type="float" office:value="NaN">
                <text:p>NaN</text:p>
              </table:table-cell>
              <table:table-cell office:value-type="float" office:value="112560861">
                <text:p>112560861</text:p>
              </table:table-cell>
              <table:table-cell office:value-type="float" office:value="185656401">
                <text:p>185656401</text:p>
              </table:table-cell>
              <table:table-cell office:value-type="float" office:value="97688106">
                <text:p>97688106</text:p>
              </table:table-cell>
              <table:table-cell office:value-type="float" office:value="134138315">
                <text:p>134138315</text:p>
              </table:table-cell>
              <table:table-cell office:value-type="float" office:value="105032860">
                <text:p>105032860</text:p>
              </table:table-cell>
              <table:table-cell office:value-type="float" office:value="91557132">
                <text:p>91557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72214981">
                <text:p>72214981</text:p>
              </table:table-cell>
              <table:table-cell office:value-type="float" office:value="106112774">
                <text:p>106112774</text:p>
              </table:table-cell>
              <table:table-cell office:value-type="float" office:value="46940377">
                <text:p>46940377</text:p>
              </table:table-cell>
              <table:table-cell office:value-type="float" office:value="NaN">
                <text:p>NaN</text:p>
              </table:table-cell>
              <table:table-cell office:value-type="float" office:value="104542758">
                <text:p>104542758</text:p>
              </table:table-cell>
              <table:table-cell office:value-type="float" office:value="124846721">
                <text:p>124846721</text:p>
              </table:table-cell>
              <table:table-cell office:value-type="float" office:value="96589130">
                <text:p>96589130</text:p>
              </table:table-cell>
              <table:table-cell office:value-type="float" office:value="107607337">
                <text:p>107607337</text:p>
              </table:table-cell>
              <table:table-cell office:value-type="float" office:value="NaN">
                <text:p>NaN</text:p>
              </table:table-cell>
              <table:table-cell office:value-type="float" office:value="101765543">
                <text:p>101765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1.96cm" style:legend-expansion="high" chart:style-name="ch2"/>
        <chart:plot-area chart:style-name="ch3" table:cell-range-address="st200_all.A1:st200_all.K46" chart:data-source-has-labels="row" svg:x="0.32cm" svg:y="0.18cm" svg:width="11.106cm" svg:height="8.64cm">
          <chartooo:coordinate-region svg:x="1.497cm" svg:y="0.379cm" svg:width="9.7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200_all.B2:st200_all.B46" chart:label-cell-address="st200_all.B1:st200_all.B1" chart:class="chart:scatter">
            <chart:domain table:cell-range-address="st200_all.A2:st200_all.A46"/>
            <chart:data-point chart:repeated="45"/>
          </chart:series>
          <chart:series chart:style-name="ch7" chart:values-cell-range-address="st200_all.C2:st200_all.C46" chart:label-cell-address="st200_all.C1:st200_all.C1" chart:class="chart:scatter">
            <chart:data-point chart:repeated="45"/>
          </chart:series>
          <chart:series chart:style-name="ch8" chart:values-cell-range-address="st200_all.D2:st200_all.D46" chart:label-cell-address="st200_all.D1:st200_all.D1" chart:class="chart:scatter">
            <chart:data-point chart:repeated="45"/>
          </chart:series>
          <chart:series chart:style-name="ch9" chart:values-cell-range-address="st200_all.E2:st200_all.E46" chart:label-cell-address="st200_all.E1:st200_all.E1" chart:class="chart:scatter">
            <chart:data-point chart:repeated="45"/>
          </chart:series>
          <chart:series chart:style-name="ch10" chart:values-cell-range-address="st200_all.F2:st200_all.F46" chart:label-cell-address="st200_all.F1:st200_all.F1" chart:class="chart:scatter">
            <chart:data-point chart:repeated="45"/>
          </chart:series>
          <chart:series chart:style-name="ch11" chart:values-cell-range-address="st200_all.G2:st200_all.G46" chart:label-cell-address="st200_all.G1:st200_all.G1" chart:class="chart:scatter">
            <chart:data-point chart:repeated="45"/>
          </chart:series>
          <chart:series chart:style-name="ch12" chart:values-cell-range-address="st200_all.H2:st200_all.H46" chart:label-cell-address="st200_all.H1:st200_all.H1" chart:class="chart:scatter">
            <chart:data-point chart:repeated="45"/>
          </chart:series>
          <chart:series chart:style-name="ch13" chart:values-cell-range-address="st200_all.I2:st200_all.I46" chart:label-cell-address="st200_all.I1:st200_all.I1" chart:class="chart:scatter">
            <chart:data-point chart:repeated="45"/>
          </chart:series>
          <chart:series chart:style-name="ch14" chart:values-cell-range-address="st200_all.J2:st200_all.J46" chart:label-cell-address="st200_all.J1:st200_all.J1" chart:class="chart:scatter">
            <chart:data-point chart:repeated="45"/>
          </chart:series>
          <chart:series chart:style-name="ch15" chart:values-cell-range-address="st200_all.K2:st200_all.K46" chart:label-cell-address="st200_all.K1:st200_all.K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200_count1</text:p>
                <draw:g>
                  <svg:desc>st200_all.B1:st200_all.B1</svg:desc>
                </draw:g>
              </table:table-cell>
              <table:table-cell office:value-type="string">
                <text:p>status_200_count1</text:p>
                <draw:g>
                  <svg:desc>st200_all.C1:st200_all.C1</svg:desc>
                </draw:g>
              </table:table-cell>
              <table:table-cell office:value-type="string">
                <text:p>status_200_count1</text:p>
                <draw:g>
                  <svg:desc>st200_all.D1:st200_all.D1</svg:desc>
                </draw:g>
              </table:table-cell>
              <table:table-cell office:value-type="string">
                <text:p>status_200_count1</text:p>
                <draw:g>
                  <svg:desc>st200_all.E1:st200_all.E1</svg:desc>
                </draw:g>
              </table:table-cell>
              <table:table-cell office:value-type="string">
                <text:p>status_200_count1</text:p>
                <draw:g>
                  <svg:desc>st200_all.F1:st200_all.F1</svg:desc>
                </draw:g>
              </table:table-cell>
              <table:table-cell office:value-type="string">
                <text:p>status_200_count1</text:p>
                <draw:g>
                  <svg:desc>st200_all.G1:st200_all.G1</svg:desc>
                </draw:g>
              </table:table-cell>
              <table:table-cell office:value-type="string">
                <text:p>status_200_count1</text:p>
                <draw:g>
                  <svg:desc>st200_all.H1:st200_all.H1</svg:desc>
                </draw:g>
              </table:table-cell>
              <table:table-cell office:value-type="string">
                <text:p>status_200_count1</text:p>
                <draw:g>
                  <svg:desc>st200_all.I1:st200_all.I1</svg:desc>
                </draw:g>
              </table:table-cell>
              <table:table-cell office:value-type="string">
                <text:p>status_200_count1</text:p>
                <draw:g>
                  <svg:desc>st200_all.J1:st200_all.J1</svg:desc>
                </draw:g>
              </table:table-cell>
              <table:table-cell office:value-type="string">
                <text:p>status_200_count1</text:p>
                <draw:g>
                  <svg:desc>st200_all.K1:st200_al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t200_all.A2:st200_all.A46</svg:desc>
                </draw:g>
              </table:table-cell>
              <table:table-cell office:value-type="float" office:value="55577">
                <text:p>55577</text:p>
                <draw:g>
                  <svg:desc>st200_all.B2:st200_all.B46</svg:desc>
                </draw:g>
              </table:table-cell>
              <table:table-cell office:value-type="float" office:value="55265">
                <text:p>55265</text:p>
                <draw:g>
                  <svg:desc>st200_all.C2:st200_all.C46</svg:desc>
                </draw:g>
              </table:table-cell>
              <table:table-cell office:value-type="float" office:value="54917">
                <text:p>54917</text:p>
                <draw:g>
                  <svg:desc>st200_all.D2:st200_all.D46</svg:desc>
                </draw:g>
              </table:table-cell>
              <table:table-cell office:value-type="float" office:value="48261">
                <text:p>48261</text:p>
                <draw:g>
                  <svg:desc>st200_all.E2:st200_all.E46</svg:desc>
                </draw:g>
              </table:table-cell>
              <table:table-cell office:value-type="float" office:value="60897">
                <text:p>60897</text:p>
                <draw:g>
                  <svg:desc>st200_all.F2:st200_all.F46</svg:desc>
                </draw:g>
              </table:table-cell>
              <table:table-cell office:value-type="float" office:value="57425">
                <text:p>57425</text:p>
                <draw:g>
                  <svg:desc>st200_all.G2:st200_all.G46</svg:desc>
                </draw:g>
              </table:table-cell>
              <table:table-cell office:value-type="float" office:value="51831">
                <text:p>51831</text:p>
                <draw:g>
                  <svg:desc>st200_all.H2:st200_all.H46</svg:desc>
                </draw:g>
              </table:table-cell>
              <table:table-cell office:value-type="float" office:value="56506">
                <text:p>56506</text:p>
                <draw:g>
                  <svg:desc>st200_all.I2:st200_all.I46</svg:desc>
                </draw:g>
              </table:table-cell>
              <table:table-cell office:value-type="float" office:value="53144">
                <text:p>53144</text:p>
                <draw:g>
                  <svg:desc>st200_all.J2:st200_all.J46</svg:desc>
                </draw:g>
              </table:table-cell>
              <table:table-cell office:value-type="float" office:value="60815">
                <text:p>60815</text:p>
                <draw:g>
                  <svg:desc>st200_all.K2:st200_all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54122">
                <text:p>54122</text:p>
              </table:table-cell>
              <table:table-cell office:value-type="float" office:value="53669">
                <text:p>53669</text:p>
              </table:table-cell>
              <table:table-cell office:value-type="float" office:value="54889">
                <text:p>54889</text:p>
              </table:table-cell>
              <table:table-cell office:value-type="float" office:value="46742">
                <text:p>46742</text:p>
              </table:table-cell>
              <table:table-cell office:value-type="float" office:value="59460">
                <text:p>59460</text:p>
              </table:table-cell>
              <table:table-cell office:value-type="float" office:value="55778">
                <text:p>55778</text:p>
              </table:table-cell>
              <table:table-cell office:value-type="float" office:value="50231">
                <text:p>50231</text:p>
              </table:table-cell>
              <table:table-cell office:value-type="float" office:value="54850">
                <text:p>54850</text:p>
              </table:table-cell>
              <table:table-cell office:value-type="float" office:value="51627">
                <text:p>51627</text:p>
              </table:table-cell>
              <table:table-cell office:value-type="float" office:value="59013">
                <text:p>59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52480">
                <text:p>52480</text:p>
              </table:table-cell>
              <table:table-cell office:value-type="float" office:value="52096">
                <text:p>52096</text:p>
              </table:table-cell>
              <table:table-cell office:value-type="float" office:value="53169">
                <text:p>53169</text:p>
              </table:table-cell>
              <table:table-cell office:value-type="float" office:value="45353">
                <text:p>45353</text:p>
              </table:table-cell>
              <table:table-cell office:value-type="float" office:value="57956">
                <text:p>57956</text:p>
              </table:table-cell>
              <table:table-cell office:value-type="float" office:value="54563">
                <text:p>54563</text:p>
              </table:table-cell>
              <table:table-cell office:value-type="float" office:value="48408">
                <text:p>48408</text:p>
              </table:table-cell>
              <table:table-cell office:value-type="float" office:value="53199">
                <text:p>53199</text:p>
              </table:table-cell>
              <table:table-cell office:value-type="float" office:value="50151">
                <text:p>50151</text:p>
              </table:table-cell>
              <table:table-cell office:value-type="float" office:value="57298">
                <text:p>57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50851">
                <text:p>50851</text:p>
              </table:table-cell>
              <table:table-cell office:value-type="float" office:value="50624">
                <text:p>50624</text:p>
              </table:table-cell>
              <table:table-cell office:value-type="float" office:value="51647">
                <text:p>51647</text:p>
              </table:table-cell>
              <table:table-cell office:value-type="float" office:value="43930">
                <text:p>43930</text:p>
              </table:table-cell>
              <table:table-cell office:value-type="float" office:value="56417">
                <text:p>56417</text:p>
              </table:table-cell>
              <table:table-cell office:value-type="float" office:value="53068">
                <text:p>53068</text:p>
              </table:table-cell>
              <table:table-cell office:value-type="float" office:value="46681">
                <text:p>46681</text:p>
              </table:table-cell>
              <table:table-cell office:value-type="float" office:value="51550">
                <text:p>51550</text:p>
              </table:table-cell>
              <table:table-cell office:value-type="float" office:value="48670">
                <text:p>48670</text:p>
              </table:table-cell>
              <table:table-cell office:value-type="float" office:value="55603">
                <text:p>55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49342">
                <text:p>49342</text:p>
              </table:table-cell>
              <table:table-cell office:value-type="float" office:value="49277">
                <text:p>49277</text:p>
              </table:table-cell>
              <table:table-cell office:value-type="float" office:value="50116">
                <text:p>50116</text:p>
              </table:table-cell>
              <table:table-cell office:value-type="float" office:value="42660">
                <text:p>42660</text:p>
              </table:table-cell>
              <table:table-cell office:value-type="float" office:value="55015">
                <text:p>55015</text:p>
              </table:table-cell>
              <table:table-cell office:value-type="float" office:value="51305">
                <text:p>51305</text:p>
              </table:table-cell>
              <table:table-cell office:value-type="float" office:value="45022">
                <text:p>45022</text:p>
              </table:table-cell>
              <table:table-cell office:value-type="float" office:value="49893">
                <text:p>49893</text:p>
              </table:table-cell>
              <table:table-cell office:value-type="float" office:value="46996">
                <text:p>46996</text:p>
              </table:table-cell>
              <table:table-cell office:value-type="float" office:value="53980">
                <text:p>53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7975">
                <text:p>47975</text:p>
              </table:table-cell>
              <table:table-cell office:value-type="float" office:value="47627">
                <text:p>47627</text:p>
              </table:table-cell>
              <table:table-cell office:value-type="float" office:value="48498">
                <text:p>48498</text:p>
              </table:table-cell>
              <table:table-cell office:value-type="float" office:value="41343">
                <text:p>41343</text:p>
              </table:table-cell>
              <table:table-cell office:value-type="float" office:value="53566">
                <text:p>53566</text:p>
              </table:table-cell>
              <table:table-cell office:value-type="float" office:value="49723">
                <text:p>49723</text:p>
              </table:table-cell>
              <table:table-cell office:value-type="float" office:value="43350">
                <text:p>43350</text:p>
              </table:table-cell>
              <table:table-cell office:value-type="float" office:value="48403">
                <text:p>48403</text:p>
              </table:table-cell>
              <table:table-cell office:value-type="float" office:value="45279">
                <text:p>45279</text:p>
              </table:table-cell>
              <table:table-cell office:value-type="float" office:value="52379">
                <text:p>52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6505">
                <text:p>46505</text:p>
              </table:table-cell>
              <table:table-cell office:value-type="float" office:value="45803">
                <text:p>45803</text:p>
              </table:table-cell>
              <table:table-cell office:value-type="float" office:value="47009">
                <text:p>47009</text:p>
              </table:table-cell>
              <table:table-cell office:value-type="float" office:value="40061">
                <text:p>40061</text:p>
              </table:table-cell>
              <table:table-cell office:value-type="float" office:value="52187">
                <text:p>52187</text:p>
              </table:table-cell>
              <table:table-cell office:value-type="float" office:value="48419">
                <text:p>48419</text:p>
              </table:table-cell>
              <table:table-cell office:value-type="float" office:value="41833">
                <text:p>41833</text:p>
              </table:table-cell>
              <table:table-cell office:value-type="float" office:value="46893">
                <text:p>46893</text:p>
              </table:table-cell>
              <table:table-cell office:value-type="float" office:value="43430">
                <text:p>43430</text:p>
              </table:table-cell>
              <table:table-cell office:value-type="float" office:value="50850">
                <text:p>50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44852">
                <text:p>44852</text:p>
              </table:table-cell>
              <table:table-cell office:value-type="float" office:value="44069">
                <text:p>44069</text:p>
              </table:table-cell>
              <table:table-cell office:value-type="float" office:value="45747">
                <text:p>45747</text:p>
              </table:table-cell>
              <table:table-cell office:value-type="float" office:value="38667">
                <text:p>38667</text:p>
              </table:table-cell>
              <table:table-cell office:value-type="float" office:value="50536">
                <text:p>50536</text:p>
              </table:table-cell>
              <table:table-cell office:value-type="float" office:value="46945">
                <text:p>46945</text:p>
              </table:table-cell>
              <table:table-cell office:value-type="float" office:value="40371">
                <text:p>40371</text:p>
              </table:table-cell>
              <table:table-cell office:value-type="float" office:value="45304">
                <text:p>45304</text:p>
              </table:table-cell>
              <table:table-cell office:value-type="float" office:value="41599">
                <text:p>41599</text:p>
              </table:table-cell>
              <table:table-cell office:value-type="float" office:value="49372">
                <text:p>49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43227">
                <text:p>43227</text:p>
              </table:table-cell>
              <table:table-cell office:value-type="float" office:value="42351">
                <text:p>42351</text:p>
              </table:table-cell>
              <table:table-cell office:value-type="float" office:value="44382">
                <text:p>44382</text:p>
              </table:table-cell>
              <table:table-cell office:value-type="float" office:value="36981">
                <text:p>36981</text:p>
              </table:table-cell>
              <table:table-cell office:value-type="float" office:value="48982">
                <text:p>48982</text:p>
              </table:table-cell>
              <table:table-cell office:value-type="float" office:value="45446">
                <text:p>45446</text:p>
              </table:table-cell>
              <table:table-cell office:value-type="float" office:value="39093">
                <text:p>39093</text:p>
              </table:table-cell>
              <table:table-cell office:value-type="float" office:value="43839">
                <text:p>43839</text:p>
              </table:table-cell>
              <table:table-cell office:value-type="float" office:value="39975">
                <text:p>39975</text:p>
              </table:table-cell>
              <table:table-cell office:value-type="float" office:value="47597">
                <text:p>47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1874">
                <text:p>41874</text:p>
              </table:table-cell>
              <table:table-cell office:value-type="float" office:value="41094">
                <text:p>41094</text:p>
              </table:table-cell>
              <table:table-cell office:value-type="float" office:value="42614">
                <text:p>42614</text:p>
              </table:table-cell>
              <table:table-cell office:value-type="float" office:value="35395">
                <text:p>35395</text:p>
              </table:table-cell>
              <table:table-cell office:value-type="float" office:value="47514">
                <text:p>47514</text:p>
              </table:table-cell>
              <table:table-cell office:value-type="float" office:value="44067">
                <text:p>44067</text:p>
              </table:table-cell>
              <table:table-cell office:value-type="float" office:value="37764">
                <text:p>37764</text:p>
              </table:table-cell>
              <table:table-cell office:value-type="float" office:value="42242">
                <text:p>42242</text:p>
              </table:table-cell>
              <table:table-cell office:value-type="float" office:value="38568">
                <text:p>38568</text:p>
              </table:table-cell>
              <table:table-cell office:value-type="float" office:value="45937">
                <text:p>45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261">
                <text:p>40261</text:p>
              </table:table-cell>
              <table:table-cell office:value-type="float" office:value="39719">
                <text:p>39719</text:p>
              </table:table-cell>
              <table:table-cell office:value-type="float" office:value="40870">
                <text:p>40870</text:p>
              </table:table-cell>
              <table:table-cell office:value-type="float" office:value="33844">
                <text:p>33844</text:p>
              </table:table-cell>
              <table:table-cell office:value-type="float" office:value="45989">
                <text:p>45989</text:p>
              </table:table-cell>
              <table:table-cell office:value-type="float" office:value="42718">
                <text:p>42718</text:p>
              </table:table-cell>
              <table:table-cell office:value-type="float" office:value="36360">
                <text:p>36360</text:p>
              </table:table-cell>
              <table:table-cell office:value-type="float" office:value="40732">
                <text:p>40732</text:p>
              </table:table-cell>
              <table:table-cell office:value-type="float" office:value="36979">
                <text:p>36979</text:p>
              </table:table-cell>
              <table:table-cell office:value-type="float" office:value="44610">
                <text:p>44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38560">
                <text:p>38560</text:p>
              </table:table-cell>
              <table:table-cell office:value-type="float" office:value="38294">
                <text:p>38294</text:p>
              </table:table-cell>
              <table:table-cell office:value-type="float" office:value="39261">
                <text:p>39261</text:p>
              </table:table-cell>
              <table:table-cell office:value-type="float" office:value="32285">
                <text:p>32285</text:p>
              </table:table-cell>
              <table:table-cell office:value-type="float" office:value="44582">
                <text:p>44582</text:p>
              </table:table-cell>
              <table:table-cell office:value-type="float" office:value="41130">
                <text:p>41130</text:p>
              </table:table-cell>
              <table:table-cell office:value-type="float" office:value="35165">
                <text:p>35165</text:p>
              </table:table-cell>
              <table:table-cell office:value-type="float" office:value="39245">
                <text:p>39245</text:p>
              </table:table-cell>
              <table:table-cell office:value-type="float" office:value="35471">
                <text:p>35471</text:p>
              </table:table-cell>
              <table:table-cell office:value-type="float" office:value="43322">
                <text:p>43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7009">
                <text:p>37009</text:p>
              </table:table-cell>
              <table:table-cell office:value-type="float" office:value="37073">
                <text:p>37073</text:p>
              </table:table-cell>
              <table:table-cell office:value-type="float" office:value="37651">
                <text:p>37651</text:p>
              </table:table-cell>
              <table:table-cell office:value-type="float" office:value="30819">
                <text:p>30819</text:p>
              </table:table-cell>
              <table:table-cell office:value-type="float" office:value="43161">
                <text:p>43161</text:p>
              </table:table-cell>
              <table:table-cell office:value-type="float" office:value="39571">
                <text:p>39571</text:p>
              </table:table-cell>
              <table:table-cell office:value-type="float" office:value="33889">
                <text:p>33889</text:p>
              </table:table-cell>
              <table:table-cell office:value-type="float" office:value="37933">
                <text:p>37933</text:p>
              </table:table-cell>
              <table:table-cell office:value-type="float" office:value="33829">
                <text:p>33829</text:p>
              </table:table-cell>
              <table:table-cell office:value-type="float" office:value="42016">
                <text:p>42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5427">
                <text:p>35427</text:p>
              </table:table-cell>
              <table:table-cell office:value-type="float" office:value="35705">
                <text:p>35705</text:p>
              </table:table-cell>
              <table:table-cell office:value-type="float" office:value="35949">
                <text:p>35949</text:p>
              </table:table-cell>
              <table:table-cell office:value-type="float" office:value="29300">
                <text:p>29300</text:p>
              </table:table-cell>
              <table:table-cell office:value-type="float" office:value="41730">
                <text:p>41730</text:p>
              </table:table-cell>
              <table:table-cell office:value-type="float" office:value="37989">
                <text:p>37989</text:p>
              </table:table-cell>
              <table:table-cell office:value-type="float" office:value="32443">
                <text:p>32443</text:p>
              </table:table-cell>
              <table:table-cell office:value-type="float" office:value="36448">
                <text:p>36448</text:p>
              </table:table-cell>
              <table:table-cell office:value-type="float" office:value="32191">
                <text:p>32191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3782">
                <text:p>33782</text:p>
              </table:table-cell>
              <table:table-cell office:value-type="float" office:value="34145">
                <text:p>34145</text:p>
              </table:table-cell>
              <table:table-cell office:value-type="float" office:value="34184">
                <text:p>34184</text:p>
              </table:table-cell>
              <table:table-cell office:value-type="float" office:value="27784">
                <text:p>27784</text:p>
              </table:table-cell>
              <table:table-cell office:value-type="float" office:value="40306">
                <text:p>40306</text:p>
              </table:table-cell>
              <table:table-cell office:value-type="float" office:value="36286">
                <text:p>36286</text:p>
              </table:table-cell>
              <table:table-cell office:value-type="float" office:value="30872">
                <text:p>30872</text:p>
              </table:table-cell>
              <table:table-cell office:value-type="float" office:value="34808">
                <text:p>34808</text:p>
              </table:table-cell>
              <table:table-cell office:value-type="float" office:value="30622">
                <text:p>30622</text:p>
              </table:table-cell>
              <table:table-cell office:value-type="float" office:value="39699">
                <text:p>39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198">
                <text:p>32198</text:p>
              </table:table-cell>
              <table:table-cell office:value-type="float" office:value="32497">
                <text:p>32497</text:p>
              </table:table-cell>
              <table:table-cell office:value-type="float" office:value="32625">
                <text:p>32625</text:p>
              </table:table-cell>
              <table:table-cell office:value-type="float" office:value="26312">
                <text:p>26312</text:p>
              </table:table-cell>
              <table:table-cell office:value-type="float" office:value="38870">
                <text:p>38870</text:p>
              </table:table-cell>
              <table:table-cell office:value-type="float" office:value="34808">
                <text:p>34808</text:p>
              </table:table-cell>
              <table:table-cell office:value-type="float" office:value="29391">
                <text:p>29391</text:p>
              </table:table-cell>
              <table:table-cell office:value-type="float" office:value="33300">
                <text:p>33300</text:p>
              </table:table-cell>
              <table:table-cell office:value-type="float" office:value="29068">
                <text:p>29068</text:p>
              </table:table-cell>
              <table:table-cell office:value-type="float" office:value="38455">
                <text:p>38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0555">
                <text:p>30555</text:p>
              </table:table-cell>
              <table:table-cell office:value-type="float" office:value="30940">
                <text:p>30940</text:p>
              </table:table-cell>
              <table:table-cell office:value-type="float" office:value="30981">
                <text:p>30981</text:p>
              </table:table-cell>
              <table:table-cell office:value-type="float" office:value="24817">
                <text:p>24817</text:p>
              </table:table-cell>
              <table:table-cell office:value-type="float" office:value="37475">
                <text:p>37475</text:p>
              </table:table-cell>
              <table:table-cell office:value-type="float" office:value="33460">
                <text:p>33460</text:p>
              </table:table-cell>
              <table:table-cell office:value-type="float" office:value="27903">
                <text:p>27903</text:p>
              </table:table-cell>
              <table:table-cell office:value-type="float" office:value="31955">
                <text:p>31955</text:p>
              </table:table-cell>
              <table:table-cell office:value-type="float" office:value="27517">
                <text:p>27517</text:p>
              </table:table-cell>
              <table:table-cell office:value-type="float" office:value="37052">
                <text:p>37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728">
                <text:p>28728</text:p>
              </table:table-cell>
              <table:table-cell office:value-type="float" office:value="29365">
                <text:p>29365</text:p>
              </table:table-cell>
              <table:table-cell office:value-type="float" office:value="29276">
                <text:p>29276</text:p>
              </table:table-cell>
              <table:table-cell office:value-type="float" office:value="23257">
                <text:p>23257</text:p>
              </table:table-cell>
              <table:table-cell office:value-type="float" office:value="36165">
                <text:p>36165</text:p>
              </table:table-cell>
              <table:table-cell office:value-type="float" office:value="32027">
                <text:p>32027</text:p>
              </table:table-cell>
              <table:table-cell office:value-type="float" office:value="26414">
                <text:p>26414</text:p>
              </table:table-cell>
              <table:table-cell office:value-type="float" office:value="30581">
                <text:p>30581</text:p>
              </table:table-cell>
              <table:table-cell office:value-type="float" office:value="25968">
                <text:p>25968</text:p>
              </table:table-cell>
              <table:table-cell office:value-type="float" office:value="35523">
                <text:p>35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147">
                <text:p>27147</text:p>
              </table:table-cell>
              <table:table-cell office:value-type="float" office:value="27813">
                <text:p>27813</text:p>
              </table:table-cell>
              <table:table-cell office:value-type="float" office:value="27789">
                <text:p>27789</text:p>
              </table:table-cell>
              <table:table-cell office:value-type="float" office:value="21799">
                <text:p>21799</text:p>
              </table:table-cell>
              <table:table-cell office:value-type="float" office:value="34870">
                <text:p>34870</text:p>
              </table:table-cell>
              <table:table-cell office:value-type="float" office:value="30685">
                <text:p>30685</text:p>
              </table:table-cell>
              <table:table-cell office:value-type="float" office:value="26414">
                <text:p>26414</text:p>
              </table:table-cell>
              <table:table-cell office:value-type="float" office:value="28953">
                <text:p>28953</text:p>
              </table:table-cell>
              <table:table-cell office:value-type="float" office:value="24482">
                <text:p>24482</text:p>
              </table:table-cell>
              <table:table-cell office:value-type="float" office:value="33941">
                <text:p>33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5517">
                <text:p>25517</text:p>
              </table:table-cell>
              <table:table-cell office:value-type="float" office:value="26239">
                <text:p>26239</text:p>
              </table:table-cell>
              <table:table-cell office:value-type="float" office:value="26319">
                <text:p>26319</text:p>
              </table:table-cell>
              <table:table-cell office:value-type="float" office:value="20265">
                <text:p>20265</text:p>
              </table:table-cell>
              <table:table-cell office:value-type="float" office:value="33417">
                <text:p>33417</text:p>
              </table:table-cell>
              <table:table-cell office:value-type="float" office:value="29319">
                <text:p>29319</text:p>
              </table:table-cell>
              <table:table-cell office:value-type="float" office:value="24751">
                <text:p>24751</text:p>
              </table:table-cell>
              <table:table-cell office:value-type="float" office:value="27309">
                <text:p>27309</text:p>
              </table:table-cell>
              <table:table-cell office:value-type="float" office:value="22935">
                <text:p>22935</text:p>
              </table:table-cell>
              <table:table-cell office:value-type="float" office:value="32373">
                <text:p>32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3850">
                <text:p>23850</text:p>
              </table:table-cell>
              <table:table-cell office:value-type="float" office:value="24534">
                <text:p>24534</text:p>
              </table:table-cell>
              <table:table-cell office:value-type="float" office:value="24776">
                <text:p>24776</text:p>
              </table:table-cell>
              <table:table-cell office:value-type="float" office:value="18803">
                <text:p>18803</text:p>
              </table:table-cell>
              <table:table-cell office:value-type="float" office:value="31794">
                <text:p>31794</text:p>
              </table:table-cell>
              <table:table-cell office:value-type="float" office:value="27719">
                <text:p>27719</text:p>
              </table:table-cell>
              <table:table-cell office:value-type="float" office:value="23122">
                <text:p>23122</text:p>
              </table:table-cell>
              <table:table-cell office:value-type="float" office:value="25747">
                <text:p>25747</text:p>
              </table:table-cell>
              <table:table-cell office:value-type="float" office:value="21475">
                <text:p>21475</text:p>
              </table:table-cell>
              <table:table-cell office:value-type="float" office:value="30798">
                <text:p>30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585">
                <text:p>22585</text:p>
              </table:table-cell>
              <table:table-cell office:value-type="float" office:value="23028">
                <text:p>23028</text:p>
              </table:table-cell>
              <table:table-cell office:value-type="float" office:value="23306">
                <text:p>23306</text:p>
              </table:table-cell>
              <table:table-cell office:value-type="float" office:value="17542">
                <text:p>17542</text:p>
              </table:table-cell>
              <table:table-cell office:value-type="float" office:value="30270">
                <text:p>30270</text:p>
              </table:table-cell>
              <table:table-cell office:value-type="float" office:value="26327">
                <text:p>26327</text:p>
              </table:table-cell>
              <table:table-cell office:value-type="float" office:value="21686">
                <text:p>21686</text:p>
              </table:table-cell>
              <table:table-cell office:value-type="float" office:value="24214">
                <text:p>24214</text:p>
              </table:table-cell>
              <table:table-cell office:value-type="float" office:value="19994">
                <text:p>19994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363">
                <text:p>21363</text:p>
              </table:table-cell>
              <table:table-cell office:value-type="float" office:value="21575">
                <text:p>21575</text:p>
              </table:table-cell>
              <table:table-cell office:value-type="float" office:value="21753">
                <text:p>21753</text:p>
              </table:table-cell>
              <table:table-cell office:value-type="float" office:value="16277">
                <text:p>16277</text:p>
              </table:table-cell>
              <table:table-cell office:value-type="float" office:value="28730">
                <text:p>28730</text:p>
              </table:table-cell>
              <table:table-cell office:value-type="float" office:value="24847">
                <text:p>24847</text:p>
              </table:table-cell>
              <table:table-cell office:value-type="float" office:value="20228">
                <text:p>20228</text:p>
              </table:table-cell>
              <table:table-cell office:value-type="float" office:value="22714">
                <text:p>22714</text:p>
              </table:table-cell>
              <table:table-cell office:value-type="float" office:value="18576">
                <text:p>18576</text:p>
              </table:table-cell>
              <table:table-cell office:value-type="float" office:value="28145">
                <text:p>28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127">
                <text:p>20127</text:p>
              </table:table-cell>
              <table:table-cell office:value-type="float" office:value="20118">
                <text:p>20118</text:p>
              </table:table-cell>
              <table:table-cell office:value-type="float" office:value="20235">
                <text:p>20235</text:p>
              </table:table-cell>
              <table:table-cell office:value-type="float" office:value="15017">
                <text:p>15017</text:p>
              </table:table-cell>
              <table:table-cell office:value-type="float" office:value="27308">
                <text:p>27308</text:p>
              </table:table-cell>
              <table:table-cell office:value-type="float" office:value="23375">
                <text:p>23375</text:p>
              </table:table-cell>
              <table:table-cell office:value-type="float" office:value="18765">
                <text:p>18765</text:p>
              </table:table-cell>
              <table:table-cell office:value-type="float" office:value="21244">
                <text:p>21244</text:p>
              </table:table-cell>
              <table:table-cell office:value-type="float" office:value="17069">
                <text:p>17069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666">
                <text:p>18666</text:p>
              </table:table-cell>
              <table:table-cell office:value-type="float" office:value="18583">
                <text:p>18583</text:p>
              </table:table-cell>
              <table:table-cell office:value-type="float" office:value="18743">
                <text:p>18743</text:p>
              </table:table-cell>
              <table:table-cell office:value-type="float" office:value="13851">
                <text:p>13851</text:p>
              </table:table-cell>
              <table:table-cell office:value-type="float" office:value="25874">
                <text:p>25874</text:p>
              </table:table-cell>
              <table:table-cell office:value-type="float" office:value="21933">
                <text:p>21933</text:p>
              </table:table-cell>
              <table:table-cell office:value-type="float" office:value="17270">
                <text:p>17270</text:p>
              </table:table-cell>
              <table:table-cell office:value-type="float" office:value="19684">
                <text:p>19684</text:p>
              </table:table-cell>
              <table:table-cell office:value-type="float" office:value="15449">
                <text:p>15449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117">
                <text:p>17117</text:p>
              </table:table-cell>
              <table:table-cell office:value-type="float" office:value="17053">
                <text:p>17053</text:p>
              </table:table-cell>
              <table:table-cell office:value-type="float" office:value="17247">
                <text:p>17247</text:p>
              </table:table-cell>
              <table:table-cell office:value-type="float" office:value="12706">
                <text:p>12706</text:p>
              </table:table-cell>
              <table:table-cell office:value-type="float" office:value="24426">
                <text:p>24426</text:p>
              </table:table-cell>
              <table:table-cell office:value-type="float" office:value="20467">
                <text:p>20467</text:p>
              </table:table-cell>
              <table:table-cell office:value-type="float" office:value="15706">
                <text:p>15706</text:p>
              </table:table-cell>
              <table:table-cell office:value-type="float" office:value="18082">
                <text:p>18082</text:p>
              </table:table-cell>
              <table:table-cell office:value-type="float" office:value="13710">
                <text:p>1371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5588">
                <text:p>15588</text:p>
              </table:table-cell>
              <table:table-cell office:value-type="float" office:value="15413">
                <text:p>15413</text:p>
              </table:table-cell>
              <table:table-cell office:value-type="float" office:value="15605">
                <text:p>15605</text:p>
              </table:table-cell>
              <table:table-cell office:value-type="float" office:value="11563">
                <text:p>11563</text:p>
              </table:table-cell>
              <table:table-cell office:value-type="float" office:value="22937">
                <text:p>22937</text:p>
              </table:table-cell>
              <table:table-cell office:value-type="float" office:value="18774">
                <text:p>18774</text:p>
              </table:table-cell>
              <table:table-cell office:value-type="float" office:value="14059">
                <text:p>14059</text:p>
              </table:table-cell>
              <table:table-cell office:value-type="float" office:value="16355">
                <text:p>16355</text:p>
              </table:table-cell>
              <table:table-cell office:value-type="float" office:value="12347">
                <text:p>12347</text:p>
              </table:table-cell>
              <table:table-cell office:value-type="float" office:value="22484">
                <text:p>22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4109">
                <text:p>14109</text:p>
              </table:table-cell>
              <table:table-cell office:value-type="float" office:value="13957">
                <text:p>13957</text:p>
              </table:table-cell>
              <table:table-cell office:value-type="float" office:value="14103">
                <text:p>14103</text:p>
              </table:table-cell>
              <table:table-cell office:value-type="float" office:value="10519">
                <text:p>10519</text:p>
              </table:table-cell>
              <table:table-cell office:value-type="float" office:value="21378">
                <text:p>21378</text:p>
              </table:table-cell>
              <table:table-cell office:value-type="float" office:value="17246">
                <text:p>17246</text:p>
              </table:table-cell>
              <table:table-cell office:value-type="float" office:value="12580">
                <text:p>12580</text:p>
              </table:table-cell>
              <table:table-cell office:value-type="float" office:value="14832">
                <text:p>14832</text:p>
              </table:table-cell>
              <table:table-cell office:value-type="float" office:value="11091">
                <text:p>11091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2633">
                <text:p>12633</text:p>
              </table:table-cell>
              <table:table-cell office:value-type="float" office:value="12523">
                <text:p>12523</text:p>
              </table:table-cell>
              <table:table-cell office:value-type="float" office:value="12505">
                <text:p>12505</text:p>
              </table:table-cell>
              <table:table-cell office:value-type="float" office:value="9476">
                <text:p>9476</text:p>
              </table:table-cell>
              <table:table-cell office:value-type="float" office:value="19771">
                <text:p>19771</text:p>
              </table:table-cell>
              <table:table-cell office:value-type="float" office:value="15735">
                <text:p>15735</text:p>
              </table:table-cell>
              <table:table-cell office:value-type="float" office:value="11143">
                <text:p>11143</text:p>
              </table:table-cell>
              <table:table-cell office:value-type="float" office:value="13236">
                <text:p>13236</text:p>
              </table:table-cell>
              <table:table-cell office:value-type="float" office:value="9839">
                <text:p>9839</text:p>
              </table:table-cell>
              <table:table-cell office:value-type="float" office:value="19298">
                <text:p>19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0980">
                <text:p>10980</text:p>
              </table:table-cell>
              <table:table-cell office:value-type="float" office:value="11048">
                <text:p>11048</text:p>
              </table:table-cell>
              <table:table-cell office:value-type="float" office:value="10783">
                <text:p>10783</text:p>
              </table:table-cell>
              <table:table-cell office:value-type="float" office:value="8432">
                <text:p>8432</text:p>
              </table:table-cell>
              <table:table-cell office:value-type="float" office:value="18059">
                <text:p>18059</text:p>
              </table:table-cell>
              <table:table-cell office:value-type="float" office:value="14213">
                <text:p>14213</text:p>
              </table:table-cell>
              <table:table-cell office:value-type="float" office:value="9625">
                <text:p>9625</text:p>
              </table:table-cell>
              <table:table-cell office:value-type="float" office:value="11609">
                <text:p>11609</text:p>
              </table:table-cell>
              <table:table-cell office:value-type="float" office:value="8761">
                <text:p>8761</text:p>
              </table:table-cell>
              <table:table-cell office:value-type="float" office:value="17506">
                <text:p>17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9693">
                <text:p>9693</text:p>
              </table:table-cell>
              <table:table-cell office:value-type="float" office:value="9637">
                <text:p>9637</text:p>
              </table:table-cell>
              <table:table-cell office:value-type="float" office:value="9466">
                <text:p>9466</text:p>
              </table:table-cell>
              <table:table-cell office:value-type="float" office:value="7512">
                <text:p>7512</text:p>
              </table:table-cell>
              <table:table-cell office:value-type="float" office:value="16664">
                <text:p>16664</text:p>
              </table:table-cell>
              <table:table-cell office:value-type="float" office:value="12780">
                <text:p>12780</text:p>
              </table:table-cell>
              <table:table-cell office:value-type="float" office:value="8381">
                <text:p>8381</text:p>
              </table:table-cell>
              <table:table-cell office:value-type="float" office:value="10137">
                <text:p>10137</text:p>
              </table:table-cell>
              <table:table-cell office:value-type="float" office:value="7762">
                <text:p>7762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463">
                <text:p>8463</text:p>
              </table:table-cell>
              <table:table-cell office:value-type="float" office:value="8174">
                <text:p>8174</text:p>
              </table:table-cell>
              <table:table-cell office:value-type="float" office:value="8209">
                <text:p>8209</text:p>
              </table:table-cell>
              <table:table-cell office:value-type="float" office:value="6640">
                <text:p>6640</text:p>
              </table:table-cell>
              <table:table-cell office:value-type="float" office:value="15308">
                <text:p>15308</text:p>
              </table:table-cell>
              <table:table-cell office:value-type="float" office:value="11329">
                <text:p>11329</text:p>
              </table:table-cell>
              <table:table-cell office:value-type="float" office:value="7122">
                <text:p>7122</text:p>
              </table:table-cell>
              <table:table-cell office:value-type="float" office:value="8723">
                <text:p>8723</text:p>
              </table:table-cell>
              <table:table-cell office:value-type="float" office:value="6769">
                <text:p>6769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7210">
                <text:p>7210</text:p>
              </table:table-cell>
              <table:table-cell office:value-type="float" office:value="6682">
                <text:p>6682</text:p>
              </table:table-cell>
              <table:table-cell office:value-type="float" office:value="6904">
                <text:p>6904</text:p>
              </table:table-cell>
              <table:table-cell office:value-type="float" office:value="5760">
                <text:p>5760</text:p>
              </table:table-cell>
              <table:table-cell office:value-type="float" office:value="13876">
                <text:p>13876</text:p>
              </table:table-cell>
              <table:table-cell office:value-type="float" office:value="9797">
                <text:p>9797</text:p>
              </table:table-cell>
              <table:table-cell office:value-type="float" office:value="5867">
                <text:p>5867</text:p>
              </table:table-cell>
              <table:table-cell office:value-type="float" office:value="7223">
                <text:p>7223</text:p>
              </table:table-cell>
              <table:table-cell office:value-type="float" office:value="5638">
                <text:p>5638</text:p>
              </table:table-cell>
              <table:table-cell office:value-type="float" office:value="12686">
                <text:p>12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6136">
                <text:p>6136</text:p>
              </table:table-cell>
              <table:table-cell office:value-type="float" office:value="5525">
                <text:p>5525</text:p>
              </table:table-cell>
              <table:table-cell office:value-type="float" office:value="5959">
                <text:p>5959</text:p>
              </table:table-cell>
              <table:table-cell office:value-type="float" office:value="4864">
                <text:p>4864</text:p>
              </table:table-cell>
              <table:table-cell office:value-type="float" office:value="12477">
                <text:p>12477</text:p>
              </table:table-cell>
              <table:table-cell office:value-type="float" office:value="8356">
                <text:p>8356</text:p>
              </table:table-cell>
              <table:table-cell office:value-type="float" office:value="4933">
                <text:p>4933</text:p>
              </table:table-cell>
              <table:table-cell office:value-type="float" office:value="6208">
                <text:p>6208</text:p>
              </table:table-cell>
              <table:table-cell office:value-type="float" office:value="4478">
                <text:p>4478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5075">
                <text:p>5075</text:p>
              </table:table-cell>
              <table:table-cell office:value-type="float" office:value="4452">
                <text:p>4452</text:p>
              </table:table-cell>
              <table:table-cell office:value-type="float" office:value="5087">
                <text:p>5087</text:p>
              </table:table-cell>
              <table:table-cell office:value-type="float" office:value="3956">
                <text:p>3956</text:p>
              </table:table-cell>
              <table:table-cell office:value-type="float" office:value="11047">
                <text:p>11047</text:p>
              </table:table-cell>
              <table:table-cell office:value-type="float" office:value="6900">
                <text:p>6900</text:p>
              </table:table-cell>
              <table:table-cell office:value-type="float" office:value="4015">
                <text:p>4015</text:p>
              </table:table-cell>
              <table:table-cell office:value-type="float" office:value="5260">
                <text:p>5260</text:p>
              </table:table-cell>
              <table:table-cell office:value-type="float" office:value="3312">
                <text:p>3312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4006">
                <text:p>4006</text:p>
              </table:table-cell>
              <table:table-cell office:value-type="float" office:value="3365">
                <text:p>3365</text:p>
              </table:table-cell>
              <table:table-cell office:value-type="float" office:value="4194">
                <text:p>4194</text:p>
              </table:table-cell>
              <table:table-cell office:value-type="float" office:value="3035">
                <text:p>3035</text:p>
              </table:table-cell>
              <table:table-cell office:value-type="float" office:value="9614">
                <text:p>9614</text:p>
              </table:table-cell>
              <table:table-cell office:value-type="float" office:value="5417">
                <text:p>5417</text:p>
              </table:table-cell>
              <table:table-cell office:value-type="float" office:value="3121">
                <text:p>3121</text:p>
              </table:table-cell>
              <table:table-cell office:value-type="float" office:value="4334">
                <text:p>4334</text:p>
              </table:table-cell>
              <table:table-cell office:value-type="float" office:value="2486">
                <text:p>2486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236">
                <text:p>3236</text:p>
              </table:table-cell>
              <table:table-cell office:value-type="float" office:value="2583">
                <text:p>2583</text:p>
              </table:table-cell>
              <table:table-cell office:value-type="float" office:value="3507">
                <text:p>3507</text:p>
              </table:table-cell>
              <table:table-cell office:value-type="float" office:value="2430">
                <text:p>2430</text:p>
              </table:table-cell>
              <table:table-cell office:value-type="float" office:value="8280">
                <text:p>8280</text:p>
              </table:table-cell>
              <table:table-cell office:value-type="float" office:value="4410">
                <text:p>4410</text:p>
              </table:table-cell>
              <table:table-cell office:value-type="float" office:value="2572">
                <text:p>2572</text:p>
              </table:table-cell>
              <table:table-cell office:value-type="float" office:value="3405">
                <text:p>3405</text:p>
              </table:table-cell>
              <table:table-cell office:value-type="float" office:value="1761">
                <text:p>1761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2501">
                <text:p>2501</text:p>
              </table:table-cell>
              <table:table-cell office:value-type="float" office:value="1845">
                <text:p>1845</text:p>
              </table:table-cell>
              <table:table-cell office:value-type="float" office:value="2826">
                <text:p>2826</text:p>
              </table:table-cell>
              <table:table-cell office:value-type="float" office:value="1842">
                <text:p>1842</text:p>
              </table:table-cell>
              <table:table-cell office:value-type="float" office:value="6938">
                <text:p>6938</text:p>
              </table:table-cell>
              <table:table-cell office:value-type="float" office:value="3422">
                <text:p>3422</text:p>
              </table:table-cell>
              <table:table-cell office:value-type="float" office:value="2078">
                <text:p>2078</text:p>
              </table:table-cell>
              <table:table-cell office:value-type="float" office:value="2495">
                <text:p>2495</text:p>
              </table:table-cell>
              <table:table-cell office:value-type="float" office:value="1039">
                <text:p>1039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770">
                <text:p>1770</text:p>
              </table:table-cell>
              <table:table-cell office:value-type="float" office:value="1109">
                <text:p>1109</text:p>
              </table:table-cell>
              <table:table-cell office:value-type="float" office:value="2164">
                <text:p>2164</text:p>
              </table:table-cell>
              <table:table-cell office:value-type="float" office:value="1267">
                <text:p>1267</text:p>
              </table:table-cell>
              <table:table-cell office:value-type="float" office:value="5546">
                <text:p>5546</text:p>
              </table:table-cell>
              <table:table-cell office:value-type="float" office:value="2436">
                <text:p>2436</text:p>
              </table:table-cell>
              <table:table-cell office:value-type="float" office:value="1578">
                <text:p>1578</text:p>
              </table:table-cell>
              <table:table-cell office:value-type="float" office:value="1560">
                <text:p>1560</text:p>
              </table:table-cell>
              <table:table-cell office:value-type="float" office:value="694">
                <text:p>69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369">
                <text:p>1369</text:p>
              </table:table-cell>
              <table:table-cell office:value-type="float" office:value="810">
                <text:p>810</text:p>
              </table:table-cell>
              <table:table-cell office:value-type="float" office:value="1696">
                <text:p>1696</text:p>
              </table:table-cell>
              <table:table-cell office:value-type="float" office:value="833">
                <text:p>833</text:p>
              </table:table-cell>
              <table:table-cell office:value-type="float" office:value="4327">
                <text:p>4327</text:p>
              </table:table-cell>
              <table:table-cell office:value-type="float" office:value="1772">
                <text:p>1772</text:p>
              </table:table-cell>
              <table:table-cell office:value-type="float" office:value="1243">
                <text:p>1243</text:p>
              </table:table-cell>
              <table:table-cell office:value-type="float" office:value="1084">
                <text:p>1084</text:p>
              </table:table-cell>
              <table:table-cell office:value-type="float" office:value="481">
                <text:p>48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011">
                <text:p>1011</text:p>
              </table:table-cell>
              <table:table-cell office:value-type="float" office:value="609">
                <text:p>609</text:p>
              </table:table-cell>
              <table:table-cell office:value-type="float" office:value="1256">
                <text:p>1256</text:p>
              </table:table-cell>
              <table:table-cell office:value-type="float" office:value="430">
                <text:p>430</text:p>
              </table:table-cell>
              <table:table-cell office:value-type="float" office:value="3111">
                <text:p>3111</text:p>
              </table:table-cell>
              <table:table-cell office:value-type="float" office:value="1145">
                <text:p>1145</text:p>
              </table:table-cell>
              <table:table-cell office:value-type="float" office:value="929">
                <text:p>929</text:p>
              </table:table-cell>
              <table:table-cell office:value-type="float" office:value="673">
                <text:p>673</text:p>
              </table:table-cell>
              <table:table-cell office:value-type="float" office:value="279">
                <text:p>279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659">
                <text:p>659</text:p>
              </table:table-cell>
              <table:table-cell office:value-type="float" office:value="402">
                <text:p>402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523">
                <text:p>523</text:p>
              </table:table-cell>
              <table:table-cell office:value-type="float" office:value="618">
                <text:p>618</text:p>
              </table:table-cell>
              <table:table-cell office:value-type="float" office:value="244">
                <text:p>244</text:p>
              </table:table-cell>
              <table:table-cell office:value-type="float" office:value="168">
                <text:p>16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31">
                <text:p>431</text:p>
              </table:table-cell>
              <table:table-cell office:value-type="float" office:value="263">
                <text:p>263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312">
                <text:p>312</text:p>
              </table:table-cell>
              <table:table-cell office:value-type="float" office:value="408">
                <text:p>408</text:p>
              </table:table-cell>
              <table:table-cell office:value-type="float" office:value="133">
                <text:p>133</text:p>
              </table:table-cell>
              <table:table-cell office:value-type="float" office:value="85">
                <text:p>8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157">
                <text:p>157</text:p>
              </table:table-cell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1.96cm" style:legend-expansion="high" chart:style-name="ch2"/>
        <chart:plot-area chart:style-name="ch3" table:cell-range-address="st500_all.A1:st500_all.K46" chart:data-source-has-labels="row" svg:x="0.32cm" svg:y="0.18cm" svg:width="11.106cm" svg:height="8.64cm">
          <chartooo:coordinate-region svg:x="1.497cm" svg:y="0.379cm" svg:width="9.7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500_all.B2:st500_all.B46" chart:label-cell-address="st500_all.B1:st500_all.B1" chart:class="chart:scatter">
            <chart:domain table:cell-range-address="st500_all.A2:st500_all.A46"/>
            <chart:data-point chart:repeated="45"/>
          </chart:series>
          <chart:series chart:style-name="ch7" chart:values-cell-range-address="st500_all.C2:st500_all.C46" chart:label-cell-address="st500_all.C1:st500_all.C1" chart:class="chart:scatter">
            <chart:data-point chart:repeated="45"/>
          </chart:series>
          <chart:series chart:style-name="ch8" chart:values-cell-range-address="st500_all.D2:st500_all.D46" chart:label-cell-address="st500_all.D1:st500_all.D1" chart:class="chart:scatter">
            <chart:data-point chart:repeated="45"/>
          </chart:series>
          <chart:series chart:style-name="ch9" chart:values-cell-range-address="st500_all.E2:st500_all.E46" chart:label-cell-address="st500_all.E1:st500_all.E1" chart:class="chart:scatter">
            <chart:data-point chart:repeated="45"/>
          </chart:series>
          <chart:series chart:style-name="ch10" chart:values-cell-range-address="st500_all.F2:st500_all.F46" chart:label-cell-address="st500_all.F1:st500_all.F1" chart:class="chart:scatter">
            <chart:data-point chart:repeated="45"/>
          </chart:series>
          <chart:series chart:style-name="ch11" chart:values-cell-range-address="st500_all.G2:st500_all.G46" chart:label-cell-address="st500_all.G1:st500_all.G1" chart:class="chart:scatter">
            <chart:data-point chart:repeated="45"/>
          </chart:series>
          <chart:series chart:style-name="ch12" chart:values-cell-range-address="st500_all.H2:st500_all.H46" chart:label-cell-address="st500_all.H1:st500_all.H1" chart:class="chart:scatter">
            <chart:data-point chart:repeated="45"/>
          </chart:series>
          <chart:series chart:style-name="ch13" chart:values-cell-range-address="st500_all.I2:st500_all.I46" chart:label-cell-address="st500_all.I1:st500_all.I1" chart:class="chart:scatter">
            <chart:data-point chart:repeated="45"/>
          </chart:series>
          <chart:series chart:style-name="ch14" chart:values-cell-range-address="st500_all.J2:st500_all.J46" chart:label-cell-address="st500_all.J1:st500_all.J1" chart:class="chart:scatter">
            <chart:data-point chart:repeated="45"/>
          </chart:series>
          <chart:series chart:style-name="ch15" chart:values-cell-range-address="st500_all.K2:st500_all.K46" chart:label-cell-address="st500_all.K1:st500_all.K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500_count1</text:p>
                <draw:g>
                  <svg:desc>st500_all.B1:st500_all.B1</svg:desc>
                </draw:g>
              </table:table-cell>
              <table:table-cell office:value-type="string">
                <text:p>status_500_count1</text:p>
                <draw:g>
                  <svg:desc>st500_all.C1:st500_all.C1</svg:desc>
                </draw:g>
              </table:table-cell>
              <table:table-cell office:value-type="string">
                <text:p>status_500_count1</text:p>
                <draw:g>
                  <svg:desc>st500_all.D1:st500_all.D1</svg:desc>
                </draw:g>
              </table:table-cell>
              <table:table-cell office:value-type="string">
                <text:p>status_500_count1</text:p>
                <draw:g>
                  <svg:desc>st500_all.E1:st500_all.E1</svg:desc>
                </draw:g>
              </table:table-cell>
              <table:table-cell office:value-type="string">
                <text:p>status_500_count1</text:p>
                <draw:g>
                  <svg:desc>st500_all.F1:st500_all.F1</svg:desc>
                </draw:g>
              </table:table-cell>
              <table:table-cell office:value-type="string">
                <text:p>status_500_count1</text:p>
                <draw:g>
                  <svg:desc>st500_all.G1:st500_all.G1</svg:desc>
                </draw:g>
              </table:table-cell>
              <table:table-cell office:value-type="string">
                <text:p>status_500_count1</text:p>
                <draw:g>
                  <svg:desc>st500_all.H1:st500_all.H1</svg:desc>
                </draw:g>
              </table:table-cell>
              <table:table-cell office:value-type="string">
                <text:p>status_500_count1</text:p>
                <draw:g>
                  <svg:desc>st500_all.I1:st500_all.I1</svg:desc>
                </draw:g>
              </table:table-cell>
              <table:table-cell office:value-type="string">
                <text:p>status_500_count1</text:p>
                <draw:g>
                  <svg:desc>st500_all.J1:st500_all.J1</svg:desc>
                </draw:g>
              </table:table-cell>
              <table:table-cell office:value-type="string">
                <text:p>status_500_count1</text:p>
                <draw:g>
                  <svg:desc>st500_all.K1:st500_al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t500_all.A2:st500_all.A46</svg:desc>
                </draw:g>
              </table:table-cell>
              <table:table-cell office:value-type="float" office:value="32836">
                <text:p>32836</text:p>
                <draw:g>
                  <svg:desc>st500_all.B2:st500_all.B46</svg:desc>
                </draw:g>
              </table:table-cell>
              <table:table-cell office:value-type="float" office:value="37945">
                <text:p>37945</text:p>
                <draw:g>
                  <svg:desc>st500_all.C2:st500_all.C46</svg:desc>
                </draw:g>
              </table:table-cell>
              <table:table-cell office:value-type="float" office:value="36177">
                <text:p>36177</text:p>
                <draw:g>
                  <svg:desc>st500_all.D2:st500_all.D46</svg:desc>
                </draw:g>
              </table:table-cell>
              <table:table-cell office:value-type="float" office:value="28505">
                <text:p>28505</text:p>
                <draw:g>
                  <svg:desc>st500_all.E2:st500_all.E46</svg:desc>
                </draw:g>
              </table:table-cell>
              <table:table-cell office:value-type="float" office:value="47666">
                <text:p>47666</text:p>
                <draw:g>
                  <svg:desc>st500_all.F2:st500_all.F46</svg:desc>
                </draw:g>
              </table:table-cell>
              <table:table-cell office:value-type="float" office:value="48088">
                <text:p>48088</text:p>
                <draw:g>
                  <svg:desc>st500_all.G2:st500_all.G46</svg:desc>
                </draw:g>
              </table:table-cell>
              <table:table-cell office:value-type="float" office:value="39972">
                <text:p>39972</text:p>
                <draw:g>
                  <svg:desc>st500_all.H2:st500_all.H46</svg:desc>
                </draw:g>
              </table:table-cell>
              <table:table-cell office:value-type="float" office:value="44522">
                <text:p>44522</text:p>
                <draw:g>
                  <svg:desc>st500_all.I2:st500_all.I46</svg:desc>
                </draw:g>
              </table:table-cell>
              <table:table-cell office:value-type="float" office:value="32708">
                <text:p>32708</text:p>
                <draw:g>
                  <svg:desc>st500_all.J2:st500_all.J46</svg:desc>
                </draw:g>
              </table:table-cell>
              <table:table-cell office:value-type="float" office:value="48684">
                <text:p>48684</text:p>
                <draw:g>
                  <svg:desc>st500_all.K2:st500_all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30361">
                <text:p>30361</text:p>
              </table:table-cell>
              <table:table-cell office:value-type="float" office:value="35621">
                <text:p>35621</text:p>
              </table:table-cell>
              <table:table-cell office:value-type="float" office:value="36177">
                <text:p>36177</text:p>
              </table:table-cell>
              <table:table-cell office:value-type="float" office:value="26106">
                <text:p>26106</text:p>
              </table:table-cell>
              <table:table-cell office:value-type="float" office:value="45195">
                <text:p>45195</text:p>
              </table:table-cell>
              <table:table-cell office:value-type="float" office:value="45804">
                <text:p>45804</text:p>
              </table:table-cell>
              <table:table-cell office:value-type="float" office:value="37653">
                <text:p>37653</text:p>
              </table:table-cell>
              <table:table-cell office:value-type="float" office:value="42271">
                <text:p>42271</text:p>
              </table:table-cell>
              <table:table-cell office:value-type="float" office:value="30319">
                <text:p>30319</text:p>
              </table:table-cell>
              <table:table-cell office:value-type="float" office:value="46532">
                <text:p>46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8095">
                <text:p>28095</text:p>
              </table:table-cell>
              <table:table-cell office:value-type="float" office:value="33252">
                <text:p>33252</text:p>
              </table:table-cell>
              <table:table-cell office:value-type="float" office:value="33680">
                <text:p>33680</text:p>
              </table:table-cell>
              <table:table-cell office:value-type="float" office:value="23584">
                <text:p>23584</text:p>
              </table:table-cell>
              <table:table-cell office:value-type="float" office:value="42780">
                <text:p>42780</text:p>
              </table:table-cell>
              <table:table-cell office:value-type="float" office:value="43106">
                <text:p>43106</text:p>
              </table:table-cell>
              <table:table-cell office:value-type="float" office:value="35521">
                <text:p>35521</text:p>
              </table:table-cell>
              <table:table-cell office:value-type="float" office:value="39966">
                <text:p>39966</text:p>
              </table:table-cell>
              <table:table-cell office:value-type="float" office:value="27933">
                <text:p>27933</text:p>
              </table:table-cell>
              <table:table-cell office:value-type="float" office:value="44337">
                <text:p>44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5789">
                <text:p>25789</text:p>
              </table:table-cell>
              <table:table-cell office:value-type="float" office:value="30786">
                <text:p>30786</text:p>
              </table:table-cell>
              <table:table-cell office:value-type="float" office:value="31275">
                <text:p>31275</text:p>
              </table:table-cell>
              <table:table-cell office:value-type="float" office:value="21075">
                <text:p>21075</text:p>
              </table:table-cell>
              <table:table-cell office:value-type="float" office:value="40404">
                <text:p>40404</text:p>
              </table:table-cell>
              <table:table-cell office:value-type="float" office:value="40678">
                <text:p>40678</text:p>
              </table:table-cell>
              <table:table-cell office:value-type="float" office:value="33309">
                <text:p>33309</text:p>
              </table:table-cell>
              <table:table-cell office:value-type="float" office:value="37698">
                <text:p>37698</text:p>
              </table:table-cell>
              <table:table-cell office:value-type="float" office:value="25548">
                <text:p>25548</text:p>
              </table:table-cell>
              <table:table-cell office:value-type="float" office:value="42112">
                <text:p>4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3378">
                <text:p>23378</text:p>
              </table:table-cell>
              <table:table-cell office:value-type="float" office:value="28241">
                <text:p>28241</text:p>
              </table:table-cell>
              <table:table-cell office:value-type="float" office:value="28831">
                <text:p>28831</text:p>
              </table:table-cell>
              <table:table-cell office:value-type="float" office:value="18406">
                <text:p>18406</text:p>
              </table:table-cell>
              <table:table-cell office:value-type="float" office:value="37880">
                <text:p>37880</text:p>
              </table:table-cell>
              <table:table-cell office:value-type="float" office:value="38532">
                <text:p>38532</text:p>
              </table:table-cell>
              <table:table-cell office:value-type="float" office:value="31062">
                <text:p>31062</text:p>
              </table:table-cell>
              <table:table-cell office:value-type="float" office:value="35408">
                <text:p>35408</text:p>
              </table:table-cell>
              <table:table-cell office:value-type="float" office:value="23373">
                <text:p>23373</text:p>
              </table:table-cell>
              <table:table-cell office:value-type="float" office:value="39810">
                <text:p>398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0818">
                <text:p>20818</text:p>
              </table:table-cell>
              <table:table-cell office:value-type="float" office:value="25984">
                <text:p>25984</text:p>
              </table:table-cell>
              <table:table-cell office:value-type="float" office:value="26548">
                <text:p>26548</text:p>
              </table:table-cell>
              <table:table-cell office:value-type="float" office:value="15800">
                <text:p>15800</text:p>
              </table:table-cell>
              <table:table-cell office:value-type="float" office:value="35377">
                <text:p>35377</text:p>
              </table:table-cell>
              <table:table-cell office:value-type="float" office:value="36183">
                <text:p>36183</text:p>
              </table:table-cell>
              <table:table-cell office:value-type="float" office:value="28792">
                <text:p>28792</text:p>
              </table:table-cell>
              <table:table-cell office:value-type="float" office:value="33017">
                <text:p>33017</text:p>
              </table:table-cell>
              <table:table-cell office:value-type="float" office:value="21311">
                <text:p>21311</text:p>
              </table:table-cell>
              <table:table-cell office:value-type="float" office:value="37495">
                <text:p>37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8435">
                <text:p>18435</text:p>
              </table:table-cell>
              <table:table-cell office:value-type="float" office:value="23958">
                <text:p>23958</text:p>
              </table:table-cell>
              <table:table-cell office:value-type="float" office:value="24261">
                <text:p>24261</text:p>
              </table:table-cell>
              <table:table-cell office:value-type="float" office:value="13471">
                <text:p>13471</text:p>
              </table:table-cell>
              <table:table-cell office:value-type="float" office:value="32881">
                <text:p>32881</text:p>
              </table:table-cell>
              <table:table-cell office:value-type="float" office:value="33563">
                <text:p>33563</text:p>
              </table:table-cell>
              <table:table-cell office:value-type="float" office:value="26402">
                <text:p>26402</text:p>
              </table:table-cell>
              <table:table-cell office:value-type="float" office:value="30587">
                <text:p>30587</text:p>
              </table:table-cell>
              <table:table-cell office:value-type="float" office:value="19334">
                <text:p>19334</text:p>
              </table:table-cell>
              <table:table-cell office:value-type="float" office:value="35251">
                <text:p>35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6256">
                <text:p>16256</text:p>
              </table:table-cell>
              <table:table-cell office:value-type="float" office:value="21876">
                <text:p>21876</text:p>
              </table:table-cell>
              <table:table-cell office:value-type="float" office:value="21801">
                <text:p>21801</text:p>
              </table:table-cell>
              <table:table-cell office:value-type="float" office:value="11306">
                <text:p>11306</text:p>
              </table:table-cell>
              <table:table-cell office:value-type="float" office:value="30625">
                <text:p>30625</text:p>
              </table:table-cell>
              <table:table-cell office:value-type="float" office:value="31121">
                <text:p>31121</text:p>
              </table:table-cell>
              <table:table-cell office:value-type="float" office:value="23963">
                <text:p>23963</text:p>
              </table:table-cell>
              <table:table-cell office:value-type="float" office:value="28230">
                <text:p>28230</text:p>
              </table:table-cell>
              <table:table-cell office:value-type="float" office:value="17375">
                <text:p>17375</text:p>
              </table:table-cell>
              <table:table-cell office:value-type="float" office:value="32970">
                <text:p>329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4059">
                <text:p>14059</text:p>
              </table:table-cell>
              <table:table-cell office:value-type="float" office:value="19746">
                <text:p>19746</text:p>
              </table:table-cell>
              <table:table-cell office:value-type="float" office:value="19432">
                <text:p>19432</text:p>
              </table:table-cell>
              <table:table-cell office:value-type="float" office:value="9426">
                <text:p>9426</text:p>
              </table:table-cell>
              <table:table-cell office:value-type="float" office:value="28299">
                <text:p>28299</text:p>
              </table:table-cell>
              <table:table-cell office:value-type="float" office:value="28727">
                <text:p>28727</text:p>
              </table:table-cell>
              <table:table-cell office:value-type="float" office:value="21734">
                <text:p>21734</text:p>
              </table:table-cell>
              <table:table-cell office:value-type="float" office:value="25774">
                <text:p>25774</text:p>
              </table:table-cell>
              <table:table-cell office:value-type="float" office:value="15524">
                <text:p>15524</text:p>
              </table:table-cell>
              <table:table-cell office:value-type="float" office:value="31031">
                <text:p>31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1961">
                <text:p>11961</text:p>
              </table:table-cell>
              <table:table-cell office:value-type="float" office:value="17603">
                <text:p>17603</text:p>
              </table:table-cell>
              <table:table-cell office:value-type="float" office:value="17512">
                <text:p>17512</text:p>
              </table:table-cell>
              <table:table-cell office:value-type="float" office:value="7993">
                <text:p>7993</text:p>
              </table:table-cell>
              <table:table-cell office:value-type="float" office:value="26131">
                <text:p>26131</text:p>
              </table:table-cell>
              <table:table-cell office:value-type="float" office:value="26234">
                <text:p>26234</text:p>
              </table:table-cell>
              <table:table-cell office:value-type="float" office:value="19644">
                <text:p>19644</text:p>
              </table:table-cell>
              <table:table-cell office:value-type="float" office:value="23566">
                <text:p>23566</text:p>
              </table:table-cell>
              <table:table-cell office:value-type="float" office:value="13598">
                <text:p>13598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9853">
                <text:p>9853</text:p>
              </table:table-cell>
              <table:table-cell office:value-type="float" office:value="15715">
                <text:p>15715</text:p>
              </table:table-cell>
              <table:table-cell office:value-type="float" office:value="15619">
                <text:p>15619</text:p>
              </table:table-cell>
              <table:table-cell office:value-type="float" office:value="6646">
                <text:p>6646</text:p>
              </table:table-cell>
              <table:table-cell office:value-type="float" office:value="24059">
                <text:p>24059</text:p>
              </table:table-cell>
              <table:table-cell office:value-type="float" office:value="23652">
                <text:p>23652</text:p>
              </table:table-cell>
              <table:table-cell office:value-type="float" office:value="17591">
                <text:p>17591</text:p>
              </table:table-cell>
              <table:table-cell office:value-type="float" office:value="21304">
                <text:p>21304</text:p>
              </table:table-cell>
              <table:table-cell office:value-type="float" office:value="11881">
                <text:p>11881</text:p>
              </table:table-cell>
              <table:table-cell office:value-type="float" office:value="27588">
                <text:p>27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8153">
                <text:p>8153</text:p>
              </table:table-cell>
              <table:table-cell office:value-type="float" office:value="13847">
                <text:p>13847</text:p>
              </table:table-cell>
              <table:table-cell office:value-type="float" office:value="13565">
                <text:p>13565</text:p>
              </table:table-cell>
              <table:table-cell office:value-type="float" office:value="5276">
                <text:p>5276</text:p>
              </table:table-cell>
              <table:table-cell office:value-type="float" office:value="21902">
                <text:p>21902</text:p>
              </table:table-cell>
              <table:table-cell office:value-type="float" office:value="21356">
                <text:p>21356</text:p>
              </table:table-cell>
              <table:table-cell office:value-type="float" office:value="15499">
                <text:p>15499</text:p>
              </table:table-cell>
              <table:table-cell office:value-type="float" office:value="19026">
                <text:p>19026</text:p>
              </table:table-cell>
              <table:table-cell office:value-type="float" office:value="10288">
                <text:p>10288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6821">
                <text:p>6821</text:p>
              </table:table-cell>
              <table:table-cell office:value-type="float" office:value="12015">
                <text:p>12015</text:p>
              </table:table-cell>
              <table:table-cell office:value-type="float" office:value="11812">
                <text:p>11812</text:p>
              </table:table-cell>
              <table:table-cell office:value-type="float" office:value="4418">
                <text:p>4418</text:p>
              </table:table-cell>
              <table:table-cell office:value-type="float" office:value="20264">
                <text:p>20264</text:p>
              </table:table-cell>
              <table:table-cell office:value-type="float" office:value="19213">
                <text:p>19213</text:p>
              </table:table-cell>
              <table:table-cell office:value-type="float" office:value="13503">
                <text:p>13503</text:p>
              </table:table-cell>
              <table:table-cell office:value-type="float" office:value="17075">
                <text:p>17075</text:p>
              </table:table-cell>
              <table:table-cell office:value-type="float" office:value="8944">
                <text:p>8944</text:p>
              </table:table-cell>
              <table:table-cell office:value-type="float" office:value="23910">
                <text:p>23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621">
                <text:p>5621</text:p>
              </table:table-cell>
              <table:table-cell office:value-type="float" office:value="10376">
                <text:p>10376</text:p>
              </table:table-cell>
              <table:table-cell office:value-type="float" office:value="10167">
                <text:p>10167</text:p>
              </table:table-cell>
              <table:table-cell office:value-type="float" office:value="3662">
                <text:p>3662</text:p>
              </table:table-cell>
              <table:table-cell office:value-type="float" office:value="18715">
                <text:p>18715</text:p>
              </table:table-cell>
              <table:table-cell office:value-type="float" office:value="17096">
                <text:p>17096</text:p>
              </table:table-cell>
              <table:table-cell office:value-type="float" office:value="11713">
                <text:p>11713</text:p>
              </table:table-cell>
              <table:table-cell office:value-type="float" office:value="15416">
                <text:p>15416</text:p>
              </table:table-cell>
              <table:table-cell office:value-type="float" office:value="7601">
                <text:p>7601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4485">
                <text:p>4485</text:p>
              </table:table-cell>
              <table:table-cell office:value-type="float" office:value="8918">
                <text:p>8918</text:p>
              </table:table-cell>
              <table:table-cell office:value-type="float" office:value="8626">
                <text:p>8626</text:p>
              </table:table-cell>
              <table:table-cell office:value-type="float" office:value="2927">
                <text:p>2927</text:p>
              </table:table-cell>
              <table:table-cell office:value-type="float" office:value="17175">
                <text:p>17175</text:p>
              </table:table-cell>
              <table:table-cell office:value-type="float" office:value="15107">
                <text:p>15107</text:p>
              </table:table-cell>
              <table:table-cell office:value-type="float" office:value="10190">
                <text:p>10190</text:p>
              </table:table-cell>
              <table:table-cell office:value-type="float" office:value="13909">
                <text:p>13909</text:p>
              </table:table-cell>
              <table:table-cell office:value-type="float" office:value="6489">
                <text:p>6489</text:p>
              </table:table-cell>
              <table:table-cell office:value-type="float" office:value="19993">
                <text:p>19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654">
                <text:p>3654</text:p>
              </table:table-cell>
              <table:table-cell office:value-type="float" office:value="7676">
                <text:p>7676</text:p>
              </table:table-cell>
              <table:table-cell office:value-type="float" office:value="7450">
                <text:p>7450</text:p>
              </table:table-cell>
              <table:table-cell office:value-type="float" office:value="2294">
                <text:p>2294</text:p>
              </table:table-cell>
              <table:table-cell office:value-type="float" office:value="15651">
                <text:p>15651</text:p>
              </table:table-cell>
              <table:table-cell office:value-type="float" office:value="13383">
                <text:p>13383</text:p>
              </table:table-cell>
              <table:table-cell office:value-type="float" office:value="8631">
                <text:p>8631</text:p>
              </table:table-cell>
              <table:table-cell office:value-type="float" office:value="12578">
                <text:p>12578</text:p>
              </table:table-cell>
              <table:table-cell office:value-type="float" office:value="5516">
                <text:p>5516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935">
                <text:p>2935</text:p>
              </table:table-cell>
              <table:table-cell office:value-type="float" office:value="6409">
                <text:p>6409</text:p>
              </table:table-cell>
              <table:table-cell office:value-type="float" office:value="6461">
                <text:p>6461</text:p>
              </table:table-cell>
              <table:table-cell office:value-type="float" office:value="1703">
                <text:p>1703</text:p>
              </table:table-cell>
              <table:table-cell office:value-type="float" office:value="14098">
                <text:p>14098</text:p>
              </table:table-cell>
              <table:table-cell office:value-type="float" office:value="11606">
                <text:p>11606</text:p>
              </table:table-cell>
              <table:table-cell office:value-type="float" office:value="7072">
                <text:p>7072</text:p>
              </table:table-cell>
              <table:table-cell office:value-type="float" office:value="11161">
                <text:p>11161</text:p>
              </table:table-cell>
              <table:table-cell office:value-type="float" office:value="4516">
                <text:p>4516</text:p>
              </table:table-cell>
              <table:table-cell office:value-type="float" office:value="16591">
                <text:p>16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392">
                <text:p>2392</text:p>
              </table:table-cell>
              <table:table-cell office:value-type="float" office:value="5148">
                <text:p>5148</text:p>
              </table:table-cell>
              <table:table-cell office:value-type="float" office:value="5531">
                <text:p>5531</text:p>
              </table:table-cell>
              <table:table-cell office:value-type="float" office:value="1179">
                <text:p>1179</text:p>
              </table:table-cell>
              <table:table-cell office:value-type="float" office:value="12453">
                <text:p>12453</text:p>
              </table:table-cell>
              <table:table-cell office:value-type="float" office:value="9907">
                <text:p>9907</text:p>
              </table:table-cell>
              <table:table-cell office:value-type="float" office:value="5784">
                <text:p>5784</text:p>
              </table:table-cell>
              <table:table-cell office:value-type="float" office:value="9788">
                <text:p>9788</text:p>
              </table:table-cell>
              <table:table-cell office:value-type="float" office:value="3722">
                <text:p>3722</text:p>
              </table:table-cell>
              <table:table-cell office:value-type="float" office:value="15136">
                <text:p>15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131">
                <text:p>2131</text:p>
              </table:table-cell>
              <table:table-cell office:value-type="float" office:value="4258">
                <text:p>4258</text:p>
              </table:table-cell>
              <table:table-cell office:value-type="float" office:value="4883">
                <text:p>4883</text:p>
              </table:table-cell>
              <table:table-cell office:value-type="float" office:value="829">
                <text:p>829</text:p>
              </table:table-cell>
              <table:table-cell office:value-type="float" office:value="10798">
                <text:p>10798</text:p>
              </table:table-cell>
              <table:table-cell office:value-type="float" office:value="8609">
                <text:p>8609</text:p>
              </table:table-cell>
              <table:table-cell office:value-type="float" office:value="5784">
                <text:p>5784</text:p>
              </table:table-cell>
              <table:table-cell office:value-type="float" office:value="8822">
                <text:p>8822</text:p>
              </table:table-cell>
              <table:table-cell office:value-type="float" office:value="2967">
                <text:p>2967</text:p>
              </table:table-cell>
              <table:table-cell office:value-type="float" office:value="13877">
                <text:p>13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022">
                <text:p>2022</text:p>
              </table:table-cell>
              <table:table-cell office:value-type="float" office:value="3482">
                <text:p>3482</text:p>
              </table:table-cell>
              <table:table-cell office:value-type="float" office:value="4320">
                <text:p>4320</text:p>
              </table:table-cell>
              <table:table-cell office:value-type="float" office:value="578">
                <text:p>578</text:p>
              </table:table-cell>
              <table:table-cell office:value-type="float" office:value="9332">
                <text:p>9332</text:p>
              </table:table-cell>
              <table:table-cell office:value-type="float" office:value="7417">
                <text:p>7417</text:p>
              </table:table-cell>
              <table:table-cell office:value-type="float" office:value="4690">
                <text:p>4690</text:p>
              </table:table-cell>
              <table:table-cell office:value-type="float" office:value="7887">
                <text:p>7887</text:p>
              </table:table-cell>
              <table:table-cell office:value-type="float" office:value="2255">
                <text:p>2255</text:p>
              </table:table-cell>
              <table:table-cell office:value-type="float" office:value="12636">
                <text:p>12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40">
                <text:p>1940</text:p>
              </table:table-cell>
              <table:table-cell office:value-type="float" office:value="2814">
                <text:p>2814</text:p>
              </table:table-cell>
              <table:table-cell office:value-type="float" office:value="3844">
                <text:p>3844</text:p>
              </table:table-cell>
              <table:table-cell office:value-type="float" office:value="231">
                <text:p>231</text:p>
              </table:table-cell>
              <table:table-cell office:value-type="float" office:value="8048">
                <text:p>8048</text:p>
              </table:table-cell>
              <table:table-cell office:value-type="float" office:value="6447">
                <text:p>6447</text:p>
              </table:table-cell>
              <table:table-cell office:value-type="float" office:value="3580">
                <text:p>3580</text:p>
              </table:table-cell>
              <table:table-cell office:value-type="float" office:value="6912">
                <text:p>6912</text:p>
              </table:table-cell>
              <table:table-cell office:value-type="float" office:value="1750">
                <text:p>1750</text:p>
              </table:table-cell>
              <table:table-cell office:value-type="float" office:value="11395">
                <text:p>1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877">
                <text:p>1877</text:p>
              </table:table-cell>
              <table:table-cell office:value-type="float" office:value="2408">
                <text:p>2408</text:p>
              </table:table-cell>
              <table:table-cell office:value-type="float" office:value="3438">
                <text:p>3438</text:p>
              </table:table-cell>
              <table:table-cell office:value-type="float" office:value="125">
                <text:p>125</text:p>
              </table:table-cell>
              <table:table-cell office:value-type="float" office:value="7178">
                <text:p>7178</text:p>
              </table:table-cell>
              <table:table-cell office:value-type="float" office:value="5651">
                <text:p>5651</text:p>
              </table:table-cell>
              <table:table-cell office:value-type="float" office:value="2855">
                <text:p>2855</text:p>
              </table:table-cell>
              <table:table-cell office:value-type="float" office:value="5908">
                <text:p>5908</text:p>
              </table:table-cell>
              <table:table-cell office:value-type="float" office:value="1375">
                <text:p>1375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60">
                <text:p>1860</text:p>
              </table:table-cell>
              <table:table-cell office:value-type="float" office:value="2066">
                <text:p>2066</text:p>
              </table:table-cell>
              <table:table-cell office:value-type="float" office:value="3120">
                <text:p>3120</text:p>
              </table:table-cell>
              <table:table-cell office:value-type="float" office:value="103">
                <text:p>103</text:p>
              </table:table-cell>
              <table:table-cell office:value-type="float" office:value="6400">
                <text:p>6400</text:p>
              </table:table-cell>
              <table:table-cell office:value-type="float" office:value="4996">
                <text:p>4996</text:p>
              </table:table-cell>
              <table:table-cell office:value-type="float" office:value="2219">
                <text:p>2219</text:p>
              </table:table-cell>
              <table:table-cell office:value-type="float" office:value="4862">
                <text:p>4862</text:p>
              </table:table-cell>
              <table:table-cell office:value-type="float" office:value="948">
                <text:p>948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860">
                <text:p>1860</text:p>
              </table:table-cell>
              <table:table-cell office:value-type="float" office:value="1730">
                <text:p>1730</text:p>
              </table:table-cell>
              <table:table-cell office:value-type="float" office:value="2785">
                <text:p>2785</text:p>
              </table:table-cell>
              <table:table-cell office:value-type="float" office:value="65">
                <text:p>65</text:p>
              </table:table-cell>
              <table:table-cell office:value-type="float" office:value="5501">
                <text:p>5501</text:p>
              </table:table-cell>
              <table:table-cell office:value-type="float" office:value="4286">
                <text:p>4286</text:p>
              </table:table-cell>
              <table:table-cell office:value-type="float" office:value="1593">
                <text:p>1593</text:p>
              </table:table-cell>
              <table:table-cell office:value-type="float" office:value="3799">
                <text:p>3799</text:p>
              </table:table-cell>
              <table:table-cell office:value-type="float" office:value="590">
                <text:p>590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527">
                <text:p>1527</text:p>
              </table:table-cell>
              <table:table-cell office:value-type="float" office:value="1347">
                <text:p>1347</text:p>
              </table:table-cell>
              <table:table-cell office:value-type="float" office:value="2138">
                <text:p>2138</text:p>
              </table:table-cell>
              <table:table-cell office:value-type="float" office:value="56">
                <text:p>56</text:p>
              </table:table-cell>
              <table:table-cell office:value-type="float" office:value="4695">
                <text:p>4695</text:p>
              </table:table-cell>
              <table:table-cell office:value-type="float" office:value="3390">
                <text:p>3390</text:p>
              </table:table-cell>
              <table:table-cell office:value-type="float" office:value="1115">
                <text:p>1115</text:p>
              </table:table-cell>
              <table:table-cell office:value-type="float" office:value="2932">
                <text:p>2932</text:p>
              </table:table-cell>
              <table:table-cell office:value-type="float" office:value="329">
                <text:p>329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184">
                <text:p>1184</text:p>
              </table:table-cell>
              <table:table-cell office:value-type="float" office:value="966">
                <text:p>966</text:p>
              </table:table-cell>
              <table:table-cell office:value-type="float" office:value="1503">
                <text:p>1503</text:p>
              </table:table-cell>
              <table:table-cell office:value-type="float" office:value="42">
                <text:p>42</text:p>
              </table:table-cell>
              <table:table-cell office:value-type="float" office:value="3908">
                <text:p>3908</text:p>
              </table:table-cell>
              <table:table-cell office:value-type="float" office:value="2535">
                <text:p>2535</text:p>
              </table:table-cell>
              <table:table-cell office:value-type="float" office:value="706">
                <text:p>706</text:p>
              </table:table-cell>
              <table:table-cell office:value-type="float" office:value="2126">
                <text:p>2126</text:p>
              </table:table-cell>
              <table:table-cell office:value-type="float" office:value="175">
                <text:p>175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46">
                <text:p>846</text:p>
              </table:table-cell>
              <table:table-cell office:value-type="float" office:value="634">
                <text:p>634</text:p>
              </table:table-cell>
              <table:table-cell office:value-type="float" office:value="969">
                <text:p>969</text:p>
              </table:table-cell>
              <table:table-cell office:value-type="float" office:value="30">
                <text:p>30</text:p>
              </table:table-cell>
              <table:table-cell office:value-type="float" office:value="3146">
                <text:p>3146</text:p>
              </table:table-cell>
              <table:table-cell office:value-type="float" office:value="1868">
                <text:p>1868</text:p>
              </table:table-cell>
              <table:table-cell office:value-type="float" office:value="386">
                <text:p>386</text:p>
              </table:table-cell>
              <table:table-cell office:value-type="float" office:value="1438">
                <text:p>1438</text:p>
              </table:table-cell>
              <table:table-cell office:value-type="float" office:value="77">
                <text:p>77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541">
                <text:p>541</text:p>
              </table:table-cell>
              <table:table-cell office:value-type="float" office:value="446">
                <text:p>446</text:p>
              </table:table-cell>
              <table:table-cell office:value-type="float" office:value="560">
                <text:p>560</text:p>
              </table:table-cell>
              <table:table-cell office:value-type="float" office:value="21">
                <text:p>21</text:p>
              </table:table-cell>
              <table:table-cell office:value-type="float" office:value="2510">
                <text:p>2510</text:p>
              </table:table-cell>
              <table:table-cell office:value-type="float" office:value="1476">
                <text:p>1476</text:p>
              </table:table-cell>
              <table:table-cell office:value-type="float" office:value="249">
                <text:p>249</text:p>
              </table:table-cell>
              <table:table-cell office:value-type="float" office:value="936">
                <text:p>936</text:p>
              </table:table-cell>
              <table:table-cell office:value-type="float" office:value="53">
                <text:p>5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11">
                <text:p>211</text:p>
              </table:table-cell>
              <table:table-cell office:value-type="float" office:value="302">
                <text:p>302</text:p>
              </table:table-cell>
              <table:table-cell office:value-type="float" office:value="276">
                <text:p>276</text:p>
              </table:table-cell>
              <table:table-cell office:value-type="float" office:value="17">
                <text:p>17</text:p>
              </table:table-cell>
              <table:table-cell office:value-type="float" office:value="1907">
                <text:p>1907</text:p>
              </table:table-cell>
              <table:table-cell office:value-type="float" office:value="1119">
                <text:p>1119</text:p>
              </table:table-cell>
              <table:table-cell office:value-type="float" office:value="133">
                <text:p>133</text:p>
              </table:table-cell>
              <table:table-cell office:value-type="float" office:value="605">
                <text:p>605</text:p>
              </table:table-cell>
              <table:table-cell office:value-type="float" office:value="31">
                <text:p>31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  <table:table-cell office:value-type="float" office:value="1424">
                <text:p>1424</text:p>
              </table:table-cell>
              <table:table-cell office:value-type="float" office:value="782">
                <text:p>782</text:p>
              </table:table-cell>
              <table:table-cell office:value-type="float" office:value="68">
                <text:p>68</text:p>
              </table:table-cell>
              <table:table-cell office:value-type="float" office:value="273">
                <text:p>273</text:p>
              </table:table-cell>
              <table:table-cell office:value-type="float" office:value="31">
                <text:p>3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1105">
                <text:p>1105</text:p>
              </table:table-cell>
              <table:table-cell office:value-type="float" office:value="532">
                <text:p>532</text:p>
              </table:table-cell>
              <table:table-cell office:value-type="float" office:value="26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31">
                <text:p>3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55">
                <text:p>855</text:p>
              </table:table-cell>
              <table:table-cell office:value-type="float" office:value="305">
                <text:p>305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652">
                <text:p>652</text:p>
              </table:table-cell>
              <table:table-cell office:value-type="float" office:value="165">
                <text:p>16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505">
                <text:p>50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401">
                <text:p>40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